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in" fo:border="0.05pt solid #000000">
        <style:background-image/>
      </style:table-cell-properties>
    </style:style>
    <style:style style:name="Table1.A2" style:family="table-cell">
      <style:table-cell-properties style:vertical-align="middle" fo:padding="0in" fo:border-left="0.05pt solid #000000" fo:border-right="none" fo:border-top="none" fo:border-bottom="0.05pt solid #000000"/>
    </style:style>
    <style:style style:name="Table1.B2" style:family="table-cell">
      <style:table-cell-properties style:vertical-align="middle" fo:padding="0in" fo:border-left="0.05pt solid #000000" fo:border-right="none" fo:border-top="none" fo:border-bottom="0.05pt solid #000000"/>
    </style:style>
    <style:style style:name="Table1.C2" style:family="table-cell">
      <style:table-cell-properties style:vertical-align="middle" fo:padding="0in" fo:border-left="0.05pt solid #000000" fo:border-right="none" fo:border-top="none" fo:border-bottom="0.05pt solid #000000"/>
    </style:style>
    <style:style style:name="Table1.D2" style:family="table-cell">
      <style:table-cell-properties style:vertical-align="middle" fo:padding="0in" fo:border-left="0.05pt solid #000000" fo:border-right="none" fo:border-top="none" fo:border-bottom="0.05pt solid #000000"/>
    </style:style>
    <style:style style:name="Table1.E2" style:family="table-cell">
      <style:table-cell-properties style:vertical-align="middle" fo:padding="0in" fo:border-left="0.05pt solid #000000" fo:border-right="none" fo:border-top="none" fo:border-bottom="0.05pt solid #000000"/>
    </style:style>
    <style:style style:name="Table1.F2" style:family="table-cell">
      <style:table-cell-properties style:vertical-align="middle" fo:padding="0in" fo:border-left="0.05pt solid #000000" fo:border-right="0.05pt solid #000000" fo:border-top="none" fo:border-bottom="0.05pt solid #000000"/>
    </style:style>
    <style:style style:name="Table1.A3" style:family="table-cell">
      <style:table-cell-properties style:vertical-align="middle" fo:padding="0in" fo:border-left="0.05pt solid #000000" fo:border-right="none" fo:border-top="none" fo:border-bottom="0.05pt solid #000000"/>
    </style:style>
    <style:style style:name="Table1.B3" style:family="table-cell">
      <style:table-cell-properties style:vertical-align="middle" fo:padding="0in" fo:border-left="0.05pt solid #000000" fo:border-right="none" fo:border-top="none" fo:border-bottom="0.05pt solid #000000"/>
    </style:style>
    <style:style style:name="Table1.C3" style:family="table-cell">
      <style:table-cell-properties style:vertical-align="middle" fo:padding="0in" fo:border-left="0.05pt solid #000000" fo:border-right="none" fo:border-top="none" fo:border-bottom="0.05pt solid #000000"/>
    </style:style>
    <style:style style:name="Table1.D3" style:family="table-cell">
      <style:table-cell-properties style:vertical-align="middle" fo:padding="0in" fo:border-left="0.05pt solid #000000" fo:border-right="none" fo:border-top="none" fo:border-bottom="0.05pt solid #000000"/>
    </style:style>
    <style:style style:name="Table1.E3" style:family="table-cell">
      <style:table-cell-properties style:vertical-align="middle" fo:padding="0in" fo:border-left="0.05pt solid #000000" fo:border-right="none" fo:border-top="none" fo:border-bottom="0.05pt solid #000000"/>
    </style:style>
    <style:style style:name="Table1.F3" style:family="table-cell">
      <style:table-cell-properties style:vertical-align="middle" fo:padding="0in" fo:border-left="0.05pt solid #000000" fo:border-right="0.05pt solid #000000" fo:border-top="none" fo:border-bottom="0.05pt solid #000000"/>
    </style:style>
    <style:style style:name="Table1.A4" style:family="table-cell">
      <style:table-cell-properties style:vertical-align="middle" fo:padding="0in" fo:border-left="0.05pt solid #000000" fo:border-right="none" fo:border-top="none" fo:border-bottom="0.05pt solid #000000"/>
    </style:style>
    <style:style style:name="Table1.B4" style:family="table-cell">
      <style:table-cell-properties style:vertical-align="middle" fo:padding="0in" fo:border-left="0.05pt solid #000000" fo:border-right="none" fo:border-top="none" fo:border-bottom="0.05pt solid #000000"/>
    </style:style>
    <style:style style:name="Table1.C4" style:family="table-cell">
      <style:table-cell-properties style:vertical-align="middle" fo:padding="0in" fo:border-left="0.05pt solid #000000" fo:border-right="none" fo:border-top="none" fo:border-bottom="0.05pt solid #000000"/>
    </style:style>
    <style:style style:name="Table1.D4" style:family="table-cell">
      <style:table-cell-properties style:vertical-align="middle" fo:padding="0in" fo:border-left="0.05pt solid #000000" fo:border-right="none" fo:border-top="none" fo:border-bottom="0.05pt solid #000000"/>
    </style:style>
    <style:style style:name="Table1.E4" style:family="table-cell">
      <style:table-cell-properties style:vertical-align="middle" fo:padding="0in" fo:border-left="0.05pt solid #000000" fo:border-right="none" fo:border-top="none" fo:border-bottom="0.05pt solid #000000"/>
    </style:style>
    <style:style style:name="Table1.F4" style:family="table-cell">
      <style:table-cell-properties style:vertical-align="middle" fo:padding="0in" fo:border-left="0.05pt solid #000000" fo:border-right="0.05pt solid #000000" fo:border-top="none" fo:border-bottom="0.05pt solid #000000"/>
    </style:style>
    <style:style style:name="Table1.A5" style:family="table-cell">
      <style:table-cell-properties style:vertical-align="middle" fo:padding="0in" fo:border-left="0.05pt solid #000000" fo:border-right="none" fo:border-top="none" fo:border-bottom="0.05pt solid #000000"/>
    </style:style>
    <style:style style:name="Table1.B5" style:family="table-cell">
      <style:table-cell-properties style:vertical-align="middle" fo:padding="0in" fo:border-left="0.05pt solid #000000" fo:border-right="none" fo:border-top="none" fo:border-bottom="0.05pt solid #000000"/>
    </style:style>
    <style:style style:name="Table1.C5" style:family="table-cell">
      <style:table-cell-properties style:vertical-align="middle" fo:padding="0in" fo:border-left="0.05pt solid #000000" fo:border-right="none" fo:border-top="none" fo:border-bottom="0.05pt solid #000000"/>
    </style:style>
    <style:style style:name="Table1.D5" style:family="table-cell">
      <style:table-cell-properties style:vertical-align="middle" fo:padding="0in" fo:border-left="0.05pt solid #000000" fo:border-right="none" fo:border-top="none" fo:border-bottom="0.05pt solid #000000"/>
    </style:style>
    <style:style style:name="Table1.E5" style:family="table-cell">
      <style:table-cell-properties style:vertical-align="middle" fo:padding="0in" fo:border-left="0.05pt solid #000000" fo:border-right="none" fo:border-top="none" fo:border-bottom="0.05pt solid #000000"/>
    </style:style>
    <style:style style:name="Table1.F5" style:family="table-cell">
      <style:table-cell-properties style:vertical-align="middle" fo:padding="0in" fo:border-left="0.05pt solid #000000" fo:border-right="0.05pt solid #000000" fo:border-top="none" fo:border-bottom="0.05pt solid #000000"/>
    </style:style>
    <style:style style:name="Table1.A6" style:family="table-cell">
      <style:table-cell-properties style:vertical-align="middle" fo:padding="0in" fo:border-left="0.05pt solid #000000" fo:border-right="none" fo:border-top="none" fo:border-bottom="0.05pt solid #000000"/>
    </style:style>
    <style:style style:name="Table1.B6" style:family="table-cell">
      <style:table-cell-properties style:vertical-align="middle" fo:padding="0in" fo:border-left="0.05pt solid #000000" fo:border-right="none" fo:border-top="none" fo:border-bottom="0.05pt solid #000000"/>
    </style:style>
    <style:style style:name="Table1.C6" style:family="table-cell">
      <style:table-cell-properties style:vertical-align="middle" fo:padding="0in" fo:border-left="0.05pt solid #000000" fo:border-right="none" fo:border-top="none" fo:border-bottom="0.05pt solid #000000"/>
    </style:style>
    <style:style style:name="Table1.D6" style:family="table-cell">
      <style:table-cell-properties style:vertical-align="middle" fo:padding="0in" fo:border-left="0.05pt solid #000000" fo:border-right="none" fo:border-top="none" fo:border-bottom="0.05pt solid #000000"/>
    </style:style>
    <style:style style:name="Table1.E6" style:family="table-cell">
      <style:table-cell-properties style:vertical-align="middle" fo:padding="0in" fo:border-left="0.05pt solid #000000" fo:border-right="none" fo:border-top="none" fo:border-bottom="0.05pt solid #000000"/>
    </style:style>
    <style:style style:name="Table1.F6" style:family="table-cell">
      <style:table-cell-properties style:vertical-align="middle" fo:padding="0in" fo:border-left="0.05pt solid #000000" fo:border-right="0.05pt solid #000000" fo:border-top="none" fo:border-bottom="0.05pt solid #000000"/>
    </style:style>
    <style:style style:name="Table1.A7" style:family="table-cell">
      <style:table-cell-properties style:vertical-align="middle" fo:padding="0in" fo:border-left="0.05pt solid #000000" fo:border-right="none" fo:border-top="none" fo:border-bottom="0.05pt solid #000000"/>
    </style:style>
    <style:style style:name="Table1.B7" style:family="table-cell">
      <style:table-cell-properties style:vertical-align="middle" fo:padding="0in" fo:border-left="0.05pt solid #000000" fo:border-right="none" fo:border-top="none" fo:border-bottom="0.05pt solid #000000"/>
    </style:style>
    <style:style style:name="Table1.C7" style:family="table-cell">
      <style:table-cell-properties style:vertical-align="middle" fo:padding="0in" fo:border-left="0.05pt solid #000000" fo:border-right="none" fo:border-top="none" fo:border-bottom="0.05pt solid #000000"/>
    </style:style>
    <style:style style:name="Table1.D7" style:family="table-cell">
      <style:table-cell-properties style:vertical-align="middle" fo:padding="0in" fo:border-left="0.05pt solid #000000" fo:border-right="none" fo:border-top="none" fo:border-bottom="0.05pt solid #000000"/>
    </style:style>
    <style:style style:name="Table1.E7" style:family="table-cell">
      <style:table-cell-properties style:vertical-align="middle" fo:padding="0in" fo:border-left="0.05pt solid #000000" fo:border-right="none" fo:border-top="none" fo:border-bottom="0.05pt solid #000000"/>
    </style:style>
    <style:style style:name="Table1.F7" style:family="table-cell">
      <style:table-cell-properties style:vertical-align="middle" fo:padding="0in" fo:border-left="0.05pt solid #000000" fo:border-right="0.05pt solid #000000" fo:border-top="none" fo:border-bottom="0.05pt solid #000000"/>
    </style:style>
    <style:style style:name="Table1.A8" style:family="table-cell">
      <style:table-cell-properties style:vertical-align="middle" fo:padding="0in" fo:border-left="0.05pt solid #000000" fo:border-right="none" fo:border-top="none" fo:border-bottom="0.05pt solid #000000"/>
    </style:style>
    <style:style style:name="Table1.B8" style:family="table-cell">
      <style:table-cell-properties style:vertical-align="middle" fo:padding="0in" fo:border-left="0.05pt solid #000000" fo:border-right="none" fo:border-top="none" fo:border-bottom="0.05pt solid #000000"/>
    </style:style>
    <style:style style:name="Table1.C8" style:family="table-cell">
      <style:table-cell-properties style:vertical-align="middle" fo:padding="0in" fo:border-left="0.05pt solid #000000" fo:border-right="none" fo:border-top="none" fo:border-bottom="0.05pt solid #000000"/>
    </style:style>
    <style:style style:name="Table1.D8" style:family="table-cell">
      <style:table-cell-properties style:vertical-align="middle" fo:padding="0in" fo:border-left="0.05pt solid #000000" fo:border-right="none" fo:border-top="none" fo:border-bottom="0.05pt solid #000000"/>
    </style:style>
    <style:style style:name="Table1.E8" style:family="table-cell">
      <style:table-cell-properties style:vertical-align="middle" fo:padding="0in" fo:border-left="0.05pt solid #000000" fo:border-right="none" fo:border-top="none" fo:border-bottom="0.05pt solid #000000"/>
    </style:style>
    <style:style style:name="Table1.F8" style:family="table-cell">
      <style:table-cell-properties style:vertical-align="middle" fo:padding="0in" fo:border-left="0.05pt solid #000000" fo:border-right="0.05pt solid #000000" fo:border-top="none" fo:border-bottom="0.05pt solid #000000"/>
    </style:style>
    <style:style style:name="Table1.A9" style:family="table-cell">
      <style:table-cell-properties style:vertical-align="middle" fo:padding="0in" fo:border-left="0.05pt solid #000000" fo:border-right="none" fo:border-top="none" fo:border-bottom="0.05pt solid #000000"/>
    </style:style>
    <style:style style:name="Table1.B9" style:family="table-cell">
      <style:table-cell-properties style:vertical-align="middle" fo:padding="0in" fo:border-left="0.05pt solid #000000" fo:border-right="none" fo:border-top="none" fo:border-bottom="0.05pt solid #000000"/>
    </style:style>
    <style:style style:name="Table1.C9" style:family="table-cell">
      <style:table-cell-properties style:vertical-align="middle" fo:padding="0in" fo:border-left="0.05pt solid #000000" fo:border-right="none" fo:border-top="none" fo:border-bottom="0.05pt solid #000000"/>
    </style:style>
    <style:style style:name="Table1.D9" style:family="table-cell">
      <style:table-cell-properties style:vertical-align="middle" fo:padding="0in" fo:border-left="0.05pt solid #000000" fo:border-right="none" fo:border-top="none" fo:border-bottom="0.05pt solid #000000"/>
    </style:style>
    <style:style style:name="Table1.E9" style:family="table-cell">
      <style:table-cell-properties style:vertical-align="middle" fo:padding="0in" fo:border-left="0.05pt solid #000000" fo:border-right="none" fo:border-top="none" fo:border-bottom="0.05pt solid #000000"/>
    </style:style>
    <style:style style:name="Table1.F9" style:family="table-cell">
      <style:table-cell-properties style:vertical-align="middle" fo:padding="0in" fo:border-left="0.05pt solid #000000" fo:border-right="0.05pt solid #000000" fo:border-top="none" fo:border-bottom="0.05pt solid #000000"/>
    </style:style>
    <style:style style:name="Table1.A10" style:family="table-cell">
      <style:table-cell-properties style:vertical-align="middle" fo:padding="0in" fo:border-left="0.05pt solid #000000" fo:border-right="none" fo:border-top="none" fo:border-bottom="0.05pt solid #000000"/>
    </style:style>
    <style:style style:name="Table1.B10" style:family="table-cell">
      <style:table-cell-properties style:vertical-align="middle" fo:padding="0in" fo:border-left="0.05pt solid #000000" fo:border-right="none" fo:border-top="none" fo:border-bottom="0.05pt solid #000000"/>
    </style:style>
    <style:style style:name="Table1.C10" style:family="table-cell">
      <style:table-cell-properties style:vertical-align="middle" fo:padding="0in" fo:border-left="0.05pt solid #000000" fo:border-right="none" fo:border-top="none" fo:border-bottom="0.05pt solid #000000"/>
    </style:style>
    <style:style style:name="Table1.D10" style:family="table-cell">
      <style:table-cell-properties style:vertical-align="middle" fo:padding="0in" fo:border-left="0.05pt solid #000000" fo:border-right="none" fo:border-top="none" fo:border-bottom="0.05pt solid #000000"/>
    </style:style>
    <style:style style:name="Table1.E10" style:family="table-cell">
      <style:table-cell-properties style:vertical-align="middle" fo:padding="0in" fo:border-left="0.05pt solid #000000" fo:border-right="none" fo:border-top="none" fo:border-bottom="0.05pt solid #000000"/>
    </style:style>
    <style:style style:name="Table1.F10" style:family="table-cell">
      <style:table-cell-properties style:vertical-align="middle" fo:padding="0in" fo:border-left="0.05pt solid #000000" fo:border-right="0.05pt solid #000000" fo:border-top="none" fo:border-bottom="0.05pt solid #000000"/>
    </style:style>
    <style:style style:name="Table1.A11" style:family="table-cell">
      <style:table-cell-properties style:vertical-align="middle" fo:padding="0in" fo:border-left="0.05pt solid #000000" fo:border-right="none" fo:border-top="none" fo:border-bottom="0.05pt solid #000000"/>
    </style:style>
    <style:style style:name="Table1.B11" style:family="table-cell">
      <style:table-cell-properties style:vertical-align="middle" fo:padding="0in" fo:border-left="0.05pt solid #000000" fo:border-right="none" fo:border-top="none" fo:border-bottom="0.05pt solid #000000"/>
    </style:style>
    <style:style style:name="Table1.C11" style:family="table-cell">
      <style:table-cell-properties style:vertical-align="middle" fo:padding="0in" fo:border-left="0.05pt solid #000000" fo:border-right="none" fo:border-top="none" fo:border-bottom="0.05pt solid #000000"/>
    </style:style>
    <style:style style:name="Table1.D11" style:family="table-cell">
      <style:table-cell-properties style:vertical-align="middle" fo:padding="0in" fo:border-left="0.05pt solid #000000" fo:border-right="none" fo:border-top="none" fo:border-bottom="0.05pt solid #000000"/>
    </style:style>
    <style:style style:name="Table1.E11" style:family="table-cell">
      <style:table-cell-properties style:vertical-align="middle" fo:padding="0in" fo:border-left="0.05pt solid #000000" fo:border-right="none" fo:border-top="none" fo:border-bottom="0.05pt solid #000000"/>
    </style:style>
    <style:style style:name="Table1.F11" style:family="table-cell">
      <style:table-cell-properties style:vertical-align="middle" fo:padding="0in" fo:border-left="0.05pt solid #000000" fo:border-right="0.05pt solid #000000" fo:border-top="none" fo:border-bottom="0.05pt solid #000000"/>
    </style:style>
    <style:style style:name="Table1.A12" style:family="table-cell">
      <style:table-cell-properties style:vertical-align="middle" fo:padding="0in" fo:border-left="0.05pt solid #000000" fo:border-right="none" fo:border-top="none" fo:border-bottom="0.05pt solid #000000"/>
    </style:style>
    <style:style style:name="Table1.B12" style:family="table-cell">
      <style:table-cell-properties style:vertical-align="middle" fo:padding="0in" fo:border-left="0.05pt solid #000000" fo:border-right="none" fo:border-top="none" fo:border-bottom="0.05pt solid #000000"/>
    </style:style>
    <style:style style:name="Table1.C12" style:family="table-cell">
      <style:table-cell-properties style:vertical-align="middle" fo:padding="0in" fo:border-left="0.05pt solid #000000" fo:border-right="none" fo:border-top="none" fo:border-bottom="0.05pt solid #000000"/>
    </style:style>
    <style:style style:name="Table1.D12" style:family="table-cell">
      <style:table-cell-properties style:vertical-align="middle" fo:padding="0in" fo:border-left="0.05pt solid #000000" fo:border-right="none" fo:border-top="none" fo:border-bottom="0.05pt solid #000000"/>
    </style:style>
    <style:style style:name="Table1.E12" style:family="table-cell">
      <style:table-cell-properties style:vertical-align="middle" fo:padding="0in" fo:border-left="0.05pt solid #000000" fo:border-right="none" fo:border-top="none" fo:border-bottom="0.05pt solid #000000"/>
    </style:style>
    <style:style style:name="Table1.F12" style:family="table-cell">
      <style:table-cell-properties style:vertical-align="middle" fo:padding="0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ext-properties officeooo:paragraph-rsid="001129e5"/>
    </style:style>
    <style:style style:name="P13"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14"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15"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16"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17"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18"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19"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2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2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2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2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2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2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26"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27"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2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29" style:family="paragraph" style:parent-style-name="Standard">
      <style:paragraph-properties fo:margin-top="0.0598in" fo:margin-bottom="0in" loext:contextual-spacing="false" fo:line-height="115%"/>
      <style:text-properties officeooo:paragraph-rsid="0278a91c"/>
    </style:style>
    <style:style style:name="P30" style:family="paragraph" style:parent-style-name="Standard">
      <style:paragraph-properties fo:margin-top="0.0598in" fo:margin-bottom="0in" loext:contextual-spacing="false" fo:line-height="115%"/>
      <style:text-properties officeooo:paragraph-rsid="0279311f"/>
    </style:style>
    <style:style style:name="P31" style:family="paragraph" style:parent-style-name="Standard">
      <style:paragraph-properties fo:margin-top="0.0598in" fo:margin-bottom="0in" loext:contextual-spacing="false" fo:line-height="115%"/>
      <style:text-properties officeooo:paragraph-rsid="029c2afe"/>
    </style:style>
    <style:style style:name="P32"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33"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34"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35"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36"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37"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38"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39"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40"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41"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42"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43" style:family="paragraph" style:parent-style-name="Standard">
      <style:paragraph-properties fo:margin-top="0.0598in" fo:margin-bottom="0in" loext:contextual-spacing="false" fo:line-height="115%"/>
      <style:text-properties fo:color="#000000" fo:font-style="normal" officeooo:rsid="0278a91c" officeooo:paragraph-rsid="0279311f" style:font-style-asian="normal" style:font-style-complex="normal"/>
    </style:style>
    <style:style style:name="P44"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45"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46" style:family="paragraph" style:parent-style-name="Standard">
      <style:paragraph-properties fo:margin-top="0.0598in" fo:margin-bottom="0.0402in" loext:contextual-spacing="false" fo:line-height="115%"/>
      <style:text-properties officeooo:paragraph-rsid="004d019d"/>
    </style:style>
    <style:style style:name="P47" style:family="paragraph" style:parent-style-name="Standard">
      <style:paragraph-properties fo:margin-top="0.0598in" fo:margin-bottom="0.0402in" loext:contextual-spacing="false" fo:line-height="115%"/>
      <style:text-properties officeooo:paragraph-rsid="005ad6b0"/>
    </style:style>
    <style:style style:name="P48"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49" style:family="paragraph" style:parent-style-name="Standard">
      <style:paragraph-properties fo:margin-top="0.0598in" fo:margin-bottom="0.0402in" loext:contextual-spacing="false" fo:line-height="115%"/>
      <style:text-properties officeooo:paragraph-rsid="01ce5e32"/>
    </style:style>
    <style:style style:name="P50" style:family="paragraph" style:parent-style-name="Standard">
      <style:paragraph-properties fo:margin-top="0.0598in" fo:margin-bottom="0.0402in" loext:contextual-spacing="false" fo:line-height="115%"/>
      <style:text-properties officeooo:paragraph-rsid="027c1297"/>
    </style:style>
    <style:style style:name="P51" style:family="paragraph" style:parent-style-name="Standard">
      <style:paragraph-properties fo:margin-top="0.0598in" fo:margin-bottom="0.0402in" loext:contextual-spacing="false" fo:line-height="115%"/>
      <style:text-properties officeooo:paragraph-rsid="027cb891"/>
    </style:style>
    <style:style style:name="P52" style:family="paragraph" style:parent-style-name="Standard">
      <style:text-properties officeooo:paragraph-rsid="0102849d"/>
    </style:style>
    <style:style style:name="P53" style:family="paragraph" style:parent-style-name="Standard">
      <style:text-properties fo:font-size="10pt" officeooo:rsid="00ed722c" officeooo:paragraph-rsid="00ed722c" style:font-size-asian="10pt" style:font-size-complex="10pt"/>
    </style:style>
    <style:style style:name="P54" style:family="paragraph" style:parent-style-name="Standard">
      <style:text-properties fo:color="#000000" fo:font-size="10pt" fo:font-weight="normal" officeooo:rsid="01b1b66f" officeooo:paragraph-rsid="01b1b66f" style:font-weight-asian="normal" style:font-weight-complex="normal"/>
    </style:style>
    <style:style style:name="P55" style:family="paragraph" style:parent-style-name="Standard">
      <style:text-properties officeooo:paragraph-rsid="0174faed"/>
    </style:style>
    <style:style style:name="P56" style:family="paragraph" style:parent-style-name="Standard">
      <style:text-properties officeooo:paragraph-rsid="01da5792"/>
    </style:style>
    <style:style style:name="P57" style:family="paragraph" style:parent-style-name="Standard">
      <style:text-properties officeooo:paragraph-rsid="0202b363"/>
    </style:style>
    <style:style style:name="P58" style:family="paragraph" style:parent-style-name="Standard">
      <style:text-properties officeooo:paragraph-rsid="0204a0c7"/>
    </style:style>
    <style:style style:name="P59" style:family="paragraph" style:parent-style-name="Standard">
      <style:text-properties fo:color="#8d1d75" fo:font-size="10pt" style:text-underline-style="solid" style:text-underline-width="auto" style:text-underline-color="font-color" officeooo:rsid="01dc4740" officeooo:paragraph-rsid="01dc4740"/>
    </style:style>
    <style:style style:name="P60" style:family="paragraph" style:parent-style-name="Standard">
      <style:paragraph-properties>
        <style:tab-stops>
          <style:tab-stop style:position="1.5028in"/>
        </style:tab-stops>
      </style:paragraph-properties>
      <style:text-properties officeooo:paragraph-rsid="0284056f"/>
    </style:style>
    <style:style style:name="P61" style:family="paragraph" style:parent-style-name="Standard">
      <style:text-properties officeooo:paragraph-rsid="02b2e679"/>
    </style:style>
    <style:style style:name="P62" style:family="paragraph" style:parent-style-name="Standard">
      <style:text-properties officeooo:paragraph-rsid="030f377f"/>
    </style:style>
    <style:style style:name="P63"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64"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65"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66"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6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68"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69"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70"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71"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72"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7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7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7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9c3b1"/>
    </style:style>
    <style:style style:name="P7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style>
    <style:style style:name="P7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7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7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8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8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8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8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8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8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8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8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272edb"/>
    </style:style>
    <style:style style:name="P8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8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9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9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9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9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deae5" style:font-size-asian="10pt" style:font-size-complex="10pt"/>
    </style:style>
    <style:style style:name="P9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e9c17" style:font-size-asian="10pt" style:font-size-complex="10pt"/>
    </style:style>
    <style:style style:name="P9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9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cffdcc" officeooo:paragraph-rsid="00cffdcc" style:font-size-asian="10pt" style:font-size-complex="10pt"/>
    </style:style>
    <style:style style:name="P9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9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3490d8"/>
    </style:style>
    <style:style style:name="P9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0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101"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315ac"/>
    </style:style>
    <style:style style:name="P102"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49dbd"/>
    </style:style>
    <style:style style:name="P103"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63664"/>
    </style:style>
    <style:style style:name="P104"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05"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d03a"/>
    </style:style>
    <style:style style:name="P106"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c65fb"/>
    </style:style>
    <style:style style:name="P107"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e9fad"/>
    </style:style>
    <style:style style:name="P108"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15ac"/>
    </style:style>
    <style:style style:name="P109"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ddb6"/>
    </style:style>
    <style:style style:name="P110"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49dbd"/>
    </style:style>
    <style:style style:name="P111"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12"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16442f"/>
    </style:style>
    <style:style style:name="P113"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14"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15"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16"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17"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18"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119"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20"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21"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f36a3b" style:font-size-asian="8pt" style:font-size-complex="8pt"/>
    </style:style>
    <style:style style:name="P122"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23" style:family="paragraph" style:parent-style-name="Text_20_body">
      <style:text-properties style:font-name="DejaVu Sans Mono" fo:font-size="10pt" officeooo:paragraph-rsid="00dab592" style:font-size-asian="10pt" style:font-size-complex="10pt"/>
    </style:style>
    <style:style style:name="P124" style:family="paragraph" style:parent-style-name="Text_20_body">
      <style:text-properties style:font-name="DejaVu Sans Mono" fo:font-size="10pt" officeooo:rsid="00cffdcc" officeooo:paragraph-rsid="02b7f5e5" style:font-size-asian="10pt" style:font-size-complex="10pt"/>
    </style:style>
    <style:style style:name="P125" style:family="paragraph" style:parent-style-name="Text_20_body">
      <style:text-properties fo:color="#780373" style:font-name="DejaVu Sans Mono" fo:font-size="10pt" officeooo:rsid="00cffdcc" officeooo:paragraph-rsid="00dab592" style:font-size-asian="10pt" style:font-size-complex="10pt"/>
    </style:style>
    <style:style style:name="P126" style:family="paragraph" style:parent-style-name="Text_20_body">
      <style:text-properties fo:color="#780373" style:font-name="DejaVu Sans Mono" fo:font-size="10pt" officeooo:rsid="00cffdcc" officeooo:paragraph-rsid="02c5e1d5" style:font-size-asian="10pt" style:font-size-complex="10pt"/>
    </style:style>
    <style:style style:name="P127" style:family="paragraph" style:parent-style-name="Text_20_body">
      <style:text-properties fo:color="#780373" style:font-name="DejaVu Sans Mono" fo:font-size="10pt" fo:font-style="normal" fo:font-weight="normal" officeooo:rsid="029072ab" officeooo:paragraph-rsid="02911ba7" style:font-name-asian="Noto Sans CJK SC Regular" style:font-size-asian="10pt" style:font-style-asian="normal" style:font-weight-asian="normal" style:font-name-complex="FreeSans" style:font-size-complex="10pt" style:font-style-complex="normal" style:font-weight-complex="normal"/>
    </style:style>
    <style:style style:name="P128" style:family="paragraph" style:parent-style-name="Text_20_body">
      <style:text-properties officeooo:rsid="0250a5dc" officeooo:paragraph-rsid="02578a27"/>
    </style:style>
    <style:style style:name="P129" style:family="paragraph" style:parent-style-name="Text_20_body">
      <style:text-properties officeooo:paragraph-rsid="02b45c8e"/>
    </style:style>
    <style:style style:name="P130" style:family="paragraph" style:parent-style-name="Text_20_body">
      <style:text-properties officeooo:paragraph-rsid="00cffdcc"/>
    </style:style>
    <style:style style:name="P131" style:family="paragraph" style:parent-style-name="Text_20_body">
      <style:text-properties fo:font-size="10pt" officeooo:rsid="00cffdcc" officeooo:paragraph-rsid="02cabb0b" style:font-size-asian="10pt" style:font-size-complex="10pt"/>
    </style:style>
    <style:style style:name="P132" style:family="paragraph" style:parent-style-name="Text_20_body">
      <style:text-properties officeooo:paragraph-rsid="031ffa44"/>
    </style:style>
    <style:style style:name="P13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3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7f9c6" style:font-size-asian="8pt" style:font-size-complex="8pt"/>
    </style:style>
    <style:style style:name="P13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3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8431d" style:font-size-asian="8pt" style:font-size-complex="8pt"/>
    </style:style>
    <style:style style:name="P13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3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eacc28" style:font-size-asian="8pt" style:font-size-complex="8pt"/>
    </style:style>
    <style:style style:name="P139"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4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20c9bdd" style:font-size-asian="8pt" style:font-size-complex="8pt"/>
    </style:style>
    <style:style style:name="P141"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7c5ebe" officeooo:paragraph-rsid="017c5ebe" style:font-size-asian="8pt" style:font-size-complex="8pt"/>
    </style:style>
    <style:style style:name="P14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4dac" officeooo:paragraph-rsid="0157b67d" style:font-size-asian="8pt" style:font-size-complex="8pt"/>
    </style:style>
    <style:style style:name="P14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7870" officeooo:paragraph-rsid="0157f9c6" style:font-size-asian="8pt" style:font-size-complex="8pt"/>
    </style:style>
    <style:style style:name="P144"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45"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46"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47"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48" style:family="paragraph" style:parent-style-name="Standard">
      <style:paragraph-properties fo:margin-top="0.0402in" fo:margin-bottom="0.0402in" loext:contextual-spacing="false">
        <style:tab-stops>
          <style:tab-stop style:position="1.0118in"/>
        </style:tab-stops>
      </style:paragraph-properties>
      <style:text-properties officeooo:paragraph-rsid="01828ed4"/>
    </style:style>
    <style:style style:name="P149" style:family="paragraph" style:parent-style-name="Standard">
      <style:paragraph-properties fo:margin-top="0.0402in" fo:margin-bottom="0.0402in" loext:contextual-spacing="false">
        <style:tab-stops>
          <style:tab-stop style:position="1.0118in"/>
        </style:tab-stops>
      </style:paragraph-properties>
      <style:text-properties officeooo:paragraph-rsid="01842757"/>
    </style:style>
    <style:style style:name="P150" style:family="paragraph" style:parent-style-name="Standard">
      <style:paragraph-properties fo:margin-top="0.0402in" fo:margin-bottom="0.0402in" loext:contextual-spacing="false">
        <style:tab-stops>
          <style:tab-stop style:position="1.0118in"/>
        </style:tab-stops>
      </style:paragraph-properties>
      <style:text-properties officeooo:paragraph-rsid="01871db9"/>
    </style:style>
    <style:style style:name="P151"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52" style:family="paragraph" style:parent-style-name="Standard">
      <style:paragraph-properties fo:margin-top="0.0402in" fo:margin-bottom="0.0402in" loext:contextual-spacing="false">
        <style:tab-stops>
          <style:tab-stop style:position="1.0118in"/>
        </style:tab-stops>
      </style:paragraph-properties>
      <style:text-properties officeooo:paragraph-rsid="01d8788f"/>
    </style:style>
    <style:style style:name="P153" style:family="paragraph" style:parent-style-name="Standard">
      <style:paragraph-properties fo:margin-top="0.0402in" fo:margin-bottom="0.0402in" loext:contextual-spacing="false">
        <style:tab-stops>
          <style:tab-stop style:position="1.0118in"/>
        </style:tab-stops>
      </style:paragraph-properties>
      <style:text-properties officeooo:paragraph-rsid="01ea5d25"/>
    </style:style>
    <style:style style:name="P154" style:family="paragraph" style:parent-style-name="Standard">
      <style:paragraph-properties fo:margin-top="0.0402in" fo:margin-bottom="0.0402in" loext:contextual-spacing="false">
        <style:tab-stops>
          <style:tab-stop style:position="1.0118in"/>
        </style:tab-stops>
      </style:paragraph-properties>
      <style:text-properties officeooo:paragraph-rsid="01eca805"/>
    </style:style>
    <style:style style:name="P155" style:family="paragraph" style:parent-style-name="Standard">
      <style:paragraph-properties fo:margin-top="0.0402in" fo:margin-bottom="0.0402in" loext:contextual-spacing="false">
        <style:tab-stops>
          <style:tab-stop style:position="1.0118in"/>
        </style:tab-stops>
      </style:paragraph-properties>
      <style:text-properties officeooo:paragraph-rsid="01f25380"/>
    </style:style>
    <style:style style:name="P156"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57" style:family="paragraph" style:parent-style-name="Standard">
      <style:paragraph-properties fo:margin-top="0.0402in" fo:margin-bottom="0.0402in" loext:contextual-spacing="false">
        <style:tab-stops>
          <style:tab-stop style:position="1.0118in"/>
        </style:tab-stops>
      </style:paragraph-properties>
      <style:text-properties officeooo:paragraph-rsid="0204a0c7"/>
    </style:style>
    <style:style style:name="P158"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59"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60"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61"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162"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163"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164"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30720db" style:font-size-asian="8pt" style:font-weight-asian="normal" style:font-size-complex="8pt" style:font-weight-complex="normal"/>
    </style:style>
    <style:style style:name="P165"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166"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167"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168"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169"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170"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171"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172"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173"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174"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175"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176"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91c5f"/>
    </style:style>
    <style:style style:name="P177"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bc5e9"/>
    </style:style>
    <style:style style:name="P178"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179"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180"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181"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182" style:family="paragraph" style:parent-style-name="Text_20_body">
      <style:paragraph-properties fo:margin-top="0.0799in" fo:margin-bottom="0.1598in" loext:contextual-spacing="false"/>
      <style:text-properties officeooo:rsid="023771ad" officeooo:paragraph-rsid="023771ad"/>
    </style:style>
    <style:style style:name="P183" style:family="paragraph" style:parent-style-name="Text_20_body">
      <style:paragraph-properties fo:margin-top="0.0799in" fo:margin-bottom="0.1598in" loext:contextual-spacing="false"/>
      <style:text-properties officeooo:paragraph-rsid="029072ab"/>
    </style:style>
    <style:style style:name="P184" style:family="paragraph" style:parent-style-name="Text_20_body" style:master-page-name="">
      <style:paragraph-properties style:page-number="auto"/>
      <style:text-properties officeooo:paragraph-rsid="022b5d85"/>
    </style:style>
    <style:style style:name="P185" style:family="paragraph" style:parent-style-name="Text_20_body" style:master-page-name="">
      <style:paragraph-properties style:page-number="auto"/>
      <style:text-properties officeooo:paragraph-rsid="022c2a50"/>
    </style:style>
    <style:style style:name="P186" style:family="paragraph" style:parent-style-name="Text_20_body" style:master-page-name="">
      <style:paragraph-properties style:page-number="auto"/>
      <style:text-properties officeooo:paragraph-rsid="00cffdcc"/>
    </style:style>
    <style:style style:name="P187" style:family="paragraph" style:parent-style-name="Text_20_body" style:master-page-name="">
      <style:paragraph-properties style:page-number="auto"/>
      <style:text-properties officeooo:paragraph-rsid="022c374f"/>
    </style:style>
    <style:style style:name="P188" style:family="paragraph" style:parent-style-name="Text_20_body" style:master-page-name="">
      <style:paragraph-properties style:page-number="auto"/>
      <style:text-properties officeooo:paragraph-rsid="022dd961"/>
    </style:style>
    <style:style style:name="P189" style:family="paragraph" style:parent-style-name="Text_20_body" style:master-page-name="">
      <style:paragraph-properties style:page-number="auto"/>
      <style:text-properties officeooo:paragraph-rsid="02340363"/>
    </style:style>
    <style:style style:name="P190" style:family="paragraph" style:parent-style-name="Text_20_body" style:master-page-name="">
      <style:paragraph-properties style:page-number="auto"/>
      <style:text-properties officeooo:paragraph-rsid="023771ad"/>
    </style:style>
    <style:style style:name="P191" style:family="paragraph" style:parent-style-name="Text_20_body" style:master-page-name="">
      <style:paragraph-properties style:page-number="auto"/>
      <style:text-properties officeooo:paragraph-rsid="023af3ee"/>
    </style:style>
    <style:style style:name="P192" style:family="paragraph" style:parent-style-name="Text_20_body" style:master-page-name="">
      <style:paragraph-properties style:page-number="auto"/>
      <style:text-properties officeooo:paragraph-rsid="029072ab"/>
    </style:style>
    <style:style style:name="P193" style:family="paragraph" style:parent-style-name="Text_20_body" style:master-page-name="">
      <style:paragraph-properties style:page-number="auto"/>
      <style:text-properties officeooo:paragraph-rsid="02911ba7"/>
    </style:style>
    <style:style style:name="P194" style:family="paragraph" style:parent-style-name="Text_20_body" style:master-page-name="">
      <style:paragraph-properties style:page-number="auto"/>
      <style:text-properties officeooo:paragraph-rsid="0292fd53"/>
    </style:style>
    <style:style style:name="P195" style:family="paragraph" style:parent-style-name="Text_20_body" style:master-page-name="">
      <style:paragraph-properties style:page-number="auto"/>
      <style:text-properties officeooo:paragraph-rsid="031ffa44"/>
    </style:style>
    <style:style style:name="P196" style:family="paragraph" style:parent-style-name="Text_20_body" style:master-page-name="">
      <style:paragraph-properties style:page-number="auto"/>
      <style:text-properties officeooo:paragraph-rsid="0322b536"/>
    </style:style>
    <style:style style:name="P197" style:family="paragraph" style:parent-style-name="Standard">
      <style:paragraph-properties fo:break-before="page"/>
      <style:text-properties officeooo:paragraph-rsid="01dc4740"/>
    </style:style>
    <style:style style:name="P198" style:family="paragraph" style:parent-style-name="Table_20_Contents">
      <style:text-properties style:font-name="DejaVu Sans Mono" fo:font-size="8pt" officeooo:rsid="02e3cfc3" officeooo:paragraph-rsid="02e3cfc3" style:font-size-asian="8pt" style:font-size-complex="8pt"/>
    </style:style>
    <style:style style:name="P199"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200"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201" style:family="paragraph" style:parent-style-name="Table_20_Contents">
      <style:text-properties style:font-name="DejaVu Sans Mono" fo:font-size="8pt" officeooo:rsid="02e66f34" officeooo:paragraph-rsid="02e66f34" style:font-size-asian="8pt" style:font-size-complex="8pt"/>
    </style:style>
    <style:style style:name="P202" style:family="paragraph" style:parent-style-name="Table_20_Contents">
      <style:text-properties style:font-name="DejaVu Sans Mono" fo:font-size="8pt" officeooo:rsid="02e83913" officeooo:paragraph-rsid="02e83913" style:font-size-asian="8pt" style:font-size-complex="8pt"/>
    </style:style>
    <style:style style:name="P203"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204"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205"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06"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07"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208"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209" style:family="paragraph" style:parent-style-name="Table_20_Contents">
      <style:paragraph-properties fo:text-align="center" style:justify-single-word="false"/>
      <style:text-properties officeooo:paragraph-rsid="02e3cfc3"/>
    </style:style>
    <style:style style:name="P210"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21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21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21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1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1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1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1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1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1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2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2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9dc81" style:font-size-asian="8pt" style:font-size-complex="8pt"/>
    </style:style>
    <style:style style:name="P22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2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2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2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22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22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22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22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23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23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23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23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23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235" style:family="paragraph" style:parent-style-name="Text_20_body">
      <style:paragraph-properties fo:margin-top="0in" fo:margin-bottom="0.1in" loext:contextual-spacing="true"/>
      <style:text-properties officeooo:paragraph-rsid="02bbf0ec"/>
    </style:style>
    <style:style style:name="P236" style:family="paragraph" style:parent-style-name="Text_20_body">
      <style:paragraph-properties fo:margin-top="0in" fo:margin-bottom="0.1in" loext:contextual-spacing="true"/>
      <style:text-properties officeooo:paragraph-rsid="02bd6b1c"/>
    </style:style>
    <style:style style:name="P237" style:family="paragraph" style:parent-style-name="Text_20_body">
      <style:paragraph-properties fo:margin-top="0in" fo:margin-bottom="0.1in" loext:contextual-spacing="true"/>
      <style:text-properties officeooo:paragraph-rsid="02c9f266"/>
    </style:style>
    <style:style style:name="P238" style:family="paragraph" style:parent-style-name="Title">
      <style:text-properties fo:font-size="22pt" officeooo:rsid="00e727d0" officeooo:paragraph-rsid="00e727d0" style:font-size-asian="22pt" style:font-size-complex="22pt"/>
    </style:style>
    <style:style style:name="P239"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40"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41"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42"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43"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44"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45"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46"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47" style:family="paragraph" style:parent-style-name="Heading_20_5">
      <style:text-properties fo:font-size="13pt" style:font-size-asian="13pt" style:font-size-complex="13pt"/>
    </style:style>
    <style:style style:name="P248" style:family="paragraph" style:parent-style-name="Heading_20_5" style:list-style-name="">
      <style:paragraph-properties>
        <style:tab-stops/>
      </style:paragraph-properties>
      <style:text-properties officeooo:paragraph-rsid="02663c15"/>
    </style:style>
    <style:style style:name="P249" style:family="paragraph" style:parent-style-name="Heading_20_5">
      <style:paragraph-properties fo:break-before="page"/>
      <style:text-properties fo:color="#000000" style:font-name="Liberation Sans" fo:font-size="13pt" fo:font-weight="bold" officeooo:rsid="0324b203" officeooo:paragraph-rsid="0324b203" style:font-name-asian="Noto Sans CJK SC Regular" style:font-size-asian="13pt" style:font-weight-asian="bold" style:font-name-complex="FreeSans" style:font-size-complex="13pt" style:font-weight-complex="600"/>
    </style:style>
    <style:style style:name="P250" style:family="paragraph" style:parent-style-name="Heading_20_5">
      <style:paragraph-properties fo:break-before="page"/>
      <style:text-properties fo:color="#000000" style:font-name="Liberation Sans" fo:font-size="13pt" fo:font-weight="bold" officeooo:rsid="0329967d" officeooo:paragraph-rsid="0329967d" style:font-name-asian="Noto Sans CJK SC Regular" style:font-size-asian="13pt" style:font-weight-asian="bold" style:font-name-complex="FreeSans" style:font-size-complex="13pt" style:font-weight-complex="600"/>
    </style:style>
    <style:style style:name="P251" style:family="paragraph" style:parent-style-name="Heading_20_5">
      <style:paragraph-properties fo:break-before="page"/>
      <style:text-properties officeooo:paragraph-rsid="02663c15"/>
    </style:style>
    <style:style style:name="P252" style:family="paragraph" style:parent-style-name="Heading_20_6">
      <style:text-properties officeooo:rsid="00cd77c7" officeooo:paragraph-rsid="00cd77c7"/>
    </style:style>
    <style:style style:name="P253" style:family="paragraph" style:parent-style-name="Heading_20_6">
      <style:text-properties fo:font-size="11.1000003814697pt" officeooo:paragraph-rsid="029b6c86" style:font-size-asian="11.1000003814697pt" style:font-size-complex="11.1000003814697pt"/>
    </style:style>
    <style:style style:name="P254"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255"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56"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57"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58"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59"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60"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61" style:family="paragraph" style:parent-style-name="Heading_20_6">
      <style:text-properties officeooo:paragraph-rsid="029c2afe"/>
    </style:style>
    <style:style style:name="P262" style:family="paragraph" style:parent-style-name="Heading_20_6">
      <style:paragraph-properties fo:break-before="page"/>
      <style:text-properties fo:color="#55308d" style:font-name="Liberation Sans" fo:font-size="11.1000003814697pt" fo:font-style="italic" fo:font-weight="bold" officeooo:rsid="00ce9f23" officeooo:paragraph-rsid="022eb282"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63"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64"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65"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66" style:family="paragraph" style:parent-style-name="Heading_20_6">
      <style:paragraph-properties fo:break-before="page"/>
      <style:text-properties officeooo:paragraph-rsid="029b6c86"/>
    </style:style>
    <style:style style:name="P267"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268"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69" style:family="paragraph" style:parent-style-name="Heading_20_8">
      <style:text-properties style:font-name="Liberation Sans" fo:font-size="10.3000001907349pt" fo:font-style="italic" fo:font-weight="bold" officeooo:rsid="004d019d" officeooo:paragraph-rsid="004d019d"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70" style:family="paragraph" style:parent-style-name="Heading_20_8">
      <style:text-properties style:font-name="Liberation Sans" fo:font-size="10.3000001907349pt" fo:font-style="italic" fo:font-weight="bold" officeooo:rsid="004d019d" officeooo:paragraph-rsid="024e44dc"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71"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72" style:family="paragraph" style:parent-style-name="Heading_20_8">
      <style:text-properties style:font-name="Liberation Sans" fo:font-size="10.3000001907349pt" fo:font-style="italic" fo:font-weight="bold" officeooo:rsid="004d019d"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73"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74" style:family="paragraph" style:parent-style-name="Heading_20_8">
      <style:text-properties officeooo:rsid="004aaba3" officeooo:paragraph-rsid="004aaba3"/>
    </style:style>
    <style:style style:name="P275" style:family="paragraph" style:parent-style-name="Heading_20_8">
      <style:text-properties officeooo:rsid="004aaba3" officeooo:paragraph-rsid="01cbd5f0"/>
    </style:style>
    <style:style style:name="P276" style:family="paragraph" style:parent-style-name="Heading_20_8">
      <style:text-properties officeooo:rsid="004aaba3" officeooo:paragraph-rsid="005ad6b0"/>
    </style:style>
    <style:style style:name="P277" style:family="paragraph" style:parent-style-name="Heading_20_8">
      <style:text-properties officeooo:paragraph-rsid="02503042"/>
    </style:style>
    <style:style style:name="P278"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279"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280" style:family="paragraph" style:parent-style-name="Heading_20_8">
      <style:text-properties officeooo:paragraph-rsid="02584f77"/>
    </style:style>
    <style:style style:name="P281" style:family="paragraph" style:parent-style-name="Heading_20_8">
      <style:text-properties officeooo:paragraph-rsid="026180ef"/>
    </style:style>
    <style:style style:name="P282" style:family="paragraph" style:parent-style-name="Heading_20_8">
      <style:paragraph-properties fo:margin-top="0.0799in" fo:margin-bottom="0.1598in" loext:contextual-spacing="false"/>
      <style:text-properties officeooo:rsid="023490d8" officeooo:paragraph-rsid="023490d8"/>
    </style:style>
    <style:style style:name="P283" style:family="paragraph" style:parent-style-name="Heading_20_8">
      <style:paragraph-properties fo:margin-top="0.0799in" fo:margin-bottom="0.1598in" loext:contextual-spacing="false"/>
      <style:text-properties officeooo:paragraph-rsid="029072ab"/>
    </style:style>
    <style:style style:name="P284"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285"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286"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287" style:family="paragraph" style:parent-style-name="Standard" style:list-style-name="">
      <style:paragraph-properties fo:margin-top="0.0598in" fo:margin-bottom="0.0598in" loext:contextual-spacing="false" fo:line-height="115%">
        <style:tab-stops/>
      </style:paragraph-properties>
      <style:text-properties officeooo:paragraph-rsid="03351ec6"/>
    </style:style>
    <style:style style:name="P288"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289" style:family="paragraph" style:parent-style-name="Standard">
      <style:paragraph-properties fo:margin-top="0.0598in" fo:margin-bottom="0.0598in" loext:contextual-spacing="false" fo:line-height="115%"/>
      <style:text-properties officeooo:paragraph-rsid="0324b203"/>
    </style:style>
    <style:style style:name="P290"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291"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292"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293"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94" style:family="paragraph" style:parent-style-name="Standard" style:list-style-name="" style:master-page-name="">
      <loext:graphic-properties draw:fill="none"/>
      <style:paragraph-properties fo:margin-left="1.5in" fo:margin-right="0in" fo:margin-top="0.0598in" fo:margin-bottom="0in" loext:contextual-spacing="false" fo:line-height="115%" fo:text-indent="0in" style:auto-text-indent="false" style:page-number="auto" fo:background-color="transparent">
        <style:tab-stops/>
      </style:paragraph-properties>
      <style:text-properties officeooo:paragraph-rsid="02a5417f"/>
    </style:style>
    <style:style style:name="P295"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296"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fo:color="#000000" style:font-name="Liberation Serif" fo:font-size="10pt" officeooo:rsid="0286f576" officeooo:paragraph-rsid="02a5417f" style:font-size-asian="8.75pt" style:font-size-complex="10pt"/>
    </style:style>
    <style:style style:name="P297"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298"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299"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300"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18c31c"/>
    </style:style>
    <style:style style:name="P301"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302"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303"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304"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29ffda3"/>
    </style:style>
    <style:style style:name="P305"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30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307"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308"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30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31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31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31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31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1075d9a" style:font-size-asian="8.75pt" style:font-size-complex="10pt"/>
    </style:style>
    <style:style style:name="P31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97726f" officeooo:paragraph-rsid="01075d9a" style:font-size-asian="8.75pt" style:font-size-complex="10pt"/>
    </style:style>
    <style:style style:name="P31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e1f5d"/>
    </style:style>
    <style:style style:name="P31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1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1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31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32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2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32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32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18c31c"/>
    </style:style>
    <style:style style:name="P32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2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2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2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2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2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33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33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3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3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3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3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3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3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3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3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34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4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42"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343"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344"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345"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46"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47"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348"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349"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350"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351"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352"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353"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54"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55" style:family="paragraph" style:parent-style-name="Standard">
      <style:text-properties officeooo:paragraph-rsid="0351d133"/>
    </style:style>
    <style:style style:name="P356"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357"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358" style:family="paragraph" style:parent-style-name="Standard" style:list-style-name="L2">
      <style:paragraph-properties fo:margin-top="0.0598in" fo:margin-bottom="0in" loext:contextual-spacing="true" fo:line-height="115%"/>
      <style:text-properties officeooo:paragraph-rsid="01cbd5f0"/>
    </style:style>
    <style:style style:name="P359"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360"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97d3a"/>
    </style:style>
    <style:style style:name="P361"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a1380"/>
    </style:style>
    <style:style style:name="P362"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363"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364"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365"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366"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367"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36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369"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370" style:family="paragraph" style:parent-style-name="Standard" style:list-style-name="L2">
      <style:paragraph-properties fo:margin-top="0.0598in" fo:margin-bottom="0in" loext:contextual-spacing="true" fo:line-height="115%"/>
      <style:text-properties fo:font-size="10pt" officeooo:paragraph-rsid="00112b7e" style:font-size-asian="10pt" style:font-size-complex="10pt"/>
    </style:style>
    <style:style style:name="P371" style:family="paragraph" style:parent-style-name="Standard" style:list-style-name="L2">
      <style:paragraph-properties fo:margin-top="0.0598in" fo:margin-bottom="0in" loext:contextual-spacing="true" fo:line-height="115%"/>
      <style:text-properties fo:font-size="10pt" officeooo:paragraph-rsid="0247ed95" style:font-size-asian="10pt" style:font-size-complex="10pt"/>
    </style:style>
    <style:style style:name="P372" style:family="paragraph" style:parent-style-name="Standard" style:list-style-name="L2">
      <style:paragraph-properties fo:margin-top="0.0598in" fo:margin-bottom="0in" loext:contextual-spacing="true" fo:line-height="115%"/>
      <style:text-properties fo:font-size="10pt" officeooo:rsid="00112b7e" officeooo:paragraph-rsid="00112b7e" style:font-size-asian="10pt" style:font-size-complex="10pt"/>
    </style:style>
    <style:style style:name="P373" style:family="paragraph" style:parent-style-name="Standard" style:list-style-name="L2">
      <style:paragraph-properties fo:margin-top="0.0598in" fo:margin-bottom="0in" loext:contextual-spacing="true" fo:line-height="115%"/>
      <style:text-properties fo:font-size="10pt" officeooo:rsid="00125362" officeooo:paragraph-rsid="00125362" style:font-size-asian="10pt" style:font-size-complex="10pt"/>
    </style:style>
    <style:style style:name="P374" style:family="paragraph" style:parent-style-name="Standard" style:list-style-name="L2">
      <style:paragraph-properties fo:margin-top="0.0598in" fo:margin-bottom="0in" loext:contextual-spacing="true" fo:line-height="115%"/>
      <style:text-properties fo:font-size="10pt" officeooo:rsid="00125362" officeooo:paragraph-rsid="027a9726" style:font-size-asian="10pt" style:font-size-complex="10pt"/>
    </style:style>
    <style:style style:name="P375"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376"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377"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378"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379"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officeooo:paragraph-rsid="033a1380"/>
    </style:style>
    <style:style style:name="P380"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381" style:family="paragraph" style:parent-style-name="Standard">
      <style:paragraph-properties fo:margin-top="0.0598in" fo:margin-bottom="0in" loext:contextual-spacing="false" fo:line-height="115%"/>
      <style:text-properties officeooo:paragraph-rsid="0324b203"/>
    </style:style>
    <style:style style:name="P382" style:family="paragraph" style:parent-style-name="Standard">
      <style:paragraph-properties fo:margin-top="0.0598in" fo:margin-bottom="0in" loext:contextual-spacing="false" fo:line-height="115%"/>
      <style:text-properties officeooo:paragraph-rsid="0325d270"/>
    </style:style>
    <style:style style:name="P383" style:family="paragraph" style:parent-style-name="Standard">
      <style:paragraph-properties fo:margin-top="0.0598in" fo:margin-bottom="0in" loext:contextual-spacing="false" fo:line-height="115%"/>
      <style:text-properties officeooo:paragraph-rsid="0326e8a5"/>
    </style:style>
    <style:style style:name="P384" style:family="paragraph" style:parent-style-name="Standard">
      <style:paragraph-properties fo:margin-top="0.0598in" fo:margin-bottom="0in" loext:contextual-spacing="false" fo:line-height="115%"/>
      <style:text-properties officeooo:paragraph-rsid="0327bdc1"/>
    </style:style>
    <style:style style:name="P385"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386"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387"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388"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389"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390"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391" style:family="paragraph" style:parent-style-name="Standard" style:list-style-name="">
      <style:paragraph-properties fo:margin-top="0.0598in" fo:margin-bottom="0in" loext:contextual-spacing="false" fo:line-height="115%">
        <style:tab-stops/>
      </style:paragraph-properties>
      <style:text-properties style:font-name="DejaVu Sans Mono" fo:font-size="8pt" officeooo:rsid="03351ec6" officeooo:paragraph-rsid="03351ec6" style:font-size-asian="8pt" style:font-size-complex="8pt"/>
    </style:style>
    <style:style style:name="P392"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393"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officeooo:rsid="03351ec6" officeooo:paragraph-rsid="03351ec6" style:font-size-asian="8pt" style:font-size-complex="8pt"/>
    </style:style>
    <style:style style:name="P394"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395" style:family="paragraph" style:parent-style-name="Table_20_Contents">
      <style:paragraph-properties fo:text-align="center" style:justify-single-word="false"/>
      <style:text-properties style:font-name="DejaVu Sans Mono" fo:font-size="8pt" officeooo:rsid="02e3cfc3" officeooo:paragraph-rsid="0351d133" style:font-size-asian="8pt" style:font-size-complex="8pt"/>
    </style:style>
    <style:style style:name="P396" style:family="paragraph" style:parent-style-name="Table_20_Contents">
      <style:text-properties style:font-name="DejaVu Sans Mono" fo:font-size="8pt" officeooo:rsid="02e3cfc3" officeooo:paragraph-rsid="0351d133" style:font-size-asian="8pt" style:font-size-complex="8pt"/>
    </style:style>
    <style:style style:name="P397"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398" style:family="paragraph" style:parent-style-name="Table_20_Contents">
      <style:paragraph-properties fo:text-align="center" style:justify-single-word="false"/>
      <style:text-properties style:font-name="DejaVu Sans Mono" fo:font-size="8pt" officeooo:rsid="02e4108e" officeooo:paragraph-rsid="0351d133" style:font-size-asian="8pt" style:font-size-complex="8pt"/>
    </style:style>
    <style:style style:name="P399"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400" style:family="paragraph" style:parent-style-name="Table_20_Contents">
      <style:paragraph-properties fo:text-align="center" style:justify-single-word="false"/>
      <style:text-properties style:font-name="DejaVu Sans Mono" fo:font-size="8pt" officeooo:rsid="02e92444" officeooo:paragraph-rsid="0351d133" style:font-size-asian="8pt" style:font-size-complex="8pt"/>
    </style:style>
    <style:style style:name="P401" style:family="paragraph" style:parent-style-name="Table_20_Contents">
      <style:text-properties style:font-name="DejaVu Sans Mono" fo:font-size="8pt" officeooo:rsid="02e83913" officeooo:paragraph-rsid="02e83913" style:font-size-asian="8pt" style:font-size-complex="8pt"/>
    </style:style>
    <style:style style:name="P402" style:family="paragraph" style:parent-style-name="Table_20_Contents">
      <style:text-properties style:font-name="DejaVu Sans Mono" fo:font-size="8pt" officeooo:rsid="02e83913" officeooo:paragraph-rsid="0351d133" style:font-size-asian="8pt" style:font-size-complex="8pt"/>
    </style:style>
    <style:style style:name="P403" style:family="paragraph" style:parent-style-name="Table_20_Contents">
      <style:text-properties style:font-name="DejaVu Sans Mono" fo:font-size="8pt" officeooo:rsid="0351d133" officeooo:paragraph-rsid="0351d133" style:font-size-asian="8pt" style:font-size-complex="8pt"/>
    </style:style>
    <style:style style:name="P404" style:family="paragraph" style:parent-style-name="Table_20_Contents">
      <style:paragraph-properties fo:text-align="center" style:justify-single-word="false"/>
      <style:text-properties officeooo:paragraph-rsid="02e3cfc3"/>
    </style:style>
    <style:style style:name="P405" style:family="paragraph" style:parent-style-name="Table_20_Contents">
      <style:paragraph-properties fo:text-align="center" style:justify-single-word="false"/>
      <style:text-properties officeooo:rsid="0351d133" officeooo:paragraph-rsid="0351d133"/>
    </style:style>
    <style:style style:name="P406" style:family="paragraph" style:parent-style-name="Table_20_Contents">
      <style:text-properties fo:color="#000000" style:font-name="DejaVu Sans Mono" fo:font-size="8pt" officeooo:rsid="0351d133" officeooo:paragraph-rsid="0351d133" style:font-size-asian="8pt" style:font-size-complex="8pt"/>
    </style:style>
    <style:style style:name="P407" style:family="paragraph" style:parent-style-name="Table_20_Contents">
      <style:paragraph-properties fo:text-align="center" style:justify-single-word="false"/>
      <style:text-properties fo:color="#000000" style:font-name="DejaVu Sans Mono" fo:font-size="8pt" officeooo:rsid="0351d133" officeooo:paragraph-rsid="0351d133" style:font-size-asian="8pt" style:font-size-complex="8pt"/>
    </style:style>
    <style:style style:name="P40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40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410"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411"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41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41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41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41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41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41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41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419"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420" style:family="paragraph" style:parent-style-name="Text_20_body">
      <style:text-properties fo:color="#780373" style:font-name="DejaVu Sans Mono" fo:font-size="10pt" officeooo:rsid="00cffdcc" officeooo:paragraph-rsid="02c5e1d5" style:font-size-asian="10pt" style:font-size-complex="10pt"/>
    </style:style>
    <style:style style:name="P421" style:family="paragraph" style:parent-style-name="Text_20_body">
      <style:text-properties officeooo:rsid="0250a5dc" officeooo:paragraph-rsid="0326e8a5"/>
    </style:style>
    <style:style style:name="P422" style:family="paragraph" style:parent-style-name="Text_20_body">
      <style:text-properties officeooo:rsid="0250a5dc" officeooo:paragraph-rsid="0327bdc1"/>
    </style:style>
    <style:style style:name="P423"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424"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425" style:family="paragraph" style:parent-style-name="Text_20_body">
      <style:text-properties officeooo:paragraph-rsid="034ba778"/>
    </style:style>
    <style:style style:name="P426"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427"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240c273" officeooo:paragraph-rsid="0240c273" style:font-size-asian="10pt" style:font-style-asian="normal" style:font-size-complex="10pt" style:font-style-complex="normal"/>
    </style:style>
    <style:style style:name="P42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44a281"/>
    </style:style>
    <style:style style:name="P429"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430"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431"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43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433"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434"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435"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436"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437" style:family="paragraph" style:parent-style-name="Text_20_body" style:master-page-name="">
      <style:paragraph-properties style:page-number="auto"/>
      <style:text-properties officeooo:paragraph-rsid="03486788"/>
    </style:style>
    <style:style style:name="P438" style:family="paragraph" style:parent-style-name="Text_20_body" style:master-page-name="">
      <style:paragraph-properties style:page-number="auto"/>
      <style:text-properties officeooo:paragraph-rsid="034ba778"/>
    </style:style>
    <style:style style:name="P439" style:family="paragraph" style:parent-style-name="Text_20_body" style:master-page-name="">
      <style:paragraph-properties style:page-number="auto"/>
      <style:text-properties officeooo:paragraph-rsid="034c31dd"/>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officeooo:rsid="00128ad7"/>
    </style:style>
    <style:style style:name="T5" style:family="text">
      <style:text-properties fo:font-style="italic" style:font-style-asian="italic" style:font-style-complex="italic"/>
    </style:style>
    <style:style style:name="T6" style:family="text">
      <style:text-properties fo:font-style="italic" officeooo:rsid="00112b7e" style:font-style-asian="italic" style:font-style-complex="italic"/>
    </style:style>
    <style:style style:name="T7" style:family="text">
      <style:text-properties fo:font-style="italic" officeooo:rsid="00176b9a" style:font-style-asian="italic" style:font-style-complex="italic"/>
    </style:style>
    <style:style style:name="T8" style:family="text">
      <style:text-properties fo:font-style="italic" officeooo:rsid="001e4fc1" style:font-style-asian="italic" style:font-style-complex="italic"/>
    </style:style>
    <style:style style:name="T9" style:family="text">
      <style:text-properties fo:font-style="italic" officeooo:rsid="00125362" style:font-style-asian="italic" style:font-style-complex="italic"/>
    </style:style>
    <style:style style:name="T10" style:family="text">
      <style:text-properties fo:font-style="italic" officeooo:rsid="00595835" style:font-style-asian="italic" style:font-style-complex="italic"/>
    </style:style>
    <style:style style:name="T11" style:family="text">
      <style:text-properties fo:font-style="italic" officeooo:rsid="005ad6b0" style:font-style-asian="italic" style:font-style-complex="italic"/>
    </style:style>
    <style:style style:name="T12" style:family="text">
      <style:text-properties fo:font-style="italic" officeooo:rsid="027a9726" style:font-style-asian="italic" style:font-style-complex="italic"/>
    </style:style>
    <style:style style:name="T13" style:family="text">
      <style:text-properties fo:font-style="italic" officeooo:rsid="02830a1d" style:font-style-asian="italic" style:font-style-complex="italic"/>
    </style:style>
    <style:style style:name="T14" style:family="text">
      <style:text-properties fo:font-style="italic" officeooo:rsid="0294bd63" style:font-style-asian="italic" style:font-style-complex="italic"/>
    </style:style>
    <style:style style:name="T15" style:family="text">
      <style:text-properties officeooo:rsid="00176b9a"/>
    </style:style>
    <style:style style:name="T16" style:family="text">
      <style:text-properties officeooo:rsid="001945ae"/>
    </style:style>
    <style:style style:name="T17" style:family="text">
      <style:text-properties fo:font-size="10pt" style:font-size-asian="10pt" style:font-size-complex="10pt"/>
    </style:style>
    <style:style style:name="T18" style:family="text">
      <style:text-properties fo:font-size="10pt" officeooo:rsid="001e4fc1" style:font-size-asian="10pt" style:font-size-complex="10pt"/>
    </style:style>
    <style:style style:name="T19" style:family="text">
      <style:text-properties fo:font-size="10pt" officeooo:rsid="0021aa32" style:font-size-asian="10pt" style:font-size-complex="10pt"/>
    </style:style>
    <style:style style:name="T20" style:family="text">
      <style:text-properties fo:font-size="10pt" officeooo:rsid="0022b39d" style:font-size-asian="10pt" style:font-size-complex="10pt"/>
    </style:style>
    <style:style style:name="T21" style:family="text">
      <style:text-properties fo:font-size="10pt" officeooo:rsid="00240aa3" style:font-size-asian="10pt" style:font-size-complex="10pt"/>
    </style:style>
    <style:style style:name="T22" style:family="text">
      <style:text-properties fo:font-size="10pt" officeooo:rsid="00254a80" style:font-size-asian="10pt" style:font-size-complex="10pt"/>
    </style:style>
    <style:style style:name="T23" style:family="text">
      <style:text-properties fo:font-size="10pt" officeooo:rsid="002603f1" style:font-size-asian="10pt" style:font-size-complex="10pt"/>
    </style:style>
    <style:style style:name="T24" style:family="text">
      <style:text-properties fo:font-size="10pt" officeooo:rsid="002ca044" style:font-size-asian="10pt" style:font-size-complex="10pt"/>
    </style:style>
    <style:style style:name="T25" style:family="text">
      <style:text-properties fo:font-size="10pt" officeooo:rsid="0029e15b" style:font-size-asian="10pt" style:font-size-complex="10pt"/>
    </style:style>
    <style:style style:name="T26" style:family="text">
      <style:text-properties fo:font-size="10pt" officeooo:rsid="001c2afb" style:font-size-asian="10pt" style:font-size-complex="10pt"/>
    </style:style>
    <style:style style:name="T27" style:family="text">
      <style:text-properties fo:font-size="10pt" officeooo:rsid="002dc166" style:font-size-asian="10pt" style:font-size-complex="10pt"/>
    </style:style>
    <style:style style:name="T28" style:family="text">
      <style:text-properties fo:font-size="10pt" officeooo:rsid="002deb8f" style:font-size-asian="10pt" style:font-size-complex="10pt"/>
    </style:style>
    <style:style style:name="T29" style:family="text">
      <style:text-properties fo:font-size="10pt" officeooo:rsid="00318afe" style:font-size-asian="10pt" style:font-size-complex="10pt"/>
    </style:style>
    <style:style style:name="T30" style:family="text">
      <style:text-properties fo:font-size="10pt" officeooo:rsid="00325bd8" style:font-size-asian="10pt" style:font-size-complex="10pt"/>
    </style:style>
    <style:style style:name="T31" style:family="text">
      <style:text-properties fo:font-size="10pt" officeooo:rsid="0035b7ee" style:font-size-asian="10pt" style:font-size-complex="10pt"/>
    </style:style>
    <style:style style:name="T32" style:family="text">
      <style:text-properties fo:font-size="10pt" officeooo:rsid="0036f158" style:font-size-asian="10pt" style:font-size-complex="10pt"/>
    </style:style>
    <style:style style:name="T33" style:family="text">
      <style:text-properties fo:font-size="10pt" officeooo:rsid="00349fa8" style:font-size-asian="10pt" style:font-size-complex="10pt"/>
    </style:style>
    <style:style style:name="T34" style:family="text">
      <style:text-properties fo:font-size="10pt" officeooo:rsid="0037fd00" style:font-size-asian="10pt" style:font-size-complex="10pt"/>
    </style:style>
    <style:style style:name="T35" style:family="text">
      <style:text-properties fo:font-size="10pt" officeooo:rsid="00388ce8" style:font-size-asian="10pt" style:font-size-complex="10pt"/>
    </style:style>
    <style:style style:name="T36" style:family="text">
      <style:text-properties fo:font-size="10pt" officeooo:rsid="00128ad7" style:font-size-asian="10pt" style:font-size-complex="10pt"/>
    </style:style>
    <style:style style:name="T37" style:family="text">
      <style:text-properties fo:font-size="10pt" officeooo:rsid="003a57b9" style:font-size-asian="10pt" style:font-size-complex="10pt"/>
    </style:style>
    <style:style style:name="T38" style:family="text">
      <style:text-properties fo:font-size="10pt" officeooo:rsid="00159027" style:font-size-asian="10pt" style:font-size-complex="10pt"/>
    </style:style>
    <style:style style:name="T39" style:family="text">
      <style:text-properties fo:font-size="10pt" officeooo:rsid="003b4a7b" style:font-size-asian="10pt" style:font-size-complex="10pt"/>
    </style:style>
    <style:style style:name="T40" style:family="text">
      <style:text-properties fo:font-size="10pt" officeooo:rsid="0016b1f5" style:font-size-asian="10pt" style:font-size-complex="10pt"/>
    </style:style>
    <style:style style:name="T41" style:family="text">
      <style:text-properties fo:font-size="10pt" officeooo:rsid="001297b4" style:font-size-asian="10pt" style:font-size-complex="10pt"/>
    </style:style>
    <style:style style:name="T42" style:family="text">
      <style:text-properties fo:font-size="10pt" officeooo:rsid="00136b7f" style:font-size-asian="10pt" style:font-size-complex="10pt"/>
    </style:style>
    <style:style style:name="T43" style:family="text">
      <style:text-properties fo:font-size="10pt" officeooo:rsid="001d5117" style:font-size-asian="10pt" style:font-size-complex="10pt"/>
    </style:style>
    <style:style style:name="T44" style:family="text">
      <style:text-properties fo:font-size="10pt" officeooo:rsid="0040b823" style:font-size-asian="10pt" style:font-size-complex="10pt"/>
    </style:style>
    <style:style style:name="T45" style:family="text">
      <style:text-properties fo:font-size="10pt" officeooo:rsid="003fedb7" style:font-size-asian="10pt" style:font-size-complex="10pt"/>
    </style:style>
    <style:style style:name="T46" style:family="text">
      <style:text-properties fo:font-size="10pt" officeooo:rsid="00421746" style:font-size-asian="10pt" style:font-size-complex="10pt"/>
    </style:style>
    <style:style style:name="T47" style:family="text">
      <style:text-properties fo:font-size="10pt" officeooo:rsid="0042703c" style:font-size-asian="10pt" style:font-size-complex="10pt"/>
    </style:style>
    <style:style style:name="T48" style:family="text">
      <style:text-properties fo:font-size="10pt" officeooo:rsid="00461abe" style:font-size-asian="10pt" style:font-size-complex="10pt"/>
    </style:style>
    <style:style style:name="T49" style:family="text">
      <style:text-properties fo:font-size="10pt" officeooo:rsid="003dfe5c" style:font-size-asian="10pt" style:font-size-complex="10pt"/>
    </style:style>
    <style:style style:name="T50" style:family="text">
      <style:text-properties fo:font-size="10pt" officeooo:rsid="00513e1f" style:font-size-asian="10pt" style:font-size-complex="10pt"/>
    </style:style>
    <style:style style:name="T51" style:family="text">
      <style:text-properties fo:font-size="10pt" officeooo:rsid="0052cbd7" style:font-size-asian="10pt" style:font-size-complex="10pt"/>
    </style:style>
    <style:style style:name="T52" style:family="text">
      <style:text-properties fo:font-size="10pt" officeooo:rsid="00549473" style:font-size-asian="10pt" style:font-size-complex="10pt"/>
    </style:style>
    <style:style style:name="T53" style:family="text">
      <style:text-properties fo:font-size="10pt" officeooo:rsid="005512f4" style:font-size-asian="10pt" style:font-size-complex="10pt"/>
    </style:style>
    <style:style style:name="T54" style:family="text">
      <style:text-properties fo:font-size="10pt" officeooo:rsid="0056cb2c" style:font-size-asian="10pt" style:font-size-complex="10pt"/>
    </style:style>
    <style:style style:name="T55" style:family="text">
      <style:text-properties fo:font-size="10pt" officeooo:rsid="0057c21c" style:font-size-asian="10pt" style:font-size-complex="10pt"/>
    </style:style>
    <style:style style:name="T56" style:family="text">
      <style:text-properties fo:font-size="10pt" officeooo:rsid="005ad6b0" style:font-size-asian="10pt" style:font-size-complex="10pt"/>
    </style:style>
    <style:style style:name="T57" style:family="text">
      <style:text-properties fo:font-size="10pt" officeooo:rsid="006509da" style:font-size-asian="10pt" style:font-size-complex="10pt"/>
    </style:style>
    <style:style style:name="T58" style:family="text">
      <style:text-properties fo:font-size="10pt" officeooo:rsid="00676e51" style:font-size-asian="10pt" style:font-size-complex="10pt"/>
    </style:style>
    <style:style style:name="T59" style:family="text">
      <style:text-properties fo:font-size="10pt" officeooo:rsid="0073be8a" style:font-size-asian="10pt" style:font-size-complex="10pt"/>
    </style:style>
    <style:style style:name="T60" style:family="text">
      <style:text-properties fo:font-size="10pt" officeooo:rsid="00749ba8" style:font-size-asian="10pt" style:font-size-complex="10pt"/>
    </style:style>
    <style:style style:name="T61" style:family="text">
      <style:text-properties fo:font-size="10pt" officeooo:rsid="00757acf" style:font-size-asian="10pt" style:font-size-complex="10pt"/>
    </style:style>
    <style:style style:name="T62" style:family="text">
      <style:text-properties fo:font-size="10pt" officeooo:rsid="00767111" style:font-size-asian="10pt" style:font-size-complex="10pt"/>
    </style:style>
    <style:style style:name="T63" style:family="text">
      <style:text-properties fo:font-size="10pt" officeooo:rsid="0087ab7b" style:font-size-asian="10pt" style:font-size-complex="10pt"/>
    </style:style>
    <style:style style:name="T64" style:family="text">
      <style:text-properties fo:font-size="10pt" officeooo:rsid="0088acc7" style:font-size-asian="10pt" style:font-size-complex="10pt"/>
    </style:style>
    <style:style style:name="T65" style:family="text">
      <style:text-properties fo:font-size="10pt" officeooo:rsid="001129e5" style:font-size-asian="10pt" style:font-size-complex="10pt"/>
    </style:style>
    <style:style style:name="T66" style:family="text">
      <style:text-properties fo:font-size="10pt" officeooo:rsid="008d8681" style:font-size-asian="10pt" style:font-size-complex="10pt"/>
    </style:style>
    <style:style style:name="T67" style:family="text">
      <style:text-properties fo:font-size="10pt" officeooo:rsid="0090e7ae" style:font-size-asian="10pt" style:font-size-complex="10pt"/>
    </style:style>
    <style:style style:name="T68" style:family="text">
      <style:text-properties fo:font-size="10pt" officeooo:rsid="00911b97" style:font-size-asian="10pt" style:font-size-complex="10pt"/>
    </style:style>
    <style:style style:name="T69" style:family="text">
      <style:text-properties fo:font-size="10pt" officeooo:rsid="008ee54c" style:font-size-asian="10pt" style:font-size-complex="10pt"/>
    </style:style>
    <style:style style:name="T70" style:family="text">
      <style:text-properties fo:font-size="10pt" officeooo:rsid="0092e399" style:font-size-asian="10pt" style:font-size-complex="10pt"/>
    </style:style>
    <style:style style:name="T71" style:family="text">
      <style:text-properties fo:font-size="10pt" officeooo:rsid="0093c06a" style:font-size-asian="10pt" style:font-size-complex="10pt"/>
    </style:style>
    <style:style style:name="T72" style:family="text">
      <style:text-properties fo:font-size="10pt" officeooo:rsid="0094dd02" style:font-size-asian="10pt" style:font-size-complex="10pt"/>
    </style:style>
    <style:style style:name="T73" style:family="text">
      <style:text-properties fo:font-size="10pt" officeooo:rsid="008f5de4" style:font-size-asian="10pt" style:font-size-complex="10pt"/>
    </style:style>
    <style:style style:name="T74" style:family="text">
      <style:text-properties fo:font-size="10pt" officeooo:rsid="00c8b1c1" style:font-size-asian="10pt" style:font-size-complex="10pt"/>
    </style:style>
    <style:style style:name="T75" style:family="text">
      <style:text-properties fo:font-size="10pt" officeooo:rsid="00d9d096" style:font-size-asian="10pt" style:font-size-complex="10pt"/>
    </style:style>
    <style:style style:name="T76" style:family="text">
      <style:text-properties fo:font-size="10pt" officeooo:rsid="00d54b88" style:font-size-asian="10pt" style:font-size-complex="10pt"/>
    </style:style>
    <style:style style:name="T77" style:family="text">
      <style:text-properties fo:font-size="10pt" officeooo:rsid="00e727d0" style:font-size-asian="10pt" style:font-size-complex="10pt"/>
    </style:style>
    <style:style style:name="T78" style:family="text">
      <style:text-properties fo:font-size="10pt" officeooo:rsid="00e7c74c" style:font-size-asian="10pt" style:font-size-complex="10pt"/>
    </style:style>
    <style:style style:name="T79" style:family="text">
      <style:text-properties fo:font-size="10pt" officeooo:rsid="00e93b70" style:font-size-asian="10pt" style:font-size-complex="10pt"/>
    </style:style>
    <style:style style:name="T80" style:family="text">
      <style:text-properties fo:font-size="10pt" officeooo:rsid="00ea2d5a" style:font-size-asian="10pt" style:font-size-complex="10pt"/>
    </style:style>
    <style:style style:name="T81" style:family="text">
      <style:text-properties fo:font-size="10pt" officeooo:rsid="00eb39f4" style:font-size-asian="10pt" style:font-size-complex="10pt"/>
    </style:style>
    <style:style style:name="T82" style:family="text">
      <style:text-properties fo:font-size="10pt" officeooo:rsid="00eb69a1" style:font-size-asian="10pt" style:font-size-complex="10pt"/>
    </style:style>
    <style:style style:name="T83" style:family="text">
      <style:text-properties fo:font-size="10pt" officeooo:rsid="00eb89be" style:font-size-asian="10pt" style:font-size-complex="10pt"/>
    </style:style>
    <style:style style:name="T84" style:family="text">
      <style:text-properties fo:font-size="10pt" officeooo:rsid="00ebc113" style:font-size-asian="10pt" style:font-size-complex="10pt"/>
    </style:style>
    <style:style style:name="T85" style:family="text">
      <style:text-properties fo:font-size="10pt" officeooo:rsid="00ec6396" style:font-size-asian="10pt" style:font-size-complex="10pt"/>
    </style:style>
    <style:style style:name="T86" style:family="text">
      <style:text-properties fo:font-size="10pt" officeooo:rsid="00ed722c" style:font-size-asian="10pt" style:font-size-complex="10pt"/>
    </style:style>
    <style:style style:name="T87" style:family="text">
      <style:text-properties fo:font-size="10pt" officeooo:rsid="010a2462" style:font-size-asian="10pt" style:font-size-complex="10pt"/>
    </style:style>
    <style:style style:name="T88" style:family="text">
      <style:text-properties fo:font-size="10pt" officeooo:rsid="00dab592" style:font-size-asian="10pt" style:font-size-complex="10pt"/>
    </style:style>
    <style:style style:name="T89" style:family="text">
      <style:text-properties fo:font-size="10pt" officeooo:rsid="010b5f33" style:font-size-asian="10pt" style:font-size-complex="10pt"/>
    </style:style>
    <style:style style:name="T90" style:family="text">
      <style:text-properties fo:font-size="10pt" officeooo:rsid="010da228" style:font-size-asian="10pt" style:font-size-complex="10pt"/>
    </style:style>
    <style:style style:name="T91" style:family="text">
      <style:text-properties fo:font-size="10pt" officeooo:rsid="010d1258" style:font-size-asian="10pt" style:font-size-complex="10pt"/>
    </style:style>
    <style:style style:name="T92" style:family="text">
      <style:text-properties fo:font-size="10pt" officeooo:rsid="010e6014" style:font-size-asian="10pt" style:font-size-complex="10pt"/>
    </style:style>
    <style:style style:name="T93" style:family="text">
      <style:text-properties fo:font-size="10pt" officeooo:rsid="010e9aac" style:font-size-asian="10pt" style:font-size-complex="10pt"/>
    </style:style>
    <style:style style:name="T94" style:family="text">
      <style:text-properties fo:font-size="10pt" officeooo:rsid="01103546" style:font-size-asian="10pt" style:font-size-complex="10pt"/>
    </style:style>
    <style:style style:name="T95" style:family="text">
      <style:text-properties fo:font-size="10pt" officeooo:rsid="0111d4f1" style:font-size-asian="10pt" style:font-size-complex="10pt"/>
    </style:style>
    <style:style style:name="T96" style:family="text">
      <style:text-properties fo:font-size="10pt" officeooo:rsid="0112190f" style:font-size-asian="10pt" style:font-size-complex="10pt"/>
    </style:style>
    <style:style style:name="T97" style:family="text">
      <style:text-properties fo:font-size="10pt" officeooo:rsid="0113746c" style:font-size-asian="10pt" style:font-size-complex="10pt"/>
    </style:style>
    <style:style style:name="T98" style:family="text">
      <style:text-properties fo:font-size="10pt" officeooo:rsid="011463fb" style:font-size-asian="10pt" style:font-size-complex="10pt"/>
    </style:style>
    <style:style style:name="T99" style:family="text">
      <style:text-properties fo:font-size="10pt" officeooo:rsid="0115e4da" style:font-size-asian="10pt" style:font-size-complex="10pt"/>
    </style:style>
    <style:style style:name="T100" style:family="text">
      <style:text-properties fo:font-size="10pt" officeooo:rsid="011c15c7" style:font-size-asian="10pt" style:font-size-complex="10pt"/>
    </style:style>
    <style:style style:name="T101" style:family="text">
      <style:text-properties fo:font-size="10pt" officeooo:rsid="011d2cae" style:font-size-asian="10pt" style:font-size-complex="10pt"/>
    </style:style>
    <style:style style:name="T102" style:family="text">
      <style:text-properties fo:font-size="10pt" officeooo:rsid="011da0b2" style:font-size-asian="10pt" style:font-size-complex="10pt"/>
    </style:style>
    <style:style style:name="T103" style:family="text">
      <style:text-properties fo:font-size="10pt" officeooo:rsid="011f5964" style:font-size-asian="10pt" style:font-size-complex="10pt"/>
    </style:style>
    <style:style style:name="T104" style:family="text">
      <style:text-properties fo:font-size="10pt" officeooo:rsid="011fde32" style:font-size-asian="10pt" style:font-size-complex="10pt"/>
    </style:style>
    <style:style style:name="T105" style:family="text">
      <style:text-properties fo:font-size="10pt" officeooo:rsid="0121dccb" style:font-size-asian="10pt" style:font-size-complex="10pt"/>
    </style:style>
    <style:style style:name="T106" style:family="text">
      <style:text-properties fo:font-size="10pt" officeooo:rsid="01250e07" style:font-size-asian="10pt" style:font-size-complex="10pt"/>
    </style:style>
    <style:style style:name="T107" style:family="text">
      <style:text-properties fo:font-size="10pt" officeooo:rsid="01162062" style:font-size-asian="10pt" style:font-size-complex="10pt"/>
    </style:style>
    <style:style style:name="T108" style:family="text">
      <style:text-properties fo:font-size="10pt" officeooo:rsid="011ab00b" style:font-size-asian="10pt" style:font-size-complex="10pt"/>
    </style:style>
    <style:style style:name="T109" style:family="text">
      <style:text-properties fo:font-size="10pt" officeooo:rsid="0129c3b1" style:font-size-asian="10pt" style:font-size-complex="10pt"/>
    </style:style>
    <style:style style:name="T110" style:family="text">
      <style:text-properties fo:font-size="10pt" officeooo:rsid="0126b4a6" style:font-size-asian="10pt" style:font-size-complex="10pt"/>
    </style:style>
    <style:style style:name="T111" style:family="text">
      <style:text-properties fo:font-size="10pt" officeooo:rsid="012982bd" style:font-size-asian="10pt" style:font-size-complex="10pt"/>
    </style:style>
    <style:style style:name="T112" style:family="text">
      <style:text-properties fo:font-size="10pt" officeooo:rsid="01286d92" style:font-size-asian="10pt" style:font-size-complex="10pt"/>
    </style:style>
    <style:style style:name="T113" style:family="text">
      <style:text-properties fo:font-size="10pt" officeooo:rsid="012e4b53" style:font-size-asian="10pt" style:font-size-complex="10pt"/>
    </style:style>
    <style:style style:name="T114" style:family="text">
      <style:text-properties fo:font-size="10pt" officeooo:rsid="012e9c17" style:font-size-asian="10pt" style:font-size-complex="10pt"/>
    </style:style>
    <style:style style:name="T115" style:family="text">
      <style:text-properties fo:font-size="10pt" officeooo:rsid="01a09380" style:font-size-asian="10pt" style:font-size-complex="10pt"/>
    </style:style>
    <style:style style:name="T116" style:family="text">
      <style:text-properties fo:font-size="10pt" officeooo:rsid="01a1e093" style:font-size-asian="10pt" style:font-size-complex="10pt"/>
    </style:style>
    <style:style style:name="T117" style:family="text">
      <style:text-properties fo:font-size="10pt" officeooo:rsid="01cbd5f0" style:font-size-asian="10pt" style:font-size-complex="10pt"/>
    </style:style>
    <style:style style:name="T118" style:family="text">
      <style:text-properties fo:font-size="10pt" officeooo:rsid="00112b7e" style:font-size-asian="10pt" style:font-size-complex="10pt"/>
    </style:style>
    <style:style style:name="T119" style:family="text">
      <style:text-properties fo:font-size="10pt" officeooo:rsid="01cd0473" style:font-size-asian="10pt" style:font-size-complex="10pt"/>
    </style:style>
    <style:style style:name="T120" style:family="text">
      <style:text-properties fo:font-size="10pt" officeooo:rsid="01ce5e32" style:font-size-asian="10pt" style:font-size-complex="10pt"/>
    </style:style>
    <style:style style:name="T121" style:family="text">
      <style:text-properties fo:font-size="10pt" officeooo:rsid="005cef9e" style:font-size-asian="10pt" style:font-size-complex="10pt"/>
    </style:style>
    <style:style style:name="T122" style:family="text">
      <style:text-properties fo:font-size="10pt" officeooo:rsid="01d13b22" style:font-size-asian="10pt" style:font-size-complex="10pt"/>
    </style:style>
    <style:style style:name="T123" style:family="text">
      <style:text-properties fo:font-size="10pt" officeooo:rsid="00450b7f" style:font-size-asian="10pt" style:font-size-complex="10pt"/>
    </style:style>
    <style:style style:name="T124" style:family="text">
      <style:text-properties fo:font-size="10pt" officeooo:rsid="0058d899" style:font-size-asian="10pt" style:font-size-complex="10pt"/>
    </style:style>
    <style:style style:name="T125" style:family="text">
      <style:text-properties fo:font-size="10pt" officeooo:rsid="005902aa" style:font-size-asian="10pt" style:font-size-complex="10pt"/>
    </style:style>
    <style:style style:name="T126" style:family="text">
      <style:text-properties fo:font-size="10pt" officeooo:rsid="01d1df45" style:font-size-asian="10pt" style:font-size-complex="10pt"/>
    </style:style>
    <style:style style:name="T127" style:family="text">
      <style:text-properties fo:font-size="10pt" officeooo:rsid="024ae86d" style:font-size-asian="10pt" style:font-size-complex="10pt"/>
    </style:style>
    <style:style style:name="T128" style:family="text">
      <style:text-properties fo:font-size="10pt" officeooo:rsid="024b159e" style:font-size-asian="10pt" style:font-size-complex="10pt"/>
    </style:style>
    <style:style style:name="T129" style:family="text">
      <style:text-properties fo:font-size="10pt" officeooo:rsid="024bc5f5" style:font-size-asian="10pt" style:font-size-complex="10pt"/>
    </style:style>
    <style:style style:name="T130" style:family="text">
      <style:text-properties fo:font-size="10pt" officeooo:rsid="024e44dc" style:font-size-asian="10pt" style:font-size-complex="10pt"/>
    </style:style>
    <style:style style:name="T131" style:family="text">
      <style:text-properties fo:font-size="10pt" officeooo:rsid="02503042" style:font-size-asian="10pt" style:font-size-complex="10pt"/>
    </style:style>
    <style:style style:name="T132" style:family="text">
      <style:text-properties fo:font-size="10pt" officeooo:rsid="0255be4e" style:font-size-asian="10pt" style:font-size-complex="10pt"/>
    </style:style>
    <style:style style:name="T133" style:family="text">
      <style:text-properties fo:font-size="10pt" officeooo:rsid="02593785" style:font-size-asian="10pt" style:font-size-complex="10pt"/>
    </style:style>
    <style:style style:name="T134" style:family="text">
      <style:text-properties fo:font-size="10pt" officeooo:rsid="0279311f" style:font-size-asian="10pt" style:font-size-complex="10pt"/>
    </style:style>
    <style:style style:name="T135" style:family="text">
      <style:text-properties fo:font-size="10pt" officeooo:rsid="027cb891" style:font-size-asian="10pt" style:font-size-complex="10pt"/>
    </style:style>
    <style:style style:name="T136" style:family="text">
      <style:text-properties fo:font-size="10pt" officeooo:rsid="02bf0a7d" style:font-size-asian="10pt" style:font-size-complex="10pt"/>
    </style:style>
    <style:style style:name="T137" style:family="text">
      <style:text-properties fo:font-size="10pt" officeooo:rsid="02c331e2" style:font-size-asian="10pt" style:font-size-complex="10pt"/>
    </style:style>
    <style:style style:name="T138" style:family="text">
      <style:text-properties fo:font-size="10pt" officeooo:rsid="02c405af" style:font-size-asian="10pt" style:font-size-complex="10pt"/>
    </style:style>
    <style:style style:name="T139" style:family="text">
      <style:text-properties fo:font-size="10pt" officeooo:rsid="011788ea" style:font-size-asian="10pt" style:font-size-complex="10pt"/>
    </style:style>
    <style:style style:name="T140" style:family="text">
      <style:text-properties fo:font-size="10pt" officeooo:rsid="0118e68d" style:font-size-asian="10pt" style:font-size-complex="10pt"/>
    </style:style>
    <style:style style:name="T141" style:family="text">
      <style:text-properties fo:font-size="10pt" officeooo:rsid="02c5e1d5" style:font-size-asian="10pt" style:font-size-complex="10pt"/>
    </style:style>
    <style:style style:name="T142" style:family="text">
      <style:text-properties fo:font-size="10pt" officeooo:rsid="02d80bcf" style:font-size-asian="10pt" style:font-size-complex="10pt"/>
    </style:style>
    <style:style style:name="T143" style:family="text">
      <style:text-properties fo:font-size="10pt" officeooo:rsid="02dc16f1" style:font-size-asian="10pt" style:font-size-complex="10pt"/>
    </style:style>
    <style:style style:name="T144" style:family="text">
      <style:text-properties fo:font-size="10pt" officeooo:rsid="031da29f" style:font-size-asian="10pt" style:font-size-complex="10pt"/>
    </style:style>
    <style:style style:name="T145" style:family="text">
      <style:text-properties fo:font-size="10pt" officeooo:rsid="00c693fd" style:font-size-asian="10pt" style:font-size-complex="10pt"/>
    </style:style>
    <style:style style:name="T146" style:family="text">
      <style:text-properties fo:font-size="10pt" officeooo:rsid="00c72895" style:font-size-asian="10pt" style:font-size-complex="10pt"/>
    </style:style>
    <style:style style:name="T147" style:family="text">
      <style:text-properties fo:font-size="10pt" officeooo:rsid="00c74e48" style:font-size-asian="10pt" style:font-size-complex="10pt"/>
    </style:style>
    <style:style style:name="T148" style:family="text">
      <style:text-properties fo:font-size="10pt" officeooo:rsid="0324b203" style:font-size-asian="10pt" style:font-size-complex="10pt"/>
    </style:style>
    <style:style style:name="T149" style:family="text">
      <style:text-properties fo:font-size="10pt" officeooo:rsid="0325d270" style:font-size-asian="10pt" style:font-size-complex="10pt"/>
    </style:style>
    <style:style style:name="T150" style:family="text">
      <style:text-properties fo:font-size="10pt" fo:font-style="italic" style:font-size-asian="10pt" style:font-style-asian="italic" style:font-size-complex="10pt" style:font-style-complex="italic"/>
    </style:style>
    <style:style style:name="T151" style:family="text">
      <style:text-properties fo:font-size="10pt" fo:font-style="italic" officeooo:rsid="001e4fc1" style:font-size-asian="10pt" style:font-style-asian="italic" style:font-size-complex="10pt" style:font-style-complex="italic"/>
    </style:style>
    <style:style style:name="T152" style:family="text">
      <style:text-properties fo:font-size="10pt" fo:font-style="italic" officeooo:rsid="00254a80" style:font-size-asian="10pt" style:font-style-asian="italic" style:font-size-complex="10pt" style:font-style-complex="italic"/>
    </style:style>
    <style:style style:name="T153" style:family="text">
      <style:text-properties fo:font-size="10pt" fo:font-style="italic" officeooo:rsid="002603f1" style:font-size-asian="10pt" style:font-style-asian="italic" style:font-size-complex="10pt" style:font-style-complex="italic"/>
    </style:style>
    <style:style style:name="T154" style:family="text">
      <style:text-properties fo:font-size="10pt" fo:font-style="italic" officeooo:rsid="001c2afb" style:font-size-asian="10pt" style:font-style-asian="italic" style:font-size-complex="10pt" style:font-style-complex="italic"/>
    </style:style>
    <style:style style:name="T155" style:family="text">
      <style:text-properties fo:font-size="10pt" fo:font-style="italic" officeooo:rsid="002deb8f" style:font-size-asian="10pt" style:font-style-asian="italic" style:font-size-complex="10pt" style:font-style-complex="italic"/>
    </style:style>
    <style:style style:name="T156" style:family="text">
      <style:text-properties fo:font-size="10pt" fo:font-style="italic" officeooo:rsid="0035b7ee" style:font-size-asian="10pt" style:font-style-asian="italic" style:font-size-complex="10pt" style:font-style-complex="italic"/>
    </style:style>
    <style:style style:name="T157" style:family="text">
      <style:text-properties fo:font-size="10pt" fo:font-style="italic" officeooo:rsid="0037fd00" style:font-size-asian="10pt" style:font-style-asian="italic" style:font-size-complex="10pt" style:font-style-complex="italic"/>
    </style:style>
    <style:style style:name="T158" style:family="text">
      <style:text-properties fo:font-size="10pt" fo:font-style="italic" officeooo:rsid="00388ce8" style:font-size-asian="10pt" style:font-style-asian="italic" style:font-size-complex="10pt" style:font-style-complex="italic"/>
    </style:style>
    <style:style style:name="T159" style:family="text">
      <style:text-properties fo:font-size="10pt" fo:font-style="italic" officeooo:rsid="00128ad7" style:font-size-asian="10pt" style:font-style-asian="italic" style:font-size-complex="10pt" style:font-style-complex="italic"/>
    </style:style>
    <style:style style:name="T160" style:family="text">
      <style:text-properties fo:font-size="10pt" fo:font-style="italic" officeooo:rsid="0016b1f5" style:font-size-asian="10pt" style:font-style-asian="italic" style:font-size-complex="10pt" style:font-style-complex="italic"/>
    </style:style>
    <style:style style:name="T161" style:family="text">
      <style:text-properties fo:font-size="10pt" fo:font-style="italic" officeooo:rsid="00159027" style:font-size-asian="10pt" style:font-style-asian="italic" style:font-size-complex="10pt" style:font-style-complex="italic"/>
    </style:style>
    <style:style style:name="T162" style:family="text">
      <style:text-properties fo:font-size="10pt" fo:font-style="italic" officeooo:rsid="003dfe5c" style:font-size-asian="10pt" style:font-style-asian="italic" style:font-size-complex="10pt" style:font-style-complex="italic"/>
    </style:style>
    <style:style style:name="T163" style:family="text">
      <style:text-properties fo:font-size="10pt" fo:font-style="italic" officeooo:rsid="005ad6b0" style:font-size-asian="10pt" style:font-style-asian="italic" style:font-size-complex="10pt" style:font-style-complex="italic"/>
    </style:style>
    <style:style style:name="T164" style:family="text">
      <style:text-properties fo:font-size="10pt" fo:font-style="italic" officeooo:rsid="006509da" style:font-size-asian="10pt" style:font-style-asian="italic" style:font-size-complex="10pt" style:font-style-complex="italic"/>
    </style:style>
    <style:style style:name="T165" style:family="text">
      <style:text-properties fo:font-size="10pt" fo:font-style="italic" officeooo:rsid="00676e51" style:font-size-asian="10pt" style:font-style-asian="italic" style:font-size-complex="10pt" style:font-style-complex="italic"/>
    </style:style>
    <style:style style:name="T166" style:family="text">
      <style:text-properties fo:font-size="10pt" fo:font-style="italic" officeooo:rsid="006cdce1" style:font-size-asian="10pt" style:font-style-asian="italic" style:font-size-complex="10pt" style:font-style-complex="italic"/>
    </style:style>
    <style:style style:name="T167" style:family="text">
      <style:text-properties fo:font-size="10pt" fo:font-style="italic" officeooo:rsid="00749ba8" style:font-size-asian="10pt" style:font-style-asian="italic" style:font-size-complex="10pt" style:font-style-complex="italic"/>
    </style:style>
    <style:style style:name="T168" style:family="text">
      <style:text-properties fo:font-size="10pt" fo:font-style="italic" officeooo:rsid="00767111" style:font-size-asian="10pt" style:font-style-asian="italic" style:font-size-complex="10pt" style:font-style-complex="italic"/>
    </style:style>
    <style:style style:name="T169" style:family="text">
      <style:text-properties fo:font-size="10pt" fo:font-style="italic" officeooo:rsid="0094dd02" style:font-size-asian="10pt" style:font-style-asian="italic" style:font-size-complex="10pt" style:font-style-complex="italic"/>
    </style:style>
    <style:style style:name="T170" style:family="text">
      <style:text-properties fo:font-size="10pt" fo:font-style="italic" officeooo:rsid="008f5de4" style:font-size-asian="10pt" style:font-style-asian="italic" style:font-size-complex="10pt" style:font-style-complex="italic"/>
    </style:style>
    <style:style style:name="T171" style:family="text">
      <style:text-properties fo:font-size="10pt" fo:font-style="italic" officeooo:rsid="01a1e093" style:font-size-asian="10pt" style:font-style-asian="italic" style:font-size-complex="10pt" style:font-style-complex="italic"/>
    </style:style>
    <style:style style:name="T172" style:family="text">
      <style:text-properties fo:font-size="10pt" fo:font-style="italic" officeooo:rsid="024bc5f5" style:font-size-asian="10pt" style:font-style-asian="italic" style:font-size-complex="10pt" style:font-style-complex="italic"/>
    </style:style>
    <style:style style:name="T173" style:family="text">
      <style:text-properties fo:font-size="10pt" fo:font-style="italic" officeooo:rsid="0255be4e" style:font-size-asian="10pt" style:font-style-asian="italic" style:font-size-complex="10pt" style:font-style-complex="italic"/>
    </style:style>
    <style:style style:name="T174" style:family="text">
      <style:text-properties fo:font-size="10pt" fo:font-style="italic" officeooo:rsid="027c1297" style:font-size-asian="10pt" style:font-style-asian="italic" style:font-size-complex="10pt" style:font-style-complex="italic"/>
    </style:style>
    <style:style style:name="T175" style:family="text">
      <style:text-properties fo:font-size="10pt" fo:font-style="italic" officeooo:rsid="027cb891" style:font-size-asian="10pt" style:font-style-asian="italic" style:font-size-complex="10pt" style:font-style-complex="italic"/>
    </style:style>
    <style:style style:name="T176" style:family="text">
      <style:text-properties fo:font-size="10pt" fo:font-style="italic" officeooo:rsid="027deb33" style:font-size-asian="10pt" style:font-style-asian="italic" style:font-size-complex="10pt" style:font-style-complex="italic"/>
    </style:style>
    <style:style style:name="T177" style:family="text">
      <style:text-properties fo:font-size="10pt" fo:font-style="italic" officeooo:rsid="02dc16f1" style:font-size-asian="10pt" style:font-style-asian="italic" style:font-size-complex="10pt" style:font-style-complex="italic"/>
    </style:style>
    <style:style style:name="T178" style:family="text">
      <style:text-properties fo:font-size="10pt" fo:font-style="italic" officeooo:rsid="03501e7b" style:font-size-asian="10pt" style:font-style-asian="italic" style:font-size-complex="10pt" style:font-style-complex="italic"/>
    </style:style>
    <style:style style:name="T179" style:family="text">
      <style:text-properties fo:font-size="10pt" fo:font-style="italic" officeooo:rsid="0350e62e" style:font-size-asian="10pt" style:font-style-asian="italic" style:font-size-complex="10pt" style:font-style-complex="italic"/>
    </style:style>
    <style:style style:name="T180" style:family="text">
      <style:text-properties fo:font-size="10pt" fo:font-style="normal" officeooo:rsid="00388ce8" style:font-size-asian="10pt" style:font-style-asian="normal" style:font-size-complex="10pt" style:font-style-complex="normal"/>
    </style:style>
    <style:style style:name="T181" style:family="text">
      <style:text-properties fo:font-size="10pt" fo:font-style="normal" officeooo:rsid="003a57b9" style:font-size-asian="10pt" style:font-style-asian="normal" style:font-size-complex="10pt" style:font-style-complex="normal"/>
    </style:style>
    <style:style style:name="T182" style:family="text">
      <style:text-properties fo:font-size="10pt" fo:font-style="normal" officeooo:rsid="003fedb7" style:font-size-asian="10pt" style:font-style-asian="normal" style:font-size-complex="10pt" style:font-style-complex="normal"/>
    </style:style>
    <style:style style:name="T183" style:family="text">
      <style:text-properties fo:font-size="10pt" fo:font-style="normal" officeooo:rsid="0073be8a" style:font-size-asian="10pt" style:font-style-asian="normal" style:font-size-complex="10pt" style:font-style-complex="normal"/>
    </style:style>
    <style:style style:name="T184" style:family="text">
      <style:text-properties fo:font-size="10pt" fo:font-style="normal" officeooo:rsid="00767111" style:font-size-asian="10pt" style:font-style-asian="normal" style:font-size-complex="10pt" style:font-style-complex="normal"/>
    </style:style>
    <style:style style:name="T185" style:family="text">
      <style:text-properties fo:color="#127622" style:font-name="FreeMono" fo:font-size="10pt" fo:font-weight="bold" officeooo:rsid="00318afe" style:font-size-asian="10pt" style:font-weight-asian="bold" style:font-size-complex="10pt" style:font-weight-complex="bold"/>
    </style:style>
    <style:style style:name="T186" style:family="text">
      <style:text-properties fo:color="#127622" style:font-name="FreeMono" fo:font-size="10pt" fo:font-weight="bold" officeooo:rsid="0037bd01" style:font-size-asian="10pt" style:font-weight-asian="bold" style:font-size-complex="10pt" style:font-weight-complex="bold"/>
    </style:style>
    <style:style style:name="T187" style:family="text">
      <style:text-properties fo:color="#127622" style:font-name="FreeMono" fo:font-size="10pt" fo:font-weight="bold" officeooo:rsid="0037fd00" style:font-size-asian="10pt" style:font-weight-asian="bold" style:font-size-complex="10pt" style:font-weight-complex="bold"/>
    </style:style>
    <style:style style:name="T188" style:family="text">
      <style:text-properties fo:color="#127622" style:font-name="FreeMono" fo:font-weight="bold" officeooo:rsid="00176b9a" style:font-weight-asian="bold" style:font-weight-complex="bold"/>
    </style:style>
    <style:style style:name="T189" style:family="text">
      <style:text-properties fo:color="#127622" style:font-name="FreeMono" fo:font-weight="bold" officeooo:rsid="001945ae" style:font-weight-asian="bold" style:font-weight-complex="bold"/>
    </style:style>
    <style:style style:name="T190" style:family="text">
      <style:text-properties fo:color="#127622" style:font-name="FreeMono" fo:font-weight="bold" officeooo:rsid="001ae05d" style:font-weight-asian="bold" style:font-weight-complex="bold"/>
    </style:style>
    <style:style style:name="T191" style:family="text">
      <style:text-properties fo:color="#127622" style:font-name="FreeMono" fo:font-size="8pt" fo:font-weight="bold" officeooo:rsid="005cef9e" style:font-size-asian="8pt" style:font-weight-asian="bold" style:font-size-complex="8pt" style:font-weight-complex="bold"/>
    </style:style>
    <style:style style:name="T192"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193"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194"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195"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196"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197"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198"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199"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200"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201"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02"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03"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04"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05"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06"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07"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08"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09"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10"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11"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12"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13"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14"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15"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16"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17" style:family="text">
      <style:text-properties officeooo:rsid="001ae05d"/>
    </style:style>
    <style:style style:name="T218" style:family="text">
      <style:text-properties officeooo:rsid="001e4fc1"/>
    </style:style>
    <style:style style:name="T219" style:family="text">
      <style:text-properties officeooo:rsid="001fd264"/>
    </style:style>
    <style:style style:name="T220" style:family="text">
      <style:text-properties style:text-position="super 58%" fo:font-size="10pt" officeooo:rsid="00318afe" style:font-size-asian="10pt" style:font-size-complex="10pt"/>
    </style:style>
    <style:style style:name="T221" style:family="text">
      <style:text-properties style:text-position="super 58%" fo:font-size="10pt" officeooo:rsid="0037fd00" style:font-size-asian="10pt" style:font-size-complex="10pt"/>
    </style:style>
    <style:style style:name="T222" style:family="text">
      <style:text-properties style:text-position="super 58%" fo:font-size="10pt" officeooo:rsid="003b4a7b" style:font-size-asian="10pt" style:font-size-complex="10pt"/>
    </style:style>
    <style:style style:name="T223" style:family="text">
      <style:text-properties style:text-position="super 58%" style:font-name="Liberation Serif" fo:font-size="10pt" officeooo:rsid="00f90911" style:font-size-asian="8.75pt" style:font-size-complex="10pt"/>
    </style:style>
    <style:style style:name="T224" style:family="text">
      <style:text-properties fo:font-style="normal" style:font-style-asian="normal" style:font-style-complex="normal"/>
    </style:style>
    <style:style style:name="T225" style:family="text">
      <style:text-properties fo:font-style="normal" officeooo:rsid="001e4fc1" style:font-style-asian="normal" style:font-style-complex="normal"/>
    </style:style>
    <style:style style:name="T226" style:family="text">
      <style:text-properties fo:font-style="normal" officeooo:rsid="00595835" style:font-style-asian="normal" style:font-style-complex="normal"/>
    </style:style>
    <style:style style:name="T227" style:family="text">
      <style:text-properties fo:font-style="normal" officeooo:rsid="005ad6b0" style:font-style-asian="normal" style:font-style-complex="normal"/>
    </style:style>
    <style:style style:name="T228" style:family="text">
      <style:text-properties fo:font-style="normal" officeooo:rsid="032c8e80" style:font-style-asian="normal" style:font-style-complex="normal"/>
    </style:style>
    <style:style style:name="T229" style:family="text">
      <style:text-properties fo:font-style="normal" officeooo:rsid="032cd18b" style:font-style-asian="normal" style:font-style-complex="normal"/>
    </style:style>
    <style:style style:name="T230" style:family="text">
      <style:text-properties officeooo:rsid="003b4a7b"/>
    </style:style>
    <style:style style:name="T231" style:family="text">
      <style:text-properties officeooo:rsid="00410c1b"/>
    </style:style>
    <style:style style:name="T232" style:family="text">
      <style:text-properties style:text-line-through-style="none" style:text-line-through-type="none" fo:font-size="10pt" officeooo:rsid="00421746" style:font-size-asian="10pt" style:font-size-complex="10pt"/>
    </style:style>
    <style:style style:name="T233" style:family="text">
      <style:text-properties style:text-line-through-style="none" style:text-line-through-type="none" fo:font-size="10pt" officeooo:rsid="001c2afb" style:font-size-asian="10pt" style:font-size-complex="10pt"/>
    </style:style>
    <style:style style:name="T234" style:family="text">
      <style:text-properties style:text-line-through-style="none" style:text-line-through-type="none" fo:font-size="8pt" officeooo:rsid="00450b7f" style:font-size-asian="8pt" style:font-size-complex="8pt"/>
    </style:style>
    <style:style style:name="T235" style:family="text">
      <style:text-properties fo:font-size="8pt" style:font-size-asian="8pt" style:font-size-complex="8pt"/>
    </style:style>
    <style:style style:name="T236" style:family="text">
      <style:text-properties fo:font-size="8pt" officeooo:rsid="0045e7e5" style:font-size-asian="8pt" style:font-size-complex="8pt"/>
    </style:style>
    <style:style style:name="T237" style:family="text">
      <style:text-properties fo:font-size="8pt" officeooo:rsid="00461abe" style:font-size-asian="8pt" style:font-size-complex="8pt"/>
    </style:style>
    <style:style style:name="T238" style:family="text">
      <style:text-properties fo:font-size="8pt" officeooo:rsid="0040b823" style:font-size-asian="8pt" style:font-size-complex="8pt"/>
    </style:style>
    <style:style style:name="T239" style:family="text">
      <style:text-properties fo:font-size="8pt" officeooo:rsid="0056cb2c" style:font-size-asian="8pt" style:font-size-complex="8pt"/>
    </style:style>
    <style:style style:name="T240" style:family="text">
      <style:text-properties fo:font-size="8pt" officeooo:rsid="0057c21c" style:font-size-asian="8pt" style:font-size-complex="8pt"/>
    </style:style>
    <style:style style:name="T241" style:family="text">
      <style:text-properties fo:font-size="8pt" officeooo:rsid="0058d899" style:font-size-asian="8pt" style:font-size-complex="8pt"/>
    </style:style>
    <style:style style:name="T242" style:family="text">
      <style:text-properties fo:font-size="8pt" officeooo:rsid="005b851e" style:font-size-asian="8pt" style:font-size-complex="8pt"/>
    </style:style>
    <style:style style:name="T243" style:family="text">
      <style:text-properties fo:font-size="8pt" officeooo:rsid="005ce2a9" style:font-size-asian="8pt" style:font-size-complex="8pt"/>
    </style:style>
    <style:style style:name="T244" style:family="text">
      <style:text-properties fo:font-size="8pt" officeooo:rsid="00325bd8" style:font-size-asian="8pt" style:font-size-complex="8pt"/>
    </style:style>
    <style:style style:name="T245" style:family="text">
      <style:text-properties fo:font-size="8pt" officeooo:rsid="002f91c8" style:font-size-asian="8pt" style:font-size-complex="8pt"/>
    </style:style>
    <style:style style:name="T246" style:family="text">
      <style:text-properties fo:font-size="8pt" officeooo:rsid="003147eb" style:font-size-asian="8pt" style:font-size-complex="8pt"/>
    </style:style>
    <style:style style:name="T247" style:family="text">
      <style:text-properties fo:font-size="8pt" officeooo:rsid="003433a4" style:font-size-asian="8pt" style:font-size-complex="8pt"/>
    </style:style>
    <style:style style:name="T248" style:family="text">
      <style:text-properties fo:font-size="8pt" officeooo:rsid="00307dac" style:font-size-asian="8pt" style:font-size-complex="8pt"/>
    </style:style>
    <style:style style:name="T249" style:family="text">
      <style:text-properties fo:font-size="8pt" officeooo:rsid="0036f158" style:font-size-asian="8pt" style:font-size-complex="8pt"/>
    </style:style>
    <style:style style:name="T250" style:family="text">
      <style:text-properties fo:font-size="8pt" officeooo:rsid="006fcf04" style:font-size-asian="8pt" style:font-size-complex="8pt"/>
    </style:style>
    <style:style style:name="T251" style:family="text">
      <style:text-properties fo:font-size="8pt" officeooo:rsid="002ca044" style:font-size-asian="8pt" style:font-size-complex="8pt"/>
    </style:style>
    <style:style style:name="T252" style:family="text">
      <style:text-properties fo:font-size="8pt" officeooo:rsid="0026e162" style:font-size-asian="8pt" style:font-size-complex="8pt"/>
    </style:style>
    <style:style style:name="T253" style:family="text">
      <style:text-properties fo:font-size="8pt" officeooo:rsid="002b8b88" style:font-size-asian="8pt" style:font-size-complex="8pt"/>
    </style:style>
    <style:style style:name="T254" style:family="text">
      <style:text-properties fo:font-size="8pt" officeooo:rsid="002a6d98" style:font-size-asian="8pt" style:font-size-complex="8pt"/>
    </style:style>
    <style:style style:name="T255" style:family="text">
      <style:text-properties fo:font-size="8pt" officeooo:rsid="0029e15b" style:font-size-asian="8pt" style:font-size-complex="8pt"/>
    </style:style>
    <style:style style:name="T256" style:family="text">
      <style:text-properties fo:font-size="8pt" officeooo:rsid="0028d80f" style:font-size-asian="8pt" style:font-size-complex="8pt"/>
    </style:style>
    <style:style style:name="T257" style:family="text">
      <style:text-properties fo:font-size="8pt" officeooo:rsid="006febd3" style:font-size-asian="8pt" style:font-size-complex="8pt"/>
    </style:style>
    <style:style style:name="T258" style:family="text">
      <style:text-properties fo:font-size="8pt" officeooo:rsid="0073be8a" style:font-size-asian="8pt" style:font-size-complex="8pt"/>
    </style:style>
    <style:style style:name="T259" style:family="text">
      <style:text-properties fo:font-size="8pt" officeooo:rsid="0255be4e" style:font-size-asian="8pt" style:font-size-complex="8pt"/>
    </style:style>
    <style:style style:name="T260" style:family="text">
      <style:text-properties fo:font-size="8pt" officeooo:rsid="031da29f" style:font-size-asian="8pt" style:font-size-complex="8pt"/>
    </style:style>
    <style:style style:name="T261" style:family="text">
      <style:text-properties fo:font-size="8pt" officeooo:rsid="03501e7b" style:font-size-asian="8pt" style:font-size-complex="8pt"/>
    </style:style>
    <style:style style:name="T262"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63"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64"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5"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6"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7"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8" style:family="text">
      <style:text-properties fo:color="#55308d" fo:font-style="italic" officeooo:rsid="012b36a5" style:font-style-asian="italic" style:font-style-complex="italic"/>
    </style:style>
    <style:style style:name="T269"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70"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71" style:family="text">
      <style:text-properties style:font-name="Liberation Sans" fo:font-size="10.3000001907349pt" fo:font-style="italic" fo:font-weight="bold" officeooo:rsid="004d019d"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T272" style:family="text">
      <style:text-properties style:text-position="sub 58%" fo:font-size="10pt" officeooo:rsid="00549473" style:font-size-asian="10pt" style:font-size-complex="10pt"/>
    </style:style>
    <style:style style:name="T273" style:family="text">
      <style:text-properties style:text-position="sub 58%" fo:font-size="10pt" officeooo:rsid="00513e1f" style:font-size-asian="10pt" style:font-size-complex="10pt"/>
    </style:style>
    <style:style style:name="T274" style:family="text">
      <style:text-properties style:text-position="sub 58%" fo:font-size="10pt" officeooo:rsid="0057c21c" style:font-size-asian="10pt" style:font-size-complex="10pt"/>
    </style:style>
    <style:style style:name="T275" style:family="text">
      <style:text-properties style:text-position="sub 58%" fo:font-size="10pt" officeooo:rsid="0058d899" style:font-size-asian="10pt" style:font-size-complex="10pt"/>
    </style:style>
    <style:style style:name="T276" style:family="text">
      <style:text-properties fo:color="#000000" style:font-name="Liberation Serif" fo:font-size="10pt" fo:font-style="normal" officeooo:rsid="00bf5fbf" style:font-size-asian="10pt" style:font-style-asian="normal" style:font-size-complex="10pt" style:font-style-complex="normal"/>
    </style:style>
    <style:style style:name="T277" style:family="text">
      <style:text-properties fo:color="#000000" style:font-name="Liberation Serif" fo:font-size="10pt" fo:font-style="normal" officeooo:rsid="00c0e0aa" style:font-size-asian="10pt" style:font-style-asian="normal" style:font-size-complex="10pt" style:font-style-complex="normal"/>
    </style:style>
    <style:style style:name="T278" style:family="text">
      <style:text-properties fo:color="#000000" style:font-name="Liberation Serif" fo:font-size="10pt" fo:font-style="normal" officeooo:rsid="00c2c988" style:font-size-asian="10pt" style:font-style-asian="normal" style:font-size-complex="10pt" style:font-style-complex="normal"/>
    </style:style>
    <style:style style:name="T279" style:family="text">
      <style:text-properties fo:color="#000000" style:font-name="Liberation Serif" fo:font-size="10pt" fo:font-style="normal" officeooo:rsid="02429f97" style:font-size-asian="10pt" style:font-style-asian="normal" style:font-size-complex="10pt" style:font-style-complex="normal"/>
    </style:style>
    <style:style style:name="T280"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281"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282"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283"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284"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285"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286"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287"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288"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289"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290"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291"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292"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293"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294"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295"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296"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297"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298"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299"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00"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01"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02"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03"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04"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05"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06"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07"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08"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09" style:family="text">
      <style:text-properties fo:color="#000000" style:font-name="Liberation Serif" fo:font-size="10pt" fo:font-style="normal" officeooo:rsid="02a10814" style:font-size-asian="8.75pt" style:font-style-asian="normal" style:font-size-complex="10pt" style:font-style-complex="normal"/>
    </style:style>
    <style:style style:name="T310" style:family="text">
      <style:text-properties fo:color="#000000" style:font-name="Liberation Serif" fo:font-size="10pt" officeooo:rsid="01a618db" style:font-size-asian="10pt" style:font-size-complex="10pt"/>
    </style:style>
    <style:style style:name="T311" style:family="text">
      <style:text-properties fo:color="#000000" style:font-name="Liberation Serif" fo:font-size="10pt" officeooo:rsid="005e8101" style:font-size-asian="10pt" style:font-size-complex="10pt"/>
    </style:style>
    <style:style style:name="T312" style:family="text">
      <style:text-properties fo:color="#000000" style:font-name="Liberation Serif" fo:font-size="10pt" officeooo:rsid="005f4d45" style:font-size-asian="10pt" style:font-size-complex="10pt"/>
    </style:style>
    <style:style style:name="T313" style:family="text">
      <style:text-properties fo:color="#000000" style:font-name="Liberation Serif" fo:font-size="10pt" officeooo:rsid="0249bba9" style:font-size-asian="10pt" style:font-size-complex="10pt"/>
    </style:style>
    <style:style style:name="T314" style:family="text">
      <style:text-properties fo:color="#000000" style:font-name="Liberation Serif" fo:font-size="10pt" officeooo:rsid="02da2f6c" style:font-size-asian="10pt" style:font-size-complex="10pt"/>
    </style:style>
    <style:style style:name="T315" style:family="text">
      <style:text-properties fo:color="#000000" style:font-name="Liberation Serif" fo:font-size="10pt" officeooo:rsid="02eaa07b" style:font-size-asian="10pt" style:font-size-complex="10pt"/>
    </style:style>
    <style:style style:name="T316" style:family="text">
      <style:text-properties fo:color="#000000" style:font-name="Liberation Serif" fo:font-size="10pt" officeooo:rsid="02ebf3c3" style:font-size-asian="10pt" style:font-size-complex="10pt"/>
    </style:style>
    <style:style style:name="T317" style:family="text">
      <style:text-properties fo:color="#000000" style:font-name="Liberation Serif" fo:font-size="10pt" officeooo:rsid="02efccae" style:font-size-asian="10pt" style:font-size-complex="10pt"/>
    </style:style>
    <style:style style:name="T318" style:family="text">
      <style:text-properties fo:color="#000000" style:font-name="Liberation Serif" fo:font-size="10pt" officeooo:rsid="02ec0545" style:font-size-asian="10pt" style:font-size-complex="10pt"/>
    </style:style>
    <style:style style:name="T319" style:family="text">
      <style:text-properties fo:color="#000000" style:font-name="Liberation Serif" fo:font-size="10pt" officeooo:rsid="02f051fc" style:font-size-asian="10pt" style:font-size-complex="10pt"/>
    </style:style>
    <style:style style:name="T320" style:family="text">
      <style:text-properties fo:color="#000000" style:font-name="Liberation Serif" fo:font-size="10pt" officeooo:rsid="02fb69d7" style:font-size-asian="10pt" style:font-size-complex="10pt"/>
    </style:style>
    <style:style style:name="T321" style:family="text">
      <style:text-properties fo:color="#000000" style:font-name="Liberation Serif" fo:font-size="10pt" officeooo:rsid="02fcd248" style:font-size-asian="10pt" style:font-size-complex="10pt"/>
    </style:style>
    <style:style style:name="T322" style:family="text">
      <style:text-properties fo:color="#000000" style:font-name="Liberation Serif" fo:font-size="10pt" officeooo:rsid="02fe1f5d" style:font-size-asian="10pt" style:font-size-complex="10pt"/>
    </style:style>
    <style:style style:name="T323" style:family="text">
      <style:text-properties fo:color="#000000" style:font-name="Liberation Serif" fo:font-size="10pt" officeooo:rsid="03009afc" style:font-size-asian="10pt" style:font-size-complex="10pt"/>
    </style:style>
    <style:style style:name="T324" style:family="text">
      <style:text-properties fo:color="#000000" style:font-name="Liberation Serif" fo:font-size="10pt" officeooo:rsid="00c72895" style:font-size-asian="10pt" style:font-size-complex="10pt"/>
    </style:style>
    <style:style style:name="T325" style:family="text">
      <style:text-properties fo:color="#000000" style:font-name="Liberation Serif" fo:font-size="10pt" officeooo:rsid="0325d270" style:font-size-asian="10pt" style:font-size-complex="10pt"/>
    </style:style>
    <style:style style:name="T326" style:family="text">
      <style:text-properties fo:color="#000000" style:font-name="Liberation Serif" fo:font-size="10pt" fo:font-weight="normal" officeooo:rsid="01b5d99c" style:font-size-asian="10pt" style:font-weight-asian="normal" style:font-size-complex="10pt" style:font-weight-complex="normal"/>
    </style:style>
    <style:style style:name="T327" style:family="text">
      <style:text-properties fo:color="#000000" style:font-name="Liberation Serif" fo:font-size="10pt" fo:font-weight="normal" officeooo:rsid="01b63511" style:font-size-asian="10pt" style:font-weight-asian="normal" style:font-size-complex="10pt" style:font-weight-complex="normal"/>
    </style:style>
    <style:style style:name="T328" style:family="text">
      <style:text-properties fo:color="#000000" style:font-name="Liberation Serif" fo:font-size="10pt" fo:font-weight="normal" officeooo:rsid="01b684ea" style:font-size-asian="10pt" style:font-weight-asian="normal" style:font-size-complex="10pt" style:font-weight-complex="normal"/>
    </style:style>
    <style:style style:name="T329" style:family="text">
      <style:text-properties fo:color="#000000" style:font-name="Liberation Serif" fo:font-size="10pt" fo:font-weight="normal" officeooo:rsid="01b73469" style:font-size-asian="10pt" style:font-weight-asian="normal" style:font-size-complex="10pt" style:font-weight-complex="normal"/>
    </style:style>
    <style:style style:name="T330" style:family="text">
      <style:text-properties fo:color="#000000" style:font-name="Liberation Serif" fo:font-size="10pt" fo:font-weight="normal" officeooo:rsid="01b7cc2d" style:font-size-asian="10pt" style:font-weight-asian="normal" style:font-size-complex="10pt" style:font-weight-complex="normal"/>
    </style:style>
    <style:style style:name="T331" style:family="text">
      <style:text-properties fo:color="#000000" style:font-name="Liberation Serif" fo:font-size="10pt" fo:font-weight="normal" officeooo:rsid="01b8c1be" style:font-size-asian="10pt" style:font-weight-asian="normal" style:font-size-complex="10pt" style:font-weight-complex="normal"/>
    </style:style>
    <style:style style:name="T332" style:family="text">
      <style:text-properties fo:color="#000000" style:font-name="Liberation Serif" fo:font-size="10pt" fo:font-weight="normal" officeooo:rsid="01b9b903" style:font-size-asian="10pt" style:font-weight-asian="normal" style:font-size-complex="10pt" style:font-weight-complex="normal"/>
    </style:style>
    <style:style style:name="T333" style:family="text">
      <style:text-properties fo:color="#000000" style:font-name="Liberation Serif" fo:font-size="10pt" fo:font-weight="normal" officeooo:rsid="01baea5a" style:font-size-asian="10pt" style:font-weight-asian="normal" style:font-size-complex="10pt" style:font-weight-complex="normal"/>
    </style:style>
    <style:style style:name="T334" style:family="text">
      <style:text-properties fo:color="#000000" style:font-name="Liberation Serif" fo:font-size="10pt" fo:font-weight="normal" officeooo:rsid="01bc5b18" style:font-size-asian="10pt" style:font-weight-asian="normal" style:font-size-complex="10pt" style:font-weight-complex="normal"/>
    </style:style>
    <style:style style:name="T335" style:family="text">
      <style:text-properties fo:color="#000000" style:font-name="Liberation Serif" fo:font-size="10pt" fo:font-weight="normal" officeooo:rsid="01bda7a8" style:font-size-asian="10pt" style:font-weight-asian="normal" style:font-size-complex="10pt" style:font-weight-complex="normal"/>
    </style:style>
    <style:style style:name="T336" style:family="text">
      <style:text-properties fo:color="#000000" style:font-name="Liberation Serif" fo:font-size="10pt" fo:font-weight="normal" officeooo:rsid="01beccb3" style:font-size-asian="10pt" style:font-weight-asian="normal" style:font-size-complex="10pt" style:font-weight-complex="normal"/>
    </style:style>
    <style:style style:name="T337" style:family="text">
      <style:text-properties fo:color="#000000" style:font-name="Liberation Serif" fo:font-size="10pt" fo:font-weight="normal" officeooo:rsid="01c065bb" style:font-size-asian="10pt" style:font-weight-asian="normal" style:font-size-complex="10pt" style:font-weight-complex="normal"/>
    </style:style>
    <style:style style:name="T338" style:family="text">
      <style:text-properties fo:color="#000000" style:font-name="Liberation Serif" fo:font-size="10pt" fo:font-weight="normal" officeooo:rsid="01c160eb" style:font-size-asian="10pt" style:font-weight-asian="normal" style:font-size-complex="10pt" style:font-weight-complex="normal"/>
    </style:style>
    <style:style style:name="T339" style:family="text">
      <style:text-properties fo:color="#000000" style:font-name="Liberation Serif" fo:font-size="10pt" fo:font-weight="normal" officeooo:rsid="01c3d332" style:font-size-asian="10pt" style:font-weight-asian="normal" style:font-size-complex="10pt" style:font-weight-complex="normal"/>
    </style:style>
    <style:style style:name="T340" style:family="text">
      <style:text-properties fo:color="#000000" style:font-name="Liberation Serif" fo:font-size="10pt" fo:font-weight="normal" officeooo:rsid="01c677a4" style:font-size-asian="10pt" style:font-weight-asian="normal" style:font-size-complex="10pt" style:font-weight-complex="normal"/>
    </style:style>
    <style:style style:name="T341" style:family="text">
      <style:text-properties fo:color="#000000" style:font-name="Liberation Serif" fo:font-size="10pt" fo:font-weight="normal" officeooo:rsid="01c6ce98" style:font-size-asian="10pt" style:font-weight-asian="normal" style:font-size-complex="10pt" style:font-weight-complex="normal"/>
    </style:style>
    <style:style style:name="T342" style:family="text">
      <style:text-properties fo:color="#000000" style:font-name="Liberation Serif" fo:font-size="10pt" fo:font-weight="normal" officeooo:rsid="01c70f2e" style:font-size-asian="10pt" style:font-weight-asian="normal" style:font-size-complex="10pt" style:font-weight-complex="normal"/>
    </style:style>
    <style:style style:name="T343" style:family="text">
      <style:text-properties fo:color="#000000" style:font-name="Liberation Serif" fo:font-size="10pt" fo:font-weight="normal" officeooo:rsid="03063664" style:font-size-asian="10pt" style:font-weight-asian="normal" style:font-size-complex="10pt" style:font-weight-complex="normal"/>
    </style:style>
    <style:style style:name="T344" style:family="text">
      <style:text-properties fo:color="#000000" style:font-name="Liberation Serif" fo:font-size="10pt" fo:font-weight="normal" officeooo:rsid="0307d03a" style:font-size-asian="10pt" style:font-weight-asian="normal" style:font-size-complex="10pt" style:font-weight-complex="normal"/>
    </style:style>
    <style:style style:name="T345" style:family="text">
      <style:text-properties fo:color="#000000" style:font-name="Liberation Serif" fo:font-size="10pt" fo:font-weight="normal" officeooo:rsid="03096f91" style:font-size-asian="10pt" style:font-weight-asian="normal" style:font-size-complex="10pt" style:font-weight-complex="normal"/>
    </style:style>
    <style:style style:name="T346" style:family="text">
      <style:text-properties fo:color="#000000" style:font-name="Liberation Serif" fo:font-size="10pt" fo:font-weight="normal" officeooo:rsid="030aa9db" style:font-size-asian="10pt" style:font-weight-asian="normal" style:font-size-complex="10pt" style:font-weight-complex="normal"/>
    </style:style>
    <style:style style:name="T347" style:family="text">
      <style:text-properties fo:color="#000000" style:font-name="Liberation Serif" fo:font-size="10pt" fo:font-weight="normal" officeooo:rsid="030c65fb" style:font-size-asian="10pt" style:font-weight-asian="normal" style:font-size-complex="10pt" style:font-weight-complex="normal"/>
    </style:style>
    <style:style style:name="T348" style:family="text">
      <style:text-properties fo:color="#000000" style:font-name="Liberation Serif" fo:font-size="10pt" fo:font-weight="normal" officeooo:rsid="030ddedb" style:font-size-asian="10pt" style:font-weight-asian="normal" style:font-size-complex="10pt" style:font-weight-complex="normal"/>
    </style:style>
    <style:style style:name="T349" style:family="text">
      <style:text-properties fo:color="#000000" style:font-name="Liberation Serif" fo:font-size="10pt" fo:font-weight="normal" officeooo:rsid="0312e6d1" style:font-size-asian="10pt" style:font-weight-asian="normal" style:font-size-complex="10pt" style:font-weight-complex="normal"/>
    </style:style>
    <style:style style:name="T350" style:family="text">
      <style:text-properties fo:color="#000000" style:font-name="Liberation Serif" fo:font-size="10pt" fo:font-weight="normal" officeooo:rsid="031474f1" style:font-size-asian="10pt" style:font-weight-asian="normal" style:font-size-complex="10pt" style:font-weight-complex="normal"/>
    </style:style>
    <style:style style:name="T351" style:family="text">
      <style:text-properties fo:color="#000000" style:font-name="Liberation Serif" fo:font-size="10pt" fo:font-weight="normal" officeooo:rsid="0316442f" style:font-size-asian="10pt" style:font-weight-asian="normal" style:font-size-complex="10pt" style:font-weight-complex="normal"/>
    </style:style>
    <style:style style:name="T352" style:family="text">
      <style:text-properties fo:color="#000000" style:font-name="Liberation Serif" fo:font-size="10pt" fo:font-weight="normal" officeooo:rsid="0317b385" style:font-size-asian="10pt" style:font-weight-asian="normal" style:font-size-complex="10pt" style:font-weight-complex="normal"/>
    </style:style>
    <style:style style:name="T353" style:family="text">
      <style:text-properties fo:color="#000000" style:font-name="Liberation Serif" fo:font-size="10pt" fo:font-weight="normal" officeooo:rsid="031c27cf" style:font-size-asian="10pt" style:font-weight-asian="normal" style:font-size-complex="10pt" style:font-weight-complex="normal"/>
    </style:style>
    <style:style style:name="T354" style:family="text">
      <style:text-properties fo:color="#000000" style:font-name="Liberation Serif" fo:font-size="10pt" fo:font-style="italic" officeooo:rsid="005f4d45" style:font-size-asian="10pt" style:font-style-asian="italic" style:font-size-complex="10pt" style:font-style-complex="italic"/>
    </style:style>
    <style:style style:name="T355" style:family="text">
      <style:text-properties fo:color="#000000" style:font-name="Liberation Serif" fo:font-size="10pt" officeooo:rsid="028660c4" style:font-size-asian="8.75pt" style:font-size-complex="10pt"/>
    </style:style>
    <style:style style:name="T356" style:family="text">
      <style:text-properties fo:color="#000000" style:font-name="Liberation Serif" fo:font-size="10pt" officeooo:rsid="0286f576" style:font-size-asian="8.75pt" style:font-size-complex="10pt"/>
    </style:style>
    <style:style style:name="T357" style:family="text">
      <style:text-properties fo:color="#000000" style:font-name="Liberation Serif" fo:font-size="10pt" officeooo:rsid="0287a38b" style:font-size-asian="8.75pt" style:font-size-complex="10pt"/>
    </style:style>
    <style:style style:name="T358" style:family="text">
      <style:text-properties fo:color="#000000" style:font-name="Liberation Serif" fo:font-size="10pt" officeooo:rsid="02887391" style:font-size-asian="8.75pt" style:font-size-complex="10pt"/>
    </style:style>
    <style:style style:name="T359" style:family="text">
      <style:text-properties fo:color="#000000" style:font-name="Liberation Serif" fo:font-size="10pt" officeooo:rsid="0289c244" style:font-size-asian="8.75pt" style:font-size-complex="10pt"/>
    </style:style>
    <style:style style:name="T360" style:family="text">
      <style:text-properties fo:color="#000000" style:font-name="Liberation Serif" fo:font-size="10pt" officeooo:rsid="028aeccb" style:font-size-asian="8.75pt" style:font-size-complex="10pt"/>
    </style:style>
    <style:style style:name="T361" style:family="text">
      <style:text-properties fo:color="#000000" style:font-name="Liberation Serif" fo:font-size="10pt" officeooo:rsid="028b0d15" style:font-size-asian="8.75pt" style:font-size-complex="10pt"/>
    </style:style>
    <style:style style:name="T362" style:family="text">
      <style:text-properties fo:color="#000000" style:font-name="Liberation Serif" fo:font-size="10pt" officeooo:rsid="02a270d0" style:font-size-asian="8.75pt" style:font-size-complex="10pt"/>
    </style:style>
    <style:style style:name="T363" style:family="text">
      <style:text-properties fo:color="#000000" style:font-name="Liberation Serif" fo:font-size="10pt" officeooo:rsid="02a3f149" style:font-size-asian="8.75pt" style:font-size-complex="10pt"/>
    </style:style>
    <style:style style:name="T364" style:family="text">
      <style:text-properties fo:color="#000000" style:font-name="Liberation Serif" fo:font-size="10pt" officeooo:rsid="00c525da" style:font-size-asian="8.75pt" style:font-size-complex="10pt"/>
    </style:style>
    <style:style style:name="T365" style:family="text">
      <style:text-properties fo:color="#000000" style:font-name="Liberation Serif" fo:font-size="10pt" officeooo:rsid="02a5417f" style:font-size-asian="8.75pt" style:font-size-complex="10pt"/>
    </style:style>
    <style:style style:name="T366" style:family="text">
      <style:text-properties fo:color="#000000" style:font-name="Liberation Serif" fo:font-size="10pt" officeooo:rsid="02aa0828" style:font-size-asian="8.75pt" style:font-size-complex="10pt"/>
    </style:style>
    <style:style style:name="T367" style:family="text">
      <style:text-properties fo:color="#000000" style:font-name="Liberation Serif" fo:font-size="10pt" officeooo:rsid="02fc44ab" style:font-size-asian="8.75pt" style:font-size-complex="10pt"/>
    </style:style>
    <style:style style:name="T368" style:family="text">
      <style:text-properties fo:color="#000000" style:font-name="Liberation Serif" fo:font-size="10pt" officeooo:rsid="02fcd248" style:font-size-asian="8.75pt" style:font-size-complex="10pt"/>
    </style:style>
    <style:style style:name="T369" style:family="text">
      <style:text-properties fo:color="#000000" style:font-name="Liberation Serif" fo:font-size="10pt" officeooo:rsid="02f48adb" style:font-size-asian="8.75pt" style:font-size-complex="10pt"/>
    </style:style>
    <style:style style:name="T370" style:family="text">
      <style:text-properties fo:color="#000000" style:font-name="Liberation Serif" fo:font-size="10pt" officeooo:rsid="02f30bcc" style:font-size-asian="8.75pt" style:font-size-complex="10pt"/>
    </style:style>
    <style:style style:name="T371" style:family="text">
      <style:text-properties fo:color="#000000" style:font-name="Liberation Serif" fo:font-size="10pt" officeooo:rsid="02f3fb21" style:font-size-asian="8.75pt" style:font-size-complex="10pt"/>
    </style:style>
    <style:style style:name="T372" style:family="text">
      <style:text-properties fo:color="#000000" style:font-name="Liberation Serif" fo:font-size="10pt" officeooo:rsid="02f651f9" style:font-size-asian="8.75pt" style:font-size-complex="10pt"/>
    </style:style>
    <style:style style:name="T373" style:family="text">
      <style:text-properties fo:color="#000000" style:font-name="Liberation Serif" fo:font-size="10pt" officeooo:rsid="02f7f6db" style:font-size-asian="8.75pt" style:font-size-complex="10pt"/>
    </style:style>
    <style:style style:name="T374" style:family="text">
      <style:text-properties fo:color="#000000" style:font-name="Liberation Serif" fo:font-size="10pt" officeooo:rsid="02fb69d7" style:font-size-asian="8.75pt" style:font-size-complex="10pt"/>
    </style:style>
    <style:style style:name="T375" style:family="text">
      <style:text-properties fo:color="#000000" style:font-name="Liberation Serif" fo:font-size="10pt" officeooo:rsid="02ff0f77" style:font-size-asian="8.75pt" style:font-size-complex="10pt"/>
    </style:style>
    <style:style style:name="T376" style:family="text">
      <style:text-properties fo:color="#000000" style:font-name="Liberation Serif" fo:font-size="10pt" officeooo:rsid="02ff263a" style:font-size-asian="8.75pt" style:font-size-complex="10pt"/>
    </style:style>
    <style:style style:name="T377" style:family="text">
      <style:text-properties fo:color="#000000" style:font-name="Liberation Serif" fo:font-size="10pt" officeooo:rsid="0318c31c" style:font-size-asian="8.75pt" style:font-size-complex="10pt"/>
    </style:style>
    <style:style style:name="T378" style:family="text">
      <style:text-properties fo:color="#000000" style:font-name="Liberation Serif" fo:font-size="10pt" officeooo:rsid="031a5bcb" style:font-size-asian="8.75pt" style:font-size-complex="10pt"/>
    </style:style>
    <style:style style:name="T379"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380"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381"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382"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383"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384"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385"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386"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387"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388"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389"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390"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391" style:family="text">
      <style:text-properties fo:color="#000000" style:font-name-asian="Noto Sans CJK SC Regular" style:font-name-complex="FreeSans"/>
    </style:style>
    <style:style style:name="T392" style:family="text">
      <style:text-properties fo:color="#000000" officeooo:rsid="013bab67" style:font-name-asian="Noto Sans CJK SC Regular" style:font-name-complex="FreeSans"/>
    </style:style>
    <style:style style:name="T393" style:family="text">
      <style:text-properties fo:color="#000000" officeooo:rsid="013d56a1" style:font-name-asian="Noto Sans CJK SC Regular" style:font-name-complex="FreeSans"/>
    </style:style>
    <style:style style:name="T394" style:family="text">
      <style:text-properties fo:color="#000000" officeooo:rsid="013efd20" style:font-name-asian="Noto Sans CJK SC Regular" style:font-name-complex="FreeSans"/>
    </style:style>
    <style:style style:name="T395" style:family="text">
      <style:text-properties fo:color="#000000" officeooo:rsid="014037b1" style:font-name-asian="Noto Sans CJK SC Regular" style:font-name-complex="FreeSans"/>
    </style:style>
    <style:style style:name="T396" style:family="text">
      <style:text-properties fo:color="#000000" officeooo:rsid="01360970" style:font-name-asian="Noto Sans CJK SC Regular" style:font-name-complex="FreeSans"/>
    </style:style>
    <style:style style:name="T397" style:family="text">
      <style:text-properties fo:color="#000000" officeooo:rsid="02578a27" style:font-name-asian="Noto Sans CJK SC Regular" style:font-name-complex="FreeSans"/>
    </style:style>
    <style:style style:name="T398" style:family="text">
      <style:text-properties fo:color="#000000" officeooo:rsid="00c72895" style:font-name-asian="Noto Sans CJK SC Regular" style:font-name-complex="FreeSans"/>
    </style:style>
    <style:style style:name="T399" style:family="text">
      <style:text-properties fo:color="#000000" officeooo:rsid="0327bdc1" style:font-name-asian="Noto Sans CJK SC Regular" style:font-name-complex="FreeSans"/>
    </style:style>
    <style:style style:name="T400" style:family="text">
      <style:text-properties fo:color="#000000" style:text-position="sub 58%" officeooo:rsid="013d56a1" style:font-name-asian="Noto Sans CJK SC Regular" style:font-name-complex="FreeSans"/>
    </style:style>
    <style:style style:name="T401" style:family="text">
      <style:text-properties fo:color="#000000" style:text-position="sub 58%" officeooo:rsid="013efd20" style:font-name-asian="Noto Sans CJK SC Regular" style:font-name-complex="FreeSans"/>
    </style:style>
    <style:style style:name="T402" style:family="text">
      <style:text-properties fo:color="#000000" style:text-position="sub 58%" officeooo:rsid="0140c4c2" style:font-name-asian="Noto Sans CJK SC Regular" style:font-name-complex="FreeSans"/>
    </style:style>
    <style:style style:name="T403" style:family="text">
      <style:text-properties fo:color="#000000" style:text-position="sub 58%" officeooo:rsid="0149f651" style:font-name-asian="Noto Sans CJK SC Regular" style:font-name-complex="FreeSans"/>
    </style:style>
    <style:style style:name="T404" style:family="text">
      <style:text-properties fo:color="#000000" style:text-position="sub 58%" officeooo:rsid="0163091f" style:font-name-asian="Noto Sans CJK SC Regular" style:font-name-complex="FreeSans"/>
    </style:style>
    <style:style style:name="T405" style:family="text">
      <style:text-properties fo:color="#000000" style:text-position="sub 58%" officeooo:rsid="015332cb" style:font-name-asian="Noto Sans CJK SC Regular" style:font-name-complex="FreeSans"/>
    </style:style>
    <style:style style:name="T406" style:family="text">
      <style:text-properties fo:color="#000000" style:text-position="sub 58%" officeooo:rsid="015e878a" style:font-name-asian="Noto Sans CJK SC Regular" style:font-name-complex="FreeSans"/>
    </style:style>
    <style:style style:name="T407" style:family="text">
      <style:text-properties fo:color="#000000" style:text-position="sub 58%" officeooo:rsid="01d6ce6e" style:font-name-asian="Noto Sans CJK SC Regular" style:font-name-complex="FreeSans"/>
    </style:style>
    <style:style style:name="T408" style:family="text">
      <style:text-properties fo:color="#000000" style:text-position="sub 58%" officeooo:rsid="0204a0c7" style:font-name-asian="Noto Sans CJK SC Regular" style:font-name-complex="FreeSans"/>
    </style:style>
    <style:style style:name="T409"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410"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411"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412"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413"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414"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415"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416" style:family="text">
      <style:text-properties fo:color="#000000" style:text-position="sub 58%" style:font-name="DejaVu Sans Mono" fo:font-size="8pt" officeooo:rsid="0204a0c7" style:font-name-asian="Noto Sans CJK SC Regular" style:font-size-asian="8pt" style:font-name-complex="FreeSans" style:font-size-complex="8pt"/>
    </style:style>
    <style:style style:name="T417"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418"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419" style:family="text">
      <style:text-properties fo:color="#000000" style:text-position="sub 58%" style:font-name="DejaVu Sans Mono" fo:font-size="8pt" officeooo:rsid="0205b8ad" style:font-name-asian="Noto Sans CJK SC Regular" style:font-size-asian="8pt" style:font-name-complex="FreeSans" style:font-size-complex="8pt"/>
    </style:style>
    <style:style style:name="T420"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421"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422" style:family="text">
      <style:text-properties fo:color="#000000" style:text-position="sub 58%" style:font-name="DejaVu Sans Mono" fo:font-size="8pt" fo:font-style="normal" officeooo:rsid="02b5cb54" style:font-size-asian="8pt" style:font-style-asian="normal" style:font-size-complex="8pt" style:font-style-complex="normal"/>
    </style:style>
    <style:style style:name="T423" style:family="text">
      <style:text-properties fo:color="#000000" fo:font-size="10pt" officeooo:rsid="017780e8"/>
    </style:style>
    <style:style style:name="T424" style:family="text">
      <style:text-properties fo:color="#000000" fo:font-size="10pt" officeooo:rsid="018d5d9a"/>
    </style:style>
    <style:style style:name="T425" style:family="text">
      <style:text-properties fo:color="#000000" fo:font-size="10pt" officeooo:rsid="018e1c67"/>
    </style:style>
    <style:style style:name="T426" style:family="text">
      <style:text-properties fo:color="#000000" fo:font-size="10pt" fo:font-weight="normal" officeooo:rsid="01b2f162" style:font-weight-asian="normal" style:font-weight-complex="normal"/>
    </style:style>
    <style:style style:name="T427" style:family="text">
      <style:text-properties fo:color="#000000" fo:font-size="10pt" fo:font-weight="normal" officeooo:rsid="01b46592" style:font-weight-asian="normal" style:font-weight-complex="normal"/>
    </style:style>
    <style:style style:name="T428" style:family="text">
      <style:text-properties fo:color="#000000" fo:font-size="10pt" officeooo:rsid="01cbd5f0" style:font-size-asian="10pt" style:font-size-complex="10pt"/>
    </style:style>
    <style:style style:name="T429" style:family="text">
      <style:text-properties fo:color="#000000" fo:font-size="10pt" officeooo:rsid="01ce5e32" style:font-size-asian="10pt" style:font-size-complex="10pt"/>
    </style:style>
    <style:style style:name="T430" style:family="text">
      <style:text-properties fo:color="#000000" fo:font-size="10pt" officeooo:rsid="01d13b22" style:font-size-asian="10pt" style:font-size-complex="10pt"/>
    </style:style>
    <style:style style:name="T431" style:family="text">
      <style:text-properties fo:color="#000000" fo:font-size="10pt" officeooo:rsid="01d1df45" style:font-size-asian="10pt" style:font-size-complex="10pt"/>
    </style:style>
    <style:style style:name="T432" style:family="text">
      <style:text-properties fo:color="#000000" fo:font-size="10pt" officeooo:rsid="02503042" style:font-size-asian="10pt" style:font-size-complex="10pt"/>
    </style:style>
    <style:style style:name="T433" style:family="text">
      <style:text-properties fo:color="#000000" fo:font-size="10pt" officeooo:rsid="0253c82f" style:font-size-asian="10pt" style:font-size-complex="10pt"/>
    </style:style>
    <style:style style:name="T434" style:family="text">
      <style:text-properties fo:color="#000000" fo:font-size="10pt" officeooo:rsid="025c9031" style:font-size-asian="10pt" style:font-size-complex="10pt"/>
    </style:style>
    <style:style style:name="T435" style:family="text">
      <style:text-properties fo:color="#000000" fo:font-size="10pt" officeooo:rsid="0280c904" style:font-size-asian="10pt" style:font-size-complex="10pt"/>
    </style:style>
    <style:style style:name="T436" style:family="text">
      <style:text-properties fo:color="#000000" fo:font-size="10pt" officeooo:rsid="02bd93b1" style:font-size-asian="10pt" style:font-size-complex="10pt"/>
    </style:style>
    <style:style style:name="T437" style:family="text">
      <style:text-properties fo:color="#000000" fo:font-size="10pt" officeooo:rsid="02bfb918" style:font-size-asian="10pt" style:font-size-complex="10pt"/>
    </style:style>
    <style:style style:name="T438" style:family="text">
      <style:text-properties fo:color="#000000" fo:font-size="10pt" officeooo:rsid="02bfccca" style:font-size-asian="10pt" style:font-size-complex="10pt"/>
    </style:style>
    <style:style style:name="T439" style:family="text">
      <style:text-properties fo:color="#000000" fo:font-size="10pt" officeooo:rsid="02c09730" style:font-size-asian="10pt" style:font-size-complex="10pt"/>
    </style:style>
    <style:style style:name="T440" style:family="text">
      <style:text-properties fo:color="#000000" fo:font-size="10pt" officeooo:rsid="02c1fd39" style:font-size-asian="10pt" style:font-size-complex="10pt"/>
    </style:style>
    <style:style style:name="T441" style:family="text">
      <style:text-properties fo:color="#000000" fo:font-size="10pt" officeooo:rsid="02c405af" style:font-size-asian="10pt" style:font-size-complex="10pt"/>
    </style:style>
    <style:style style:name="T442" style:family="text">
      <style:text-properties fo:color="#000000" fo:font-size="10pt" officeooo:rsid="02c5e1d5" style:font-size-asian="10pt" style:font-size-complex="10pt"/>
    </style:style>
    <style:style style:name="T443" style:family="text">
      <style:text-properties fo:color="#000000" fo:font-size="10pt" officeooo:rsid="02d80bcf" style:font-size-asian="10pt" style:font-size-complex="10pt"/>
    </style:style>
    <style:style style:name="T444" style:family="text">
      <style:text-properties fo:color="#000000" fo:font-size="10pt" officeooo:rsid="031e2ca6" style:font-size-asian="10pt" style:font-size-complex="10pt"/>
    </style:style>
    <style:style style:name="T445" style:family="text">
      <style:text-properties fo:color="#000000" fo:font-size="10pt" officeooo:rsid="0324b203" style:font-size-asian="10pt" style:font-size-complex="10pt"/>
    </style:style>
    <style:style style:name="T446" style:family="text">
      <style:text-properties fo:color="#000000" fo:font-size="10pt" officeooo:rsid="032a299d" style:font-size-asian="10pt" style:font-size-complex="10pt"/>
    </style:style>
    <style:style style:name="T447" style:family="text">
      <style:text-properties fo:color="#000000" fo:font-size="10pt" officeooo:rsid="0336e222" style:font-size-asian="10pt" style:font-size-complex="10pt"/>
    </style:style>
    <style:style style:name="T448" style:family="text">
      <style:text-properties fo:color="#000000" fo:font-size="10pt" officeooo:rsid="03501e7b" style:font-size-asian="10pt" style:font-size-complex="10pt"/>
    </style:style>
    <style:style style:name="T449" style:family="text">
      <style:text-properties fo:color="#000000" fo:font-size="10pt" fo:font-style="italic" officeooo:rsid="01cbd5f0" style:font-size-asian="10pt" style:font-style-asian="italic" style:font-size-complex="10pt" style:font-style-complex="italic"/>
    </style:style>
    <style:style style:name="T450" style:family="text">
      <style:text-properties fo:color="#000000" fo:font-size="10pt" fo:font-style="italic" officeooo:rsid="01cd0473" style:font-size-asian="10pt" style:font-style-asian="italic" style:font-size-complex="10pt" style:font-style-complex="italic"/>
    </style:style>
    <style:style style:name="T451" style:family="text">
      <style:text-properties fo:color="#000000" fo:font-size="10pt" fo:font-style="italic" officeooo:rsid="02578a27" style:font-size-asian="10pt" style:font-style-asian="italic" style:font-size-complex="10pt" style:font-style-complex="italic"/>
    </style:style>
    <style:style style:name="T452" style:family="text">
      <style:text-properties fo:color="#000000" fo:font-size="10pt" fo:font-style="italic" officeooo:rsid="027a9726" style:font-size-asian="10pt" style:font-style-asian="italic" style:font-size-complex="10pt" style:font-style-complex="italic"/>
    </style:style>
    <style:style style:name="T453" style:family="text">
      <style:text-properties fo:color="#000000" fo:font-size="10pt" fo:font-style="italic" officeooo:rsid="027c1297" style:font-size-asian="10pt" style:font-style-asian="italic" style:font-size-complex="10pt" style:font-style-complex="italic"/>
    </style:style>
    <style:style style:name="T454" style:family="text">
      <style:text-properties fo:color="#000000" fo:font-size="10pt" fo:font-style="italic" officeooo:rsid="0279311f" style:font-size-asian="10pt" style:font-style-asian="italic" style:font-size-complex="10pt" style:font-style-complex="italic"/>
    </style:style>
    <style:style style:name="T455" style:family="text">
      <style:text-properties fo:color="#000000" fo:font-size="10pt" fo:font-style="italic" officeooo:rsid="0350e62e" style:font-size-asian="10pt" style:font-style-asian="italic" style:font-size-complex="10pt" style:font-style-complex="italic"/>
    </style:style>
    <style:style style:name="T456" style:family="text">
      <style:text-properties fo:color="#000000" fo:font-size="10pt" fo:font-style="normal" style:font-size-asian="10pt" style:font-style-asian="normal" style:font-size-complex="10pt" style:font-style-complex="normal"/>
    </style:style>
    <style:style style:name="T457" style:family="text">
      <style:text-properties fo:color="#000000" fo:font-size="10pt" fo:font-style="normal" officeooo:rsid="003fedb7" style:font-size-asian="10pt" style:font-style-asian="normal" style:font-size-complex="10pt" style:font-style-complex="normal"/>
    </style:style>
    <style:style style:name="T458" style:family="text">
      <style:text-properties fo:color="#000000" fo:font-size="10pt" fo:font-style="normal" officeooo:rsid="02593785" style:font-size-asian="10pt" style:font-style-asian="normal" style:font-size-complex="10pt" style:font-style-complex="normal"/>
    </style:style>
    <style:style style:name="T459" style:family="text">
      <style:text-properties fo:color="#000000" fo:font-size="10pt" fo:font-style="normal" officeooo:rsid="025c9031" style:font-size-asian="10pt" style:font-style-asian="normal" style:font-size-complex="10pt" style:font-style-complex="normal"/>
    </style:style>
    <style:style style:name="T460" style:family="text">
      <style:text-properties fo:color="#000000" fo:font-size="10pt" fo:font-style="normal" officeooo:rsid="025dbcd4" style:font-size-asian="10pt" style:font-style-asian="normal" style:font-size-complex="10pt" style:font-style-complex="normal"/>
    </style:style>
    <style:style style:name="T461" style:family="text">
      <style:text-properties fo:color="#000000" fo:font-size="10pt" fo:font-style="normal" officeooo:rsid="025f63be" style:font-size-asian="10pt" style:font-style-asian="normal" style:font-size-complex="10pt" style:font-style-complex="normal"/>
    </style:style>
    <style:style style:name="T462" style:family="text">
      <style:text-properties fo:color="#000000" fo:font-size="10pt" fo:font-style="normal" officeooo:rsid="02612cf7" style:font-size-asian="10pt" style:font-style-asian="normal" style:font-size-complex="10pt" style:font-style-complex="normal"/>
    </style:style>
    <style:style style:name="T463" style:family="text">
      <style:text-properties fo:color="#000000" fo:font-size="10pt" fo:font-style="normal" officeooo:rsid="0279311f" style:font-size-asian="10pt" style:font-style-asian="normal" style:font-size-complex="10pt" style:font-style-complex="normal"/>
    </style:style>
    <style:style style:name="T464" style:family="text">
      <style:text-properties fo:color="#000000" fo:font-size="10pt" fo:font-style="normal" officeooo:rsid="0278a91c" style:font-size-asian="10pt" style:font-style-asian="normal" style:font-size-complex="10pt" style:font-style-complex="normal"/>
    </style:style>
    <style:style style:name="T465" style:family="text">
      <style:text-properties fo:color="#000000" fo:font-size="10pt" fo:font-style="normal" officeooo:rsid="032c8e80" style:font-size-asian="10pt" style:font-style-asian="normal" style:font-size-complex="10pt" style:font-style-complex="normal"/>
    </style:style>
    <style:style style:name="T466" style:family="text">
      <style:text-properties fo:color="#000000" fo:font-size="10pt" fo:font-style="normal" officeooo:rsid="032a299d" style:font-size-asian="10pt" style:font-style-asian="normal" style:font-size-complex="10pt" style:font-style-complex="normal"/>
    </style:style>
    <style:style style:name="T467" style:family="text">
      <style:text-properties fo:color="#000000" fo:font-size="10pt" fo:font-style="normal" officeooo:rsid="032cd18b" style:font-size-asian="10pt" style:font-style-asian="normal" style:font-size-complex="10pt" style:font-style-complex="normal"/>
    </style:style>
    <style:style style:name="T468" style:family="text">
      <style:text-properties fo:color="#000000" fo:font-size="10pt" fo:font-style="normal" officeooo:rsid="0336e222" style:font-size-asian="10pt" style:font-style-asian="normal" style:font-size-complex="10pt" style:font-style-complex="normal"/>
    </style:style>
    <style:style style:name="T469" style:family="text">
      <style:text-properties fo:color="#000000" fo:font-size="10pt" fo:font-style="normal" officeooo:rsid="03397d3a" style:font-size-asian="10pt" style:font-style-asian="normal" style:font-size-complex="10pt" style:font-style-complex="normal"/>
    </style:style>
    <style:style style:name="T470" style:family="text">
      <style:text-properties fo:color="#000000" fo:font-size="10pt" fo:font-style="normal" officeooo:rsid="033a1380" style:font-size-asian="10pt" style:font-style-asian="normal" style:font-size-complex="10pt" style:font-style-complex="normal"/>
    </style:style>
    <style:style style:name="T471" style:family="text">
      <style:text-properties fo:color="#000000" fo:font-size="10pt" fo:font-style="normal" officeooo:rsid="033aad40" style:font-size-asian="10pt" style:font-style-asian="normal" style:font-size-complex="10pt" style:font-style-complex="normal"/>
    </style:style>
    <style:style style:name="T472" style:family="text">
      <style:text-properties fo:color="#000000" fo:font-size="10pt" fo:font-style="normal" officeooo:rsid="033b37ee" style:font-size-asian="10pt" style:font-style-asian="normal" style:font-size-complex="10pt" style:font-style-complex="normal"/>
    </style:style>
    <style:style style:name="T473" style:family="text">
      <style:text-properties fo:color="#000000" fo:font-size="10pt" fo:font-style="normal" officeooo:rsid="034047fa" style:font-size-asian="10pt" style:font-style-asian="normal" style:font-size-complex="10pt" style:font-style-complex="normal"/>
    </style:style>
    <style:style style:name="T474" style:family="text">
      <style:text-properties fo:color="#000000" fo:font-size="10pt" fo:font-style="normal" officeooo:rsid="0340a1f1" style:font-size-asian="10pt" style:font-style-asian="normal" style:font-size-complex="10pt" style:font-style-complex="normal"/>
    </style:style>
    <style:style style:name="T475" style:family="text">
      <style:text-properties fo:color="#000000" fo:font-size="10pt" fo:font-style="normal" officeooo:rsid="0343aaf0" style:font-size-asian="10pt" style:font-style-asian="normal" style:font-size-complex="10pt" style:font-style-complex="normal"/>
    </style:style>
    <style:style style:name="T476" style:family="text">
      <style:text-properties fo:color="#000000" fo:font-size="10pt" officeooo:rsid="029072ab"/>
    </style:style>
    <style:style style:name="T477" style:family="text">
      <style:text-properties fo:color="#000000" fo:font-size="10pt" officeooo:rsid="02b45c8e"/>
    </style:style>
    <style:style style:name="T478" style:family="text">
      <style:text-properties fo:color="#000000" style:text-position="0% 100%" style:font-name-asian="Noto Sans CJK SC Regular" style:font-name-complex="FreeSans"/>
    </style:style>
    <style:style style:name="T479" style:family="text">
      <style:text-properties fo:color="#000000" style:text-position="0% 100%" officeooo:rsid="013efd20" style:font-name-asian="Noto Sans CJK SC Regular" style:font-name-complex="FreeSans"/>
    </style:style>
    <style:style style:name="T480" style:family="text">
      <style:text-properties fo:color="#000000" style:text-position="0% 100%" officeooo:rsid="0140c4c2" style:font-name-asian="Noto Sans CJK SC Regular" style:font-name-complex="FreeSans"/>
    </style:style>
    <style:style style:name="T481" style:family="text">
      <style:text-properties fo:color="#000000" style:text-position="0% 100%" officeooo:rsid="01467870" style:font-name-asian="Noto Sans CJK SC Regular" style:font-name-complex="FreeSans"/>
    </style:style>
    <style:style style:name="T482" style:family="text">
      <style:text-properties fo:color="#000000" style:text-position="0% 100%" officeooo:rsid="014864e1" style:font-name-asian="Noto Sans CJK SC Regular" style:font-name-complex="FreeSans"/>
    </style:style>
    <style:style style:name="T483" style:family="text">
      <style:text-properties fo:color="#000000" style:text-position="0% 100%" officeooo:rsid="013d56a1" style:font-name-asian="Noto Sans CJK SC Regular" style:font-name-complex="FreeSans"/>
    </style:style>
    <style:style style:name="T484" style:family="text">
      <style:text-properties fo:color="#000000" style:text-position="0% 100%" officeooo:rsid="014c5ab3" style:font-name-asian="Noto Sans CJK SC Regular" style:font-name-complex="FreeSans"/>
    </style:style>
    <style:style style:name="T485" style:family="text">
      <style:text-properties fo:color="#000000" style:text-position="0% 100%" officeooo:rsid="0157b67d" style:font-name-asian="Noto Sans CJK SC Regular" style:font-name-complex="FreeSans"/>
    </style:style>
    <style:style style:name="T486" style:family="text">
      <style:text-properties fo:color="#000000" style:text-position="0% 100%" officeooo:rsid="0163091f" style:font-name-asian="Noto Sans CJK SC Regular" style:font-name-complex="FreeSans"/>
    </style:style>
    <style:style style:name="T487" style:family="text">
      <style:text-properties fo:color="#000000" style:text-position="0% 100%" officeooo:rsid="0166a590" style:font-name-asian="Noto Sans CJK SC Regular" style:font-name-complex="FreeSans"/>
    </style:style>
    <style:style style:name="T488" style:family="text">
      <style:text-properties fo:color="#000000" style:text-position="0% 100%" officeooo:rsid="0168431d" style:font-name-asian="Noto Sans CJK SC Regular" style:font-name-complex="FreeSans"/>
    </style:style>
    <style:style style:name="T489" style:family="text">
      <style:text-properties fo:color="#000000" style:text-position="0% 100%" officeooo:rsid="016ca5d9" style:font-name-asian="Noto Sans CJK SC Regular" style:font-name-complex="FreeSans"/>
    </style:style>
    <style:style style:name="T490" style:family="text">
      <style:text-properties fo:color="#000000" style:text-position="0% 100%" officeooo:rsid="015332cb" style:font-name-asian="Noto Sans CJK SC Regular" style:font-name-complex="FreeSans"/>
    </style:style>
    <style:style style:name="T491" style:family="text">
      <style:text-properties fo:color="#000000" style:text-position="0% 100%" officeooo:rsid="015f574b" style:font-name-asian="Noto Sans CJK SC Regular" style:font-name-complex="FreeSans"/>
    </style:style>
    <style:style style:name="T492" style:family="text">
      <style:text-properties fo:color="#000000" style:text-position="0% 100%" officeooo:rsid="015e878a" style:font-name-asian="Noto Sans CJK SC Regular" style:font-name-complex="FreeSans"/>
    </style:style>
    <style:style style:name="T493" style:family="text">
      <style:text-properties fo:color="#000000" style:text-position="0% 100%" officeooo:rsid="019e09e8" style:font-name-asian="Noto Sans CJK SC Regular" style:font-name-complex="FreeSans"/>
    </style:style>
    <style:style style:name="T494" style:family="text">
      <style:text-properties fo:color="#000000" style:text-position="0% 100%" officeooo:rsid="019ece31" style:font-name-asian="Noto Sans CJK SC Regular" style:font-name-complex="FreeSans"/>
    </style:style>
    <style:style style:name="T495" style:family="text">
      <style:text-properties fo:color="#000000" style:text-position="0% 100%" officeooo:rsid="01c81451" style:font-name-asian="Noto Sans CJK SC Regular" style:font-name-complex="FreeSans"/>
    </style:style>
    <style:style style:name="T496" style:family="text">
      <style:text-properties fo:color="#000000" style:text-position="0% 100%" officeooo:rsid="0188bcb4" style:font-name-asian="Noto Sans CJK SC Regular" style:font-name-complex="FreeSans"/>
    </style:style>
    <style:style style:name="T497" style:family="text">
      <style:text-properties fo:color="#000000" style:text-position="0% 100%" officeooo:rsid="01982a46" style:font-name-asian="Noto Sans CJK SC Regular" style:font-name-complex="FreeSans"/>
    </style:style>
    <style:style style:name="T498"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499"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500"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501"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502"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503"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504"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505"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506"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507"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508"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509"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510"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511"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512"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513" style:family="text">
      <style:text-properties fo:color="#000000" style:text-position="0% 100%" style:font-name="DejaVu Sans Mono" fo:font-size="8pt" officeooo:rsid="01959c45" style:font-name-asian="Noto Sans CJK SC Regular" style:font-size-asian="8pt" style:font-name-complex="FreeSans" style:font-size-complex="8pt"/>
    </style:style>
    <style:style style:name="T514"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515"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516"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517"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518"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519"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520"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521"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522"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523"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524"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525"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526"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527"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528"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529"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530"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531"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532"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533"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534"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535"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536"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537"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538"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539"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540"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541"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542"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543" style:family="text">
      <style:text-properties fo:color="#000000" style:text-position="0% 100%" style:font-name="DejaVu Sans Mono" fo:font-size="8pt" style:text-underline-style="none" officeooo:rsid="01c81451" style:font-name-asian="Noto Sans CJK SC Regular" style:font-size-asian="8pt" style:font-name-complex="FreeSans" style:font-size-complex="8pt"/>
    </style:style>
    <style:style style:name="T544" style:family="text">
      <style:text-properties fo:color="#000000" style:text-position="0% 100%" style:font-name="DejaVu Sans Mono" fo:font-size="8pt" style:text-underline-style="none" fo:font-weight="normal" officeooo:rsid="020b29b7" style:font-name-asian="Noto Sans CJK SC Regular" style:font-size-asian="8pt" style:font-weight-asian="normal" style:font-name-complex="FreeSans" style:font-size-complex="8pt" style:font-weight-complex="normal"/>
    </style:style>
    <style:style style:name="T545"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546"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547"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548"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549"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550"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551"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552"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553" style:family="text">
      <style:text-properties fo:color="#000000" style:text-position="0% 100%" style:font-name="DejaVu Sans Mono" fo:font-size="7pt" style:text-underline-style="none" fo:font-weight="normal" officeooo:rsid="021a782f" style:font-name-asian="Noto Sans CJK SC Regular" style:font-size-asian="7pt" style:font-weight-asian="normal" style:font-name-complex="FreeSans" style:font-size-complex="7pt" style:font-weight-complex="normal"/>
    </style:style>
    <style:style style:name="T554" style:family="text">
      <style:text-properties fo:color="#000000" style:text-position="0% 100%" style:font-name="DejaVu Sans Mono" fo:font-size="7pt" style:text-underline-style="none" fo:font-weight="normal" officeooo:rsid="021bc5e9" style:font-name-asian="Noto Sans CJK SC Regular" style:font-size-asian="7pt" style:font-weight-asian="normal" style:font-name-complex="FreeSans" style:font-size-complex="7pt" style:font-weight-complex="normal"/>
    </style:style>
    <style:style style:name="T555"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556"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557"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558"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559" style:family="text">
      <style:text-properties fo:color="#000000" style:font-name="DejaVu Sans Mono" fo:font-size="8pt" officeooo:rsid="013bab67" style:font-name-asian="Noto Sans CJK SC Regular" style:font-size-asian="8pt" style:font-name-complex="FreeSans" style:font-size-complex="8pt"/>
    </style:style>
    <style:style style:name="T560" style:family="text">
      <style:text-properties fo:color="#000000" style:font-name="DejaVu Sans Mono" fo:font-size="8pt" officeooo:rsid="013efd20" style:font-name-asian="Noto Sans CJK SC Regular" style:font-size-asian="8pt" style:font-name-complex="FreeSans" style:font-size-complex="8pt"/>
    </style:style>
    <style:style style:name="T561" style:family="text">
      <style:text-properties fo:color="#000000" style:font-name="DejaVu Sans Mono" fo:font-size="8pt" officeooo:rsid="013d56a1" style:font-name-asian="Noto Sans CJK SC Regular" style:font-size-asian="8pt" style:font-name-complex="FreeSans" style:font-size-complex="8pt"/>
    </style:style>
    <style:style style:name="T562" style:family="text">
      <style:text-properties fo:color="#000000" style:font-name="DejaVu Sans Mono" fo:font-size="8pt" officeooo:rsid="014b102e" style:font-name-asian="Noto Sans CJK SC Regular" style:font-size-asian="8pt" style:font-name-complex="FreeSans" style:font-size-complex="8pt"/>
    </style:style>
    <style:style style:name="T563" style:family="text">
      <style:text-properties fo:color="#000000" style:font-name="DejaVu Sans Mono" fo:font-size="8pt" officeooo:rsid="0151614d" style:font-name-asian="Noto Sans CJK SC Regular" style:font-size-asian="8pt" style:font-name-complex="FreeSans" style:font-size-complex="8pt"/>
    </style:style>
    <style:style style:name="T564" style:family="text">
      <style:text-properties fo:color="#000000" style:font-name="DejaVu Sans Mono" fo:font-size="8pt" officeooo:rsid="01d9a6d3" style:font-name-asian="Noto Sans CJK SC Regular" style:font-size-asian="8pt" style:font-name-complex="FreeSans" style:font-size-complex="8pt"/>
    </style:style>
    <style:style style:name="T565" style:family="text">
      <style:text-properties fo:color="#000000" style:font-name="DejaVu Sans Mono" fo:font-size="8pt" officeooo:rsid="014037b1" style:font-name-asian="Noto Sans CJK SC Regular" style:font-size-asian="8pt" style:font-name-complex="FreeSans" style:font-size-complex="8pt"/>
    </style:style>
    <style:style style:name="T566" style:family="text">
      <style:text-properties fo:color="#000000" style:font-name="DejaVu Sans Mono" fo:font-size="8pt" fo:font-style="normal" officeooo:rsid="02421e89" style:font-size-asian="7pt" style:font-style-asian="normal" style:font-size-complex="8pt" style:font-style-complex="normal"/>
    </style:style>
    <style:style style:name="T567" style:family="text">
      <style:text-properties fo:color="#000000" style:font-name="DejaVu Sans Mono" fo:font-size="8pt" fo:font-style="normal" officeooo:rsid="0244575d" style:font-size-asian="7pt" style:font-style-asian="normal" style:font-size-complex="8pt" style:font-style-complex="normal"/>
    </style:style>
    <style:style style:name="T568" style:family="text">
      <style:text-properties fo:color="#000000" style:font-name="DejaVu Sans Mono" fo:font-size="8pt" fo:font-style="normal" officeooo:rsid="0245fdb5" style:font-size-asian="7pt" style:font-style-asian="normal" style:font-size-complex="8pt" style:font-style-complex="normal"/>
    </style:style>
    <style:style style:name="T569" style:family="text">
      <style:text-properties fo:color="#000000" style:font-name="DejaVu Sans Mono" fo:font-size="8pt" officeooo:rsid="02b27bee" style:font-size-asian="8pt" style:font-size-complex="8pt"/>
    </style:style>
    <style:style style:name="T570" style:family="text">
      <style:text-properties fo:color="#000000" style:font-name="DejaVu Sans Mono" fo:font-size="8pt" officeooo:rsid="02e4108e" style:font-size-asian="8pt" style:font-size-complex="8pt"/>
    </style:style>
    <style:style style:name="T571" style:family="text">
      <style:text-properties fo:color="#000000" style:font-name="DejaVu Sans Mono" fo:font-size="8pt" officeooo:rsid="02e60bb8" style:font-size-asian="8pt" style:font-size-complex="8pt"/>
    </style:style>
    <style:style style:name="T572" style:family="text">
      <style:text-properties fo:color="#000000" style:font-name="DejaVu Sans Mono" fo:font-size="8pt" officeooo:rsid="0351d133" style:font-size-asian="8pt" style:font-size-complex="8pt"/>
    </style:style>
    <style:style style:name="T573" style:family="text">
      <style:text-properties fo:color="#000000" style:font-name="DejaVu Sans Mono" fo:font-size="8pt" fo:font-style="italic" officeooo:rsid="028d8ca9" style:font-size-asian="8pt" style:font-style-asian="italic" style:font-size-complex="8pt" style:font-style-complex="italic"/>
    </style:style>
    <style:style style:name="T574" style:family="text">
      <style:text-properties fo:color="#000000" style:font-name="DejaVu Sans Mono" fo:font-size="10pt" fo:font-style="normal" officeooo:rsid="021faca9" style:font-size-asian="10pt" style:font-style-asian="normal" style:font-size-complex="10pt" style:font-style-complex="normal"/>
    </style:style>
    <style:style style:name="T575" style:family="text">
      <style:text-properties fo:color="#000000" style:font-name="DejaVu Sans Mono" fo:font-size="10pt" fo:font-style="normal" officeooo:rsid="02340363" style:font-size-asian="10pt" style:font-style-asian="normal" style:font-size-complex="10pt" style:font-style-complex="normal"/>
    </style:style>
    <style:style style:name="T576" style:family="text">
      <style:text-properties fo:color="#000000" style:text-line-through-style="none" style:text-line-through-type="none" style:font-name="Liberation Serif" fo:font-size="10pt" officeooo:rsid="00b3d015" style:font-size-asian="8.75pt" style:font-size-complex="10pt"/>
    </style:style>
    <style:style style:name="T577" style:family="text">
      <style:text-properties fo:color="#000000" style:text-line-through-style="none" style:text-line-through-type="none" style:font-name="Liberation Serif" fo:font-size="10pt" officeooo:rsid="01a618db" style:font-size-asian="8.75pt" style:font-size-complex="10pt"/>
    </style:style>
    <style:style style:name="T578" style:family="text">
      <style:text-properties fo:color="#000000" style:text-line-through-style="none" style:text-line-through-type="none" style:font-name="Liberation Serif" fo:font-size="10pt" officeooo:rsid="01aae299" style:font-size-asian="8.75pt" style:font-size-complex="10pt"/>
    </style:style>
    <style:style style:name="T579" style:family="text">
      <style:text-properties fo:color="#000000" style:text-line-through-style="none" style:text-line-through-type="none" style:font-name="Liberation Serif" fo:font-size="10pt" officeooo:rsid="01ab6bad" style:font-size-asian="8.75pt" style:font-size-complex="10pt"/>
    </style:style>
    <style:style style:name="T580" style:family="text">
      <style:text-properties fo:color="#000000" style:text-line-through-style="none" style:text-line-through-type="none" style:font-name="Liberation Serif" fo:font-size="10pt" officeooo:rsid="01ad5c81" style:font-size-asian="8.75pt" style:font-size-complex="10pt"/>
    </style:style>
    <style:style style:name="T581" style:family="text">
      <style:text-properties fo:color="#000000" style:text-line-through-style="none" style:text-line-through-type="none" style:font-name="Liberation Serif" fo:font-size="10pt" officeooo:rsid="01af1002" style:font-size-asian="8.75pt" style:font-size-complex="10pt"/>
    </style:style>
    <style:style style:name="T582" style:family="text">
      <style:text-properties fo:color="#000000" style:text-line-through-style="none" style:text-line-through-type="none" style:font-name="Liberation Serif" fo:font-size="10pt" officeooo:rsid="01b014d7" style:font-size-asian="8.75pt" style:font-size-complex="10pt"/>
    </style:style>
    <style:style style:name="T583" style:family="text">
      <style:text-properties fo:color="#000000" style:text-line-through-style="none" style:text-line-through-type="none" style:font-name="Liberation Serif" fo:font-size="10pt" officeooo:rsid="01b037ba" style:font-size-asian="8.75pt" style:font-size-complex="10pt"/>
    </style:style>
    <style:style style:name="T584"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585" style:family="text">
      <style:text-properties fo:color="#000000" fo:font-size="8pt" officeooo:rsid="02578a27" style:font-size-asian="8pt" style:font-size-complex="8pt"/>
    </style:style>
    <style:style style:name="T586" style:family="text">
      <style:text-properties fo:color="#000000" fo:font-size="8pt" officeooo:rsid="031e2ca6" style:font-size-asian="8pt" style:font-size-complex="8pt"/>
    </style:style>
    <style:style style:name="T587" style:family="text">
      <style:text-properties fo:color="#000000" fo:font-size="8pt" officeooo:rsid="03501e7b" style:font-size-asian="8pt" style:font-size-complex="8pt"/>
    </style:style>
    <style:style style:name="T588" style:family="text">
      <style:text-properties fo:color="#000000" fo:font-size="8pt" fo:font-style="normal" officeooo:rsid="02584f77" style:font-size-asian="8pt" style:font-style-asian="normal" style:font-size-complex="8pt" style:font-style-complex="normal"/>
    </style:style>
    <style:style style:name="T589" style:family="text">
      <style:text-properties fo:color="#000000" style:text-underline-style="none" officeooo:rsid="01da5792"/>
    </style:style>
    <style:style style:name="T590" style:family="text">
      <style:text-properties fo:color="#000000" style:text-underline-style="none" officeooo:rsid="01e4e91f"/>
    </style:style>
    <style:style style:name="T591"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592"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593" style:family="text">
      <style:text-properties fo:color="#000000" fo:font-style="italic" officeooo:rsid="027a9726" style:font-style-asian="italic" style:font-style-complex="italic"/>
    </style:style>
    <style:style style:name="T594" style:family="text">
      <style:text-properties fo:color="#000000" officeooo:rsid="032c8e80"/>
    </style:style>
    <style:style style:name="T595" style:family="text">
      <style:text-properties fo:color="#000000" fo:font-style="normal" style:font-style-asian="normal" style:font-style-complex="normal"/>
    </style:style>
    <style:style style:name="T596" style:family="text">
      <style:text-properties fo:color="#000000" officeooo:rsid="032ec94c"/>
    </style:style>
    <style:style style:name="T597" style:family="text">
      <style:text-properties fo:color="#000000" style:font-name="DejaVu Sans Mono" fo:font-size="8pt" fo:font-style="normal" officeooo:rsid="032c8e80" style:font-size-asian="8pt" style:font-style-asian="normal" style:font-size-complex="8pt" style:font-style-complex="normal"/>
    </style:style>
    <style:style style:name="T598" style:family="text">
      <style:text-properties fo:color="#000000" style:font-name="DejaVu Sans Mono" fo:font-size="8pt" fo:font-style="normal" officeooo:rsid="032a7ea0" style:font-size-asian="8pt" style:font-style-asian="normal" style:font-size-complex="8pt" style:font-style-complex="normal"/>
    </style:style>
    <style:style style:name="T599" style:family="text">
      <style:text-properties fo:color="#000000" style:font-name="DejaVu Sans Mono" fo:font-size="8pt" fo:font-style="normal" officeooo:rsid="033b37ee" style:font-size-asian="8pt" style:font-style-asian="normal" style:font-size-complex="8pt" style:font-style-complex="normal"/>
    </style:style>
    <style:style style:name="T600" style:family="text">
      <style:text-properties fo:color="#000000" style:font-name="DejaVu Sans Mono" fo:font-size="8pt" fo:font-style="normal" officeooo:rsid="033ca142" style:font-size-asian="8pt" style:font-style-asian="normal" style:font-size-complex="8pt" style:font-style-complex="normal"/>
    </style:style>
    <style:style style:name="T601" style:family="text">
      <style:text-properties fo:color="#000000" style:font-name="DejaVu Sans Mono" fo:font-size="8pt" fo:font-style="normal" officeooo:rsid="033d14a7" style:font-size-asian="8pt" style:font-style-asian="normal" style:font-size-complex="8pt" style:font-style-complex="normal"/>
    </style:style>
    <style:style style:name="T602" style:family="text">
      <style:text-properties fo:color="#000000" style:font-name="DejaVu Sans Mono" fo:font-size="8pt" fo:font-style="normal" officeooo:rsid="033dd704" style:font-size-asian="8pt" style:font-style-asian="normal" style:font-size-complex="8pt" style:font-style-complex="normal"/>
    </style:style>
    <style:style style:name="T603" style:family="text">
      <style:text-properties fo:color="#000000" style:font-name="DejaVu Sans Mono" fo:font-size="8pt" fo:font-style="normal" officeooo:rsid="033e59db" style:font-size-asian="8pt" style:font-style-asian="normal" style:font-size-complex="8pt" style:font-style-complex="normal"/>
    </style:style>
    <style:style style:name="T604" style:family="text">
      <style:text-properties fo:color="#000000" style:font-name="Liberation Serif" fo:font-size="10pt" officeooo:rsid="032ec94c" style:font-size-asian="10pt" style:font-size-complex="10pt"/>
    </style:style>
    <style:style style:name="T605" style:family="text">
      <style:text-properties fo:color="#000000" style:font-name="Liberation Serif" fo:font-size="10pt" officeooo:rsid="032f5a0a" style:font-size-asian="10pt" style:font-size-complex="10pt"/>
    </style:style>
    <style:style style:name="T606" style:family="text">
      <style:text-properties fo:color="#000000" style:font-name="Liberation Serif" fo:font-size="10pt" officeooo:rsid="0330cc25" style:font-size-asian="10pt" style:font-size-complex="10pt"/>
    </style:style>
    <style:style style:name="T607" style:family="text">
      <style:text-properties fo:color="#000000" style:font-name="Liberation Serif" fo:font-size="10pt" officeooo:rsid="0333de26" style:font-size-asian="10pt" style:font-size-complex="10pt"/>
    </style:style>
    <style:style style:name="T608" style:family="text">
      <style:text-properties fo:color="#000000" style:font-name="Liberation Serif" fo:font-size="10pt" fo:font-style="normal" officeooo:rsid="032ec94c" style:font-size-asian="10pt" style:font-style-asian="normal" style:font-size-complex="10pt" style:font-style-complex="normal"/>
    </style:style>
    <style:style style:name="T609" style:family="text">
      <style:text-properties fo:color="#000000" style:font-name="Liberation Serif" fo:font-size="10pt" fo:font-style="normal" officeooo:rsid="032f5a0a" style:font-size-asian="10pt" style:font-style-asian="normal" style:font-size-complex="10pt" style:font-style-complex="normal"/>
    </style:style>
    <style:style style:name="T610" style:family="text">
      <style:text-properties fo:color="#000000" style:font-name="Liberation Serif" fo:font-size="10pt" fo:font-style="normal" officeooo:rsid="0330cc25" style:font-size-asian="10pt" style:font-style-asian="normal" style:font-size-complex="10pt" style:font-style-complex="normal"/>
    </style:style>
    <style:style style:name="T611" style:family="text">
      <style:text-properties fo:color="#000000" style:font-name="Liberation Serif" fo:font-size="10pt" fo:font-style="normal" officeooo:rsid="03327c87" style:font-size-asian="10pt" style:font-style-asian="normal" style:font-size-complex="10pt" style:font-style-complex="normal"/>
    </style:style>
    <style:style style:name="T612" style:family="text">
      <style:text-properties fo:color="#000000" style:font-name="Liberation Serif" fo:font-size="10pt" fo:font-style="normal" officeooo:rsid="0333de26" style:font-size-asian="10pt" style:font-style-asian="normal" style:font-size-complex="10pt" style:font-style-complex="normal"/>
    </style:style>
    <style:style style:name="T613" style:family="text">
      <style:text-properties fo:color="#000000" style:font-name="Liberation Serif" fo:font-size="10pt" fo:font-style="normal" officeooo:rsid="03388d55" style:font-size-asian="10pt" style:font-style-asian="normal" style:font-size-complex="10pt" style:font-style-complex="normal"/>
    </style:style>
    <style:style style:name="T614" style:family="text">
      <style:text-properties fo:color="#000000" style:font-name="Liberation Serif" fo:font-size="10pt" fo:font-style="normal" officeooo:rsid="0343aaf0" style:font-size-asian="10pt" style:font-style-asian="normal" style:font-size-complex="10pt" style:font-style-complex="normal"/>
    </style:style>
    <style:style style:name="T615" style:family="text">
      <style:text-properties fo:color="#000000" officeooo:rsid="033e59db"/>
    </style:style>
    <style:style style:name="T616" style:family="text">
      <style:text-properties fo:color="#1e6a39" fo:font-size="8pt" officeooo:rsid="006592fd" style:font-size-asian="8pt" style:font-size-complex="8pt"/>
    </style:style>
    <style:style style:name="T617" style:family="text">
      <style:text-properties fo:color="#1e6a39" fo:font-size="8pt" officeooo:rsid="00676e51" style:font-size-asian="8pt" style:font-size-complex="8pt"/>
    </style:style>
    <style:style style:name="T618"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619"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620" style:family="text">
      <style:text-properties fo:color="#1e6a39" fo:font-size="8pt" fo:font-style="italic" officeooo:rsid="00d1315f" style:font-size-asian="8pt" style:font-style-asian="italic" style:font-size-complex="8pt" style:font-style-complex="italic"/>
    </style:style>
    <style:style style:name="T621" style:family="text">
      <style:text-properties fo:color="#1e6a39" fo:font-size="8pt" fo:font-style="italic" officeooo:rsid="00d4b981" style:font-size-asian="8pt" style:font-style-asian="italic" style:font-size-complex="8pt" style:font-style-complex="italic"/>
    </style:style>
    <style:style style:name="T622" style:family="text">
      <style:text-properties fo:color="#1e6a39" fo:font-size="8pt" fo:font-style="italic" officeooo:rsid="00d54b88" style:font-size-asian="8pt" style:font-style-asian="italic" style:font-size-complex="8pt" style:font-style-complex="italic"/>
    </style:style>
    <style:style style:name="T623" style:family="text">
      <style:text-properties fo:color="#1e6a39" fo:font-size="8pt" fo:font-style="italic" officeooo:rsid="010b5f33" style:font-size-asian="8pt" style:font-style-asian="italic" style:font-size-complex="8pt" style:font-style-complex="italic"/>
    </style:style>
    <style:style style:name="T624" style:family="text">
      <style:text-properties fo:color="#1e6a39" fo:font-size="8pt" fo:font-style="italic" officeooo:rsid="021ef79f" style:font-size-asian="8pt" style:font-style-asian="italic" style:font-size-complex="8pt" style:font-style-complex="italic"/>
    </style:style>
    <style:style style:name="T625" style:family="text">
      <style:text-properties fo:color="#1e6a39" style:font-name="FreeMono" fo:font-size="8pt" fo:font-weight="bold" officeooo:rsid="00749ba8" style:font-size-asian="8pt" style:font-weight-asian="bold" style:font-size-complex="8pt" style:font-weight-complex="bold"/>
    </style:style>
    <style:style style:name="T626" style:family="text">
      <style:text-properties fo:color="#1e6a39" style:font-name="FreeMono" fo:font-size="8pt" fo:font-weight="bold" officeooo:rsid="0073be8a" style:font-size-asian="8pt" style:font-weight-asian="bold" style:font-size-complex="8pt" style:font-weight-complex="bold"/>
    </style:style>
    <style:style style:name="T627" style:family="text">
      <style:text-properties fo:color="#1e6a39" fo:font-style="italic" officeooo:rsid="0094dd02" style:font-style-asian="italic" style:font-style-complex="italic"/>
    </style:style>
    <style:style style:name="T628" style:family="text">
      <style:text-properties fo:color="#1e6a39" fo:font-style="italic" officeooo:rsid="00a3e8d9" style:font-style-asian="italic" style:font-style-complex="italic"/>
    </style:style>
    <style:style style:name="T629" style:family="text">
      <style:text-properties fo:color="#1e6a39" style:font-name="DejaVu Sans Mono" fo:font-size="8pt" fo:font-style="italic" officeooo:rsid="0094dd02" style:font-size-asian="8pt" style:font-style-asian="italic" style:font-size-complex="8pt" style:font-style-complex="italic"/>
    </style:style>
    <style:style style:name="T630" style:family="text">
      <style:text-properties fo:color="#1e6a39" style:font-name="DejaVu Sans Mono" fo:font-size="8pt" fo:font-style="italic" officeooo:rsid="009f0d61" style:font-size-asian="8pt" style:font-style-asian="italic" style:font-size-complex="8pt" style:font-style-complex="italic"/>
    </style:style>
    <style:style style:name="T631" style:family="text">
      <style:text-properties fo:color="#1e6a39" style:font-name="DejaVu Sans Mono" fo:font-size="8pt" fo:font-style="italic" officeooo:rsid="00a3e8d9" style:font-size-asian="8pt" style:font-style-asian="italic" style:font-size-complex="8pt" style:font-style-complex="italic"/>
    </style:style>
    <style:style style:name="T632" style:family="text">
      <style:text-properties fo:color="#1e6a39" style:font-name="DejaVu Sans Mono" fo:font-size="8pt" fo:font-style="italic" officeooo:rsid="00a53771" style:font-size-asian="8pt" style:font-style-asian="italic" style:font-size-complex="8pt" style:font-style-complex="italic"/>
    </style:style>
    <style:style style:name="T633" style:family="text">
      <style:text-properties fo:color="#1e6a39" style:font-name="DejaVu Sans Mono" fo:font-size="8pt" fo:font-style="italic" officeooo:rsid="00ac4519" style:font-size-asian="8pt" style:font-style-asian="italic" style:font-size-complex="8pt" style:font-style-complex="italic"/>
    </style:style>
    <style:style style:name="T634" style:family="text">
      <style:text-properties fo:color="#1e6a39" style:font-name="DejaVu Sans Mono" fo:font-size="8pt" fo:font-style="italic" officeooo:rsid="00ade757" style:font-size-asian="8pt" style:font-style-asian="italic" style:font-size-complex="8pt" style:font-style-complex="italic"/>
    </style:style>
    <style:style style:name="T635" style:family="text">
      <style:text-properties fo:color="#1e6a39" style:font-name="DejaVu Sans Mono" fo:font-size="8pt" fo:font-style="italic" officeooo:rsid="00b6cc1e" style:font-size-asian="8pt" style:font-style-asian="italic" style:font-size-complex="8pt" style:font-style-complex="italic"/>
    </style:style>
    <style:style style:name="T636" style:family="text">
      <style:text-properties fo:color="#1e6a39" style:font-name="DejaVu Sans Mono" fo:font-size="8pt" fo:font-style="italic" officeooo:rsid="00b8228e" style:font-size-asian="8pt" style:font-style-asian="italic" style:font-size-complex="8pt" style:font-style-complex="italic"/>
    </style:style>
    <style:style style:name="T637" style:family="text">
      <style:text-properties fo:color="#1e6a39" style:font-name="DejaVu Sans Mono" fo:font-size="8pt" fo:font-style="italic" officeooo:rsid="00b8a50d" style:font-size-asian="8pt" style:font-style-asian="italic" style:font-size-complex="8pt" style:font-style-complex="italic"/>
    </style:style>
    <style:style style:name="T638" style:family="text">
      <style:text-properties fo:color="#1e6a39" style:font-name="DejaVu Sans Mono" fo:font-size="8pt" fo:font-style="italic" officeooo:rsid="00bf5fbf" style:font-size-asian="8pt" style:font-style-asian="italic" style:font-size-complex="8pt" style:font-style-complex="italic"/>
    </style:style>
    <style:style style:name="T639" style:family="text">
      <style:text-properties fo:color="#1e6a39" style:font-name="DejaVu Sans Mono" fo:font-size="8pt" fo:font-style="italic" officeooo:rsid="00cffdcc" style:font-size-asian="8pt" style:font-style-asian="italic" style:font-size-complex="8pt" style:font-style-complex="italic"/>
    </style:style>
    <style:style style:name="T640" style:family="text">
      <style:text-properties fo:color="#1e6a39" style:font-name="DejaVu Sans Mono" fo:font-size="8pt" fo:font-style="italic" officeooo:rsid="00e05e59" style:font-size-asian="8pt" style:font-style-asian="italic" style:font-size-complex="8pt" style:font-style-complex="italic"/>
    </style:style>
    <style:style style:name="T641" style:family="text">
      <style:text-properties fo:color="#1e6a39" style:font-name="DejaVu Sans Mono" fo:font-size="8pt" fo:font-style="italic" officeooo:rsid="00e21380" style:font-size-asian="8pt" style:font-style-asian="italic" style:font-size-complex="8pt" style:font-style-complex="italic"/>
    </style:style>
    <style:style style:name="T642" style:family="text">
      <style:text-properties fo:color="#1e6a39" style:font-name="DejaVu Sans Mono" fo:font-size="8pt" fo:font-style="italic" officeooo:rsid="00e56988" style:font-size-asian="8pt" style:font-style-asian="italic" style:font-size-complex="8pt" style:font-style-complex="italic"/>
    </style:style>
    <style:style style:name="T643" style:family="text">
      <style:text-properties fo:color="#1e6a39" style:font-name="DejaVu Sans Mono" fo:font-size="8pt" fo:font-style="italic" officeooo:rsid="00d1315f" style:font-size-asian="8pt" style:font-style-asian="italic" style:font-size-complex="8pt" style:font-style-complex="italic"/>
    </style:style>
    <style:style style:name="T644" style:family="text">
      <style:text-properties fo:color="#1e6a39" style:font-name="DejaVu Sans Mono" fo:font-size="8pt" fo:font-style="italic" officeooo:rsid="00d22a17" style:font-size-asian="8pt" style:font-style-asian="italic" style:font-size-complex="8pt" style:font-style-complex="italic"/>
    </style:style>
    <style:style style:name="T645" style:family="text">
      <style:text-properties fo:color="#1e6a39" style:font-name="DejaVu Sans Mono" fo:font-size="8pt" fo:font-style="italic" officeooo:rsid="00d54b88" style:font-size-asian="8pt" style:font-style-asian="italic" style:font-size-complex="8pt" style:font-style-complex="italic"/>
    </style:style>
    <style:style style:name="T646" style:family="text">
      <style:text-properties fo:color="#1e6a39" style:font-name="DejaVu Sans Mono" fo:font-size="8pt" fo:font-style="italic" officeooo:rsid="010b5f33" style:font-size-asian="8pt" style:font-style-asian="italic" style:font-size-complex="8pt" style:font-style-complex="italic"/>
    </style:style>
    <style:style style:name="T647" style:family="text">
      <style:text-properties fo:color="#1e6a39" style:font-name="DejaVu Sans Mono" fo:font-size="8pt" fo:font-style="italic" officeooo:rsid="01a33b52" style:font-size-asian="8pt" style:font-style-asian="italic" style:font-size-complex="8pt" style:font-style-complex="italic"/>
    </style:style>
    <style:style style:name="T648" style:family="text">
      <style:text-properties fo:color="#1e6a39" style:font-name="DejaVu Sans Mono" fo:font-size="8pt" fo:font-style="italic" officeooo:rsid="01a3a035" style:font-size-asian="8pt" style:font-style-asian="italic" style:font-size-complex="8pt" style:font-style-complex="italic"/>
    </style:style>
    <style:style style:name="T649" style:family="text">
      <style:text-properties fo:color="#1e6a39" style:font-name="DejaVu Sans Mono" fo:font-size="8pt" fo:font-style="italic" officeooo:rsid="01d5b259" style:font-size-asian="8pt" style:font-style-asian="italic" style:font-size-complex="8pt" style:font-style-complex="italic"/>
    </style:style>
    <style:style style:name="T650" style:family="text">
      <style:text-properties fo:color="#1e6a39" style:font-name="DejaVu Sans Mono" fo:font-size="8pt" fo:font-style="italic" officeooo:rsid="021ef79f" style:font-size-asian="8pt" style:font-style-asian="italic" style:font-size-complex="8pt" style:font-style-complex="italic"/>
    </style:style>
    <style:style style:name="T651" style:family="text">
      <style:text-properties fo:color="#1e6a39" style:font-name="DejaVu Sans Mono" fo:font-size="8pt" fo:font-style="italic" officeooo:rsid="00d4b981" style:font-size-asian="8pt" style:font-style-asian="italic" style:font-size-complex="8pt" style:font-style-complex="italic"/>
    </style:style>
    <style:style style:name="T652" style:family="text">
      <style:text-properties fo:color="#1e6a39" style:font-name="DejaVu Sans Mono" fo:font-size="8pt" fo:font-style="italic" officeooo:rsid="022448f0" style:font-size-asian="8pt" style:font-style-asian="italic" style:font-size-complex="8pt" style:font-style-complex="italic"/>
    </style:style>
    <style:style style:name="T653" style:family="text">
      <style:text-properties fo:color="#1e6a39" style:font-name="DejaVu Sans Mono" fo:font-size="8pt" fo:font-style="italic" officeooo:rsid="022b5d85" style:font-size-asian="8pt" style:font-style-asian="italic" style:font-size-complex="8pt" style:font-style-complex="italic"/>
    </style:style>
    <style:style style:name="T654" style:family="text">
      <style:text-properties fo:color="#1e6a39" style:font-name="DejaVu Sans Mono" fo:font-size="8pt" fo:font-style="italic" officeooo:rsid="022c2a50" style:font-size-asian="8pt" style:font-style-asian="italic" style:font-size-complex="8pt" style:font-style-complex="italic"/>
    </style:style>
    <style:style style:name="T655" style:family="text">
      <style:text-properties fo:color="#1e6a39" style:font-name="DejaVu Sans Mono" fo:font-size="8pt" fo:font-style="italic" officeooo:rsid="022dd961" style:font-size-asian="8pt" style:font-style-asian="italic" style:font-size-complex="8pt" style:font-style-complex="italic"/>
    </style:style>
    <style:style style:name="T656" style:family="text">
      <style:text-properties fo:color="#1e6a39" style:font-name="DejaVu Sans Mono" fo:font-size="8pt" fo:font-style="italic" officeooo:rsid="0287a38b" style:font-size-asian="8pt" style:font-style-asian="italic" style:font-size-complex="8pt" style:font-style-complex="italic"/>
    </style:style>
    <style:style style:name="T657" style:family="text">
      <style:text-properties fo:color="#1e6a39" style:font-name="DejaVu Sans Mono" fo:font-size="8pt" fo:font-style="italic" officeooo:rsid="0289c244" style:font-size-asian="8pt" style:font-style-asian="italic" style:font-size-complex="8pt" style:font-style-complex="italic"/>
    </style:style>
    <style:style style:name="T658" style:family="text">
      <style:text-properties fo:color="#1e6a39" style:font-name="DejaVu Sans Mono" fo:font-size="8pt" fo:font-style="italic" officeooo:rsid="028aeccb" style:font-size-asian="8pt" style:font-style-asian="italic" style:font-size-complex="8pt" style:font-style-complex="italic"/>
    </style:style>
    <style:style style:name="T659" style:family="text">
      <style:text-properties fo:color="#1e6a39" style:font-name="DejaVu Sans Mono" fo:font-size="8pt" fo:font-style="italic" officeooo:rsid="028d8ca9" style:font-size-asian="8pt" style:font-style-asian="italic" style:font-size-complex="8pt" style:font-style-complex="italic"/>
    </style:style>
    <style:style style:name="T660" style:family="text">
      <style:text-properties fo:color="#1e6a39" style:font-name="DejaVu Sans Mono" fo:font-size="8pt" fo:font-style="italic" officeooo:rsid="02aa0828" style:font-size-asian="8pt" style:font-style-asian="italic" style:font-size-complex="8pt" style:font-style-complex="italic"/>
    </style:style>
    <style:style style:name="T661" style:family="text">
      <style:text-properties fo:color="#1e6a39" style:font-name="DejaVu Sans Mono" fo:font-size="8pt" fo:font-style="italic" officeooo:rsid="02bbf0ec" style:font-size-asian="8pt" style:font-style-asian="italic" style:font-size-complex="8pt" style:font-style-complex="italic"/>
    </style:style>
    <style:style style:name="T662" style:family="text">
      <style:text-properties fo:color="#1e6a39" style:font-name="DejaVu Sans Mono" fo:font-size="8pt" fo:font-style="italic" officeooo:rsid="0318c31c" style:font-size-asian="8pt" style:font-style-asian="italic" style:font-size-complex="8pt" style:font-style-complex="italic"/>
    </style:style>
    <style:style style:name="T663" style:family="text">
      <style:text-properties fo:color="#1e6a39" style:font-name="DejaVu Sans Mono" fo:font-size="8pt" fo:font-style="italic" officeooo:rsid="031a5bcb" style:font-size-asian="8pt" style:font-style-asian="italic" style:font-size-complex="8pt" style:font-style-complex="italic"/>
    </style:style>
    <style:style style:name="T664" style:family="text">
      <style:text-properties fo:color="#1e6a39" style:font-name="DejaVu Sans Mono" fo:font-size="8pt" officeooo:rsid="00b2dcf4" style:font-size-asian="8pt" style:font-size-complex="8pt"/>
    </style:style>
    <style:style style:name="T665" style:family="text">
      <style:text-properties fo:color="#1e6a39" style:font-name="DejaVu Sans Mono" fo:font-size="8pt" officeooo:rsid="025c9031" style:font-size-asian="8pt" style:font-size-complex="8pt"/>
    </style:style>
    <style:style style:name="T666" style:family="text">
      <style:text-properties fo:color="#1e6a39" style:font-name="DejaVu Sans Mono" fo:font-size="8pt" officeooo:rsid="026180ef" style:font-size-asian="8pt" style:font-size-complex="8pt"/>
    </style:style>
    <style:style style:name="T667" style:family="text">
      <style:text-properties fo:color="#1e6a39" style:font-name="DejaVu Sans Mono" fo:font-size="8pt" officeooo:rsid="02aa0828" style:font-size-asian="8pt" style:font-size-complex="8pt"/>
    </style:style>
    <style:style style:name="T668" style:family="text">
      <style:text-properties fo:color="#1e6a39" style:font-name="DejaVu Sans Mono" fo:font-size="8pt" officeooo:rsid="014c5ab3" style:font-name-asian="Noto Sans CJK SC Regular" style:font-size-asian="8pt" style:font-name-complex="FreeSans" style:font-size-complex="8pt"/>
    </style:style>
    <style:style style:name="T669" style:family="text">
      <style:text-properties fo:color="#1e6a39" style:font-name="DejaVu Sans Mono" fo:font-size="8pt" fo:font-style="normal" officeooo:rsid="025c9031" style:font-size-asian="8pt" style:font-style-asian="normal" style:font-size-complex="8pt" style:font-style-complex="normal"/>
    </style:style>
    <style:style style:name="T670" style:family="text">
      <style:text-properties fo:color="#1e6a39" style:font-name="DejaVu Sans Mono" fo:font-size="8pt" fo:font-style="normal" officeooo:rsid="025dbcd4" style:font-size-asian="8pt" style:font-style-asian="normal" style:font-size-complex="8pt" style:font-style-complex="normal"/>
    </style:style>
    <style:style style:name="T671" style:family="text">
      <style:text-properties fo:color="#1e6a39" style:font-name="DejaVu Sans Mono" fo:font-size="8pt" fo:font-style="normal" officeooo:rsid="025f63be" style:font-size-asian="8pt" style:font-style-asian="normal" style:font-size-complex="8pt" style:font-style-complex="normal"/>
    </style:style>
    <style:style style:name="T672" style:family="text">
      <style:text-properties fo:color="#1e6a39" style:font-name="DejaVu Sans Mono" fo:font-size="8pt" fo:font-style="normal" officeooo:rsid="00767111" style:font-size-asian="8pt" style:font-style-asian="normal" style:font-size-complex="8pt" style:font-style-complex="normal"/>
    </style:style>
    <style:style style:name="T673" style:family="text">
      <style:text-properties fo:color="#1e6a39" style:font-name="DejaVu Sans Mono" fo:font-size="8pt" fo:font-style="normal" officeooo:rsid="026180ef" style:font-size-asian="8pt" style:font-style-asian="normal" style:font-size-complex="8pt" style:font-style-complex="normal"/>
    </style:style>
    <style:style style:name="T674" style:family="text">
      <style:text-properties fo:color="#1e6a39" style:font-name="DejaVu Sans Mono" fo:font-size="8pt" fo:font-style="normal" officeooo:rsid="02340363" style:font-size-asian="8pt" style:font-style-asian="normal" style:font-size-complex="8pt" style:font-style-complex="normal"/>
    </style:style>
    <style:style style:name="T675"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676"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677" style:family="text">
      <style:text-properties fo:color="#1e6a39" style:font-name="DejaVu Sans Mono" fo:font-size="10pt" fo:font-style="italic" officeooo:rsid="022a6a59" style:font-size-asian="10pt" style:font-style-asian="italic" style:font-size-complex="10pt" style:font-style-complex="italic"/>
    </style:style>
    <style:style style:name="T678" style:family="text">
      <style:text-properties fo:color="#1e6a39" style:font-name="DejaVu Sans Mono" fo:font-size="10pt" fo:font-style="italic" officeooo:rsid="022dd961" style:font-size-asian="10pt" style:font-style-asian="italic" style:font-size-complex="10pt" style:font-style-complex="italic"/>
    </style:style>
    <style:style style:name="T679" style:family="text">
      <style:text-properties fo:color="#1e6a39" style:font-name="DejaVu Sans Mono" fo:font-size="10pt" fo:font-style="italic" officeooo:rsid="02340363" style:font-size-asian="10pt" style:font-style-asian="italic" style:font-size-complex="10pt" style:font-style-complex="italic"/>
    </style:style>
    <style:style style:name="T680" style:family="text">
      <style:text-properties fo:color="#1e6a39" style:font-name="DejaVu Sans Mono" fo:font-size="10pt" fo:font-style="normal" officeooo:rsid="00cffdcc" style:font-size-asian="10pt" style:font-style-asian="normal" style:font-size-complex="10pt" style:font-style-complex="normal"/>
    </style:style>
    <style:style style:name="T681" style:family="text">
      <style:text-properties fo:color="#1e6a39" style:font-name="DejaVu Sans Mono" fo:font-size="7pt" fo:font-style="italic" officeooo:rsid="02593785" style:font-size-asian="7pt" style:font-style-asian="italic" style:font-size-complex="7pt" style:font-style-complex="italic"/>
    </style:style>
    <style:style style:name="T682" style:family="text">
      <style:text-properties fo:color="#1e6a39" style:font-name="DejaVu Sans Mono" fo:font-size="7pt" fo:font-style="italic" officeooo:rsid="025aa449" style:font-size-asian="7pt" style:font-style-asian="italic" style:font-size-complex="7pt" style:font-style-complex="italic"/>
    </style:style>
    <style:style style:name="T683" style:family="text">
      <style:text-properties fo:color="#1e6a39" style:font-name="DejaVu Sans Mono" fo:font-size="7pt" fo:font-style="italic" officeooo:rsid="025b5a73" style:font-size-asian="7pt" style:font-style-asian="italic" style:font-size-complex="7pt" style:font-style-complex="italic"/>
    </style:style>
    <style:style style:name="T684" style:family="text">
      <style:text-properties fo:color="#1e6a39" style:font-name="DejaVu Sans Mono" fo:font-size="7pt" fo:font-style="italic" officeooo:rsid="026180ef" style:font-size-asian="7pt" style:font-style-asian="italic" style:font-size-complex="7pt" style:font-style-complex="italic"/>
    </style:style>
    <style:style style:name="T685" style:family="text">
      <style:text-properties fo:color="#1e6a39" style:text-position="0% 100%" style:font-name-asian="Noto Sans CJK SC Regular" style:font-name-complex="FreeSans"/>
    </style:style>
    <style:style style:name="T686" style:family="text">
      <style:text-properties fo:color="#1e6a39" style:text-position="0% 100%" officeooo:rsid="013efd20" style:font-name-asian="Noto Sans CJK SC Regular" style:font-name-complex="FreeSans"/>
    </style:style>
    <style:style style:name="T687" style:family="text">
      <style:text-properties fo:color="#1e6a39" style:text-position="0% 100%" officeooo:rsid="014037b1" style:font-name-asian="Noto Sans CJK SC Regular" style:font-name-complex="FreeSans"/>
    </style:style>
    <style:style style:name="T688" style:family="text">
      <style:text-properties fo:color="#1e6a39" style:text-position="0% 100%" officeooo:rsid="01467870" style:font-name-asian="Noto Sans CJK SC Regular" style:font-name-complex="FreeSans"/>
    </style:style>
    <style:style style:name="T689" style:family="text">
      <style:text-properties fo:color="#1e6a39" style:text-position="0% 100%" officeooo:rsid="014c5ab3" style:font-name-asian="Noto Sans CJK SC Regular" style:font-name-complex="FreeSans"/>
    </style:style>
    <style:style style:name="T690" style:family="text">
      <style:text-properties fo:color="#1e6a39" style:text-position="0% 100%" officeooo:rsid="0161bccf" style:font-name-asian="Noto Sans CJK SC Regular" style:font-name-complex="FreeSans"/>
    </style:style>
    <style:style style:name="T691" style:family="text">
      <style:text-properties fo:color="#1e6a39" style:text-position="0% 100%" officeooo:rsid="014864e1" style:font-name-asian="Noto Sans CJK SC Regular" style:font-name-complex="FreeSans"/>
    </style:style>
    <style:style style:name="T692" style:family="text">
      <style:text-properties fo:color="#1e6a39" style:text-position="0% 100%" officeooo:rsid="0168431d" style:font-name-asian="Noto Sans CJK SC Regular" style:font-name-complex="FreeSans"/>
    </style:style>
    <style:style style:name="T693" style:family="text">
      <style:text-properties fo:color="#1e6a39" style:text-position="0% 100%" officeooo:rsid="0170236a" style:font-name-asian="Noto Sans CJK SC Regular" style:font-name-complex="FreeSans"/>
    </style:style>
    <style:style style:name="T694" style:family="text">
      <style:text-properties fo:color="#1e6a39" style:text-position="0% 100%" officeooo:rsid="01703f7a" style:font-name-asian="Noto Sans CJK SC Regular" style:font-name-complex="FreeSans"/>
    </style:style>
    <style:style style:name="T695" style:family="text">
      <style:text-properties fo:color="#1e6a39" style:text-position="0% 100%" officeooo:rsid="0163091f" style:font-name-asian="Noto Sans CJK SC Regular" style:font-name-complex="FreeSans"/>
    </style:style>
    <style:style style:name="T696" style:family="text">
      <style:text-properties fo:color="#1e6a39" style:text-position="0% 100%" officeooo:rsid="017c5ebe" style:font-name-asian="Noto Sans CJK SC Regular" style:font-name-complex="FreeSans"/>
    </style:style>
    <style:style style:name="T697" style:family="text">
      <style:text-properties fo:color="#1e6a39" style:text-position="0% 100%" officeooo:rsid="017e3d37" style:font-name-asian="Noto Sans CJK SC Regular" style:font-name-complex="FreeSans"/>
    </style:style>
    <style:style style:name="T698" style:family="text">
      <style:text-properties fo:color="#1e6a39" style:text-position="0% 100%" officeooo:rsid="01c81451" style:font-name-asian="Noto Sans CJK SC Regular" style:font-name-complex="FreeSans"/>
    </style:style>
    <style:style style:name="T699"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700"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701"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702"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703"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704"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705"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706"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707"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708"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709"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710" style:family="text">
      <style:text-properties fo:color="#1e6a39" style:text-position="0% 100%" style:font-name="DejaVu Sans Mono" fo:font-size="8pt" officeooo:rsid="014864e1" style:font-name-asian="Noto Sans CJK SC Regular" style:font-size-asian="8pt" style:font-name-complex="FreeSans" style:font-size-complex="8pt"/>
    </style:style>
    <style:style style:name="T711"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712"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713"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714"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715"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716"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717"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718"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719"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720"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721"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722"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723"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724"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725"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726"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727"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728"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729" style:family="text">
      <style:text-properties fo:color="#1e6a39" style:text-position="0% 100%" style:font-name="DejaVu Sans Mono" fo:font-size="8pt" style:text-underline-style="none" officeooo:rsid="014864e1" style:font-name-asian="Noto Sans CJK SC Regular" style:font-size-asian="8pt" style:font-name-complex="FreeSans" style:font-size-complex="8pt"/>
    </style:style>
    <style:style style:name="T730"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731"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732" style:family="text">
      <style:text-properties fo:color="#1e6a39" style:text-position="0% 100%" style:font-name="DejaVu Sans Mono" fo:font-size="8pt" style:text-underline-style="none" officeooo:rsid="02164679" style:font-name-asian="Noto Sans CJK SC Regular" style:font-size-asian="8pt" style:font-name-complex="FreeSans" style:font-size-complex="8pt"/>
    </style:style>
    <style:style style:name="T733" style:family="text">
      <style:text-properties fo:color="#1e6a39" style:text-position="0% 100%" style:font-name="DejaVu Sans Mono" fo:font-size="8pt" style:text-underline-style="none" officeooo:rsid="021bc5e9" style:font-name-asian="Noto Sans CJK SC Regular" style:font-size-asian="8pt" style:font-name-complex="FreeSans" style:font-size-complex="8pt"/>
    </style:style>
    <style:style style:name="T734"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735"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736"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737"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738" style:family="text">
      <style:text-properties fo:color="#1e6a39" style:text-position="0% 100%" style:font-name="DejaVu Sans Mono" fo:font-size="8pt" fo:font-style="italic" officeooo:rsid="021faca9" style:font-size-asian="8pt" style:font-style-asian="italic" style:font-size-complex="8pt" style:font-style-complex="italic"/>
    </style:style>
    <style:style style:name="T739" style:family="text">
      <style:text-properties fo:color="#1e6a39" style:text-position="0% 100%" style:font-name="DejaVu Sans Mono" fo:font-size="8pt" fo:font-style="italic" officeooo:rsid="00d4b981" style:font-size-asian="8pt" style:font-style-asian="italic" style:font-size-complex="8pt" style:font-style-complex="italic"/>
    </style:style>
    <style:style style:name="T740"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741" style:family="text">
      <style:text-properties fo:color="#1e6a39" style:text-position="0% 100%" style:font-name="DejaVu Sans Mono" fo:font-size="8pt" fo:font-style="italic" officeooo:rsid="00d1315f" style:font-size-asian="8pt" style:font-style-asian="italic" style:font-size-complex="8pt" style:font-style-complex="italic"/>
    </style:style>
    <style:style style:name="T742"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743"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744"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745"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746"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747"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748"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749"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750"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751"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752"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753"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754"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755"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756"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757"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758" style:family="text">
      <style:text-properties fo:color="#1e6a39" style:text-position="0% 100%" fo:font-weight="normal" officeooo:rsid="017f6cfe" style:font-name-asian="Noto Sans CJK SC Regular" style:font-weight-asian="normal" style:font-name-complex="FreeSans" style:font-weight-complex="normal"/>
    </style:style>
    <style:style style:name="T759" style:family="text">
      <style:text-properties fo:color="#1e6a39" officeooo:rsid="0174faed"/>
    </style:style>
    <style:style style:name="T760" style:family="text">
      <style:text-properties fo:color="#1e6a39" style:text-position="sub 58%" style:font-name="DejaVu Sans Mono" fo:font-size="8pt" fo:font-style="italic" officeooo:rsid="021faca9" style:font-size-asian="8pt" style:font-style-asian="italic" style:font-size-complex="8pt" style:font-style-complex="italic"/>
    </style:style>
    <style:style style:name="T761" style:family="text">
      <style:text-properties fo:color="#1e6a39" style:text-position="sub 58%" style:font-name="DejaVu Sans Mono" fo:font-size="8pt" fo:font-style="italic" officeooo:rsid="02233e5b" style:font-size-asian="8pt" style:font-style-asian="italic" style:font-size-complex="8pt" style:font-style-complex="italic"/>
    </style:style>
    <style:style style:name="T762"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763"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764"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765"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766"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767"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768" style:family="text">
      <style:text-properties fo:color="#1e6a39" style:font-name="Liberation Serif" fo:font-size="10pt" fo:font-style="italic" officeooo:rsid="0287a38b" style:font-size-asian="8.75pt" style:font-style-asian="italic" style:font-size-complex="10pt" style:font-style-complex="italic"/>
    </style:style>
    <style:style style:name="T769" style:family="text">
      <style:text-properties fo:color="#1e6a39" style:font-name="Liberation Mono" fo:font-size="8pt" style:font-size-asian="8pt" style:font-size-complex="8pt"/>
    </style:style>
    <style:style style:name="T770" style:family="text">
      <style:text-properties fo:color="#1e6a39" style:font-name="Liberation Mono" fo:font-size="8pt" officeooo:rsid="02cc8ef3" style:font-size-asian="8pt" style:font-size-complex="8pt"/>
    </style:style>
    <style:style style:name="T771" style:family="text">
      <style:text-properties fo:color="#1e6a39" style:font-name="Liberation Mono" fo:font-size="8pt" officeooo:rsid="02ccb0fd" style:font-size-asian="8pt" style:font-size-complex="8pt"/>
    </style:style>
    <style:style style:name="T772" style:family="text">
      <style:text-properties fo:color="#1e6a39" style:font-name="Liberation Mono" fo:font-size="8pt" officeooo:rsid="02d3517f" style:font-size-asian="8pt" style:font-size-complex="8pt"/>
    </style:style>
    <style:style style:name="T773" style:family="text">
      <style:text-properties fo:color="#1e6a39" style:font-name="Liberation Mono" fo:font-size="8pt" officeooo:rsid="02d387a2" style:font-size-asian="8pt" style:font-size-complex="8pt"/>
    </style:style>
    <style:style style:name="T774" style:family="text">
      <style:text-properties fo:color="#1e6a39" style:font-name="Liberation Mono" fo:font-size="8pt" officeooo:rsid="02d39260" style:font-size-asian="8pt" style:font-size-complex="8pt"/>
    </style:style>
    <style:style style:name="T775" style:family="text">
      <style:text-properties fo:color="#1e6a39" style:font-name="Liberation Mono" fo:font-size="8pt" officeooo:rsid="02d50def" style:font-size-asian="8pt" style:font-size-complex="8pt"/>
    </style:style>
    <style:style style:name="T776" style:family="text">
      <style:text-properties fo:color="#1e6a39" style:font-name="Liberation Mono" fo:font-size="8pt" officeooo:rsid="02d80bcf" style:font-size-asian="8pt" style:font-size-complex="8pt"/>
    </style:style>
    <style:style style:name="T777" style:family="text">
      <style:text-properties fo:color="#1e6a39" style:font-name="Liberation Mono" fo:font-size="8pt" officeooo:rsid="02d853c3" style:font-size-asian="8pt" style:font-size-complex="8pt"/>
    </style:style>
    <style:style style:name="T778" style:family="text">
      <style:text-properties fo:color="#1e6a39" style:font-name="Liberation Mono" fo:font-size="8pt" officeooo:rsid="02da2f6c" style:font-size-asian="8pt" style:font-size-complex="8pt"/>
    </style:style>
    <style:style style:name="T779" style:family="text">
      <style:text-properties fo:color="#1e6a39" style:font-name="Liberation Mono" fo:font-size="8pt" officeooo:rsid="02da65de" style:font-size-asian="8pt" style:font-size-complex="8pt"/>
    </style:style>
    <style:style style:name="T780" style:family="text">
      <style:text-properties fo:color="#1e6a39" style:text-position="super 58%" style:font-name="Liberation Mono" fo:font-size="8pt" officeooo:rsid="02cc8ef3" style:font-size-asian="8pt" style:font-size-complex="8pt"/>
    </style:style>
    <style:style style:name="T781" style:family="text">
      <style:text-properties fo:color="#1e6a39" style:text-position="super 58%" style:font-name="Liberation Mono" fo:font-size="8pt" officeooo:rsid="02da65de" style:font-size-asian="8pt" style:font-size-complex="8pt"/>
    </style:style>
    <style:style style:name="T782" style:family="text">
      <style:text-properties officeooo:rsid="00757acf"/>
    </style:style>
    <style:style style:name="T783" style:family="text">
      <style:text-properties officeooo:rsid="008d8681"/>
    </style:style>
    <style:style style:name="T784" style:family="text">
      <style:text-properties style:font-name="DejaVu Sans Mono"/>
    </style:style>
    <style:style style:name="T785" style:family="text">
      <style:text-properties style:font-name="DejaVu Sans Mono" fo:font-size="10pt" officeooo:rsid="00cffdcc" style:font-size-asian="10pt" style:font-size-complex="10pt"/>
    </style:style>
    <style:style style:name="T786" style:family="text">
      <style:text-properties style:font-name="DejaVu Sans Mono" fo:font-size="8pt" officeooo:rsid="00ed722c" style:font-size-asian="8pt" style:font-size-complex="8pt"/>
    </style:style>
    <style:style style:name="T787" style:family="text">
      <style:text-properties style:font-name="DejaVu Sans Mono" fo:font-size="8pt" officeooo:rsid="00f5783e" style:font-size-asian="8pt" style:font-size-complex="8pt"/>
    </style:style>
    <style:style style:name="T788" style:family="text">
      <style:text-properties style:font-name="DejaVu Sans Mono" fo:font-size="8pt" officeooo:rsid="00f75852" style:font-size-asian="8pt" style:font-size-complex="8pt"/>
    </style:style>
    <style:style style:name="T789" style:family="text">
      <style:text-properties style:font-name="DejaVu Sans Mono" fo:font-size="8pt" officeooo:rsid="00fae049" style:font-size-asian="8pt" style:font-size-complex="8pt"/>
    </style:style>
    <style:style style:name="T790" style:family="text">
      <style:text-properties style:font-name="DejaVu Sans Mono" fo:font-size="8pt" officeooo:rsid="02340363" style:font-size-asian="8pt" style:font-size-complex="8pt"/>
    </style:style>
    <style:style style:name="T791" style:family="text">
      <style:text-properties style:font-name="DejaVu Sans Mono" fo:font-size="8pt" officeooo:rsid="010078d0" style:font-size-asian="8pt" style:font-size-complex="8pt"/>
    </style:style>
    <style:style style:name="T792" style:family="text">
      <style:text-properties style:font-name="DejaVu Sans Mono" fo:font-size="8pt" officeooo:rsid="010da228" style:font-size-asian="8pt" style:font-size-complex="8pt"/>
    </style:style>
    <style:style style:name="T793" style:family="text">
      <style:text-properties style:font-name="DejaVu Sans Mono" fo:font-size="8pt" officeooo:rsid="02e3cfc3" style:font-size-asian="8pt" style:font-size-complex="8pt"/>
    </style:style>
    <style:style style:name="T794" style:family="text">
      <style:text-properties style:font-name="DejaVu Sans Mono" fo:font-size="8pt" officeooo:rsid="02ef2f39" style:font-size-asian="8pt" style:font-size-complex="8pt"/>
    </style:style>
    <style:style style:name="T795" style:family="text">
      <style:text-properties style:font-name="DejaVu Sans Mono" fo:font-size="8pt" officeooo:rsid="0351d133" style:font-size-asian="8pt" style:font-size-complex="8pt"/>
    </style:style>
    <style:style style:name="T796" style:family="text">
      <style:text-properties style:font-name="DejaVu Sans Mono" fo:font-size="8pt" fo:font-style="normal" style:font-size-asian="7pt" style:font-style-asian="normal" style:font-size-complex="8pt" style:font-style-complex="normal"/>
    </style:style>
    <style:style style:name="T797" style:family="text">
      <style:text-properties style:font-name="DejaVu Sans Mono" fo:font-size="8pt" fo:font-style="normal" officeooo:rsid="02414153" style:font-size-asian="7pt" style:font-style-asian="normal" style:font-size-complex="8pt" style:font-style-complex="normal"/>
    </style:style>
    <style:style style:name="T798" style:family="text">
      <style:text-properties style:font-name="DejaVu Sans Mono" fo:font-size="8pt" fo:font-style="normal" officeooo:rsid="02429f97" style:font-size-asian="7pt" style:font-style-asian="normal" style:font-size-complex="8pt" style:font-style-complex="normal"/>
    </style:style>
    <style:style style:name="T799" style:family="text">
      <style:text-properties style:font-name="Liberation Serif" fo:font-size="10pt" style:font-size-asian="8.75pt" style:font-size-complex="10pt"/>
    </style:style>
    <style:style style:name="T800" style:family="text">
      <style:text-properties style:font-name="Liberation Serif" fo:font-size="10pt" officeooo:rsid="00959f3f" style:font-size-asian="8.75pt" style:font-size-complex="10pt"/>
    </style:style>
    <style:style style:name="T801" style:family="text">
      <style:text-properties style:font-name="Liberation Serif" fo:font-size="10pt" officeooo:rsid="0097726f" style:font-size-asian="8.75pt" style:font-size-complex="10pt"/>
    </style:style>
    <style:style style:name="T802" style:family="text">
      <style:text-properties style:font-name="Liberation Serif" fo:font-size="10pt" officeooo:rsid="00a116a8" style:font-size-asian="8.75pt" style:font-size-complex="10pt"/>
    </style:style>
    <style:style style:name="T803" style:family="text">
      <style:text-properties style:font-name="Liberation Serif" fo:font-size="10pt" officeooo:rsid="00a2d230" style:font-size-asian="8.75pt" style:font-size-complex="10pt"/>
    </style:style>
    <style:style style:name="T804" style:family="text">
      <style:text-properties style:font-name="Liberation Serif" fo:font-size="10pt" officeooo:rsid="00a53771" style:font-size-asian="8.75pt" style:font-size-complex="10pt"/>
    </style:style>
    <style:style style:name="T805" style:family="text">
      <style:text-properties style:font-name="Liberation Serif" fo:font-size="10pt" officeooo:rsid="00a5ae43" style:font-size-asian="8.75pt" style:font-size-complex="10pt"/>
    </style:style>
    <style:style style:name="T806" style:family="text">
      <style:text-properties style:font-name="Liberation Serif" fo:font-size="10pt" officeooo:rsid="00a5aef0" style:font-size-asian="8.75pt" style:font-size-complex="10pt"/>
    </style:style>
    <style:style style:name="T807" style:family="text">
      <style:text-properties style:font-name="Liberation Serif" fo:font-size="10pt" officeooo:rsid="00a8835a" style:font-size-asian="8.75pt" style:font-size-complex="10pt"/>
    </style:style>
    <style:style style:name="T808" style:family="text">
      <style:text-properties style:font-name="Liberation Serif" fo:font-size="10pt" officeooo:rsid="00ac4519" style:font-size-asian="8.75pt" style:font-size-complex="10pt"/>
    </style:style>
    <style:style style:name="T809" style:family="text">
      <style:text-properties style:font-name="Liberation Serif" fo:font-size="10pt" officeooo:rsid="00ade757" style:font-size-asian="8.75pt" style:font-size-complex="10pt"/>
    </style:style>
    <style:style style:name="T810" style:family="text">
      <style:text-properties style:font-name="Liberation Serif" fo:font-size="10pt" officeooo:rsid="00b03e2d" style:font-size-asian="8.75pt" style:font-size-complex="10pt"/>
    </style:style>
    <style:style style:name="T811" style:family="text">
      <style:text-properties style:font-name="Liberation Serif" fo:font-size="10pt" officeooo:rsid="00b14adb" style:font-size-asian="8.75pt" style:font-size-complex="10pt"/>
    </style:style>
    <style:style style:name="T812" style:family="text">
      <style:text-properties style:font-name="Liberation Serif" fo:font-size="10pt" officeooo:rsid="00b2dcf4" style:font-size-asian="8.75pt" style:font-size-complex="10pt"/>
    </style:style>
    <style:style style:name="T813" style:family="text">
      <style:text-properties style:font-name="Liberation Serif" fo:font-size="10pt" officeooo:rsid="00b3d015" style:font-size-asian="8.75pt" style:font-size-complex="10pt"/>
    </style:style>
    <style:style style:name="T814" style:family="text">
      <style:text-properties style:font-name="Liberation Serif" fo:font-size="10pt" officeooo:rsid="00b597ba" style:font-size-asian="8.75pt" style:font-size-complex="10pt"/>
    </style:style>
    <style:style style:name="T815" style:family="text">
      <style:text-properties style:font-name="Liberation Serif" fo:font-size="10pt" officeooo:rsid="00b5daca" style:font-size-asian="8.75pt" style:font-size-complex="10pt"/>
    </style:style>
    <style:style style:name="T816" style:family="text">
      <style:text-properties style:font-name="Liberation Serif" fo:font-size="10pt" officeooo:rsid="00b6cc1e" style:font-size-asian="8.75pt" style:font-size-complex="10pt"/>
    </style:style>
    <style:style style:name="T817" style:family="text">
      <style:text-properties style:font-name="Liberation Serif" fo:font-size="10pt" officeooo:rsid="00b8a50d" style:font-size-asian="8.75pt" style:font-size-complex="10pt"/>
    </style:style>
    <style:style style:name="T818" style:family="text">
      <style:text-properties style:font-name="Liberation Serif" fo:font-size="10pt" officeooo:rsid="00b9dbf9" style:font-size-asian="8.75pt" style:font-size-complex="10pt"/>
    </style:style>
    <style:style style:name="T819" style:family="text">
      <style:text-properties style:font-name="Liberation Serif" fo:font-size="10pt" officeooo:rsid="00bdfad8" style:font-size-asian="8.75pt" style:font-size-complex="10pt"/>
    </style:style>
    <style:style style:name="T820" style:family="text">
      <style:text-properties style:font-name="Liberation Serif" fo:font-size="10pt" officeooo:rsid="00bf5fbf" style:font-size-asian="8.75pt" style:font-size-complex="10pt"/>
    </style:style>
    <style:style style:name="T821" style:family="text">
      <style:text-properties style:font-name="Liberation Serif" fo:font-size="10pt" officeooo:rsid="00c37e38" style:font-size-asian="8.75pt" style:font-size-complex="10pt"/>
    </style:style>
    <style:style style:name="T822" style:family="text">
      <style:text-properties style:font-name="Liberation Serif" fo:font-size="10pt" officeooo:rsid="00c4b374" style:font-size-asian="8.75pt" style:font-size-complex="10pt"/>
    </style:style>
    <style:style style:name="T823" style:family="text">
      <style:text-properties style:font-name="Liberation Serif" fo:font-size="10pt" officeooo:rsid="00c525da" style:font-size-asian="8.75pt" style:font-size-complex="10pt"/>
    </style:style>
    <style:style style:name="T824" style:family="text">
      <style:text-properties style:font-name="Liberation Serif" fo:font-size="10pt" officeooo:rsid="00dabcb5" style:font-size-asian="8.75pt" style:font-size-complex="10pt"/>
    </style:style>
    <style:style style:name="T825" style:family="text">
      <style:text-properties style:font-name="Liberation Serif" fo:font-size="10pt" officeooo:rsid="00db3c53" style:font-size-asian="8.75pt" style:font-size-complex="10pt"/>
    </style:style>
    <style:style style:name="T826" style:family="text">
      <style:text-properties style:font-name="Liberation Serif" fo:font-size="10pt" officeooo:rsid="00dbffca" style:font-size-asian="8.75pt" style:font-size-complex="10pt"/>
    </style:style>
    <style:style style:name="T827" style:family="text">
      <style:text-properties style:font-name="Liberation Serif" fo:font-size="10pt" officeooo:rsid="00dd1d34" style:font-size-asian="8.75pt" style:font-size-complex="10pt"/>
    </style:style>
    <style:style style:name="T828" style:family="text">
      <style:text-properties style:font-name="Liberation Serif" fo:font-size="10pt" officeooo:rsid="00de4df1" style:font-size-asian="8.75pt" style:font-size-complex="10pt"/>
    </style:style>
    <style:style style:name="T829" style:family="text">
      <style:text-properties style:font-name="Liberation Serif" fo:font-size="10pt" officeooo:rsid="00e016e8" style:font-size-asian="8.75pt" style:font-size-complex="10pt"/>
    </style:style>
    <style:style style:name="T830" style:family="text">
      <style:text-properties style:font-name="Liberation Serif" fo:font-size="10pt" officeooo:rsid="00ee18b6" style:font-size-asian="8.75pt" style:font-size-complex="10pt"/>
    </style:style>
    <style:style style:name="T831" style:family="text">
      <style:text-properties style:font-name="Liberation Serif" fo:font-size="10pt" officeooo:rsid="00ef9cde" style:font-size-asian="8.75pt" style:font-size-complex="10pt"/>
    </style:style>
    <style:style style:name="T832" style:family="text">
      <style:text-properties style:font-name="Liberation Serif" fo:font-size="10pt" officeooo:rsid="00f0a7b1" style:font-size-asian="8.75pt" style:font-size-complex="10pt"/>
    </style:style>
    <style:style style:name="T833" style:family="text">
      <style:text-properties style:font-name="Liberation Serif" fo:font-size="10pt" officeooo:rsid="00f0ac2b" style:font-size-asian="8.75pt" style:font-size-complex="10pt"/>
    </style:style>
    <style:style style:name="T834" style:family="text">
      <style:text-properties style:font-name="Liberation Serif" fo:font-size="10pt" officeooo:rsid="00f1a92d" style:font-size-asian="8.75pt" style:font-size-complex="10pt"/>
    </style:style>
    <style:style style:name="T835" style:family="text">
      <style:text-properties style:font-name="Liberation Serif" fo:font-size="10pt" officeooo:rsid="00f1e25d" style:font-size-asian="8.75pt" style:font-size-complex="10pt"/>
    </style:style>
    <style:style style:name="T836" style:family="text">
      <style:text-properties style:font-name="Liberation Serif" fo:font-size="10pt" officeooo:rsid="00f4a756" style:font-size-asian="8.75pt" style:font-size-complex="10pt"/>
    </style:style>
    <style:style style:name="T837" style:family="text">
      <style:text-properties style:font-name="Liberation Serif" fo:font-size="10pt" officeooo:rsid="00f75852" style:font-size-asian="8.75pt" style:font-size-complex="10pt"/>
    </style:style>
    <style:style style:name="T838" style:family="text">
      <style:text-properties style:font-name="Liberation Serif" fo:font-size="10pt" officeooo:rsid="00f90911" style:font-size-asian="8.75pt" style:font-size-complex="10pt"/>
    </style:style>
    <style:style style:name="T839" style:family="text">
      <style:text-properties style:font-name="Liberation Serif" fo:font-size="10pt" officeooo:rsid="00fae049" style:font-size-asian="8.75pt" style:font-size-complex="10pt"/>
    </style:style>
    <style:style style:name="T840" style:family="text">
      <style:text-properties style:font-name="Liberation Serif" fo:font-size="10pt" officeooo:rsid="00fc2e0d" style:font-size-asian="8.75pt" style:font-size-complex="10pt"/>
    </style:style>
    <style:style style:name="T841" style:family="text">
      <style:text-properties style:font-name="Liberation Serif" fo:font-size="10pt" officeooo:rsid="00fdb570" style:font-size-asian="8.75pt" style:font-size-complex="10pt"/>
    </style:style>
    <style:style style:name="T842" style:family="text">
      <style:text-properties style:font-name="Liberation Serif" fo:font-size="10pt" officeooo:rsid="00fc11be" style:font-size-asian="8.75pt" style:font-size-complex="10pt"/>
    </style:style>
    <style:style style:name="T843" style:family="text">
      <style:text-properties style:font-name="Liberation Serif" fo:font-size="10pt" officeooo:rsid="00febe9a" style:font-size-asian="8.75pt" style:font-size-complex="10pt"/>
    </style:style>
    <style:style style:name="T844" style:family="text">
      <style:text-properties style:font-name="Liberation Serif" fo:font-size="10pt" officeooo:rsid="010078d0" style:font-size-asian="8.75pt" style:font-size-complex="10pt"/>
    </style:style>
    <style:style style:name="T845" style:family="text">
      <style:text-properties style:font-name="Liberation Serif" fo:font-size="10pt" officeooo:rsid="0100ff1f" style:font-size-asian="8.75pt" style:font-size-complex="10pt"/>
    </style:style>
    <style:style style:name="T846" style:family="text">
      <style:text-properties style:font-name="Liberation Serif" fo:font-size="10pt" officeooo:rsid="0101bd5b" style:font-size-asian="8.75pt" style:font-size-complex="10pt"/>
    </style:style>
    <style:style style:name="T847" style:family="text">
      <style:text-properties style:font-name="Liberation Serif" fo:font-size="10pt" officeooo:rsid="01ab6bad" style:font-size-asian="8.75pt" style:font-size-complex="10pt"/>
    </style:style>
    <style:style style:name="T848" style:family="text">
      <style:text-properties style:font-name="Liberation Serif" fo:font-size="10pt" officeooo:rsid="01b014d7" style:font-size-asian="8.75pt" style:font-size-complex="10pt"/>
    </style:style>
    <style:style style:name="T849" style:family="text">
      <style:text-properties style:font-name="Liberation Serif" fo:font-size="10pt" officeooo:rsid="028660c4" style:font-size-asian="8.75pt" style:font-size-complex="10pt"/>
    </style:style>
    <style:style style:name="T850" style:family="text">
      <style:text-properties style:font-name="Liberation Serif" fo:font-size="10pt" officeooo:rsid="0287a38b" style:font-size-asian="8.75pt" style:font-size-complex="10pt"/>
    </style:style>
    <style:style style:name="T851" style:family="text">
      <style:text-properties style:font-name="Liberation Serif" fo:font-size="10pt" officeooo:rsid="0289c244" style:font-size-asian="8.75pt" style:font-size-complex="10pt"/>
    </style:style>
    <style:style style:name="T852" style:family="text">
      <style:text-properties style:font-name="Liberation Serif" fo:font-size="10pt" officeooo:rsid="028afaf2" style:font-size-asian="8.75pt" style:font-size-complex="10pt"/>
    </style:style>
    <style:style style:name="T853" style:family="text">
      <style:text-properties style:font-name="Liberation Serif" fo:font-size="10pt" officeooo:rsid="02ee0554" style:font-size-asian="8.75pt" style:font-size-complex="10pt"/>
    </style:style>
    <style:style style:name="T854" style:family="text">
      <style:text-properties style:font-name="Liberation Serif" fo:font-size="10pt" officeooo:rsid="02f30bcc" style:font-size-asian="8.75pt" style:font-size-complex="10pt"/>
    </style:style>
    <style:style style:name="T855" style:family="text">
      <style:text-properties style:font-name="Liberation Serif" fo:font-size="10pt" officeooo:rsid="02f3fb21" style:font-size-asian="8.75pt" style:font-size-complex="10pt"/>
    </style:style>
    <style:style style:name="T856" style:family="text">
      <style:text-properties style:font-name="Liberation Serif" fo:font-size="10pt" officeooo:rsid="02f48adb" style:font-size-asian="8.75pt" style:font-size-complex="10pt"/>
    </style:style>
    <style:style style:name="T857" style:family="text">
      <style:text-properties style:font-name="Liberation Serif" fo:font-size="10pt" officeooo:rsid="02f651f9" style:font-size-asian="8.75pt" style:font-size-complex="10pt"/>
    </style:style>
    <style:style style:name="T858" style:family="text">
      <style:text-properties style:font-name="Liberation Serif" fo:font-size="10pt" officeooo:rsid="02f7f6db" style:font-size-asian="8.75pt" style:font-size-complex="10pt"/>
    </style:style>
    <style:style style:name="T859" style:family="text">
      <style:text-properties style:font-name="Liberation Serif" fo:font-size="10pt" officeooo:rsid="02fb69d7" style:font-size-asian="8.75pt" style:font-size-complex="10pt"/>
    </style:style>
    <style:style style:name="T860" style:family="text">
      <style:text-properties style:font-name="Liberation Serif" fo:font-size="10pt" officeooo:rsid="02ff0f77" style:font-size-asian="8.75pt" style:font-size-complex="10pt"/>
    </style:style>
    <style:style style:name="T861" style:family="text">
      <style:text-properties style:font-name="Liberation Serif" fo:font-size="10pt" fo:font-style="italic" officeooo:rsid="00ade757" style:font-size-asian="8.75pt" style:font-style-asian="italic" style:font-size-complex="10pt" style:font-style-complex="italic"/>
    </style:style>
    <style:style style:name="T862" style:family="text">
      <style:text-properties style:font-name="Liberation Serif" fo:font-size="10pt" fo:font-style="italic" officeooo:rsid="00ac4519" style:font-size-asian="8.75pt" style:font-style-asian="italic" style:font-size-complex="10pt" style:font-style-complex="italic"/>
    </style:style>
    <style:style style:name="T863" style:family="text">
      <style:text-properties style:font-name="Liberation Serif" fo:font-size="10pt" fo:font-style="italic" officeooo:rsid="00c525da" style:font-size-asian="8.75pt" style:font-style-asian="italic" style:font-size-complex="10pt" style:font-style-complex="italic"/>
    </style:style>
    <style:style style:name="T864" style:family="text">
      <style:text-properties style:font-name="Liberation Serif" fo:font-size="10pt" fo:font-style="normal" officeooo:rsid="00d54b88" style:font-size-asian="10pt" style:font-style-asian="normal" style:font-size-complex="10pt" style:font-style-complex="normal"/>
    </style:style>
    <style:style style:name="T865" style:family="text">
      <style:text-properties style:font-name="Liberation Serif" fo:font-size="10pt" fo:font-style="normal" officeooo:rsid="02421e89" style:font-size-asian="10pt" style:font-style-asian="normal" style:font-size-complex="10pt" style:font-style-complex="normal"/>
    </style:style>
    <style:style style:name="T866" style:family="text">
      <style:text-properties style:font-name="Liberation Serif" fo:font-size="10pt" fo:font-style="normal" officeooo:rsid="02429f97" style:font-size-asian="10pt" style:font-style-asian="normal" style:font-size-complex="10pt" style:font-style-complex="normal"/>
    </style:style>
    <style:style style:name="T867" style:family="text">
      <style:text-properties style:font-name="Liberation Serif" fo:font-size="10pt" fo:font-style="normal" officeooo:rsid="02414153" style:font-size-asian="10pt" style:font-style-asian="normal" style:font-size-complex="10pt" style:font-style-complex="normal"/>
    </style:style>
    <style:style style:name="T868" style:family="text">
      <style:text-properties style:font-name="Liberation Serif" fo:font-size="10pt" fo:font-style="normal" officeooo:rsid="00959f3f" style:font-size-asian="8.75pt" style:font-style-asian="normal" style:font-size-complex="10pt" style:font-style-complex="normal"/>
    </style:style>
    <style:style style:name="T869" style:family="text">
      <style:text-properties style:font-name="Liberation Serif" fo:font-size="10pt" fo:font-style="normal" officeooo:rsid="00ac4519" style:font-size-asian="8.75pt" style:font-style-asian="normal" style:font-size-complex="10pt" style:font-style-complex="normal"/>
    </style:style>
    <style:style style:name="T870" style:family="text">
      <style:text-properties style:font-name="Liberation Serif" fo:font-size="10pt" fo:font-style="normal" officeooo:rsid="0097726f" style:font-size-asian="8.75pt" style:font-style-asian="normal" style:font-size-complex="10pt" style:font-style-complex="normal"/>
    </style:style>
    <style:style style:name="T871" style:family="text">
      <style:text-properties style:font-name="Liberation Serif" fo:font-size="10pt" fo:font-style="normal" officeooo:rsid="02a10814" style:font-size-asian="8.75pt" style:font-style-asian="normal" style:font-size-complex="10pt" style:font-style-complex="normal"/>
    </style:style>
    <style:style style:name="T872" style:family="text">
      <style:text-properties fo:color="#780373"/>
    </style:style>
    <style:style style:name="T873" style:family="text">
      <style:text-properties fo:color="#780373" officeooo:rsid="0090e7ae"/>
    </style:style>
    <style:style style:name="T874" style:family="text">
      <style:text-properties fo:color="#780373" officeooo:rsid="0094dd02"/>
    </style:style>
    <style:style style:name="T875" style:family="text">
      <style:text-properties fo:color="#780373" fo:font-style="italic" officeooo:rsid="0094dd02" style:font-style-asian="italic" style:font-style-complex="italic"/>
    </style:style>
    <style:style style:name="T876" style:family="text">
      <style:text-properties fo:color="#780373" style:font-name="DejaVu Sans Mono"/>
    </style:style>
    <style:style style:name="T877" style:family="text">
      <style:text-properties fo:color="#780373" style:font-name="DejaVu Sans Mono" fo:font-size="10pt" officeooo:rsid="00cffdcc" style:font-size-asian="10pt" style:font-size-complex="10pt"/>
    </style:style>
    <style:style style:name="T878" style:family="text">
      <style:text-properties fo:color="#780373" style:font-name="DejaVu Sans Mono" fo:font-size="10pt" officeooo:rsid="021ef79f" style:font-size-asian="10pt" style:font-size-complex="10pt"/>
    </style:style>
    <style:style style:name="T879" style:family="text">
      <style:text-properties fo:color="#780373" style:font-name="DejaVu Sans Mono" fo:font-size="10pt" officeooo:rsid="022c2a50" style:font-size-asian="10pt" style:font-size-complex="10pt"/>
    </style:style>
    <style:style style:name="T880" style:family="text">
      <style:text-properties fo:color="#780373" style:font-name="DejaVu Sans Mono" fo:font-size="10pt" officeooo:rsid="022dd961" style:font-size-asian="10pt" style:font-size-complex="10pt"/>
    </style:style>
    <style:style style:name="T881" style:family="text">
      <style:text-properties fo:color="#780373" style:font-name="DejaVu Sans Mono" fo:font-size="10pt" officeooo:rsid="0232694d" style:font-size-asian="10pt" style:font-size-complex="10pt"/>
    </style:style>
    <style:style style:name="T882" style:family="text">
      <style:text-properties fo:color="#780373" style:font-name="DejaVu Sans Mono" fo:font-size="10pt" officeooo:rsid="023771ad" style:font-size-asian="10pt" style:font-size-complex="10pt"/>
    </style:style>
    <style:style style:name="T883" style:family="text">
      <style:text-properties fo:color="#780373" style:font-name="DejaVu Sans Mono" fo:font-size="10pt" officeooo:rsid="023af3ee" style:font-size-asian="10pt" style:font-size-complex="10pt"/>
    </style:style>
    <style:style style:name="T884" style:family="text">
      <style:text-properties fo:color="#780373" style:font-name="DejaVu Sans Mono" fo:font-size="10pt" fo:font-style="normal" officeooo:rsid="00cffdcc" style:font-size-asian="10pt" style:font-style-asian="normal" style:font-size-complex="10pt" style:font-style-complex="normal"/>
    </style:style>
    <style:style style:name="T885" style:family="text">
      <style:text-properties fo:color="#780373" style:font-name="DejaVu Sans Mono" fo:font-size="10pt" fo:font-style="normal" officeooo:rsid="022c2a50" style:font-size-asian="10pt" style:font-style-asian="normal" style:font-size-complex="10pt" style:font-style-complex="normal"/>
    </style:style>
    <style:style style:name="T886" style:family="text">
      <style:text-properties fo:color="#780373" style:font-name="DejaVu Sans Mono" fo:font-size="10pt" fo:font-style="normal" officeooo:rsid="021ef79f" style:font-size-asian="10pt" style:font-style-asian="normal" style:font-size-complex="10pt" style:font-style-complex="normal"/>
    </style:style>
    <style:style style:name="T887" style:family="text">
      <style:text-properties fo:color="#780373" style:font-name="DejaVu Sans Mono" fo:font-size="10pt" fo:font-style="normal" officeooo:rsid="022dd961" style:font-size-asian="10pt" style:font-style-asian="normal" style:font-size-complex="10pt" style:font-style-complex="normal"/>
    </style:style>
    <style:style style:name="T888" style:family="text">
      <style:text-properties fo:color="#780373" style:font-name="DejaVu Sans Mono" fo:font-size="10pt" fo:font-style="normal" officeooo:rsid="028d8ca9" style:font-size-asian="10pt" style:font-style-asian="normal" style:font-size-complex="10pt" style:font-style-complex="normal"/>
    </style:style>
    <style:style style:name="T889" style:family="text">
      <style:text-properties fo:color="#780373" style:font-name="DejaVu Sans Mono" fo:font-size="10pt" fo:font-style="normal" officeooo:rsid="029072ab" style:font-size-asian="10pt" style:font-style-asian="normal" style:font-size-complex="10pt" style:font-style-complex="normal"/>
    </style:style>
    <style:style style:name="T890" style:family="text">
      <style:text-properties fo:color="#780373" style:font-name="DejaVu Sans Mono" fo:font-size="10pt" fo:font-style="normal" officeooo:rsid="02911ba7" style:font-size-asian="10pt" style:font-style-asian="normal" style:font-size-complex="10pt" style:font-style-complex="normal"/>
    </style:style>
    <style:style style:name="T891" style:family="text">
      <style:text-properties fo:color="#780373" style:font-name="DejaVu Sans Mono" fo:font-size="10pt" fo:font-style="normal" officeooo:rsid="0292fd53" style:font-size-asian="10pt" style:font-style-asian="normal" style:font-size-complex="10pt" style:font-style-complex="normal"/>
    </style:style>
    <style:style style:name="T892" style:family="text">
      <style:text-properties fo:color="#780373" style:font-name="DejaVu Sans Mono" fo:font-size="10pt" fo:font-style="normal" officeooo:rsid="031ffa44" style:font-size-asian="10pt" style:font-style-asian="normal" style:font-size-complex="10pt" style:font-style-complex="normal"/>
    </style:style>
    <style:style style:name="T893" style:family="text">
      <style:text-properties fo:color="#780373" style:font-name="DejaVu Sans Mono" fo:font-size="10pt" fo:font-style="normal" officeooo:rsid="0349cafe" style:font-size-asian="10pt" style:font-style-asian="normal" style:font-size-complex="10pt" style:font-style-complex="normal"/>
    </style:style>
    <style:style style:name="T894" style:family="text">
      <style:text-properties fo:color="#780373" style:font-name="DejaVu Sans Mono" fo:font-size="8pt" officeooo:rsid="0090e7ae" style:font-size-asian="8pt" style:font-size-complex="8pt"/>
    </style:style>
    <style:style style:name="T895" style:family="text">
      <style:text-properties fo:color="#780373" style:font-name="DejaVu Sans Mono" fo:font-size="8pt" officeooo:rsid="00993c51" style:font-size-asian="8pt" style:font-size-complex="8pt"/>
    </style:style>
    <style:style style:name="T896" style:family="text">
      <style:text-properties fo:color="#780373" style:font-name="DejaVu Sans Mono" fo:font-size="8pt" officeooo:rsid="0094dd02" style:font-size-asian="8pt" style:font-size-complex="8pt"/>
    </style:style>
    <style:style style:name="T897" style:family="text">
      <style:text-properties fo:color="#780373" style:font-name="DejaVu Sans Mono" fo:font-size="8pt" officeooo:rsid="0099b399" style:font-size-asian="8pt" style:font-size-complex="8pt"/>
    </style:style>
    <style:style style:name="T898" style:family="text">
      <style:text-properties fo:color="#780373" style:font-name="DejaVu Sans Mono" fo:font-size="8pt" officeooo:rsid="009bb33c" style:font-size-asian="8pt" style:font-size-complex="8pt"/>
    </style:style>
    <style:style style:name="T899" style:family="text">
      <style:text-properties fo:color="#780373" style:font-name="DejaVu Sans Mono" fo:font-size="8pt" officeooo:rsid="009c3471" style:font-size-asian="8pt" style:font-size-complex="8pt"/>
    </style:style>
    <style:style style:name="T900" style:family="text">
      <style:text-properties fo:color="#780373" style:font-name="DejaVu Sans Mono" fo:font-size="8pt" officeooo:rsid="00bf5fbf" style:font-size-asian="8pt" style:font-size-complex="8pt"/>
    </style:style>
    <style:style style:name="T901" style:family="text">
      <style:text-properties fo:color="#780373" style:font-name="DejaVu Sans Mono" fo:font-size="8pt" officeooo:rsid="00cffdcc" style:font-size-asian="8pt" style:font-size-complex="8pt"/>
    </style:style>
    <style:style style:name="T902" style:family="text">
      <style:text-properties fo:color="#780373" style:font-name="DejaVu Sans Mono" fo:font-size="8pt" officeooo:rsid="012deae5" style:font-size-asian="8pt" style:font-size-complex="8pt"/>
    </style:style>
    <style:style style:name="T903" style:family="text">
      <style:text-properties fo:color="#780373" style:font-name="DejaVu Sans Mono" fo:font-size="8pt" officeooo:rsid="00b3d015" style:font-size-asian="8pt" style:font-size-complex="8pt"/>
    </style:style>
    <style:style style:name="T904" style:family="text">
      <style:text-properties fo:color="#780373" style:font-name="DejaVu Sans Mono" fo:font-size="8pt" officeooo:rsid="01a618db" style:font-size-asian="8pt" style:font-size-complex="8pt"/>
    </style:style>
    <style:style style:name="T905" style:family="text">
      <style:text-properties fo:color="#780373" style:font-name="DejaVu Sans Mono" fo:font-size="8pt" officeooo:rsid="02873b1c" style:font-size-asian="8pt" style:font-size-complex="8pt"/>
    </style:style>
    <style:style style:name="T906" style:family="text">
      <style:text-properties fo:color="#780373" style:font-name="DejaVu Sans Mono" fo:font-size="8pt" officeooo:rsid="02887391" style:font-size-asian="8pt" style:font-size-complex="8pt"/>
    </style:style>
    <style:style style:name="T907" style:family="text">
      <style:text-properties fo:color="#780373" style:font-name="DejaVu Sans Mono" fo:font-size="8pt" officeooo:rsid="029ffda3" style:font-size-asian="8pt" style:font-size-complex="8pt"/>
    </style:style>
    <style:style style:name="T908" style:family="text">
      <style:text-properties fo:color="#780373" style:font-name="DejaVu Sans Mono" fo:font-size="8pt" officeooo:rsid="02a3c122" style:font-size-asian="8pt" style:font-size-complex="8pt"/>
    </style:style>
    <style:style style:name="T909" style:family="text">
      <style:text-properties fo:color="#780373" style:font-name="DejaVu Sans Mono" fo:font-size="8pt" officeooo:rsid="02aa0828" style:font-size-asian="8pt" style:font-size-complex="8pt"/>
    </style:style>
    <style:style style:name="T910" style:family="text">
      <style:text-properties fo:color="#780373" style:font-name="DejaVu Sans Mono" fo:font-size="8pt" officeooo:rsid="02ad31f5" style:font-size-asian="8pt" style:font-size-complex="8pt"/>
    </style:style>
    <style:style style:name="T911" style:family="text">
      <style:text-properties fo:color="#780373" style:font-name="DejaVu Sans Mono" fo:font-size="8pt" officeooo:rsid="02aed68f" style:font-size-asian="8pt" style:font-size-complex="8pt"/>
    </style:style>
    <style:style style:name="T912" style:family="text">
      <style:text-properties fo:color="#780373" style:font-name="DejaVu Sans Mono" fo:font-size="8pt" officeooo:rsid="02b118f4" style:font-size-asian="8pt" style:font-size-complex="8pt"/>
    </style:style>
    <style:style style:name="T913" style:family="text">
      <style:text-properties fo:color="#780373" style:font-name="DejaVu Sans Mono" fo:font-size="8pt" officeooo:rsid="031a5bcb" style:font-size-asian="8pt" style:font-size-complex="8pt"/>
    </style:style>
    <style:style style:name="T914" style:family="text">
      <style:text-properties fo:color="#780373" style:font-name="DejaVu Sans Mono" fo:font-size="8pt" fo:font-style="italic" officeooo:rsid="0094dd02" style:font-size-asian="8pt" style:font-style-asian="italic" style:font-size-complex="8pt" style:font-style-complex="italic"/>
    </style:style>
    <style:style style:name="T915" style:family="text">
      <style:text-properties fo:color="#780373" style:font-name="DejaVu Sans Mono" fo:font-size="8pt" fo:font-weight="normal" officeooo:rsid="01b7cc2d" style:font-size-asian="8pt" style:font-weight-asian="normal" style:font-size-complex="8pt" style:font-weight-complex="normal"/>
    </style:style>
    <style:style style:name="T916" style:family="text">
      <style:text-properties fo:color="#780373" style:font-name="DejaVu Sans Mono" fo:font-size="8pt" fo:font-weight="normal" officeooo:rsid="01b80b01" style:font-size-asian="8pt" style:font-weight-asian="normal" style:font-size-complex="8pt" style:font-weight-complex="normal"/>
    </style:style>
    <style:style style:name="T917" style:family="text">
      <style:text-properties fo:color="#780373" style:font-name="DejaVu Sans Mono" fo:font-size="8pt" fo:font-weight="normal" officeooo:rsid="01b8c1be" style:font-size-asian="8pt" style:font-weight-asian="normal" style:font-size-complex="8pt" style:font-weight-complex="normal"/>
    </style:style>
    <style:style style:name="T918" style:family="text">
      <style:text-properties fo:color="#780373" style:font-name="DejaVu Sans Mono" fo:font-size="8pt" fo:font-weight="normal" officeooo:rsid="01baea5a" style:font-size-asian="8pt" style:font-weight-asian="normal" style:font-size-complex="8pt" style:font-weight-complex="normal"/>
    </style:style>
    <style:style style:name="T919" style:family="text">
      <style:text-properties fo:color="#780373" style:font-name="DejaVu Sans Mono" fo:font-size="8pt" fo:font-weight="normal" officeooo:rsid="01c6ce98" style:font-size-asian="8pt" style:font-weight-asian="normal" style:font-size-complex="8pt" style:font-weight-complex="normal"/>
    </style:style>
    <style:style style:name="T920" style:family="text">
      <style:text-properties fo:color="#780373" style:font-name="DejaVu Sans Mono" fo:font-size="8pt" fo:font-weight="normal" officeooo:rsid="030315ac" style:font-size-asian="8pt" style:font-weight-asian="normal" style:font-size-complex="8pt" style:font-weight-complex="normal"/>
    </style:style>
    <style:style style:name="T921" style:family="text">
      <style:text-properties fo:color="#780373" style:font-name="DejaVu Sans Mono" fo:font-size="8pt" fo:font-weight="normal" officeooo:rsid="03049dbd" style:font-size-asian="8pt" style:font-weight-asian="normal" style:font-size-complex="8pt" style:font-weight-complex="normal"/>
    </style:style>
    <style:style style:name="T922" style:family="text">
      <style:text-properties fo:color="#780373" style:font-name="DejaVu Sans Mono" fo:font-size="8pt" fo:font-weight="normal" officeooo:rsid="030634bb" style:font-size-asian="8pt" style:font-weight-asian="normal" style:font-size-complex="8pt" style:font-weight-complex="normal"/>
    </style:style>
    <style:style style:name="T923" style:family="text">
      <style:text-properties fo:color="#780373" style:font-name="DejaVu Sans Mono" fo:font-size="8pt" fo:font-weight="normal" officeooo:rsid="0306ffec" style:font-size-asian="8pt" style:font-weight-asian="normal" style:font-size-complex="8pt" style:font-weight-complex="normal"/>
    </style:style>
    <style:style style:name="T924" style:family="text">
      <style:text-properties fo:color="#780373" style:font-name="DejaVu Sans Mono" fo:font-size="8pt" fo:font-weight="normal" officeooo:rsid="0312e6d1" style:font-size-asian="8pt" style:font-weight-asian="normal" style:font-size-complex="8pt" style:font-weight-complex="normal"/>
    </style:style>
    <style:style style:name="T925" style:family="text">
      <style:text-properties fo:color="#780373" style:font-name="DejaVu Sans Mono" fo:font-size="8pt" fo:font-style="normal" officeooo:rsid="0090e7ae" style:font-size-asian="8pt" style:font-style-asian="normal" style:font-size-complex="8pt" style:font-style-complex="normal"/>
    </style:style>
    <style:style style:name="T926" style:family="text">
      <style:text-properties fo:color="#780373" style:font-name="DejaVu Sans Mono" fo:font-size="8pt" fo:font-style="normal" officeooo:rsid="0099b399" style:font-size-asian="8pt" style:font-style-asian="normal" style:font-size-complex="8pt" style:font-style-complex="normal"/>
    </style:style>
    <style:style style:name="T927" style:family="text">
      <style:text-properties fo:color="#780373" officeooo:rsid="0099b399"/>
    </style:style>
    <style:style style:name="T928" style:family="text">
      <style:text-properties fo:color="#780373" officeooo:rsid="00cffdcc"/>
    </style:style>
    <style:style style:name="T929" style:family="text">
      <style:text-properties fo:color="#780373" style:text-line-through-style="none" style:text-line-through-type="none" style:font-name="DejaVu Sans Mono" fo:font-size="8pt" officeooo:rsid="01a618db" style:font-size-asian="8pt" style:font-size-complex="8pt"/>
    </style:style>
    <style:style style:name="T930" style:family="text">
      <style:text-properties fo:color="#780373" style:text-line-through-style="none" style:text-line-through-type="none" style:font-name="DejaVu Sans Mono" fo:font-size="8pt" officeooo:rsid="01aae299" style:font-size-asian="8pt" style:font-size-complex="8pt"/>
    </style:style>
    <style:style style:name="T931" style:family="text">
      <style:text-properties fo:color="#780373" style:text-line-through-style="none" style:text-line-through-type="none" style:font-name="DejaVu Sans Mono" fo:font-size="8pt" officeooo:rsid="00b3d015" style:font-size-asian="8pt" style:font-size-complex="8pt"/>
    </style:style>
    <style:style style:name="T932"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933" style:family="text">
      <style:text-properties officeooo:rsid="00c72895"/>
    </style:style>
    <style:style style:name="T934" style:family="text">
      <style:text-properties officeooo:rsid="00c7bab6"/>
    </style:style>
    <style:style style:name="T935" style:family="text">
      <style:text-properties officeooo:rsid="00cffdcc"/>
    </style:style>
    <style:style style:name="T936" style:family="text">
      <style:text-properties officeooo:rsid="00d54b88"/>
    </style:style>
    <style:style style:name="T937" style:family="text">
      <style:text-properties officeooo:rsid="00d7f677"/>
    </style:style>
    <style:style style:name="T938"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939"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940"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941"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942"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943"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944"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945"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946" style:family="text">
      <style:text-properties fo:color="#ea7500" fo:font-style="italic" fo:font-weight="bold" officeooo:rsid="009f0d61" style:font-style-asian="italic" style:font-weight-asian="bold" style:font-style-complex="italic" style:font-weight-complex="bold"/>
    </style:style>
    <style:style style:name="T947" style:family="text">
      <style:text-properties fo:color="#ea7500" fo:font-style="italic" fo:font-weight="bold" officeooo:rsid="0094dd02" style:font-style-asian="italic" style:font-weight-asian="bold" style:font-style-complex="italic" style:font-weight-complex="bold"/>
    </style:style>
    <style:style style:name="T948" style:family="text">
      <style:text-properties officeooo:rsid="00e56988"/>
    </style:style>
    <style:style style:name="T949" style:family="text">
      <style:text-properties officeooo:rsid="010078d0"/>
    </style:style>
    <style:style style:name="T950" style:family="text">
      <style:text-properties officeooo:rsid="01162062"/>
    </style:style>
    <style:style style:name="T951" style:family="text">
      <style:text-properties officeooo:rsid="011788ea"/>
    </style:style>
    <style:style style:name="T952" style:family="text">
      <style:text-properties officeooo:rsid="0118e68d"/>
    </style:style>
    <style:style style:name="T953" style:family="text">
      <style:text-properties officeooo:rsid="011ab00b"/>
    </style:style>
    <style:style style:name="T954" style:family="text">
      <style:text-properties officeooo:rsid="0126b4a6"/>
    </style:style>
    <style:style style:name="T955" style:family="text">
      <style:text-properties officeooo:rsid="01286d92"/>
    </style:style>
    <style:style style:name="T956" style:family="text">
      <style:text-properties officeooo:rsid="012b36a5"/>
    </style:style>
    <style:style style:name="T957" style:family="text">
      <style:text-properties fo:color="#7b3d00"/>
    </style:style>
    <style:style style:name="T958" style:family="text">
      <style:text-properties fo:color="#7b3d00" officeooo:rsid="013bab67" style:font-name-asian="Noto Sans CJK SC Regular" style:font-name-complex="FreeSans"/>
    </style:style>
    <style:style style:name="T959" style:family="text">
      <style:text-properties fo:color="#7b3d00" style:text-position="0% 100%" officeooo:rsid="0168431d" style:font-name-asian="Noto Sans CJK SC Regular" style:font-name-complex="FreeSans"/>
    </style:style>
    <style:style style:name="T960" style:family="text">
      <style:text-properties fo:color="#7b3d00" style:text-position="0% 100%" officeooo:rsid="016cb0cf" style:font-name-asian="Noto Sans CJK SC Regular" style:font-name-complex="FreeSans"/>
    </style:style>
    <style:style style:name="T961" style:family="text">
      <style:text-properties fo:color="#7b3d00" style:text-position="0% 100%" officeooo:rsid="014c5ab3" style:font-name-asian="Noto Sans CJK SC Regular" style:font-name-complex="FreeSans"/>
    </style:style>
    <style:style style:name="T962" style:family="text">
      <style:text-properties fo:color="#7b3d00" style:text-position="0% 100%" officeooo:rsid="013d56a1" style:font-name-asian="Noto Sans CJK SC Regular" style:font-name-complex="FreeSans"/>
    </style:style>
    <style:style style:name="T963" style:family="text">
      <style:text-properties fo:color="#7b3d00" style:text-position="0% 100%" officeooo:rsid="01982a46" style:font-name-asian="Noto Sans CJK SC Regular" style:font-name-complex="FreeSans"/>
    </style:style>
    <style:style style:name="T964" style:family="text">
      <style:text-properties fo:color="#7b3d00" style:text-position="0% 100%" officeooo:rsid="0188bcb4" style:font-name-asian="Noto Sans CJK SC Regular" style:font-name-complex="FreeSans"/>
    </style:style>
    <style:style style:name="T965"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966"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967"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968"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969"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970"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971"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972"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973"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974"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975"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976"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977" style:family="text">
      <style:text-properties fo:color="#7b3d00" style:text-position="0% 100%" style:font-name="DejaVu Sans Mono" fo:font-size="8pt" officeooo:rsid="0205b8ad" style:font-name-asian="Noto Sans CJK SC Regular" style:font-size-asian="8pt" style:font-name-complex="FreeSans" style:font-size-complex="8pt"/>
    </style:style>
    <style:style style:name="T978" style:family="text">
      <style:text-properties fo:color="#7b3d00" style:text-position="0% 100%" style:font-name="DejaVu Sans Mono" fo:font-size="8pt" officeooo:rsid="0205f620" style:font-name-asian="Noto Sans CJK SC Regular" style:font-size-asian="8pt" style:font-name-complex="FreeSans" style:font-size-complex="8pt"/>
    </style:style>
    <style:style style:name="T979"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980"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981"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982"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983"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984"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985"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986" style:family="text">
      <style:text-properties fo:color="#7b3d00" style:text-position="0% 100%" fo:font-weight="bold" officeooo:rsid="017f6cfe" style:font-name-asian="Noto Sans CJK SC Regular" style:font-weight-asian="bold" style:font-name-complex="FreeSans" style:font-weight-complex="bold"/>
    </style:style>
    <style:style style:name="T987" style:family="text">
      <style:text-properties fo:color="#7b3d00" officeooo:rsid="0174faed"/>
    </style:style>
    <style:style style:name="T988" style:family="text">
      <style:text-properties fo:color="#7b3d00" style:font-name="DejaVu Sans Mono" fo:font-size="8pt" officeooo:rsid="013efd20" style:font-name-asian="Noto Sans CJK SC Regular" style:font-size-asian="8pt" style:font-name-complex="FreeSans" style:font-size-complex="8pt"/>
    </style:style>
    <style:style style:name="T989" style:family="text">
      <style:text-properties fo:color="#7b3d00" style:font-name="DejaVu Sans Mono" fo:font-size="8pt" fo:font-weight="normal" officeooo:rsid="01b1b66f" style:font-size-asian="8pt" style:font-weight-asian="normal" style:font-size-complex="8pt" style:font-weight-complex="normal"/>
    </style:style>
    <style:style style:name="T990" style:family="text">
      <style:text-properties fo:color="#7b3d00" style:font-name="DejaVu Sans Mono" fo:font-size="8pt" fo:font-style="normal" officeooo:rsid="00d54b88" style:font-size-asian="8pt" style:font-style-asian="normal" style:font-size-complex="8pt" style:font-style-complex="normal"/>
    </style:style>
    <style:style style:name="T991" style:family="text">
      <style:text-properties fo:color="#7b3d00" style:font-name="DejaVu Sans Mono" fo:font-size="8pt" fo:font-style="normal" officeooo:rsid="023f3f77" style:font-size-asian="8pt" style:font-style-asian="normal" style:font-size-complex="8pt" style:font-style-complex="normal"/>
    </style:style>
    <style:style style:name="T992" style:family="text">
      <style:text-properties fo:color="#7b3d00" style:font-name="DejaVu Sans Mono" fo:font-size="8pt" style:font-size-asian="8pt" style:font-size-complex="8pt"/>
    </style:style>
    <style:style style:name="T993" style:family="text">
      <style:text-properties fo:color="#7b3d00" style:font-name="DejaVu Sans Mono" fo:font-size="8pt" officeooo:rsid="00112b7e" style:font-size-asian="8pt" style:font-size-complex="8pt"/>
    </style:style>
    <style:style style:name="T994" style:family="text">
      <style:text-properties fo:color="#7b3d00" style:font-name="DejaVu Sans Mono" fo:font-size="8pt" officeooo:rsid="01cbd5f0" style:font-size-asian="8pt" style:font-size-complex="8pt"/>
    </style:style>
    <style:style style:name="T995" style:family="text">
      <style:text-properties fo:color="#7b3d00" style:font-name="DejaVu Sans Mono" fo:font-size="8pt" officeooo:rsid="00125362" style:font-size-asian="8pt" style:font-size-complex="8pt"/>
    </style:style>
    <style:style style:name="T996" style:family="text">
      <style:text-properties fo:color="#7b3d00" style:font-name="DejaVu Sans Mono" fo:font-size="8pt" officeooo:rsid="0255be4e" style:font-size-asian="8pt" style:font-size-complex="8pt"/>
    </style:style>
    <style:style style:name="T997" style:family="text">
      <style:text-properties fo:color="#7b3d00" style:font-name="DejaVu Sans Mono" fo:font-size="8pt" officeooo:rsid="010da228" style:font-size-asian="8pt" style:font-size-complex="8pt"/>
    </style:style>
    <style:style style:name="T998" style:family="text">
      <style:text-properties fo:color="#7b3d00" style:font-name="DejaVu Sans Mono" fo:font-size="8pt" officeooo:rsid="02bf0a7d" style:font-size-asian="8pt" style:font-size-complex="8pt"/>
    </style:style>
    <style:style style:name="T999" style:family="text">
      <style:text-properties fo:color="#7b3d00" style:font-name="DejaVu Sans Mono" fo:font-size="8pt" officeooo:rsid="02c09730" style:font-size-asian="8pt" style:font-size-complex="8pt"/>
    </style:style>
    <style:style style:name="T1000" style:family="text">
      <style:text-properties fo:color="#7b3d00" style:font-name="DejaVu Sans Mono" fo:font-size="8pt" officeooo:rsid="008f5de4" style:font-size-asian="8pt" style:font-size-complex="8pt"/>
    </style:style>
    <style:style style:name="T1001" style:family="text">
      <style:text-properties fo:color="#7b3d00" style:font-name="DejaVu Sans Mono" fo:font-size="8pt" officeooo:rsid="02dc16f1" style:font-size-asian="8pt" style:font-size-complex="8pt"/>
    </style:style>
    <style:style style:name="T1002" style:family="text">
      <style:text-properties fo:color="#7b3d00" style:font-name="DejaVu Sans Mono" fo:font-size="8pt" officeooo:rsid="02f3fb21" style:font-size-asian="8pt" style:font-size-complex="8pt"/>
    </style:style>
    <style:style style:name="T1003" style:family="text">
      <style:text-properties fo:color="#7b3d00" style:font-name="DejaVu Sans Mono" fo:font-size="8pt" officeooo:rsid="02f651f9" style:font-size-asian="8pt" style:font-size-complex="8pt"/>
    </style:style>
    <style:style style:name="T1004" style:family="text">
      <style:text-properties fo:color="#7b3d00" style:font-name="DejaVu Sans Mono" fo:font-size="8pt" officeooo:rsid="02fb69d7" style:font-size-asian="8pt" style:font-size-complex="8pt"/>
    </style:style>
    <style:style style:name="T1005" style:family="text">
      <style:text-properties fo:color="#7b3d00" style:font-name="DejaVu Sans Mono" fo:font-size="8pt" officeooo:rsid="02fcd248" style:font-size-asian="8pt" style:font-size-complex="8pt"/>
    </style:style>
    <style:style style:name="T1006" style:family="text">
      <style:text-properties fo:color="#7b3d00" style:font-name="DejaVu Sans Mono" fo:font-size="8pt" officeooo:rsid="02ff0f77" style:font-size-asian="8pt" style:font-size-complex="8pt"/>
    </style:style>
    <style:style style:name="T1007" style:family="text">
      <style:text-properties fo:color="#7b3d00" style:font-name="DejaVu Sans Mono" fo:font-size="8pt" officeooo:rsid="03009afc" style:font-size-asian="8pt" style:font-size-complex="8pt"/>
    </style:style>
    <style:style style:name="T1008" style:family="text">
      <style:text-properties fo:color="#7b3d00" style:font-name="DejaVu Sans Mono" officeooo:rsid="02412d1d"/>
    </style:style>
    <style:style style:name="T1009" style:family="text">
      <style:text-properties fo:color="#7b3d00" style:font-name="DejaVu Sans Mono" fo:font-size="10pt" fo:font-style="normal" officeooo:rsid="00d54b88" style:font-size-asian="10pt" style:font-style-asian="normal" style:font-size-complex="10pt" style:font-style-complex="normal"/>
    </style:style>
    <style:style style:name="T1010" style:family="text">
      <style:text-properties fo:color="#7b3d00" style:font-name="DejaVu Sans Mono" fo:font-size="10pt" officeooo:rsid="024ae86d" style:font-size-asian="10pt" style:font-size-complex="10pt"/>
    </style:style>
    <style:style style:name="T1011" style:family="text">
      <style:text-properties fo:color="#7b3d00" style:font-name="DejaVu Sans Mono" fo:font-size="10pt" fo:font-weight="bold" officeooo:rsid="001c2afb" style:font-size-asian="10pt" style:font-weight-asian="bold" style:font-size-complex="10pt" style:font-weight-complex="bold"/>
    </style:style>
    <style:style style:name="T1012" style:family="text">
      <style:text-properties fo:color="#7b3d00" fo:font-size="8pt" fo:font-weight="bold" officeooo:rsid="00430a02" style:font-size-asian="8pt" style:font-weight-asian="bold" style:font-size-complex="8pt" style:font-weight-complex="bold"/>
    </style:style>
    <style:style style:name="T1013" style:family="text">
      <style:text-properties fo:color="#7b3d00" fo:font-size="8pt" fo:font-weight="bold" officeooo:rsid="0040b823" style:font-size-asian="8pt" style:font-weight-asian="bold" style:font-size-complex="8pt" style:font-weight-complex="bold"/>
    </style:style>
    <style:style style:name="T1014"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015"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016" style:family="text">
      <style:text-properties fo:color="#7b3d00" style:font-name="Liberation Mono" fo:font-size="8pt" style:font-size-asian="8pt" style:font-size-complex="8pt"/>
    </style:style>
    <style:style style:name="T1017" style:family="text">
      <style:text-properties fo:color="#7b3d00" style:font-name="Liberation Mono" fo:font-size="8pt" officeooo:rsid="02b7f5e5" style:font-size-asian="8pt" style:font-size-complex="8pt"/>
    </style:style>
    <style:style style:name="T1018" style:family="text">
      <style:text-properties fo:color="#7b3d00" style:font-name="Liberation Mono" fo:font-size="8pt" officeooo:rsid="02b75afa" style:font-size-asian="8pt" style:font-size-complex="8pt"/>
    </style:style>
    <style:style style:name="T1019" style:family="text">
      <style:text-properties fo:color="#7b3d00" style:font-name="Liberation Mono" fo:font-size="8pt" officeooo:rsid="02b9064a" style:font-size-asian="8pt" style:font-size-complex="8pt"/>
    </style:style>
    <style:style style:name="T1020" style:family="text">
      <style:text-properties fo:color="#7b3d00" style:font-name="Liberation Mono" fo:font-size="8pt" officeooo:rsid="02b9dc81" style:font-size-asian="8pt" style:font-size-complex="8pt"/>
    </style:style>
    <style:style style:name="T1021" style:family="text">
      <style:text-properties fo:color="#7b3d00" style:font-name="Liberation Mono" fo:font-size="8pt" officeooo:rsid="02c9f266" style:font-size-asian="8pt" style:font-size-complex="8pt"/>
    </style:style>
    <style:style style:name="T1022" style:family="text">
      <style:text-properties fo:color="#7b3d00" style:font-name="Liberation Mono" fo:font-size="8pt" officeooo:rsid="02caadf3" style:font-size-asian="8pt" style:font-size-complex="8pt"/>
    </style:style>
    <style:style style:name="T1023" style:family="text">
      <style:text-properties fo:color="#7b3d00" style:font-name="Liberation Mono" fo:font-size="8pt" officeooo:rsid="02cabb0b" style:font-size-asian="8pt" style:font-size-complex="8pt"/>
    </style:style>
    <style:style style:name="T1024" style:family="text">
      <style:text-properties fo:color="#7b3d00" style:font-name="Liberation Mono" fo:font-size="8pt" officeooo:rsid="02cacfe5" style:font-size-asian="8pt" style:font-size-complex="8pt"/>
    </style:style>
    <style:style style:name="T1025" style:family="text">
      <style:text-properties fo:color="#7b3d00" style:font-name="Liberation Mono" fo:font-size="8pt" officeooo:rsid="02cc19d6" style:font-size-asian="8pt" style:font-size-complex="8pt"/>
    </style:style>
    <style:style style:name="T1026" style:family="text">
      <style:text-properties fo:color="#7b3d00" style:font-name="Liberation Mono" fo:font-size="8pt" officeooo:rsid="02cc8ef3" style:font-size-asian="8pt" style:font-size-complex="8pt"/>
    </style:style>
    <style:style style:name="T1027" style:family="text">
      <style:text-properties fo:color="#7b3d00" style:font-name="Liberation Mono" fo:font-size="8pt" officeooo:rsid="02cf0c40" style:font-size-asian="8pt" style:font-size-complex="8pt"/>
    </style:style>
    <style:style style:name="T1028" style:family="text">
      <style:text-properties fo:color="#7b3d00" style:font-name="Liberation Mono" fo:font-size="8pt" officeooo:rsid="011fde32" style:font-size-asian="8pt" style:font-size-complex="8pt"/>
    </style:style>
    <style:style style:name="T1029" style:family="text">
      <style:text-properties fo:color="#7b3d00" style:font-name="Liberation Mono" fo:font-size="8pt" officeooo:rsid="02d082d4" style:font-size-asian="8pt" style:font-size-complex="8pt"/>
    </style:style>
    <style:style style:name="T1030" style:family="text">
      <style:text-properties fo:color="#7b3d00" style:font-name="Liberation Mono" fo:font-size="8pt" officeooo:rsid="02d1b5c3" style:font-size-asian="8pt" style:font-size-complex="8pt"/>
    </style:style>
    <style:style style:name="T1031" style:family="text">
      <style:text-properties fo:color="#7b3d00" style:font-name="Liberation Mono" fo:font-size="8pt" officeooo:rsid="02d3517f" style:font-size-asian="8pt" style:font-size-complex="8pt"/>
    </style:style>
    <style:style style:name="T1032" style:family="text">
      <style:text-properties fo:color="#7b3d00" style:font-name="Liberation Mono" fo:font-size="8pt" officeooo:rsid="02d39260" style:font-size-asian="8pt" style:font-size-complex="8pt"/>
    </style:style>
    <style:style style:name="T1033" style:family="text">
      <style:text-properties fo:color="#7b3d00" style:font-name="Liberation Mono" fo:font-size="8pt" officeooo:rsid="02d50def" style:font-size-asian="8pt" style:font-size-complex="8pt"/>
    </style:style>
    <style:style style:name="T1034" style:family="text">
      <style:text-properties fo:color="#7b3d00" style:font-name="Liberation Mono" fo:font-size="8pt" officeooo:rsid="02da3554" style:font-size-asian="8pt" style:font-size-complex="8pt"/>
    </style:style>
    <style:style style:name="T1035" style:family="text">
      <style:text-properties fo:color="#7b3d00" style:font-name="Liberation Mono" fo:font-size="8pt" officeooo:rsid="02dbcb78" style:font-size-asian="8pt" style:font-size-complex="8pt"/>
    </style:style>
    <style:style style:name="T1036" style:family="text">
      <style:text-properties fo:color="#7b3d00" style:font-name="Liberation Mono" fo:font-size="8pt" officeooo:rsid="02dc16f1" style:font-size-asian="8pt" style:font-size-complex="8pt"/>
    </style:style>
    <style:style style:name="T1037" style:family="text">
      <style:text-properties fo:color="#7b3d00" style:font-name="Liberation Mono" fo:font-size="8pt" officeooo:rsid="02ed116d" style:font-size-asian="8pt" style:font-size-complex="8pt"/>
    </style:style>
    <style:style style:name="T1038" style:family="text">
      <style:text-properties fo:color="#7b3d00" style:font-name="Liberation Mono" fo:font-size="8pt" officeooo:rsid="02f051fc" style:font-size-asian="8pt" style:font-size-complex="8pt"/>
    </style:style>
    <style:style style:name="T1039" style:family="text">
      <style:text-properties fo:color="#7b3d00" style:font-name="DejaVu Sans Mono" fo:font-size="8pt" fo:font-style="normal" officeooo:rsid="033aad40" style:font-size-asian="8pt" style:font-style-asian="normal" style:font-size-complex="8pt" style:font-style-complex="normal"/>
    </style:style>
    <style:style style:name="T1040" style:family="text">
      <style:text-properties fo:color="#7b3d00" style:font-name="DejaVu Sans Mono" fo:font-size="8pt" fo:font-style="normal" officeooo:rsid="032b7d20" style:font-size-asian="8pt" style:font-style-asian="normal" style:font-size-complex="8pt" style:font-style-complex="normal"/>
    </style:style>
    <style:style style:name="T1041" style:family="text">
      <style:text-properties fo:color="#7b3d00" style:font-name="DejaVu Sans Mono" fo:font-size="8pt" fo:font-style="normal" officeooo:rsid="032c8e80" style:font-size-asian="8pt" style:font-style-asian="normal" style:font-size-complex="8pt" style:font-style-complex="normal"/>
    </style:style>
    <style:style style:name="T1042" style:family="text">
      <style:text-properties fo:color="#7b3d00" style:font-name="DejaVu Sans Mono" fo:font-size="8pt" fo:font-style="normal" officeooo:rsid="03388d55" style:font-size-asian="8pt" style:font-style-asian="normal" style:font-size-complex="8pt" style:font-style-complex="normal"/>
    </style:style>
    <style:style style:name="T1043" style:family="text">
      <style:text-properties fo:color="#7b3d00" style:font-name="DejaVu Sans Mono" fo:font-size="8pt" fo:font-style="normal" officeooo:rsid="033b37ee" style:font-size-asian="8pt" style:font-style-asian="normal" style:font-size-complex="8pt" style:font-style-complex="normal"/>
    </style:style>
    <style:style style:name="T1044" style:family="text">
      <style:text-properties fo:color="#7b3d00" style:font-name="DejaVu Sans Mono" fo:font-size="8pt" fo:font-style="normal" officeooo:rsid="032cd18b" style:font-size-asian="8pt" style:font-style-asian="normal" style:font-size-complex="8pt" style:font-style-complex="normal"/>
    </style:style>
    <style:style style:name="T1045" style:family="text">
      <style:text-properties fo:color="#7b3d00" style:font-name="DejaVu Sans Mono" fo:font-size="8pt" fo:font-style="normal" officeooo:rsid="033d14a7" style:font-size-asian="8pt" style:font-style-asian="normal" style:font-size-complex="8pt" style:font-style-complex="normal"/>
    </style:style>
    <style:style style:name="T1046" style:family="text">
      <style:text-properties fo:color="#7b3d00" style:font-name="DejaVu Sans Mono" fo:font-size="8pt" fo:font-style="normal" officeooo:rsid="0343aaf0" style:font-size-asian="8pt" style:font-style-asian="normal" style:font-size-complex="8pt" style:font-style-complex="normal"/>
    </style:style>
    <style:style style:name="T1047"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1048" style:family="text">
      <style:text-properties fo:color="#7b3d00" officeooo:rsid="032b7d20"/>
    </style:style>
    <style:style style:name="T1049" style:family="text">
      <style:text-properties fo:color="#7b3d00" officeooo:rsid="032c8e80"/>
    </style:style>
    <style:style style:name="T1050" style:family="text">
      <style:text-properties fo:color="#7b3d00" officeooo:rsid="032ec94c"/>
    </style:style>
    <style:style style:name="T1051" style:family="text">
      <style:text-properties fo:color="#7b3d00" officeooo:rsid="0333de26"/>
    </style:style>
    <style:style style:name="T1052" style:family="text">
      <style:text-properties fo:color="#7b3d00" officeooo:rsid="032a299d"/>
    </style:style>
    <style:style style:name="T1053" style:family="text">
      <style:text-properties fo:color="#8d1d75" style:text-underline-style="solid" style:text-underline-width="auto" style:text-underline-color="font-color" officeooo:rsid="01da5792"/>
    </style:style>
    <style:style style:name="T1054" style:family="text">
      <style:text-properties fo:color="#8d1d75" fo:font-size="10pt" style:text-underline-style="solid" style:text-underline-width="auto" style:text-underline-color="font-color" officeooo:rsid="01dbd0fd"/>
    </style:style>
    <style:style style:name="T1055" style:family="text">
      <style:text-properties fo:color="#8d1d75" fo:font-size="10pt" style:text-underline-style="solid" style:text-underline-width="auto" style:text-underline-color="font-color" officeooo:rsid="01dc4740"/>
    </style:style>
    <style:style style:name="T1056" style:family="text">
      <style:text-properties fo:color="#8d1d75" fo:font-size="10pt" style:text-underline-style="solid" style:text-underline-width="auto" style:text-underline-color="font-color" officeooo:rsid="01dd13c1"/>
    </style:style>
    <style:style style:name="T1057" style:family="text">
      <style:text-properties fo:color="#8d1d75" fo:font-size="10pt" style:text-underline-style="solid" style:text-underline-width="auto" style:text-underline-color="font-color" officeooo:rsid="01df4574"/>
    </style:style>
    <style:style style:name="T1058" style:family="text">
      <style:text-properties fo:color="#8d1d75" fo:font-size="10pt" style:text-underline-style="solid" style:text-underline-width="auto" style:text-underline-color="font-color" officeooo:rsid="01e11dc4"/>
    </style:style>
    <style:style style:name="T1059" style:family="text">
      <style:text-properties fo:color="#8d1d75" fo:font-size="10pt" style:text-underline-style="solid" style:text-underline-width="auto" style:text-underline-color="font-color" officeooo:rsid="01e27fb8"/>
    </style:style>
    <style:style style:name="T1060" style:family="text">
      <style:text-properties fo:color="#8d1d75" fo:font-size="10pt" style:text-underline-style="solid" style:text-underline-width="auto" style:text-underline-color="font-color" officeooo:rsid="01f2545e"/>
    </style:style>
    <style:style style:name="T1061" style:family="text">
      <style:text-properties fo:color="#8d1d75" fo:font-size="10pt" style:text-underline-style="solid" style:text-underline-width="auto" style:text-underline-color="font-color" officeooo:rsid="01f3ef34"/>
    </style:style>
    <style:style style:name="T1062" style:family="text">
      <style:text-properties officeooo:rsid="0156f273"/>
    </style:style>
    <style:style style:name="T1063"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064"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065"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066" style:family="text">
      <style:text-properties fo:color="#ff3838" officeooo:rsid="01f1d9d4"/>
    </style:style>
    <style:style style:name="T1067" style:family="text">
      <style:text-properties officeooo:rsid="0174faed"/>
    </style:style>
    <style:style style:name="T1068" style:family="text">
      <style:text-properties officeooo:rsid="01752a15"/>
    </style:style>
    <style:style style:name="T1069" style:family="text">
      <style:text-properties officeooo:rsid="01765377"/>
    </style:style>
    <style:style style:name="T1070" style:family="text">
      <style:text-properties officeooo:rsid="017780e8"/>
    </style:style>
    <style:style style:name="T1071" style:family="text">
      <style:text-properties officeooo:rsid="017961a8"/>
    </style:style>
    <style:style style:name="T1072" style:family="text">
      <style:text-properties officeooo:rsid="01894b2b"/>
    </style:style>
    <style:style style:name="T1073" style:family="text">
      <style:text-properties officeooo:rsid="0189b483"/>
    </style:style>
    <style:style style:name="T1074" style:family="text">
      <style:text-properties officeooo:rsid="018b8350"/>
    </style:style>
    <style:style style:name="T1075" style:family="text">
      <style:text-properties officeooo:rsid="018bcb29"/>
    </style:style>
    <style:style style:name="T1076" style:family="text">
      <style:text-properties officeooo:rsid="018d5d9a"/>
    </style:style>
    <style:style style:name="T1077" style:family="text">
      <style:text-properties officeooo:rsid="018e1c67"/>
    </style:style>
    <style:style style:name="T1078" style:family="text">
      <style:text-properties officeooo:rsid="01b2cb1c"/>
    </style:style>
    <style:style style:name="T1079" style:family="text">
      <style:text-properties officeooo:rsid="01b2e39d"/>
    </style:style>
    <style:style style:name="T1080" style:family="text">
      <style:text-properties officeooo:rsid="01cbd5f0"/>
    </style:style>
    <style:style style:name="T1081" style:family="text">
      <style:text-properties fo:color="#ff0000" style:text-position="0% 100%" officeooo:rsid="0166a590" style:font-name-asian="Noto Sans CJK SC Regular" style:font-name-complex="FreeSans"/>
    </style:style>
    <style:style style:name="T1082" style:family="text">
      <style:text-properties fo:color="#ff0000" style:text-position="0% 100%" officeooo:rsid="0168431d" style:font-name-asian="Noto Sans CJK SC Regular" style:font-name-complex="FreeSans"/>
    </style:style>
    <style:style style:name="T1083"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084"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085"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086"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087"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088"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089"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090"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091"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092"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093"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094" style:family="text">
      <style:text-properties fo:color="#ff0000" style:text-position="0% 100%" fo:font-weight="bold" officeooo:rsid="01828ed4" style:font-name-asian="Noto Sans CJK SC Regular" style:font-weight-asian="bold" style:font-name-complex="FreeSans" style:font-weight-complex="bold"/>
    </style:style>
    <style:style style:name="T1095" style:family="text">
      <style:text-properties fo:color="#ff0000" style:font-name="DejaVu Sans Mono" fo:font-size="7pt" fo:font-style="italic" officeooo:rsid="025aa449" style:font-size-asian="7pt" style:font-style-asian="italic" style:font-size-complex="7pt" style:font-style-complex="italic"/>
    </style:style>
    <style:style style:name="T1096" style:family="text">
      <style:text-properties fo:color="#ff0000" style:font-name="DejaVu Sans Mono" fo:font-size="7pt" fo:font-style="italic" officeooo:rsid="025b5a73" style:font-size-asian="7pt" style:font-style-asian="italic" style:font-size-complex="7pt" style:font-style-complex="italic"/>
    </style:style>
    <style:style style:name="T1097" style:family="text">
      <style:text-properties fo:color="#ff0000" style:font-name="DejaVu Sans Mono" fo:font-size="7pt" fo:font-style="italic" officeooo:rsid="02612cf7" style:font-size-asian="7pt" style:font-style-asian="italic" style:font-size-complex="7pt" style:font-style-complex="italic"/>
    </style:style>
    <style:style style:name="T1098" style:family="text">
      <style:text-properties fo:color="#ff0000" style:font-name="DejaVu Sans Mono" fo:font-size="8pt" fo:font-style="italic" officeooo:rsid="01a3a035" style:font-size-asian="8pt" style:font-style-asian="italic" style:font-size-complex="8pt" style:font-style-complex="italic"/>
    </style:style>
    <style:style style:name="T1099" style:family="text">
      <style:text-properties fo:color="#ff0000" officeooo:rsid="02b45c8e"/>
    </style:style>
    <style:style style:name="T1100"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101" style:family="text">
      <style:text-properties officeooo:rsid="023cfb19"/>
    </style:style>
    <style:style style:name="T1102" style:family="text">
      <style:text-properties officeooo:rsid="02412d1d"/>
    </style:style>
    <style:style style:name="T1103" style:family="text">
      <style:text-properties officeooo:rsid="02468745"/>
    </style:style>
    <style:style style:name="T1104" style:family="text">
      <style:text-properties officeooo:rsid="004aaba3"/>
    </style:style>
    <style:style style:name="T1105" style:family="text">
      <style:text-properties officeooo:rsid="025133b9"/>
    </style:style>
    <style:style style:name="T1106" style:family="text">
      <style:text-properties officeooo:rsid="02830a1d"/>
    </style:style>
    <style:style style:name="T1107" style:family="text">
      <style:text-properties officeooo:rsid="023490d8"/>
    </style:style>
    <style:style style:name="T1108" style:family="text">
      <style:text-properties officeooo:rsid="023771ad"/>
    </style:style>
    <style:style style:name="T1109" style:family="text">
      <style:text-properties officeooo:rsid="02934b09"/>
    </style:style>
    <style:style style:name="T1110" style:family="text">
      <style:text-properties officeooo:rsid="0294bd63"/>
    </style:style>
    <style:style style:name="T1111" style:family="text">
      <style:text-properties officeooo:rsid="02b27bee"/>
    </style:style>
    <style:style style:name="T1112" style:family="text">
      <style:text-properties officeooo:rsid="02b45c8e"/>
    </style:style>
    <style:style style:name="T1113" style:family="text">
      <style:text-properties officeooo:rsid="02b47b34"/>
    </style:style>
    <style:style style:name="T1114" style:family="text">
      <style:text-properties officeooo:rsid="02b57b77"/>
    </style:style>
    <style:style style:name="T1115" style:family="text">
      <style:text-properties fo:font-weight="bold" officeooo:rsid="02b57b77" style:font-weight-asian="bold" style:font-weight-complex="bold"/>
    </style:style>
    <style:style style:name="T1116" style:family="text">
      <style:text-properties officeooo:rsid="02b5cb54"/>
    </style:style>
    <style:style style:name="T1117" style:family="text">
      <style:text-properties officeooo:rsid="02b9dc81"/>
    </style:style>
    <style:style style:name="T1118" style:family="text">
      <style:text-properties officeooo:rsid="02c78fea"/>
    </style:style>
    <style:style style:name="T1119" style:family="text">
      <style:text-properties officeooo:rsid="02ef2f39"/>
    </style:style>
    <style:style style:name="T1120"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121"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122" style:family="text">
      <style:text-properties officeooo:rsid="027a9726"/>
    </style:style>
    <style:style style:name="T1123" style:family="text">
      <style:text-properties style:font-name="DejaVu Sans Mono" fo:font-size="8pt" fo:font-style="normal" officeooo:rsid="033a1380" style:font-size-asian="8pt" style:font-style-asian="normal" style:font-size-complex="8pt" style:font-style-complex="normal"/>
    </style:style>
    <style:style style:name="T1124" style:family="text">
      <style:text-properties fo:font-size="13pt" style:font-size-asian="13pt" style:font-size-complex="13pt"/>
    </style:style>
    <style:style style:name="T1125" style:family="text">
      <style:text-properties fo:font-size="13pt" officeooo:rsid="02663c15" style:font-size-asian="13pt" style:font-size-complex="13pt"/>
    </style:style>
    <style:style style:name="T1126" style:family="text">
      <style:text-properties officeooo:rsid="03501e7b"/>
    </style:style>
    <style:style style:name="T1127" style:family="text">
      <style:text-properties officeooo:rsid="0350e62e"/>
    </style:style>
    <style:style style:name="T1128" style:family="text">
      <style:text-properties officeooo:rsid="0351d13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8">Amazon Reader</text:p>
      <text:h text:style-name="P239" text:outline-level="4">Operation</text:h>
      <text:p text:style-name="P61"><text:span text:style-name="T77">Amazon Reader is a program </text:span><text:span text:style-name="T78">for reading </text:span><text:span text:style-name="T80">a spreadsheet file formatted to hold Amazon purchase information </text:span><text:span text:style-name="T81">with each row indicating an item that was purchased and the columns representing pertanent information about the the order. It allows the user to then read in from the system clipboard </text:span><text:span text:style-name="T78">web pages </text:span><text:span text:style-name="T81">that are </text:span><text:span text:style-name="T78">clipped from the Amazon orders site and </text:span><text:span text:style-name="T81">then </text:span><text:span text:style-name="T78">extract</text:span><text:span text:style-name="T81">s</text:span><text:span text:style-name="T78"> </text:span><text:span text:style-name="T81">the </text:span><text:span text:style-name="T82">desired </text:span><text:span text:style-name="T79">information from them, and </text:span><text:span text:style-name="T80">plac</text:span><text:span text:style-name="T82">es</text:span><text:span text:style-name="T80"> that data into </text:span><text:span text:style-name="T82">the</text:span><text:span text:style-name="T80"> </text:span><text:span text:style-name="T83">appropriate columns of </text:span><text:span text:style-name="T80">spreadsheet </text:span><text:span text:style-name="T82">image</text:span><text:span text:style-name="T80">, </text:span><text:span text:style-name="T83">prior to saving the image back to the spreadsheet file. It also allows reading the text data from a PDF file containing the </text:span><text:span text:style-name="T85">credit card </text:span><text:span text:style-name="T83">charges from Amazon for the purchases </text:span><text:span text:style-name="T84">and again marks the appropriate columns with the charge information to verify which items have been </text:span><text:span text:style-name="T85">completed and which are still pending, along with the credit card file id that </text:span><text:span text:style-name="T86">the charge information came from. This allows a semi-automated process for keeping track of the Amazon orders and their corresponding debits and credits that are charged to the credit card to verify there are no unknown charges received.</text:span></text:p>
      <text:p text:style-name="P53">The program can be run in 3 different fashions, but for normal use of balancing the Amazon charges the GUI interface is used. This is performed by simply running the jar file with no arguments:</text:p>
      <text:p text:style-name="P69">java -jar AmazonReader-1.2.jar</text:p>
      <text:p text:style-name="P63"><text:span text:style-name="T830">The command </text:span><text:span text:style-name="T831">should</text:span><text:span text:style-name="T830"> be run from </text:span><text:span text:style-name="T831">the </text:span><text:span text:style-name="T833">parent </text:span><text:span text:style-name="T831">directory </text:span><text:span text:style-name="T833">of </text:span><text:span text:style-name="T832">where </text:span><text:span text:style-name="T833">all </text:span><text:span text:style-name="T832">the spreadsheet files for Amazon are kept. </text:span><text:span text:style-name="T833">This is because it also creates a Properties file that will keep track of the directories and settings selected, so that when you start the program </text:span><text:span text:style-name="T834">it will automatically use those settings so you don’t have to set them up again. The details of the Properties file will be explained </text:span><text:span text:style-name="T835">in a </text:span><text:span text:style-name="T834">later </text:span><text:span text:style-name="T835">section</text:span><text:span text:style-name="T834">.</text:span></text:p>
      <text:p text:style-name="P67"><text:span text:style-name="T834">T</text:span><text:span text:style-name="T799">he program also contains some additional test commands that run pieces of the code for test verification. These are not accessible from the GUI, but are provided by using Command-line Options. </text:span><text:span text:style-name="T836">When running from the command line, the program will only perform the actions of the Options that are supplied on the command line. An example of this would be:</text:span></text:p>
      <text:p text:style-name="P71"><text:span text:style-name="T786">java -jar AmazonReader-1.2.jar -</text:span><text:span text:style-name="T787">s testfile.ods -</text:span><text:span text:style-name="T788">l 1 true -c clip1.txt -u -</text:span><text:span text:style-name="T789">save</text:span></text:p>
      <text:p text:style-name="P65"><text:span text:style-name="T830">N</text:span><text:span text:style-name="T838">ote that multiple options (each option command starts with a ‘-’ char) can be placed in a single command line. This command, for instance, would select the spreadsheet file ‘testfile.ods’ </text:span><text:span text:style-name="T845">and</text:span><text:span text:style-name="T838"> load the 1</text:span><text:span text:style-name="T223">st</text:span><text:span text:style-name="T838"> tab into memory while performing a verification that the header information contained in the file is valid. </text:span><text:span text:style-name="T845">T</text:span><text:span text:style-name="T838">hen it would read in and parse the information from the clipboard file ‘clip1.txt’ </text:span><text:span text:style-name="T839">(rather than reading directly from the clipboard) and update the the spreadsheet image with any new entries it gathered from it. It would </text:span><text:span text:style-name="T846">then </text:span><text:span text:style-name="T839">save the updated image back to the spreadsheet file.</text:span></text:p>
      <text:p text:style-name="P66"><text:span text:style-name="T839">F</text:span><text:span text:style-name="T842">or more extensive testing, it is rather cumbersome to write all the option commands you want to perform on a single command line. But because the command line operation executes the command options as given and then exits, there is no way to execute </text:span><text:span text:style-name="T840">sequential commands where the next command depends on the previous command, unless each commad only depends on the state of the </text:span><text:span text:style-name="T841">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843">mode</text:span><text:span text:style-name="T841">. In this mode, you create a script file of what you want to execute, then pass that as the only argument to the program. It will then execute </text:span><text:span text:style-name="T843">all </text:span><text:span text:style-name="T841">the program statements </text:span><text:span text:style-name="T843">sequentially before exiting. There are also program flow statements that allow you to perform loops and conditionals, as well as variable parameters for </text:span><text:span text:style-name="T844">manipulating any data captured and testing it for validation. The format for this operation is:</text:span></text:p>
      <text:p text:style-name="P70"><text:bookmark-start text:name="__DdeLink__7562_6042035"/>java -jar AmazonReader-1.2.jar -<text:span text:style-name="T949">f myscript.scr</text:span></text:p>
      <text:p text:style-name="P64"><text:bookmark-end text:name="__DdeLink__7562_6042035"/>If you want to simply run the compiler on the script file to check for errors without actually <text:span text:style-name="T1111">executing any script statements, use the following format:</text:span></text:p>
      <text:p text:style-name="P72"><text:span text:style-name="T786">java -jar AmazonReader-1.2.jar -</text:span><text:span text:style-name="T569">c</text:span><text:span text:style-name="T791"> myscript.scr</text:span></text:p>
      <text:p text:style-name="P68"/>
      <text:h text:style-name="P241" text:outline-level="4"/>
      <text:h text:style-name="P244" text:outline-level="4"><text:span text:style-name="T783">P</text:span>roperties File</text:h>
      <text:p text:style-name="P54">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1078">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1079">with each having 2 parts: the identifier tag and the value. An example file is as follows:</text:span></text:p>
      <text:p text:style-name="P180">#---No Comment---</text:p>
      <text:p text:style-name="P180">#Sun Mar 30 10:01:38 EDT 2025</text:p>
      <text:p text:style-name="P181">MaxLenDescription=100</text:p>
      <text:p text:style-name="P181">DebugFileOut=debug.log</text:p>
      <text:p text:style-name="P180">MsgEnable=0x2F</text:p>
      <text:p text:style-name="P180">PdfPath=/home/dan/Records/Finance/Credit_card_statements/2025/Chase_VISA_3996</text:p>
      <text:p text:style-name="P181">SpreadsheetPath=/home/dan/Records/Finance/Amazon/Testing</text:p>
      <text:p text:style-name="P181">SpreadsheetFile=NewTest.ods</text:p>
      <text:p text:style-name="P180">SpreadsheetTab=0</text:p>
      <text:p text:style-name="P180">TestPath=/home/dan/Records/Finance/Amazon/Testing</text:p>
      <text:p text:style-name="P181">TestFileOut=test.log</text:p>
      <text:p text:style-name="P62"><text:span text:style-name="T426">Note that it contains a comment line that shows the last date and time the file was updated. Every time one of the settings is changed by the running program. </text:span><text:span text:style-name="T427">The definitions are:</text:span></text:p>
      <text:p text:style-name="P164">MaxLenDescription</text:p>
      <text:p text:style-name="P111"><text:span text:style-name="T326">Defines the </text:span><text:span text:style-name="T328">maximum character length to allow for the Description field when extracting content from the clipboard to the spreadsheet. <text:s/></text:span></text:p>
      <text:p text:style-name="P104"><text:span text:style-name="T331">(</text:span><text:bookmark-start text:name="__DdeLink__17561_236764897"/><text:span text:style-name="T331">not set by any command, must be set manually</text:span><text:bookmark-end text:name="__DdeLink__17561_236764897"/><text:span text:style-name="T331">)</text:span></text:p>
      <text:p text:style-name="P164">DebugFileOut</text:p>
      <text:p text:style-name="P113"><text:span text:style-name="T326">Defines the file name to output debug messages to </text:span><text:span text:style-name="T336">in GUI mode</text:span><text:span text:style-name="T326">. </text:span><text:span text:style-name="T337">The </text:span><text:span text:style-name="T342">file </text:span><text:span text:style-name="T337">path is set to the value of </text:span><text:span text:style-name="T989">SpreadsheetPath</text:span><text:span text:style-name="T337">. </text:span><text:span text:style-name="T332">I</text:span><text:span text:style-name="T328">f none, output will go to standard out.</text:span><text:span text:style-name="T330"> </text:span></text:p>
      <text:p text:style-name="P114"><text:span text:style-name="T330">(</text:span><text:span text:style-name="T331">not set by any command, must be set manually</text:span><text:span text:style-name="T330">)</text:span></text:p>
      <text:p text:style-name="P161">MsgEnable</text:p>
      <text:p text:style-name="P108"><text:span text:style-name="T328">Selects</text:span><text:span text:style-name="T326"> the </text:span><text:span text:style-name="T327">debug messages that are enabled</text:span><text:span text:style-name="T330"> </text:span></text:p>
      <text:p text:style-name="P101"><text:span text:style-name="T330">(set by the </text:span><text:span text:style-name="T915">-</text:span><text:span text:style-name="T917">d</text:span><text:span text:style-name="T920">ebug</text:span><text:span text:style-name="T330"> option </text:span><text:span text:style-name="T339">and </text:span><text:span text:style-name="T348">when the message checkboxes are selected</text:span><text:span text:style-name="T339"> on the GUI panel</text:span><text:span text:style-name="T330">)</text:span></text:p>
      <text:p text:style-name="P161">PdfPath</text:p>
      <text:p text:style-name="P108"><text:span text:style-name="T326">Defines the </text:span><text:span text:style-name="T329">path to read the PDF file from. If not defined, it will use the current directory.</text:span><text:span text:style-name="T330"> </text:span></text:p>
      <text:p text:style-name="P106"><text:span text:style-name="T330">(set by the </text:span><text:span text:style-name="T915">-</text:span><text:span text:style-name="T916">p</text:span><text:span text:style-name="T920">file</text:span><text:span text:style-name="T330"> option </text:span><text:span text:style-name="T338">and when the </text:span><text:span text:style-name="T1120">Balance</text:span><text:span text:style-name="T338"> </text:span><text:span text:style-name="T347">button is pressed</text:span><text:span text:style-name="T338"> from the GUI </text:span><text:span text:style-name="T347">to load the PDF file</text:span><text:span text:style-name="T330">)</text:span></text:p>
      <text:p text:style-name="P162"><text:bookmark-start text:name="__DdeLink__17556_236764897"/>SpreadsheetPath<text:bookmark-end text:name="__DdeLink__17556_236764897"/></text:p>
      <text:p text:style-name="P108"><text:span text:style-name="T326">Defines the </text:span><text:span text:style-name="T329">path to read the </text:span><text:span text:style-name="T330">Spreadsheet</text:span><text:span text:style-name="T329"> file from. If not defined, it will use the current directory. </text:span></text:p>
      <text:p text:style-name="P105"><text:span text:style-name="T330">(set by the </text:span><text:span text:style-name="T915">-s</text:span><text:span text:style-name="T920">file</text:span><text:span text:style-name="T330"> option </text:span><text:span text:style-name="T344">if an absolute path is specified</text:span><text:bookmark-start text:name="__DdeLink__17559_236764897"/><text:span text:style-name="T330"> </text:span><text:span text:style-name="T338">and when </text:span><text:span text:style-name="T1121">Select</text:span><text:span text:style-name="T346"> button is pressed</text:span><text:span text:style-name="T338"> from the GUI</text:span><text:bookmark-end text:name="__DdeLink__17559_236764897"/><text:span text:style-name="T330">)</text:span></text:p>
      <text:p text:style-name="P162">SpreadsheetFile</text:p>
      <text:p text:style-name="P109"><text:span text:style-name="T326">Defines the name </text:span><text:span text:style-name="T330">of the Spreadsheet file to read </text:span></text:p>
      <text:p text:style-name="P107"><text:span text:style-name="T330">(set by the </text:span><text:span text:style-name="T915">-s</text:span><text:span text:style-name="T921">file</text:span><text:span text:style-name="T330"> option </text:span><text:span text:style-name="T338">and when </text:span><text:span text:style-name="T1121">Select</text:span><text:span text:style-name="T346"> button is pressed</text:span><text:span text:style-name="T338"> from the GUI</text:span><text:span text:style-name="T330">)</text:span></text:p>
      <text:p text:style-name="P161">SpreadsheetTab</text:p>
      <text:p text:style-name="P109"><text:span text:style-name="T326">Defines the </text:span><text:span text:style-name="T334">starting </text:span><text:span text:style-name="T333">tab number of the Spreadsheet file to load </text:span><text:span text:style-name="T334">(0 for 1</text:span><text:span text:style-name="T584">st</text:span><text:span text:style-name="T334"> tab)</text:span><text:span text:style-name="T326">. </text:span><text:span text:style-name="T330"><text:s/></text:span></text:p>
      <text:p text:style-name="P103"><text:span text:style-name="T330">(set by the </text:span><text:span text:style-name="T915">-</text:span><text:span text:style-name="T918">t</text:span><text:span text:style-name="T921">ab</text:span><text:span text:style-name="T330"> option </text:span><text:span text:style-name="T343">directly </text:span><text:span text:style-name="T340">and </text:span><text:span text:style-name="T343">and by the</text:span><text:span text:style-name="T341"> </text:span><text:span text:style-name="T915">-</text:span><text:span text:style-name="T919">u</text:span><text:span text:style-name="T922">pdate</text:span><text:span text:style-name="T341"> </text:span><text:span text:style-name="T340">or </text:span><text:span text:style-name="T915">-</text:span><text:span text:style-name="T916">p</text:span><text:span text:style-name="T922">file</text:span><text:span text:style-name="T341"> option</text:span><text:span text:style-name="T343">s</text:span><text:span text:style-name="T341"> </text:span><text:span text:style-name="T343">(or</text:span><text:span text:style-name="T340"> the GUI </text:span><text:span text:style-name="T345">when </text:span><text:span text:style-name="T1120">Update</text:span><text:span text:style-name="T345"> or </text:span><text:bookmark-start text:name="__DdeLink__9174_6042035"/><text:span text:style-name="T1120">Balance</text:span><text:bookmark-end text:name="__DdeLink__9174_6042035"/><text:span text:style-name="T345"> buttons </text:span><text:span text:style-name="T347">are </text:span><text:span text:style-name="T345">pressed</text:span><text:span text:style-name="T343">)</text:span><text:span text:style-name="T340"> when </text:span><text:span text:style-name="T341">updating the spreadsheet</text:span><text:span text:style-name="T340"> from </text:span><text:span text:style-name="T341">the </text:span><text:span text:style-name="T340">Clipboard or PDF file</text:span><text:span text:style-name="T330">.</text:span></text:p>
      <text:p text:style-name="P163">TestPath</text:p>
      <text:p text:style-name="P112"><text:span text:style-name="T326">Defines the </text:span><text:span text:style-name="T335">path of </text:span><text:span text:style-name="T349">used </text:span><text:span text:style-name="T350">for locating the script file to run and the base path for </text:span><text:span text:style-name="T351">the </text:span><text:span text:style-name="T989">TestFileOut</text:span><text:span text:style-name="T351"> and the </text:span><text:span text:style-name="T352">F</text:span><text:span text:style-name="T351">ile </text:span><text:span text:style-name="T352">C</text:span><text:span text:style-name="T351">ommands</text:span><text:span text:style-name="T326">.</text:span><text:span text:style-name="T330"> </text:span><text:span text:style-name="T352">This allows you to run from a different directory than where the script resides.</text:span></text:p>
      <text:p text:style-name="P102"><text:span text:style-name="T330">(set by the </text:span><text:span text:style-name="T915">-</text:span><text:span text:style-name="T924">t</text:span><text:span text:style-name="T923">file</text:span><text:span text:style-name="T330"> option</text:span><text:bookmark text:name="__DdeLink__9112_6042035"/><text:span text:style-name="T330">)</text:span></text:p>
      <text:p text:style-name="P163"><text:bookmark-start text:name="__DdeLink__17554_236764897"/>TestFileOut<text:bookmark-end text:name="__DdeLink__17554_236764897"/></text:p>
      <text:p text:style-name="P110"><text:span text:style-name="T326">Defines the file name to output debug messages to </text:span><text:span text:style-name="T335">when running from a program script</text:span><text:span text:style-name="T326">. <text:s/></text:span><text:span text:style-name="T353">If blank or omitted, output is directed to stdout.</text:span><text:bookmark-start text:name="__DdeLink__17551_236764897"/><text:span text:style-name="T330"> </text:span></text:p>
      <text:p text:style-name="P102"><text:span text:style-name="T330">(set by the </text:span><text:span text:style-name="T915">-</text:span><text:span text:style-name="T916">o</text:span><text:span text:style-name="T923">file</text:span><text:span text:style-name="T330"> option)</text:span><text:bookmark-end text:name="__DdeLink__17551_236764897"/></text:p>
      <text:h text:style-name="P240" text:outline-level="4"><text:soft-page-break/>Data <text:span text:style-name="T1062">Format </text:span>Descriptions</text:h>
      <text:p text:style-name="P55"><text:span text:style-name="T1067">The following indicates the format for the different categories of elements used in creating a program. The </text:span><text:span text:style-name="T987">brown</text:span><text:span text:style-name="T1067"> color represents hardcoded character values and </text:span><text:span text:style-name="T759">green</text:span><text:span text:style-name="T1067"> indicates </text:span><text:span text:style-name="T1068">one of the other defined data types. </text:span><text:span text:style-name="T1069">Braces { } can hold multiple values, each seperated by a </text:span><text:span text:style-name="T1072">pipe (‘</text:span><text:span text:style-name="T1069">|’</text:span><text:span text:style-name="T1072">)</text:span><text:span text:style-name="T1069"> character. </text:span><text:span text:style-name="T423">O</text:span><text:span text:style-name="T1069">ptional elements are indicated by </text:span><text:span text:style-name="T1066">red type</text:span><text:span text:style-name="T1069">. </text:span><text:span text:style-name="T1070">If multiple occurrances of elements are permissable, a subscript </text:span><text:span text:style-name="T1071">will follow the bracket containing the number </text:span><text:span text:style-name="T1070">of the number of repititions </text:span><text:span text:style-name="T1071">allowed. </text:span><text:span text:style-name="T1072">Note that the braces, brackets, pipes and subscripts are not </text:span><text:span text:style-name="T1073">part of the format, </text:span><text:span text:style-name="T1074">they are just for </text:span><text:span text:style-name="T1075">conveying info about te format. Also, when a</text:span><text:span text:style-name="T1076">n optional</text:span><text:span text:style-name="T1075"> DblQuote or Par</text:span><text:span text:style-name="T1076">e</text:span><text:span text:style-name="T1075">nLeft is </text:span><text:span text:style-name="T425">used</text:span><text:span text:style-name="T1075">, the corresponding </text:span><text:span text:style-name="T1076">ending DblQuote </text:span><text:span text:style-name="T425">or</text:span><text:span text:style-name="T1076"> ParenRight must </text:span><text:span text:style-name="T1077">also </text:span><text:span text:style-name="T424">be </text:span><text:span text:style-name="T425">used</text:span><text:span text:style-name="T424">.</text:span><text:span text:style-name="T1076"> </text:span></text:p>
      <text:p text:style-name="P56"><text:span text:style-name="T1053">B</text:span><text:span text:style-name="T1054">asic</text:span><text:span text:style-name="T1053"> definitions</text:span></text:p>
      <text:p text:style-name="P165"><text:span text:style-name="T519">P</text:span><text:span text:style-name="T499">rintable<text:tab/></text:span><text:span text:style-name="T516">ASCII char </text:span><text:span text:style-name="T969">0x21 </text:span><text:span text:style-name="T516">, </text:span><text:span text:style-name="T969">0x2</text:span><text:span text:style-name="T972">3 </text:span><text:span text:style-name="T516">– </text:span><text:span text:style-name="T969">0x7E</text:span><text:span text:style-name="T516"><text:tab/></text:span><text:span text:style-name="T520">(exclude space and double quote)</text:span></text:p>
      <text:p text:style-name="P166"><text:span text:style-name="T514">W</text:span><text:span text:style-name="T515">S</text:span><text:span text:style-name="T499"><text:tab/></text:span><text:span text:style-name="T514">{ </text:span><text:span text:style-name="T516">ASCII char </text:span><text:span text:style-name="T969">0x2</text:span><text:span text:style-name="T970">0</text:span><text:span text:style-name="T517"> </text:span><text:span text:style-name="T514">}</text:span><text:span text:style-name="T409">1-</text:span><text:span text:style-name="T413">N<text:tab/></text:span><text:span text:style-name="T515">(whitespace)</text:span></text:p>
      <text:p text:style-name="P152"><text:span text:style-name="T503">Underscore</text:span><text:span text:style-name="T498"><text:tab/>{ </text:span><text:span text:style-name="T979">_</text:span><text:span text:style-name="T498"> }</text:span></text:p>
      <text:p text:style-name="P148"><text:span text:style-name="T510">Dash</text:span><text:span text:style-name="T498"><text:tab/>{ </text:span><text:span text:style-name="T979">-</text:span><text:span text:style-name="T498"> }</text:span></text:p>
      <text:p text:style-name="P150"><text:span text:style-name="T512">Comma</text:span><text:span text:style-name="T498"><text:tab/>{ </text:span><text:span text:style-name="T983">,</text:span><text:span text:style-name="T498"> }</text:span></text:p>
      <text:p text:style-name="P150"><text:span text:style-name="T511">DblQuote</text:span><text:span text:style-name="T498"><text:tab/>{ </text:span><text:span text:style-name="T983">“</text:span><text:span text:style-name="T498"> }</text:span></text:p>
      <text:p text:style-name="P149"><text:span text:style-name="T535">L</text:span><text:span text:style-name="T510">Paren</text:span><text:span text:style-name="T498"><text:tab/>{ </text:span><text:span text:style-name="T982">(</text:span><text:span text:style-name="T498"> }</text:span></text:p>
      <text:p text:style-name="P148"><text:span text:style-name="T535">R</text:span><text:span text:style-name="T510">Paren</text:span><text:span text:style-name="T498"><text:tab/>{ </text:span><text:span text:style-name="T982">)</text:span><text:span text:style-name="T498"> }</text:span></text:p>
      <text:p text:style-name="P153"><text:span text:style-name="T535">L</text:span><text:span text:style-name="T527">Bracket</text:span><text:span text:style-name="T498"><text:tab/>{ </text:span><text:span text:style-name="T984">[</text:span><text:span text:style-name="T498"> }</text:span></text:p>
      <text:p text:style-name="P153"><text:span text:style-name="T535">R</text:span><text:span text:style-name="T527">Bracket</text:span><text:span text:style-name="T498"><text:tab/>{ </text:span><text:span text:style-name="T984">]</text:span><text:span text:style-name="T498"> }</text:span></text:p>
      <text:p text:style-name="P153"><text:span text:style-name="T536">MathOp</text:span><text:span text:style-name="T498"><text:tab/>{ </text:span><text:span text:style-name="T973">+</text:span><text:span text:style-name="T498"> | </text:span><text:span text:style-name="T973">- </text:span><text:span text:style-name="T498">| </text:span><text:span text:style-name="T973">*</text:span><text:span text:style-name="T498"> | </text:span><text:span text:style-name="T973">/</text:span><text:span text:style-name="T498"> | </text:span><text:span text:style-name="T973">%</text:span><text:span text:style-name="T498"> }</text:span></text:p>
      <text:p text:style-name="P154"><text:span text:style-name="T528">Bit</text:span><text:span text:style-name="T529">Op</text:span><text:span text:style-name="T498"><text:tab/>{ </text:span><text:span text:style-name="T974">AND</text:span><text:span text:style-name="T498"> | </text:span><text:span text:style-name="T974">OR</text:span><text:span text:style-name="T973"> </text:span><text:span text:style-name="T498">| </text:span><text:span text:style-name="T974">XOR</text:span><text:span text:style-name="T498"> | </text:span><text:span text:style-name="T974">NOT</text:span><text:span text:style-name="T498"> | </text:span><text:span text:style-name="T975">ROR</text:span><text:span text:style-name="T498"> | </text:span><text:span text:style-name="T975">ROL</text:span><text:span text:style-name="T498"> }</text:span></text:p>
      <text:p text:style-name="P138"><text:span text:style-name="T489">C</text:span><text:span text:style-name="T494">o</text:span><text:span text:style-name="T489">mp</text:span><text:span text:style-name="T480">S</text:span><text:span text:style-name="T484">ign<text:tab/>{ </text:span><text:span text:style-name="T960">==</text:span><text:span text:style-name="T484"> | </text:span><text:span text:style-name="T961">!</text:span><text:span text:style-name="T960">= </text:span><text:span text:style-name="T484">| </text:span><text:span text:style-name="T960">&gt;</text:span><text:span text:style-name="T484"> | </text:span><text:span text:style-name="T960">&lt;</text:span><text:span text:style-name="T484"> | </text:span><text:span text:style-name="T960">&gt;=</text:span><text:span text:style-name="T484"> | </text:span><text:span text:style-name="T960">&lt;=</text:span><text:span text:style-name="T484"> }</text:span></text:p>
      <text:p text:style-name="P141"><text:span text:style-name="T484">D</text:span><text:span text:style-name="T478">ecDigit<text:tab/></text:span><text:span text:style-name="T483">{ </text:span><text:span text:style-name="T962">0</text:span><text:span text:style-name="T483">-</text:span><text:span text:style-name="T962">9</text:span><text:span text:style-name="T483"> }</text:span></text:p>
      <text:p text:style-name="P146"><text:span text:style-name="T500">HexDigit<text:tab/></text:span><text:span text:style-name="T501">{ </text:span><text:span text:style-name="T965">0</text:span><text:span text:style-name="T501">-</text:span><text:span text:style-name="T965">9 </text:span><text:span text:style-name="T498">|</text:span><text:span text:style-name="T966"> A-F </text:span><text:span text:style-name="T498">|</text:span><text:span text:style-name="T966"> a-f</text:span><text:span text:style-name="T501"> }</text:span></text:p>
      <text:p text:style-name="P147"><text:span text:style-name="T502">LowerAlpha</text:span><text:span text:style-name="T500"><text:tab/></text:span><text:span text:style-name="T501">{ </text:span><text:span text:style-name="T966">a-</text:span><text:span text:style-name="T967">z</text:span><text:span text:style-name="T501"> }</text:span></text:p>
      <text:p text:style-name="P147"><text:span text:style-name="T502">UpperAlpha</text:span><text:span text:style-name="T500"><text:tab/></text:span><text:span text:style-name="T501">{ </text:span><text:span text:style-name="T967">A</text:span><text:span text:style-name="T966">-</text:span><text:span text:style-name="T967">Z</text:span><text:span text:style-name="T501"> }</text:span></text:p>
      <text:p text:style-name="P151"><text:span text:style-name="T502">Alpha</text:span><text:span text:style-name="T500"><text:tab/></text:span><text:span text:style-name="T501">{</text:span><text:span text:style-name="T700">UpperAlpha</text:span><text:span text:style-name="T505"> | </text:span><text:span text:style-name="T700">LowerAlpha</text:span><text:span text:style-name="T501">}</text:span></text:p>
      <text:p text:style-name="P171"><text:span text:style-name="T559">Numeric</text:span><text:span text:style-name="T560">Hex</text:span><text:span text:style-name="T559"><text:tab/></text:span><text:span text:style-name="T988">0x</text:span><text:span text:style-name="T561"> <text:s/>{</text:span><text:span text:style-name="T700">Hex</text:span><text:span text:style-name="T699">Digit</text:span><text:span text:style-name="T561">}</text:span><text:span text:style-name="T409">1-</text:span><text:span text:style-name="T410">8</text:span></text:p>
      <text:p text:style-name="P137"><text:span text:style-name="T392">NumericDec<text:tab/></text:span><text:span text:style-name="T1094">-</text:span><text:span text:style-name="T393"> {</text:span><text:span text:style-name="T689">D</text:span><text:span text:style-name="T696">ecDigit</text:span><text:span text:style-name="T393">}</text:span><text:span text:style-name="T400">1-1</text:span><text:span text:style-name="T401">0</text:span></text:p>
      <text:p text:style-name="P137"><text:span text:style-name="T392">Numeric</text:span><text:span text:style-name="T394">Long</text:span><text:span text:style-name="T392"><text:tab/></text:span><text:span text:style-name="T1094">-</text:span><text:span text:style-name="T393"> {</text:span><text:span text:style-name="T689">D</text:span><text:span text:style-name="T696">ecDigit</text:span><text:span text:style-name="T393">}</text:span><text:span text:style-name="T400">1-1</text:span><text:span text:style-name="T401">9</text:span></text:p>
      <text:p text:style-name="P133"><text:span text:style-name="T395">UnquotedStr</text:span><text:span text:style-name="T392"><text:tab/></text:span><text:span text:style-name="T393">{</text:span><text:span text:style-name="T686">P</text:span><text:span text:style-name="T687">rintable</text:span><text:span text:style-name="T393">}</text:span><text:span text:style-name="T400">1-</text:span><text:span text:style-name="T402">N</text:span></text:p>
      <text:p text:style-name="P158"><text:span text:style-name="T565">QuotedStr</text:span><text:span text:style-name="T559"><text:tab/></text:span><text:span text:style-name="T983">“</text:span><text:span text:style-name="T561"> {</text:span><text:span text:style-name="T722">P</text:span><text:span text:style-name="T718">rintable</text:span><text:span text:style-name="T499"> </text:span><text:span text:style-name="T539">| </text:span><text:span text:style-name="T976">WS</text:span><text:span text:style-name="T561">}</text:span><text:span text:style-name="T420">0-N</text:span><text:span text:style-name="T519"> <text:s/></text:span><text:span text:style-name="T983">“</text:span></text:p>
      <text:p text:style-name="P56"><text:span text:style-name="T1059">Simple </text:span><text:span text:style-name="T1054">Data </text:span><text:span text:style-name="T1058">type</text:span><text:span text:style-name="T1053"> definitions</text:span></text:p>
      <text:p text:style-name="P135"><text:span text:style-name="T396">B</text:span><text:span text:style-name="T391">oolean<text:tab/></text:span><text:span text:style-name="T392">{ </text:span><text:span text:style-name="T958">TRUE</text:span><text:span text:style-name="T392"> | </text:span><text:span text:style-name="T958">FALSE</text:span><text:span text:style-name="T392"> | </text:span><text:span text:style-name="T958">true</text:span><text:span text:style-name="T392"> | </text:span><text:span text:style-name="T958">false</text:span><text:span text:style-name="T392"> | </text:span><text:span text:style-name="T958">1</text:span><text:span text:style-name="T392"> | </text:span><text:span text:style-name="T958">0 </text:span><text:span text:style-name="T392">}</text:span></text:p>
      <text:p text:style-name="P142"><text:span text:style-name="T479">I</text:span><text:span text:style-name="T478">nteger<text:tab/></text:span><text:span text:style-name="T481">{</text:span><text:span text:style-name="T688">NumericLong</text:span><text:span text:style-name="T481"> | </text:span><text:span text:style-name="T688">NumericDec</text:span><text:span text:style-name="T481"> | </text:span><text:span text:style-name="T688">NumericHex</text:span><text:span text:style-name="T481"> </text:span><text:span text:style-name="T485">| </text:span><text:span text:style-name="T691">ParamRef</text:span><text:span text:style-name="T481">}</text:span></text:p>
      <text:p text:style-name="P143"><text:span text:style-name="T478">Unsigned<text:tab/>{</text:span><text:span text:style-name="T685">NumericDec</text:span><text:span text:style-name="T478"> | </text:span><text:span text:style-name="T685">NumericHex</text:span><text:span text:style-name="T478"> </text:span><text:span text:style-name="T485">| </text:span><text:span text:style-name="T691">ParamRef</text:span><text:span text:style-name="T478">}</text:span></text:p>
      <text:p text:style-name="P134"><text:span text:style-name="T481">String<text:tab/>{</text:span><text:span text:style-name="T687">UnquotedStr</text:span><text:span text:style-name="T481"> | </text:span><text:span text:style-name="T687">QuotedStr</text:span><text:span text:style-name="T481"> </text:span><text:span text:style-name="T485">| </text:span><text:span text:style-name="T691">ParamRef</text:span><text:span text:style-name="T481">}</text:span></text:p>
      <text:p text:style-name="P57"><text:span text:style-name="T1060">Multi-element </text:span><text:span text:style-name="T1061">Data</text:span><text:span text:style-name="T1054"> </text:span><text:span text:style-name="T1058">type</text:span><text:span text:style-name="T1053"> definitions</text:span><text:span text:style-name="T589"><text:tab/></text:span><text:span text:style-name="T590">(whitespace is ignored between elements)</text:span></text:p>
      <text:p text:style-name="P155"><text:span text:style-name="T524">Int</text:span><text:span text:style-name="T518">Array</text:span><text:span text:style-name="T504"><text:tab/></text:span><text:span text:style-name="T707">Integer</text:span><text:span text:style-name="T504"> </text:span><text:span text:style-name="T537">{</text:span><text:span text:style-name="T708"> </text:span><text:span text:style-name="T981">,</text:span><text:span text:style-name="T1063"> </text:span><text:span text:style-name="T707">Integer </text:span><text:span text:style-name="T537">}</text:span><text:span text:style-name="T412">0-N</text:span></text:p>
      <text:p text:style-name="P155"><text:span text:style-name="T524">StrArray</text:span><text:span text:style-name="T504"><text:tab/></text:span><text:bookmark-start text:name="__DdeLink__17464_236764897"/><text:span text:style-name="T709">String</text:span><text:bookmark-end text:name="__DdeLink__17464_236764897"/><text:span text:style-name="T504"> <text:s/></text:span><text:span text:style-name="T537">{</text:span><text:span text:style-name="T708"> </text:span><text:span text:style-name="T981">,</text:span><text:span text:style-name="T518"> </text:span><text:span text:style-name="T709">String </text:span><text:span text:style-name="T537">}</text:span><text:span text:style-name="T412">0-N</text:span></text:p>
      <text:p text:style-name="P59"/>
      <text:p text:style-name="P59"/>
      <text:p text:style-name="P59"/>
      <text:p text:style-name="P59"/>
      <text:p text:style-name="P197"><text:span text:style-name="T1055">Left-side</text:span><text:span text:style-name="T1054"> </text:span><text:span text:style-name="T1055">entity</text:span><text:span text:style-name="T1053"> definitions</text:span></text:p>
      <text:p text:style-name="P144"><text:span text:style-name="T492">Cmd</text:span><text:span text:style-name="T481"><text:tab/>{</text:span><text:bookmark-start text:name="__DdeLink__17464_2367648971"/><text:span text:style-name="T697">UpperAlpha</text:span><text:bookmark-end text:name="__DdeLink__17464_2367648971"/><text:span text:style-name="T481">}</text:span><text:span text:style-name="T406">1</text:span><text:span text:style-name="T405">-N</text:span><text:span text:style-name="T490"> <text:tab/></text:span><text:span text:style-name="T491">(</text:span><text:span text:style-name="T486">from a </text:span><text:span text:style-name="T491">defined list)</text:span></text:p>
      <text:p text:style-name="P167"><text:span text:style-name="T508">Option</text:span><text:span text:style-name="T504"><text:tab/></text:span><text:span text:style-name="T980">-</text:span><text:span text:style-name="T504"> </text:span><text:span text:style-name="T702">Low</text:span><text:span text:style-name="T700">erAlpha</text:span><text:span text:style-name="T505"> </text:span><text:span text:style-name="T504">{</text:span><text:span text:style-name="T702">Low</text:span><text:span text:style-name="T700">erAlpha</text:span><text:span text:style-name="T968"> </text:span><text:span text:style-name="T506">| </text:span><text:span text:style-name="T701">D</text:span><text:span text:style-name="T699">ecDigit</text:span><text:span text:style-name="T504">}</text:span><text:span text:style-name="T411">1</text:span><text:span text:style-name="T412">-N</text:span><text:span text:style-name="T507"> <text:tab/></text:span><text:span text:style-name="T508">(</text:span><text:span text:style-name="T509">from a </text:span><text:span text:style-name="T508">defined list)</text:span></text:p>
      <text:p text:style-name="P140"><text:span text:style-name="T482">ParamName</text:span><text:span text:style-name="T408">STR</text:span><text:span text:style-name="T481"><text:tab/></text:span><text:span text:style-name="T482">{</text:span><text:span text:style-name="T697">Alpha</text:span><text:span text:style-name="T482">} </text:span><text:span text:style-name="T481">{</text:span><text:span text:style-name="T697">Alpha</text:span><text:span text:style-name="T482"> | </text:span><text:span text:style-name="T689">D</text:span><text:span text:style-name="T696">ecDigit </text:span><text:span text:style-name="T495">|</text:span><text:span text:style-name="T698"> </text:span><text:span text:style-name="T986">_</text:span><text:span text:style-name="T758"> </text:span><text:span text:style-name="T481">}</text:span><text:span text:style-name="T407">0</text:span><text:span text:style-name="T403">-</text:span><text:span text:style-name="T407">19</text:span></text:p>
      <text:p text:style-name="P157"><text:span text:style-name="T505">ParamName</text:span><text:span text:style-name="T416">INT</text:span><text:span text:style-name="T504"><text:tab/></text:span><text:span text:style-name="T977">I_</text:span><text:span text:style-name="T505"> </text:span><text:span text:style-name="T504">{</text:span><text:span text:style-name="T700">Alpha</text:span><text:span text:style-name="T505"> | </text:span><text:span text:style-name="T701">D</text:span><text:span text:style-name="T699">ecDigit </text:span><text:span text:style-name="T538">|</text:span><text:span text:style-name="T721"> </text:span><text:span text:style-name="T979">_</text:span><text:span text:style-name="T735"> </text:span><text:span text:style-name="T504">}</text:span><text:span text:style-name="T419">1</text:span><text:span text:style-name="T418">-</text:span><text:span text:style-name="T417">1</text:span><text:span text:style-name="T419">8</text:span></text:p>
      <text:p text:style-name="P160"><text:span text:style-name="T505">ParamName</text:span><text:span text:style-name="T416">UNS</text:span><text:span text:style-name="T504"><text:tab/></text:span><text:span text:style-name="T978">U_</text:span><text:span text:style-name="T505"> </text:span><text:span text:style-name="T504">{</text:span><text:span text:style-name="T700">Alpha</text:span><text:span text:style-name="T505"> | </text:span><text:span text:style-name="T701">D</text:span><text:span text:style-name="T699">ecDigit </text:span><text:span text:style-name="T538">|</text:span><text:span text:style-name="T721"> </text:span><text:span text:style-name="T979">_</text:span><text:span text:style-name="T735"> </text:span><text:span text:style-name="T504">}</text:span><text:span text:style-name="T419">1</text:span><text:span text:style-name="T418">-</text:span><text:span text:style-name="T417">1</text:span><text:span text:style-name="T419">8</text:span></text:p>
      <text:p text:style-name="P160"><text:span text:style-name="T505">ParamName</text:span><text:span text:style-name="T419">BOOL</text:span><text:span text:style-name="T504"><text:tab/></text:span><text:span text:style-name="T978">B_</text:span><text:span text:style-name="T505"> </text:span><text:span text:style-name="T504">{</text:span><text:span text:style-name="T700">Alpha</text:span><text:span text:style-name="T505"> | </text:span><text:span text:style-name="T701">D</text:span><text:span text:style-name="T699">ecDigit </text:span><text:span text:style-name="T538">|</text:span><text:span text:style-name="T721"> </text:span><text:span text:style-name="T979">_</text:span><text:span text:style-name="T735"> </text:span><text:span text:style-name="T504">}</text:span><text:span text:style-name="T419">1</text:span><text:span text:style-name="T418">-</text:span><text:span text:style-name="T417">1</text:span><text:span text:style-name="T419">8</text:span></text:p>
      <text:p text:style-name="P160"><text:span text:style-name="T505">ParamName</text:span><text:span text:style-name="T419">SARR</text:span><text:span text:style-name="T504"><text:tab/></text:span><text:span text:style-name="T978">L_</text:span><text:span text:style-name="T505"> </text:span><text:span text:style-name="T504">{</text:span><text:span text:style-name="T700">Alpha</text:span><text:span text:style-name="T505"> | </text:span><text:span text:style-name="T701">D</text:span><text:span text:style-name="T699">ecDigit </text:span><text:span text:style-name="T538">|</text:span><text:span text:style-name="T721"> </text:span><text:span text:style-name="T979">_</text:span><text:span text:style-name="T735"> </text:span><text:span text:style-name="T504">}</text:span><text:span text:style-name="T419">1</text:span><text:span text:style-name="T418">-</text:span><text:span text:style-name="T417">1</text:span><text:span text:style-name="T419">8</text:span></text:p>
      <text:p text:style-name="P160"><text:span text:style-name="T505">ParamName</text:span><text:span text:style-name="T419">IARR</text:span><text:span text:style-name="T504"><text:tab/></text:span><text:span text:style-name="T978">A_</text:span><text:span text:style-name="T505"> </text:span><text:span text:style-name="T504">{</text:span><text:span text:style-name="T700">Alpha</text:span><text:span text:style-name="T505"> | </text:span><text:span text:style-name="T701">D</text:span><text:span text:style-name="T699">ecDigit </text:span><text:span text:style-name="T538">|</text:span><text:span text:style-name="T721"> </text:span><text:span text:style-name="T979">_</text:span><text:span text:style-name="T735"> </text:span><text:span text:style-name="T504">}</text:span><text:span text:style-name="T419">1</text:span><text:span text:style-name="T418">-</text:span><text:span text:style-name="T417">1</text:span><text:span text:style-name="T419">8</text:span></text:p>
      <text:p text:style-name="P58"><text:span text:style-name="T1056">Right</text:span><text:span text:style-name="T1055">-side</text:span><text:span text:style-name="T1054"> </text:span><text:span text:style-name="T1055">entity</text:span><text:span text:style-name="T1053"> definitions</text:span></text:p>
      <text:p text:style-name="P168"><text:span text:style-name="T521">Param</text:span><text:span text:style-name="T522">Value</text:span><text:span text:style-name="T517"><text:tab/></text:span><text:span text:style-name="T504">{</text:span><text:span text:style-name="T705">Integer</text:span><text:span text:style-name="T504"> | </text:span><text:span text:style-name="T705">Unsigned</text:span><text:span text:style-name="T504"> | </text:span><text:span text:style-name="T713">Boolean</text:span><text:span text:style-name="T504"> | </text:span><text:span text:style-name="T705">String</text:span><text:span text:style-name="T504"> </text:span><text:span text:style-name="T523">| </text:span><text:span text:style-name="T715">IntA</text:span><text:span text:style-name="T705">rray</text:span><text:span text:style-name="T504"> </text:span><text:span text:style-name="T523">| </text:span><text:span text:style-name="T716">Str</text:span><text:span text:style-name="T715">A</text:span><text:span text:style-name="T705">rray</text:span><text:span text:style-name="T504">}</text:span></text:p>
      <text:p text:style-name="P159"><text:span text:style-name="T505">ParamRef</text:span><text:span text:style-name="T504"><text:tab/></text:span><text:span text:style-name="T971">$</text:span><text:span text:style-name="T505"> </text:span><text:span text:style-name="T710">Param</text:span><text:span text:style-name="T711">N</text:span><text:span text:style-name="T712">ame</text:span></text:p>
      <text:p text:style-name="P174"><text:span text:style-name="T971"><text:tab/>$</text:span><text:span text:style-name="T505"> </text:span><text:span text:style-name="T710">Param</text:span><text:span text:style-name="T711">N</text:span><text:span text:style-name="T712">ame</text:span><text:span text:style-name="T765">STR</text:span><text:span text:style-name="T726"> </text:span><text:span text:style-name="T985">[</text:span><text:span text:style-name="T727"> <text:s/>NumericDec </text:span><text:span text:style-name="T1084">[</text:span><text:span text:style-name="T1086"> </text:span><text:span text:style-name="T1085">-</text:span><text:span text:style-name="T1086"> NumericDec </text:span><text:span text:style-name="T1084">]</text:span><text:span text:style-name="T727"> </text:span><text:span text:style-name="T985">]<text:tab/></text:span><text:span text:style-name="T551">(returns partial </text:span><text:span text:style-name="T552">S</text:span><text:span text:style-name="T551">tring)</text:span></text:p>
      <text:p text:style-name="P178"><text:span text:style-name="T971"><text:tab/>$</text:span><text:span text:style-name="T505"> </text:span><text:span text:style-name="T729">Param</text:span><text:span text:style-name="T730">N</text:span><text:span text:style-name="T731">ame</text:span><text:span text:style-name="T766">S</text:span><text:span text:style-name="T767">ARR</text:span><text:span text:style-name="T726"> </text:span><text:span text:style-name="T985">[</text:span><text:span text:style-name="T727"> <text:s/>NumericDec </text:span><text:span text:style-name="T985">]<text:tab/></text:span><text:span text:style-name="T551">(returns </text:span><text:span text:style-name="T552">S</text:span><text:span text:style-name="T551">tring </text:span><text:span text:style-name="T555">entry</text:span><text:span text:style-name="T551">)</text:span></text:p>
      <text:p text:style-name="P178"><text:span text:style-name="T971"><text:tab/>$</text:span><text:span text:style-name="T505"> </text:span><text:span text:style-name="T729">Param</text:span><text:span text:style-name="T730">N</text:span><text:span text:style-name="T731">ame</text:span><text:span text:style-name="T767">IARR</text:span><text:span text:style-name="T726"> </text:span><text:span text:style-name="T985">[</text:span><text:span text:style-name="T727"> <text:s/>NumericDec </text:span><text:span text:style-name="T985">]<text:tab/></text:span><text:span text:style-name="T551">(returns </text:span><text:span text:style-name="T555">Integer entry</text:span><text:span text:style-name="T551">)</text:span></text:p>
      <text:p text:style-name="P178"><text:span text:style-name="T971"><text:tab/>$</text:span><text:span text:style-name="T505"> </text:span><text:span text:style-name="T542">{ </text:span><text:span text:style-name="T710">Param</text:span><text:span text:style-name="T711">N</text:span><text:span text:style-name="T712">ame</text:span><text:span text:style-name="T765">STR </text:span><text:span text:style-name="T542">|</text:span><text:span text:style-name="T728"> </text:span><text:span text:style-name="T729">Param</text:span><text:span text:style-name="T730">N</text:span><text:span text:style-name="T731">ame</text:span><text:span text:style-name="T766">S</text:span><text:span text:style-name="T767">ARR</text:span><text:span text:style-name="T766"> </text:span><text:span text:style-name="T542">| </text:span><text:span text:style-name="T729">Param</text:span><text:span text:style-name="T730">N</text:span><text:span text:style-name="T731">ame</text:span><text:span text:style-name="T767">IARR</text:span><text:span text:style-name="T766"> </text:span><text:span text:style-name="T542">}</text:span><text:span text:style-name="T734">.</text:span><text:span text:style-name="T728">LENGTH<text:tab/></text:span><text:span text:style-name="T551">(returns </text:span><text:span text:style-name="T552">Integer </text:span><text:span text:style-name="T553">length</text:span><text:span text:style-name="T551">)</text:span></text:p>
      <text:p text:style-name="P177"><text:span text:style-name="T971"><text:tab/>$</text:span><text:span text:style-name="T505"> </text:span><text:span text:style-name="T542">{ </text:span><text:span text:style-name="T710">Param</text:span><text:span text:style-name="T711">N</text:span><text:span text:style-name="T712">ame</text:span><text:span text:style-name="T765">STR </text:span><text:span text:style-name="T542">|</text:span><text:span text:style-name="T728"> </text:span><text:span text:style-name="T729">Param</text:span><text:span text:style-name="T730">N</text:span><text:span text:style-name="T731">ame</text:span><text:span text:style-name="T766">S</text:span><text:span text:style-name="T767">ARR</text:span><text:span text:style-name="T766"> </text:span><text:span text:style-name="T542">| </text:span><text:span text:style-name="T729">Param</text:span><text:span text:style-name="T730">N</text:span><text:span text:style-name="T731">ame</text:span><text:span text:style-name="T767">IARR</text:span><text:span text:style-name="T766"> </text:span><text:span text:style-name="T542">}</text:span><text:span text:style-name="T734">.</text:span><text:span text:style-name="T733">ISEMPTY</text:span><text:span text:style-name="T728"><text:tab/></text:span><text:span text:style-name="T551">(returns </text:span><text:span text:style-name="T554">Boolean</text:span><text:span text:style-name="T551">)</text:span></text:p>
      <text:p text:style-name="P177"><text:span text:style-name="T971"><text:tab/>$</text:span><text:span text:style-name="T505"> </text:span><text:span text:style-name="T710">Param</text:span><text:span text:style-name="T711">N</text:span><text:span text:style-name="T712">ame</text:span><text:span text:style-name="T765">STR </text:span><text:span text:style-name="T734">. </text:span><text:span text:style-name="T542">{</text:span><text:span text:style-name="T728"> UPPER </text:span><text:span text:style-name="T542">|</text:span><text:span text:style-name="T728"> LOWER </text:span><text:span text:style-name="T542">}<text:tab/></text:span><text:span text:style-name="T551">(returns </text:span><text:span text:style-name="T552">converted</text:span><text:span text:style-name="T551"> </text:span><text:span text:style-name="T552">S</text:span><text:span text:style-name="T551">tring)</text:span></text:p>
      <text:p text:style-name="P176"><text:span text:style-name="T971"><text:tab/>$</text:span><text:span text:style-name="T505"> </text:span><text:span text:style-name="T729">Param</text:span><text:span text:style-name="T730">N</text:span><text:span text:style-name="T731">ame</text:span><text:span text:style-name="T766">S</text:span><text:span text:style-name="T767">ARR</text:span><text:span text:style-name="T542"> </text:span><text:span text:style-name="T734">. </text:span><text:span text:style-name="T544">{ </text:span><text:span text:style-name="T732">FIRST </text:span><text:span text:style-name="T543">|</text:span><text:span text:style-name="T732"> LAST </text:span><text:span text:style-name="T542">}</text:span><text:span text:style-name="T728"><text:tab/></text:span><text:span text:style-name="T551">(returns </text:span><text:span text:style-name="T553">String entry</text:span><text:span text:style-name="T551">)</text:span></text:p>
      <text:p text:style-name="P176"><text:span text:style-name="T971"><text:tab/>$</text:span><text:span text:style-name="T505"> </text:span><text:span text:style-name="T729">Param</text:span><text:span text:style-name="T730">N</text:span><text:span text:style-name="T731">ame</text:span><text:span text:style-name="T767">IARR</text:span><text:span text:style-name="T542"> </text:span><text:span text:style-name="T734">. </text:span><text:span text:style-name="T544">{ </text:span><text:span text:style-name="T732">FIRST </text:span><text:span text:style-name="T543">|</text:span><text:span text:style-name="T732"> LAST </text:span><text:span text:style-name="T542">}</text:span><text:span text:style-name="T728"><text:tab/></text:span><text:span text:style-name="T551">(returns </text:span><text:span text:style-name="T552">Integer </text:span><text:span text:style-name="T553">entry</text:span><text:span text:style-name="T551">)</text:span></text:p>
      <text:p text:style-name="P175"><text:span text:style-name="T562">Calc</text:span><text:span text:style-name="T563">Seg</text:span><text:span text:style-name="T564">ment</text:span><text:span text:style-name="T559"><text:tab/></text:span><text:span text:style-name="T1083">(</text:span><text:span text:style-name="T561"> </text:span><text:span text:style-name="T668">Integer</text:span><text:span text:style-name="T519"> </text:span><text:span text:style-name="T530">{</text:span><text:span text:style-name="T720">MathOp</text:span><text:span text:style-name="T498"> </text:span><text:span text:style-name="T701">Integer</text:span><text:span text:style-name="T530">}</text:span><text:span text:style-name="T414">1-8</text:span><text:span text:style-name="T530"> </text:span><text:span text:style-name="T519"><text:s/></text:span><text:span text:style-name="T1083">)</text:span><text:span text:style-name="T1065"><text:tab/></text:span><text:span text:style-name="T550">(for Integers)</text:span></text:p>
      <text:p text:style-name="P172"><text:span text:style-name="T1064"><text:tab/></text:span><text:span text:style-name="T1083">(</text:span><text:span text:style-name="T501"> </text:span><text:span text:style-name="T717">Unsigned</text:span><text:span text:style-name="T519"> </text:span><text:span text:style-name="T530">{ </text:span><text:span text:style-name="T531">{</text:span><text:span text:style-name="T720">MathOp</text:span><text:span text:style-name="T701"> </text:span><text:span text:style-name="T531">|</text:span><text:span text:style-name="T717"> BitOp</text:span><text:span text:style-name="T531">}</text:span><text:span text:style-name="T498"> </text:span><text:span text:style-name="T717">Unsigned</text:span><text:span text:style-name="T530">}</text:span><text:span text:style-name="T414">1-8</text:span><text:span text:style-name="T530"> </text:span><text:span text:style-name="T519"><text:s/></text:span><text:span text:style-name="T1083">)</text:span><text:span text:style-name="T1065"><text:tab/></text:span><text:span text:style-name="T549">(for Unsigned)</text:span></text:p>
      <text:p text:style-name="P156"><text:span text:style-name="T526">Calculation</text:span><text:span text:style-name="T504"><text:tab/></text:span><text:span text:style-name="T526">{ </text:span><text:span text:style-name="T1083">(</text:span><text:span text:style-name="T501"> </text:span><text:span text:style-name="T504">{</text:span><text:span text:style-name="T723">CalcSeg</text:span><text:span text:style-name="T724">ment</text:span><text:span text:style-name="T504">} </text:span><text:span text:style-name="T1083">)</text:span><text:span text:style-name="T501"> </text:span><text:span text:style-name="T526">}</text:span><text:span text:style-name="T421">1-8</text:span></text:p>
      <text:p text:style-name="P179"><text:span text:style-name="T540">Compar</text:span><text:span text:style-name="T541">ison</text:span><text:span text:style-name="T504"><text:tab/></text:span><text:span text:style-name="T723">Calc</text:span><text:span text:style-name="T725">ulation <text:s/></text:span><text:span text:style-name="T704">C</text:span><text:span text:style-name="T714">o</text:span><text:span text:style-name="T704">mpSign </text:span><text:span text:style-name="T725"><text:s/></text:span><text:span text:style-name="T723">Calc</text:span><text:span text:style-name="T725">ulation</text:span></text:p>
      <text:p text:style-name="P60"><text:span text:style-name="T1057">Command line</text:span><text:span text:style-name="T1053"> </text:span><text:span text:style-name="T1057">format</text:span><text:span text:style-name="T1053">s</text:span><text:span text:style-name="T589"><text:tab/></text:span><text:span text:style-name="T590">(whitespace is ignored between elements in a command)</text:span></text:p>
      <text:p text:style-name="P173"><text:span text:style-name="T532">General</text:span><text:span text:style-name="T533"> </text:span><text:span text:style-name="T532">cmd</text:span><text:span text:style-name="T504"><text:tab/>{</text:span><text:span text:style-name="T719">Cmd</text:span><text:span text:style-name="T504">} <text:s/></text:span><text:span text:style-name="T509">{</text:span><text:span text:style-name="T705">Param</text:span><text:span text:style-name="T706">Value</text:span><text:span text:style-name="T509">}</text:span><text:span text:style-name="T415">0-N </text:span></text:p>
      <text:p text:style-name="P145"><text:span text:style-name="T493">F</text:span><text:span text:style-name="T478">OR cmd<text:tab/>FOR<text:tab/></text:span><text:span text:style-name="T692">ParamName </text:span><text:span text:style-name="T963">=</text:span><text:span text:style-name="T497"> </text:span><text:span text:style-name="T689">Integer</text:span><text:span text:style-name="T496"> </text:span><text:span text:style-name="T964">; </text:span><text:span text:style-name="T693">CmpSign </text:span><text:span text:style-name="T690">Param</text:span><text:span text:style-name="T694">Value </text:span><text:span text:style-name="T964">;</text:span><text:span text:style-name="T496"> </text:span><text:span text:style-name="T689">Integer</text:span></text:p>
      <text:p text:style-name="P169"><text:span text:style-name="T525">IF</text:span><text:span text:style-name="T498"> cmd<text:tab/></text:span><text:span text:style-name="T525">IF</text:span><text:span text:style-name="T498"><text:tab/></text:span><text:span text:style-name="T703">ParamName <text:s/></text:span><text:span text:style-name="T704">C</text:span><text:span text:style-name="T714">o</text:span><text:span text:style-name="T704">mpSign </text:span><text:span text:style-name="T526"><text:s/></text:span><text:span text:style-name="T705">Param</text:span><text:span text:style-name="T706">Value</text:span></text:p>
      <text:p text:style-name="P170"><text:span text:style-name="T534">WHILE</text:span><text:span text:style-name="T498"> cmd<text:tab/></text:span><text:span text:style-name="T534">WHILE</text:span><text:span text:style-name="T498"><text:tab/></text:span><text:span text:style-name="T703">ParamName <text:s/></text:span><text:span text:style-name="T704">C</text:span><text:span text:style-name="T714">o</text:span><text:span text:style-name="T704">mpSign </text:span><text:span text:style-name="T526"><text:s/></text:span><text:span text:style-name="T705">Param</text:span><text:span text:style-name="T706">Value</text:span></text:p>
      <text:p text:style-name="P139"><text:span text:style-name="T487">Opt</text:span><text:span text:style-name="T486">Command</text:span><text:span text:style-name="T481"><text:tab/></text:span><text:span text:style-name="T1081">RUN</text:span><text:span text:style-name="T483"> </text:span><text:span text:style-name="T481"><text:s/><text:tab/></text:span><text:span text:style-name="T486">{ </text:span><text:span text:style-name="T695">Option</text:span><text:span text:style-name="T481"> </text:span><text:span text:style-name="T486">{</text:span><text:span text:style-name="T690">Param</text:span><text:span text:style-name="T694">Value</text:span><text:span text:style-name="T486">}</text:span><text:span text:style-name="T404">0-N </text:span><text:span text:style-name="T486">}</text:span><text:span text:style-name="T404">0-N</text:span></text:p>
      <text:p text:style-name="P136"><text:span text:style-name="T487">Assignment</text:span><text:span text:style-name="T481"><text:tab/></text:span><text:span text:style-name="T1082">SET</text:span><text:span text:style-name="T483"> </text:span><text:span text:style-name="T481"><text:s/><text:tab/></text:span><text:span text:style-name="T692">ParamName</text:span><text:span text:style-name="T687"> </text:span><text:span text:style-name="T959">=</text:span><text:span text:style-name="T488"> </text:span><text:span text:style-name="T692">Calculation</text:span></text:p>
      <text:h text:style-name="P242" text:outline-level="4"/>
      <text:h text:style-name="P245" text:outline-level="4">Command Line Mode</text:h>
      <text:h text:style-name="P284" text:outline-level="4"><text:span text:style-name="T170">Command-line Options</text:span><text:span text:style-name="T73"> </text:span><text:span text:style-name="T67">are defined for performing some of the Amazon Logger actions. Some have associated arguments and others do not, </text:span><text:span text:style-name="T70">but all are denoted by beginning with a ‘-’ character. This is because they are also available as command line arguments as well as being used in a program script</text:span><text:span text:style-name="T67">. </text:span><text:span text:style-name="T71">They can be concatenated in a command line. That is, you can place more than one command line option in one line of the script. </text:span><text:span text:style-name="T72">In the </text:span><text:span text:style-name="T169">Option</text:span><text:span text:style-name="T72"> command list that follows, the list of arguments is indicated and each argument will begin with a character and an underscore (_). The leading character of the argument name will indicate the data type of the argument allowed</text:span><text:span text:style-name="T67">.</text:span></text:h>
      <text:h text:style-name="P290" text:outline-level="4"><text:span text:style-name="T801">N</text:span><text:span text:style-name="T799">ote that all files are referenced from the current test path that is specified in the </text:span><text:span text:style-name="T823">Properties file. The definitions for the data types above are:</text:span></text:h>
      <text:h text:style-name="P294" text:outline-level="4"><text:span text:style-name="T944">U</text:span><text:span text:style-name="T823"> – </text:span><text:span text:style-name="T355">U</text:span><text:span text:style-name="T823">nsigned </text:span><text:span text:style-name="T849">integer </text:span><text:span text:style-name="T823">32-bit</text:span></text:h>
      <text:h text:style-name="P295" text:outline-level="4"><text:span text:style-name="T944">I</text:span><text:span text:style-name="T823"> – </text:span><text:span text:style-name="T355">Integer</text:span><text:span text:style-name="T823"> 64-bit </text:span><text:span text:style-name="T849">(</text:span><text:span text:style-name="T355">signed)</text:span></text:h>
      <text:h text:style-name="P295" text:outline-level="4"><text:span text:style-name="T944">B</text:span><text:span text:style-name="T863"> </text:span><text:span text:style-name="T823">– </text:span><text:span text:style-name="T355">B</text:span><text:span text:style-name="T823">oolean (true or false, or 1 for true and 0 for false)</text:span></text:h>
      <text:h text:style-name="P295" text:outline-level="4"><text:span text:style-name="T944">S</text:span><text:span text:style-name="T823"> – </text:span><text:span text:style-name="T355">S</text:span><text:span text:style-name="T823">tring</text:span></text:h>
      <text:h text:style-name="P295" text:outline-level="4"><text:span text:style-name="T944">L</text:span><text:span text:style-name="T823"> – </text:span><text:span text:style-name="T356">L</text:span><text:span text:style-name="T823">ist </text:span><text:span text:style-name="T356">of Strings (array)</text:span></text:h>
      <text:h text:style-name="P295" text:outline-level="4"><text:span text:style-name="T945">A</text:span><text:span text:style-name="T364"> – </text:span><text:span text:style-name="T365">Array of Integers</text:span></text:h>
      <text:h text:style-name="P296" text:outline-level="4"/>
      <text:h text:style-name="P297" text:outline-level="4"><text:bookmark-start text:name="__DdeLink__7519_236764897"/><text:span text:style-name="T894">-</text:span><text:span text:style-name="T896">d</text:span><text:span text:style-name="T912">ebug</text:span><text:span text:style-name="T896"> </text:span><text:span text:style-name="T938">U</text:span><text:span text:style-name="T939">_</text:span><text:span text:style-name="T629">flags</text:span></text:h>
      <text:h text:style-name="P306" text:outline-level="4"><text:span text:style-name="T824">Se</text:span><text:span text:style-name="T800">ts </text:span><text:span text:style-name="T801">the </text:span><text:bookmark-end text:name="__DdeLink__7519_236764897"/><text:span text:style-name="T801">debug messages that are enabled. </text:span><text:span text:style-name="T853">Note that the ERROR and WARN messages are always enabled, regardless of the debug flag value. Also, ERROR conditions will terminate the program without completing any further operations.</text:span><text:bookmark-start text:name="__DdeLink__8779_6042035"/><text:span text:style-name="T853"> </text:span><text:span text:style-name="T854">The default value for the message selection will be pulled from the </text:span><text:span text:style-name="T1002">MsgEnable</text:span><text:span text:style-name="T855"> entry in the </text:span><text:span text:style-name="T854">Properties file entry</text:span><text:bookmark-end text:name="__DdeLink__8779_6042035"/><text:span text:style-name="T854">, so it will remember the last value that was set, as long as you run from the same directory. </text:span></text:h>
      <text:h text:style-name="P312"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210">Name</text:p>
          </table:table-cell>
          <table:table-cell table:style-name="Table1.A1" office:value-type="string">
            <text:p text:style-name="P205">Hex value</text:p>
          </table:table-cell>
          <table:table-cell table:style-name="Table1.A1" office:value-type="string">
            <text:p text:style-name="P205">Dec value</text:p>
          </table:table-cell>
          <table:table-cell table:style-name="Table1.A1" office:value-type="string">
            <text:p text:style-name="P208">GUI color</text:p>
          </table:table-cell>
          <table:table-cell table:style-name="Table1.A1" office:value-type="string">
            <text:p text:style-name="P205">GUI font</text:p>
          </table:table-cell>
          <table:table-cell table:style-name="Table1.F1" office:value-type="string">
            <text:p text:style-name="P206">Description</text:p>
          </table:table-cell>
        </table:table-row>
        <table:table-row table:style-name="Table1.1">
          <table:table-cell table:style-name="Table1.A11" office:value-type="string">
            <text:p text:style-name="P198">NORMAL</text:p>
          </table:table-cell>
          <table:table-cell table:style-name="Table1.B2" office:value-type="string">
            <text:p text:style-name="P199">0x0001</text:p>
          </table:table-cell>
          <table:table-cell table:style-name="Table1.C11" office:value-type="string">
            <text:p text:style-name="P200">1</text:p>
          </table:table-cell>
          <table:table-cell table:style-name="Table1.D2" office:value-type="string">
            <text:p text:style-name="P204">Black</text:p>
          </table:table-cell>
          <table:table-cell table:style-name="Table1.E11" office:value-type="string">
            <text:p text:style-name="P204">Normal</text:p>
          </table:table-cell>
          <table:table-cell table:style-name="Table1.F2" office:value-type="string">
            <text:p text:style-name="P201">Changes made to spreadsheet</text:p>
          </table:table-cell>
        </table:table-row>
        <table:table-row table:style-name="Table1.1">
          <table:table-cell table:style-name="Table1.A11" office:value-type="string">
            <text:p text:style-name="P198">PARSER</text:p>
          </table:table-cell>
          <table:table-cell table:style-name="Table1.B3" office:value-type="string">
            <text:p text:style-name="P199">0x0002</text:p>
          </table:table-cell>
          <table:table-cell table:style-name="Table1.C11" office:value-type="string">
            <text:p text:style-name="P200">2</text:p>
          </table:table-cell>
          <table:table-cell table:style-name="Table1.D3" office:value-type="string">
            <text:p text:style-name="P204">Blue</text:p>
          </table:table-cell>
          <table:table-cell table:style-name="Table1.E11" office:value-type="string">
            <text:p text:style-name="P204">Italic</text:p>
          </table:table-cell>
          <table:table-cell table:style-name="Table1.F3" office:value-type="string">
            <text:p text:style-name="P201">Parser status conditions</text:p>
          </table:table-cell>
        </table:table-row>
        <table:table-row table:style-name="Table1.1">
          <table:table-cell table:style-name="Table1.A11" office:value-type="string">
            <text:p text:style-name="P198">SSHEET</text:p>
          </table:table-cell>
          <table:table-cell table:style-name="Table1.B4" office:value-type="string">
            <text:p text:style-name="P199">0x0004</text:p>
          </table:table-cell>
          <table:table-cell table:style-name="Table1.C11" office:value-type="string">
            <text:p text:style-name="P200">4</text:p>
          </table:table-cell>
          <table:table-cell table:style-name="Table1.D4" office:value-type="string">
            <text:p text:style-name="P204">Green</text:p>
          </table:table-cell>
          <table:table-cell table:style-name="Table1.E11" office:value-type="string">
            <text:p text:style-name="P204">Italic</text:p>
          </table:table-cell>
          <table:table-cell table:style-name="Table1.F4" office:value-type="string">
            <text:p text:style-name="P201">Spreadsheet status conditions</text:p>
          </table:table-cell>
        </table:table-row>
        <table:table-row table:style-name="Table1.1">
          <table:table-cell table:style-name="Table1.A11" office:value-type="string">
            <text:p text:style-name="P198">INFO</text:p>
          </table:table-cell>
          <table:table-cell table:style-name="Table1.B5" office:value-type="string">
            <text:p text:style-name="P199">0x0008</text:p>
          </table:table-cell>
          <table:table-cell table:style-name="Table1.C11" office:value-type="string">
            <text:p text:style-name="P200">8</text:p>
          </table:table-cell>
          <table:table-cell table:style-name="Table1.D5" office:value-type="string">
            <text:p text:style-name="P204">Dk Violet</text:p>
          </table:table-cell>
          <table:table-cell table:style-name="Table1.E11" office:value-type="string">
            <text:p text:style-name="P204">Normal</text:p>
          </table:table-cell>
          <table:table-cell table:style-name="Table1.F5" office:value-type="string">
            <text:p text:style-name="P202">Web clip and PDF file processing info</text:p>
          </table:table-cell>
        </table:table-row>
        <table:table-row table:style-name="Table1.1">
          <table:table-cell table:style-name="Table1.A11" office:value-type="string">
            <text:p text:style-name="P198">PROPS</text:p>
          </table:table-cell>
          <table:table-cell table:style-name="Table1.B6" office:value-type="string">
            <text:p text:style-name="P199">0x0010</text:p>
          </table:table-cell>
          <table:table-cell table:style-name="Table1.C11" office:value-type="string">
            <text:p text:style-name="P200">16</text:p>
          </table:table-cell>
          <table:table-cell table:style-name="Table1.D6" office:value-type="string">
            <text:p text:style-name="P204">Gold</text:p>
          </table:table-cell>
          <table:table-cell table:style-name="Table1.E11" office:value-type="string">
            <text:p text:style-name="P204">Italic</text:p>
          </table:table-cell>
          <table:table-cell table:style-name="Table1.F6" office:value-type="string">
            <text:p text:style-name="P202">Properties file changes</text:p>
          </table:table-cell>
        </table:table-row>
        <table:table-row table:style-name="Table1.1">
          <table:table-cell table:style-name="Table1.A11" office:value-type="string">
            <text:p text:style-name="P198">PROGRAM</text:p>
          </table:table-cell>
          <table:table-cell table:style-name="Table1.B7" office:value-type="string">
            <text:p text:style-name="P199">0x0020</text:p>
          </table:table-cell>
          <table:table-cell table:style-name="Table1.C11" office:value-type="string">
            <text:p text:style-name="P200">32</text:p>
          </table:table-cell>
          <table:table-cell table:style-name="Table1.D7" office:value-type="string">
            <text:p text:style-name="P204">Dk Violet</text:p>
          </table:table-cell>
          <table:table-cell table:style-name="Table1.E11" office:value-type="string">
            <text:p text:style-name="P204">Normal</text:p>
          </table:table-cell>
          <table:table-cell table:style-name="Table1.F7" office:value-type="string">
            <text:p text:style-name="P202">Program interface messages</text:p>
          </table:table-cell>
        </table:table-row>
        <table:table-row table:style-name="Table1.1">
          <table:table-cell table:style-name="Table1.A11" office:value-type="string">
            <text:p text:style-name="P406">COMPILE</text:p>
          </table:table-cell>
          <table:table-cell table:style-name="Table1.B10" office:value-type="string">
            <text:p text:style-name="P209"><text:span text:style-name="T793">0x00</text:span><text:span text:style-name="T572">4</text:span><text:span text:style-name="T793">0</text:span></text:p>
          </table:table-cell>
          <table:table-cell table:style-name="Table1.C11" office:value-type="string">
            <text:p text:style-name="P407">64</text:p>
          </table:table-cell>
          <table:table-cell table:style-name="Table1.D10" office:value-type="string">
            <text:p text:style-name="P204">Dk Violet</text:p>
          </table:table-cell>
          <table:table-cell table:style-name="Table1.E11" office:value-type="string">
            <text:p text:style-name="P204">Normal</text:p>
          </table:table-cell>
          <table:table-cell table:style-name="Table1.F10" office:value-type="string">
            <text:p text:style-name="P406">Compiler messages</text:p>
          </table:table-cell>
        </table:table-row>
        <table:table-row table:style-name="Table1.1">
          <table:table-cell table:style-name="Table1.A11" office:value-type="string">
            <text:p text:style-name="P406">VARS</text:p>
          </table:table-cell>
          <table:table-cell table:style-name="Table1.B10" office:value-type="string">
            <text:p text:style-name="P209"><text:span text:style-name="T793">0x00</text:span><text:span text:style-name="T572">8</text:span><text:span text:style-name="T793">0</text:span></text:p>
          </table:table-cell>
          <table:table-cell table:style-name="Table1.C11" office:value-type="string">
            <text:p text:style-name="P407">128</text:p>
          </table:table-cell>
          <table:table-cell table:style-name="Table1.D10" office:value-type="string">
            <text:p text:style-name="P204">Dk Violet</text:p>
          </table:table-cell>
          <table:table-cell table:style-name="Table1.E11" office:value-type="string">
            <text:p text:style-name="P204">Normal</text:p>
          </table:table-cell>
          <table:table-cell table:style-name="Table1.F10" office:value-type="string">
            <text:p text:style-name="P406">Variable assignment messages</text:p>
          </table:table-cell>
        </table:table-row>
        <table:table-row table:style-name="Table1.1">
          <table:table-cell table:style-name="Table1.A11" office:value-type="string">
            <text:p text:style-name="P198">DEBUG</text:p>
          </table:table-cell>
          <table:table-cell table:style-name="Table1.B10" office:value-type="string">
            <text:p text:style-name="P209"><text:span text:style-name="T793">0x0</text:span><text:span text:style-name="T794">8</text:span><text:span text:style-name="T570">0</text:span><text:span text:style-name="T793">0</text:span></text:p>
          </table:table-cell>
          <table:table-cell table:style-name="Table1.C11" office:value-type="string">
            <text:p text:style-name="P200">2<text:span text:style-name="T1119">048</text:span></text:p>
          </table:table-cell>
          <table:table-cell table:style-name="Table1.D10" office:value-type="string">
            <text:p text:style-name="P204">Brown</text:p>
          </table:table-cell>
          <table:table-cell table:style-name="Table1.E11" office:value-type="string">
            <text:p text:style-name="P204">Normal</text:p>
          </table:table-cell>
          <table:table-cell table:style-name="Table1.F10" office:value-type="string">
            <text:p text:style-name="P202">Low-level debugging details</text:p>
          </table:table-cell>
        </table:table-row>
        <table:table-row table:style-name="Table1.1">
          <table:table-cell table:style-name="Table1.A11" office:value-type="string">
            <text:p text:style-name="P198">WARN</text:p>
          </table:table-cell>
          <table:table-cell table:style-name="Table1.B11" office:value-type="string">
            <text:p text:style-name="P209"><text:span text:style-name="T793">0x</text:span><text:span text:style-name="T571">40</text:span><text:span text:style-name="T793">00</text:span></text:p>
          </table:table-cell>
          <table:table-cell table:style-name="Table1.C11" office:value-type="string">
            <text:p text:style-name="P207">16384</text:p>
          </table:table-cell>
          <table:table-cell table:style-name="Table1.D11" office:value-type="string">
            <text:p text:style-name="P203">Orange</text:p>
          </table:table-cell>
          <table:table-cell table:style-name="Table1.E11" office:value-type="string">
            <text:p text:style-name="P204">Bold</text:p>
          </table:table-cell>
          <table:table-cell table:style-name="Table1.F11" office:value-type="string">
            <text:p text:style-name="P202">Non-fatal warnings</text:p>
          </table:table-cell>
        </table:table-row>
        <table:table-row table:style-name="Table1.1">
          <table:table-cell table:style-name="Table1.A12" office:value-type="string">
            <text:p text:style-name="P198">ERROR</text:p>
          </table:table-cell>
          <table:table-cell table:style-name="Table1.B12" office:value-type="string">
            <text:p text:style-name="P209"><text:span text:style-name="T793">0x</text:span><text:span text:style-name="T571">8</text:span><text:span text:style-name="T793">000</text:span></text:p>
          </table:table-cell>
          <table:table-cell table:style-name="Table1.C12" office:value-type="string">
            <text:p text:style-name="P207">32768</text:p>
          </table:table-cell>
          <table:table-cell table:style-name="Table1.D12" office:value-type="string">
            <text:p text:style-name="P203">Red</text:p>
          </table:table-cell>
          <table:table-cell table:style-name="Table1.E12" office:value-type="string">
            <text:p text:style-name="P204">Bold</text:p>
          </table:table-cell>
          <table:table-cell table:style-name="Table1.F12" office:value-type="string">
            <text:p text:style-name="P202">Fatal errors</text:p>
          </table:table-cell>
        </table:table-row>
      </table:table>
      <text:h text:style-name="P313" text:outline-level="4"/>
      <text:p text:style-name="P121">Examples:</text:p>
      <text:p text:style-name="P219"><text:span text:style-name="T314">T</text:span><text:span text:style-name="T315">o enable only the </text:span><text:span text:style-name="T316">PROGRAM, DEBUG, and PROPS flags, this would have a combined value of 0x20 + 0x</text:span><text:span text:style-name="T317">8</text:span><text:span text:style-name="T316">00 + 0x10 = 0x</text:span><text:span text:style-name="T317">8</text:span><text:span text:style-name="T316">30 or decimal </text:span><text:span text:style-name="T319">2096</text:span><text:span text:style-name="T318">, so you could do either of the following:</text:span></text:p>
      <text:p text:style-name="P408"/>
      <text:h text:style-name="P411" text:outline-level="4"><text:span text:style-name="T1029">-</text:span><text:span text:style-name="T1037">debug 0x</text:span><text:span text:style-name="T1038">8</text:span><text:span text:style-name="T1037">30</text:span></text:h>
      <text:h text:style-name="P411" text:outline-level="4"><text:span text:style-name="T1037">-debug </text:span><text:span text:style-name="T1038">2096</text:span></text:h>
      <text:h text:style-name="P411" text:outline-level="4"><text:span text:style-name="T1038"/></text:h>
      <text:h text:style-name="P297" text:outline-level="4"><text:soft-page-break/><text:span text:style-name="T894">-</text:span><text:span text:style-name="T895">s</text:span><text:span text:style-name="T910">file</text:span><text:span text:style-name="T896"> </text:span><text:span text:style-name="T938">S</text:span><text:span text:style-name="T939">_</text:span><text:span text:style-name="T631">file</text:span></text:h>
      <text:h text:style-name="P315" text:outline-level="4"><text:span text:style-name="T824">S</text:span><text:span text:style-name="T800">ets </text:span><text:span text:style-name="T801">the </text:span><text:span text:style-name="T802">Spreadsheet filename to load (must be an .ods file</text:span><text:span text:style-name="T803">). </text:span><text:span text:style-name="T856">This value gets saved to </text:span><text:span text:style-name="T854">the </text:span><text:bookmark-start text:name="__DdeLink__8856_6042035"/><text:span text:style-name="T1003">Spreadsheet</text:span><text:span text:style-name="T1004">File</text:span><text:bookmark-end text:name="__DdeLink__8856_6042035"/><text:span text:style-name="T855"> entry in the </text:span><text:span text:style-name="T854">Properties file entry, </text:span><text:span text:style-name="T857">so it will use this last setting when you start AmazonReader if </text:span><text:span text:style-name="T858">you omit sending this command. </text:span><text:span text:style-name="T859">The filename can either be absolute or relative. If you specify the directory </text:span><text:span text:style-name="T367">by giving the absolute pathname (it must start with either the ‘/’ or the ‘~’ character, where ‘/’ specifies the root path and ‘~’ specifies the home directory), the path portion of the name will be saved in </text:span><text:span text:style-name="T1003">Spreadsheet</text:span><text:span text:style-name="T1005">Path</text:span><text:span text:style-name="T367"> and the </text:span><text:span text:style-name="T368">remainder in <text:s/></text:span><text:span text:style-name="T1003">Spreadsheet</text:span><text:span text:style-name="T1004">File</text:span><text:span text:style-name="T320"> </text:span><text:span text:style-name="T321">in the Properties file. </text:span><text:span text:style-name="T322">If no entry is found for </text:span><text:span text:style-name="T1003">Spreadsheet</text:span><text:span text:style-name="T1005">Path</text:span><text:span text:style-name="T322">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342" text:outline-level="4"><text:span text:style-name="T894">-</text:span><text:span text:style-name="T897">l</text:span><text:span text:style-name="T911">oad</text:span><text:bookmark-start text:name="__DdeLink__7521_236764897"/><text:span text:style-name="T896"> </text:span><text:bookmark-start text:name="__DdeLink__7523_236764897"/><text:span text:style-name="T938">U</text:span><text:span text:style-name="T939">_</text:span><text:span text:style-name="T631">numTab</text:span><text:span text:style-name="T629">s</text:span><text:bookmark-end text:name="__DdeLink__7521_236764897"/><text:span text:style-name="T914"> </text:span><text:bookmark-start text:name="__DdeLink__7539_236764897"/><text:span text:style-name="T938">B</text:span><text:span text:style-name="T939">_</text:span><text:bookmark-end text:name="__DdeLink__7523_236764897"/><text:span text:style-name="T631">chkHeader</text:span><text:bookmark-end text:name="__DdeLink__7539_236764897"/></text:h>
      <text:h text:style-name="P316" text:outline-level="4"><text:span text:style-name="T825">L</text:span><text:span text:style-name="T805">oad</text:span><text:span text:style-name="T800">s </text:span><text:span text:style-name="T801">the </text:span><text:span text:style-name="T805">selected Spreadsheet file tabs into memory (</text:span><text:span text:style-name="T806">if chkHeader true, verify the header format is valid and classify the columns for use). </text:span><text:span text:style-name="T809">All operation work on this </text:span><text:span text:style-name="T861">image</text:span><text:span text:style-name="T809">.</text:span></text:h>
      <text:h text:style-name="P297" text:outline-level="4"><text:span text:style-name="T894">-</text:span><text:span text:style-name="T897">t</text:span><text:span text:style-name="T911">ab</text:span><text:span text:style-name="T896"> </text:span><text:span text:style-name="T938">U</text:span><text:span text:style-name="T939">_</text:span><text:span text:style-name="T631">tab</text:span></text:h>
      <text:h text:style-name="P316" text:outline-level="4"><text:span text:style-name="T826">S</text:span><text:span text:style-name="T800">ets </text:span><text:span text:style-name="T801">the </text:span><text:span text:style-name="T804">tab of the current Spreadsheet to use in operations</text:span></text:h>
      <text:h text:style-name="P298" text:outline-level="4"><text:span text:style-name="T894">-</text:span><text:span text:style-name="T897">c</text:span><text:span text:style-name="T910">file</text:span><text:span text:style-name="T896"> </text:span><text:span text:style-name="T938">S</text:span><text:span text:style-name="T939">_</text:span><text:span text:style-name="T632">file</text:span></text:h>
      <text:h text:style-name="P318" text:outline-level="4"><text:span text:style-name="T837">Read</text:span><text:span text:style-name="T800">s </text:span><text:span text:style-name="T801">the </text:span><text:span text:style-name="T804">Clipboard file selection (uses a file instead of clipboard in reading Amazon orders). </text:span><text:span text:style-name="T860">This uses the </text:span><text:span text:style-name="T1007">Test</text:span><text:span text:style-name="T1006">Path</text:span><text:span text:style-name="T860"> path from the Properties file to base the path on if the file is specified as a relative path. </text:span><text:span text:style-name="T322">If </text:span><text:span text:style-name="T323">this</text:span><text:span text:style-name="T322"> entry is </text:span><text:span text:style-name="T323">not </text:span><text:span text:style-name="T322">found in the Properties file or no Properties file currently exists the current user directory (where the jar command is being invoked from) will be used as the path to base the file selection on.</text:span></text:h>
      <text:h text:style-name="P299" text:outline-level="4"><text:span text:style-name="T894">-</text:span><text:span text:style-name="T897">c</text:span><text:span text:style-name="T909">lip</text:span><text:span text:style-name="T896"> </text:span><text:span text:style-name="T943">B</text:span><text:span text:style-name="T939">_</text:span><text:span text:style-name="T660">strip</text:span></text:h>
      <text:h text:style-name="P319" text:outline-level="4"><text:span text:style-name="T837">Read</text:span><text:span text:style-name="T800">s </text:span><text:span text:style-name="T801">the </text:span><text:span text:style-name="T366">system clipboard and saves the lines in </text:span><text:span text:style-name="T664">$RESPONSE</text:span><text:span text:style-name="T362"> </text:span><text:bookmark-start text:name="__DdeLink__79501_2367648971"/><text:span text:style-name="T362">array</text:span><text:bookmark-end text:name="__DdeLink__79501_2367648971"/><text:span text:style-name="T366">. If the optional </text:span><text:span text:style-name="T943">B</text:span><text:span text:style-name="T939">_</text:span><text:span text:style-name="T660">strip</text:span><text:span text:style-name="T366"> argument is given, a value of </text:span><text:span text:style-name="T667">TRUE</text:span><text:span text:style-name="T366"> will cause it to strip all leading and trailing whitespace from the lines and will eliminate any empty lines. By default, the clipboard contents will not be modified.</text:span></text:h>
      <text:h text:style-name="P299" text:outline-level="4"><text:span text:style-name="T894">-</text:span><text:span text:style-name="T897">u</text:span><text:span text:style-name="T911">pdate</text:span></text:h>
      <text:h text:style-name="P316" text:outline-level="4"><text:span text:style-name="T826">U</text:span><text:span text:style-name="T807">pdates the spreadsheet from the clipboards</text:span></text:h>
      <text:h text:style-name="P297" text:outline-level="4"><text:bookmark-start text:name="__DdeLink__79466_236764897"/><text:span text:style-name="T894">-</text:span><text:span text:style-name="T897">p</text:span><text:span text:style-name="T910">file</text:span><text:span text:style-name="T896"> </text:span><text:span text:style-name="T938">S</text:span><text:span text:style-name="T939">_</text:span><text:span text:style-name="T633">file</text:span></text:h>
      <text:h text:style-name="P321" text:outline-level="4"><text:span text:style-name="T827">S</text:span><text:span text:style-name="T800">e</text:span><text:span text:style-name="T808">lect</text:span><text:span text:style-name="T800">s </text:span><text:span text:style-name="T808">and loads</text:span><text:span text:style-name="T800"> </text:span><text:span text:style-name="T801">the </text:span><text:span text:style-name="T808">PDF file to read </text:span><text:bookmark-end text:name="__DdeLink__79466_236764897"/><text:span text:style-name="T362">and saves the non-empty lines in </text:span><text:span text:style-name="T664">$</text:span><text:bookmark-start text:name="__DdeLink__9057_3529521925"/><text:span text:style-name="T664">RESPONSE</text:span><text:bookmark-end text:name="__DdeLink__9057_3529521925"/><text:span text:style-name="T362"> </text:span><text:bookmark-start text:name="__DdeLink__79501_236764897"/><text:span text:style-name="T362">array</text:span><text:bookmark-end text:name="__DdeLink__79501_236764897"/><text:span text:style-name="T362">. </text:span><text:span text:style-name="T369">Th</text:span><text:span text:style-name="T375">e directory portion of the</text:span><text:span text:style-name="T369"> value gets saved to </text:span><text:span text:style-name="T370">the </text:span><text:span text:style-name="T1006">PdfPath</text:span><text:bookmark text:name="__DdeLink__8856_60420351"/><text:span text:style-name="T371"> entry in the </text:span><text:span text:style-name="T370">Properties file entry, </text:span><text:span text:style-name="T372">so it will use this last setting when you start AmazonReader if </text:span><text:span text:style-name="T373">you omit sending this command. </text:span><text:span text:style-name="T374">If </text:span><text:span text:style-name="T376">no</text:span><text:span text:style-name="T367"> absolute path </text:span><text:span text:style-name="T376">is specified</text:span><text:span text:style-name="T367">, </text:span><text:span text:style-name="T376">it will be relative to the</text:span><text:span text:style-name="T368"> <text:s/></text:span><text:span text:style-name="T1006">PdfPath</text:span><text:span text:style-name="T320"> </text:span><text:span text:style-name="T321">in the Properties file. </text:span><text:bookmark-start text:name="__DdeLink__8972_6042035"/><text:span text:style-name="T322">If </text:span><text:span text:style-name="T323">this</text:span><text:span text:style-name="T322"> entry is </text:span><text:span text:style-name="T323">not </text:span><text:span text:style-name="T322">found in the Properties file or no Properties file currently exists the current user directory (where the jar command is being invoked from) will be used as the path to base the file selection on.</text:span><text:bookmark-end text:name="__DdeLink__8972_6042035"/></text:h>
      <text:h text:style-name="P304" text:outline-level="4"><text:span text:style-name="T894">-</text:span><text:span text:style-name="T897">p</text:span><text:span text:style-name="T907">run</text:span></text:h>
      <text:h text:style-name="P322" text:outline-level="4"><text:span text:style-name="T309">Processes</text:span><text:span text:style-name="T868"> </text:span><text:span text:style-name="T870">the </text:span><text:span text:style-name="T869">PDF file </text:span><text:span text:style-name="T871">loaded by the </text:span><text:span text:style-name="T925">-</text:span><text:span text:style-name="T926">p</text:span><text:span text:style-name="T871"> option </text:span><text:span text:style-name="T869">to read and mark off the items processed in the spreadsheet</text:span><text:span text:style-name="T862"> image</text:span></text:h>
      <text:h text:style-name="P300" text:outline-level="4"><text:span text:style-name="T894">-</text:span><text:span text:style-name="T913">ofile</text:span><text:span text:style-name="T896"> </text:span><text:span text:style-name="T938">S</text:span><text:span text:style-name="T939">_</text:span><text:span text:style-name="T634">file</text:span></text:h>
      <text:h text:style-name="P323" text:outline-level="4"><text:span text:style-name="T827">S</text:span><text:span text:style-name="T800">ets </text:span><text:span text:style-name="T801">the </text:span><text:span text:style-name="T809">file to output the debug messages to (</text:span><text:span text:style-name="T634">S_file</text:span><text:span text:style-name="T809"> is optional: if omitted, msgs go to stdout)</text:span></text:h>
      <text:h text:style-name="P300" text:outline-level="4"><text:span text:style-name="T894">-</text:span><text:span text:style-name="T913">tpath</text:span><text:span text:style-name="T896"> </text:span><text:span text:style-name="T938">S</text:span><text:span text:style-name="T939">_</text:span><text:span text:style-name="T662">path</text:span></text:h>
      <text:h text:style-name="P316" text:outline-level="4"><text:span text:style-name="T827">S</text:span><text:span text:style-name="T800">ets </text:span><text:span text:style-name="T801">the </text:span><text:span text:style-name="T377">location of where the script file is to be executed from (in case you are running from a different directory than the script file) and where </text:span><text:span text:style-name="T378">the debug output file and the File Commands are referenced from.</text:span><text:span text:style-name="T809"> (</text:span><text:span text:style-name="T634">S_</text:span><text:span text:style-name="T663">path</text:span><text:span text:style-name="T809"> is optional: if omitted, </text:span><text:span text:style-name="T378">the current user directory you are executing from will be used</text:span><text:span text:style-name="T809">)</text:span></text:h>
      <text:h text:style-name="P297" text:outline-level="4"><text:span text:style-name="T894">-</text:span><text:span text:style-name="T897">save</text:span></text:h>
      <text:h text:style-name="P316" text:outline-level="4"><text:span text:style-name="T827">S</text:span><text:span text:style-name="T810">aves the current image info to the spreadsheet file and reloads the file back into memory</text:span><text:span text:style-name="T801"> </text:span></text:h>
      <text:h text:style-name="P314" text:outline-level="4"/>
      <text:h text:style-name="P314" text:outline-level="4"/>
      <text:h text:style-name="P297" text:outline-level="4"><text:soft-page-break/><text:span text:style-name="T894">-</text:span><text:span text:style-name="T896">d</text:span><text:span text:style-name="T897">ate</text:span><text:span text:style-name="T896"> </text:span><text:span text:style-name="T938">L</text:span><text:span text:style-name="T939">_</text:span><text:span text:style-name="T640">dateF</text:span><text:span text:style-name="T635">ields</text:span></text:h>
      <text:h text:style-name="P316" text:outline-level="4"><text:span text:style-name="T827">C</text:span><text:span text:style-name="T811">onverts the list of fields into a date (assumes the date </text:span><text:span text:style-name="T813">i</text:span><text:span text:style-name="T811">s in the </text:span><text:span text:style-name="T813">future</text:span><text:span text:style-name="T811"> if a relative date given)</text:span></text:h>
      <text:h text:style-name="P327" text:outline-level="4"><text:span text:style-name="T812">This command will return the response in the </text:span><text:span text:style-name="T664">$RESPONSE</text:span><text:span text:style-name="T812"> </text:span><text:span text:style-name="T362">array</text:span><text:span text:style-name="T801"> </text:span></text:h>
      <text:h text:style-name="P298" text:outline-level="4"><text:bookmark-start text:name="__DdeLink__7517_236764897"/><text:span text:style-name="T894">-</text:span><text:span text:style-name="T896">d</text:span><text:span text:style-name="T897">atep</text:span><text:span text:style-name="T896"> </text:span><text:span text:style-name="T938">L</text:span><text:span text:style-name="T939">_</text:span><text:span text:style-name="T640">dateF</text:span><text:span text:style-name="T635">ields</text:span></text:h>
      <text:h text:style-name="P316" text:outline-level="4"><text:span text:style-name="T827">C</text:span><text:span text:style-name="T811">onverts the list of fields into a date (assumes the date was in the past if a relative date given)</text:span></text:h>
      <text:h text:style-name="P329" text:outline-level="4"><text:span text:style-name="T812">This command will return the response in the </text:span><text:span text:style-name="T664">$RESPONSE</text:span><text:span text:style-name="T812"> </text:span><text:span text:style-name="T362">array</text:span><text:span text:style-name="T801"> <text:s/></text:span><text:bookmark-end text:name="__DdeLink__7517_236764897"/></text:h>
      <text:h text:style-name="P303" text:outline-level="4"><text:span text:style-name="T873">-</text:span><text:span text:style-name="T874">d</text:span><text:span text:style-name="T927">efault</text:span><text:span text:style-name="T874"> </text:span><text:span text:style-name="T946">U</text:span><text:span text:style-name="T947">_</text:span><text:span text:style-name="T628">numTab</text:span><text:span text:style-name="T627">s</text:span><text:span text:style-name="T875"> </text:span><text:span text:style-name="T946">B</text:span><text:span text:style-name="T947">_</text:span><text:span text:style-name="T628">chkHeader</text:span></text:h>
      <text:h text:style-name="P330" text:outline-level="4"><text:span text:style-name="T827">S</text:span><text:span text:style-name="T800">ets </text:span><text:span text:style-name="T801">the </text:span><text:span text:style-name="T847">Spreadsheet path, file and tab selection</text:span><text:span text:style-name="T813">s </text:span><text:span text:style-name="T577">from the Properties File settings </text:span><text:span text:style-name="T581">(</text:span><text:span text:style-name="T580">which will be set to the last value</text:span><text:span text:style-name="T581">s</text:span><text:span text:style-name="T580"> </text:span><text:span text:style-name="T581">previously used) </text:span><text:span text:style-name="T577">and </text:span><text:span text:style-name="T583">then </text:span><text:span text:style-name="T578">loads the spreadsheet using</text:span><text:span text:style-name="T577"> the </text:span><text:span text:style-name="T578">same </text:span><text:span text:style-name="T579">arguments as the</text:span><text:span text:style-name="T929"> </text:span><text:span text:style-name="T931">-</text:span><text:span text:style-name="T929">l</text:span><text:span text:style-name="T813"> </text:span><text:bookmark-start text:name="__DdeLink__17542_236764897"/><text:span text:style-name="T813">option</text:span><text:bookmark-end text:name="__DdeLink__17542_236764897"/><text:span text:style-name="T813">. </text:span><text:span text:style-name="T848">This keeps you from having to specify the </text:span><text:span text:style-name="T903">-</text:span><text:span text:style-name="T904">s </text:span><text:span text:style-name="T310">and</text:span><text:span text:style-name="T904"> </text:span><text:span text:style-name="T929">-</text:span><text:span text:style-name="T930">t</text:span><text:span text:style-name="T929"> </text:span><text:span text:style-name="T576">option</text:span><text:span text:style-name="T577">s </text:span><text:span text:style-name="T582">every time you want to load a spreadsheet file.</text:span></text:h>
      <text:h text:style-name="P344" text:outline-level="4"><text:span text:style-name="T894">-</text:span><text:span text:style-name="T897">maxcol</text:span></text:h>
      <text:h text:style-name="P327" text:outline-level="4"><text:span text:style-name="T827">R</text:span><text:span text:style-name="T814">e</text:span><text:span text:style-name="T815">turn</text:span><text:span text:style-name="T814">s the number of columns</text:span><text:span text:style-name="T801"> </text:span><text:span text:style-name="T815">defined in the current spreadsheet tab selection</text:span><text:span text:style-name="T812"> in the </text:span><text:span text:style-name="T664">$RESPONSE</text:span><text:span text:style-name="T812"> </text:span><text:span text:style-name="T362">array</text:span></text:h>
      <text:h text:style-name="P345" text:outline-level="4"><text:span text:style-name="T894">-</text:span><text:span text:style-name="T897">maxrow</text:span></text:h>
      <text:h text:style-name="P327" text:outline-level="4"><text:span text:style-name="T828">R</text:span><text:span text:style-name="T814">e</text:span><text:span text:style-name="T815">turn</text:span><text:span text:style-name="T814">s the number of columns</text:span><text:span text:style-name="T801"> </text:span><text:span text:style-name="T815">defined in the current spreadsheet tab selection</text:span><text:span text:style-name="T812"> in the </text:span><text:span text:style-name="T664">$RESPONSE</text:span><text:span text:style-name="T812"> </text:span><text:span text:style-name="T362">array</text:span></text:h>
      <text:h text:style-name="P301" text:outline-level="4"><text:span text:style-name="T894">-</text:span><text:span text:style-name="T897">setsize</text:span><text:span text:style-name="T896"> </text:span><text:bookmark-start text:name="__DdeLink__7527_236764897"/><text:bookmark-start text:name="__DdeLink__7546_236764897"/><text:bookmark-start text:name="__DdeLink__7584_236764897"/><text:span text:style-name="T938">U</text:span><text:span text:style-name="T939">_</text:span><text:span text:style-name="T635">cols</text:span><text:span text:style-name="T629"> </text:span><text:span text:style-name="T938">U</text:span><text:span text:style-name="T939">_</text:span><text:bookmark-end text:name="__DdeLink__7527_236764897"/><text:span text:style-name="T635">rows</text:span><text:bookmark-end text:name="__DdeLink__7546_236764897"/><text:bookmark-end text:name="__DdeLink__7584_236764897"/></text:h>
      <text:h text:style-name="P316" text:outline-level="4"><text:span text:style-name="T828">R</text:span><text:span text:style-name="T816">esizes</text:span><text:span text:style-name="T800"> </text:span><text:span text:style-name="T801">the </text:span><text:span text:style-name="T816">spreadsheet image to the specified </text:span><text:span text:style-name="T814">number of columns</text:span><text:span text:style-name="T801"> </text:span><text:span text:style-name="T816">and rows</text:span></text:h>
      <text:h text:style-name="P345" text:outline-level="4"><text:span text:style-name="T894">-</text:span><text:span text:style-name="T898">fin</text:span><text:span text:style-name="T896">d </text:span><text:span text:style-name="T938">S</text:span><text:span text:style-name="T939">_</text:span><text:span text:style-name="T637">orderNum</text:span></text:h>
      <text:h text:style-name="P327" text:outline-level="4"><text:span text:style-name="T828">F</text:span><text:span text:style-name="T817">ind</text:span><text:span text:style-name="T800">s </text:span><text:span text:style-name="T801">the </text:span><text:span text:style-name="T817">first row containing the specified Amazon Order Number</text:span><text:bookmark-start text:name="__DdeLink__7556_236764897"/><text:span text:style-name="T817"> </text:span><text:span text:style-name="T818">and returns it </text:span><text:span text:style-name="T812">in the </text:span><text:span text:style-name="T664">$RESPONSE</text:span><text:span text:style-name="T812"> </text:span><text:bookmark-end text:name="__DdeLink__7556_236764897"/><text:span text:style-name="T362">array</text:span></text:h>
      <text:h text:style-name="P343" text:outline-level="4"><text:span text:style-name="T894">-</text:span><text:span text:style-name="T898">class</text:span><text:span text:style-name="T896"> </text:span><text:bookmark-start text:name="__DdeLink__7527_2367648978"/><text:span text:style-name="T938">U</text:span><text:span text:style-name="T939">_</text:span><text:span text:style-name="T635">cols</text:span><text:span text:style-name="T629"> </text:span><text:span text:style-name="T938">U</text:span><text:span text:style-name="T939">_</text:span><text:bookmark-end text:name="__DdeLink__7527_2367648978"/><text:span text:style-name="T635">rows</text:span></text:h>
      <text:h text:style-name="P327" text:outline-level="4"><text:span text:style-name="T828">G</text:span><text:span text:style-name="T800">ets </text:span><text:span text:style-name="T801">the </text:span><text:span text:style-name="T818">Class type of the cell in the current tab selection of the current spreadsheet image at the specified column and row location</text:span><text:span text:style-name="T817"> </text:span><text:span text:style-name="T818">and returns it </text:span><text:span text:style-name="T812">in the </text:span><text:span text:style-name="T664">$RESPONSE</text:span><text:span text:style-name="T812"> </text:span><text:span text:style-name="T362">array</text:span></text:h>
      <text:h text:style-name="P302" text:outline-level="4"><text:span text:style-name="T894">-</text:span><text:span text:style-name="T898">color</text:span><text:span text:style-name="T896"> </text:span><text:bookmark-start text:name="__DdeLink__7527_2367648979"/><text:span text:style-name="T938">U</text:span><text:span text:style-name="T939">_</text:span><text:span text:style-name="T635">cols</text:span><text:span text:style-name="T629"> </text:span><text:span text:style-name="T938">U</text:span><text:span text:style-name="T939">_</text:span><text:bookmark-end text:name="__DdeLink__7527_2367648979"/><text:span text:style-name="T635">rows</text:span><text:span text:style-name="T629"> </text:span><text:bookmark-start text:name="__DdeLink__7558_236764897"/><text:span text:style-name="T938">U</text:span><text:span text:style-name="T939">_</text:span><text:span text:style-name="T636">Mocolor</text:span><text:bookmark-end text:name="__DdeLink__7558_236764897"/></text:h>
      <text:h text:style-name="P316" text:outline-level="4"><text:span text:style-name="T829">S</text:span><text:span text:style-name="T800">ets </text:span><text:span text:style-name="T801">the </text:span><text:span text:style-name="T819">background color of the specified spreadsheet image cell location to the specified color of the month (</text:span><text:span text:style-name="T630">U</text:span><text:span text:style-name="T629">_</text:span><text:span text:style-name="T636">MOcolor</text:span><text:span text:style-name="T819"> must be a value from 1 to 12 </text:span><text:span text:style-name="T820">for the month, 0 for white, or -1 for black</text:span><text:span text:style-name="T819">)</text:span></text:h>
      <text:h text:style-name="P302" text:outline-level="4"><text:span text:style-name="T894">-</text:span><text:span text:style-name="T900">RGB</text:span><text:span text:style-name="T896"> </text:span><text:bookmark-start text:name="__DdeLink__7527_23676489710"/><text:span text:style-name="T938">U</text:span><text:span text:style-name="T939">_</text:span><text:span text:style-name="T635">cols</text:span><text:span text:style-name="T629"> </text:span><text:span text:style-name="T938">U</text:span><text:span text:style-name="T939">_</text:span><text:bookmark-end text:name="__DdeLink__7527_23676489710"/><text:span text:style-name="T635">rows</text:span><text:span text:style-name="T629"> </text:span><text:bookmark-start text:name="__DdeLink__7558_2367648971"/><text:span text:style-name="T938">U</text:span><text:span text:style-name="T939">_</text:span><text:bookmark-end text:name="__DdeLink__7558_2367648971"/><text:span text:style-name="T636">RGBcolor</text:span></text:h>
      <text:h text:style-name="P316" text:outline-level="4"><text:span text:style-name="T829">S</text:span><text:span text:style-name="T800">ets </text:span><text:span text:style-name="T801">the </text:span><text:span text:style-name="T819">background color of the specified spreadsheet image cell location to the specified </text:span><text:span text:style-name="T820">RGB </text:span><text:span text:style-name="T819">color (</text:span><text:span text:style-name="T276">6 hex digits </text:span><text:span text:style-name="T277">representing 2 digits Red, 2 digits Green, 2 digits Blue</text:span><text:span text:style-name="T819">)</text:span></text:h>
      <text:h text:style-name="P302" text:outline-level="4"><text:span text:style-name="T894">-</text:span><text:span text:style-name="T900">HSB</text:span><text:span text:style-name="T896"> </text:span><text:bookmark-start text:name="__DdeLink__7527_23676489711"/><text:span text:style-name="T938">U</text:span><text:span text:style-name="T939">_</text:span><text:span text:style-name="T635">cols</text:span><text:span text:style-name="T629"> </text:span><text:span text:style-name="T938">U</text:span><text:span text:style-name="T939">_</text:span><text:bookmark-end text:name="__DdeLink__7527_23676489711"/><text:span text:style-name="T635">rows</text:span><text:span text:style-name="T629"> </text:span><text:bookmark-start text:name="__DdeLink__7558_2367648972"/><text:span text:style-name="T938">U</text:span><text:span text:style-name="T939">_</text:span><text:span text:style-name="T638">HSB</text:span><text:span text:style-name="T636">color</text:span><text:bookmark-end text:name="__DdeLink__7558_2367648972"/></text:h>
      <text:h text:style-name="P316" text:outline-level="4"><text:span text:style-name="T829">S</text:span><text:span text:style-name="T800">ets </text:span><text:span text:style-name="T801">the </text:span><text:span text:style-name="T819">background color of the specified spreadsheet image cell location to the specified color of the month (</text:span><text:span text:style-name="T276">6 hex digits </text:span><text:span text:style-name="T277">representing 2 digits </text:span><text:span text:style-name="T278">Hue</text:span><text:span text:style-name="T277">, 2 digits </text:span><text:span text:style-name="T278">Saturation</text:span><text:span text:style-name="T277">, 2 digits </text:span><text:span text:style-name="T278">Brightness</text:span><text:span text:style-name="T819">)</text:span></text:h>
      <text:h text:style-name="P305" text:outline-level="4"><text:span text:style-name="T894">-</text:span><text:span text:style-name="T899">cellclr</text:span><text:span text:style-name="T896"> </text:span><text:bookmark-start text:name="__DdeLink__7527_23676489713"/><text:span text:style-name="T938">U</text:span><text:span text:style-name="T939">_</text:span><text:span text:style-name="T635">cols</text:span><text:span text:style-name="T629"> </text:span><text:span text:style-name="T938">U</text:span><text:span text:style-name="T939">_</text:span><text:bookmark-end text:name="__DdeLink__7527_23676489713"/><text:span text:style-name="T635">rows</text:span></text:h>
      <text:h text:style-name="P339" text:outline-level="4"><text:span text:style-name="T829">C</text:span><text:span text:style-name="T822">lear</text:span><text:span text:style-name="T800">s </text:span><text:span text:style-name="T801">the </text:span><text:bookmark-start text:name="__DdeLink__7571_236764897"/><text:span text:style-name="T821">text contained </text:span><text:span text:style-name="T823">at</text:span><text:span text:style-name="T821"> the specified cell location of the current spreadsheet image</text:span><text:bookmark-end text:name="__DdeLink__7571_236764897"/></text:h>
      <text:h text:style-name="P347" text:outline-level="4"><text:span text:style-name="T894">-</text:span><text:span text:style-name="T899">cellget</text:span><text:span text:style-name="T896"> </text:span><text:bookmark-start text:name="__DdeLink__7527_23676489712"/><text:span text:style-name="T938">U</text:span><text:span text:style-name="T939">_</text:span><text:span text:style-name="T635">cols</text:span><text:span text:style-name="T629"> </text:span><text:span text:style-name="T938">U</text:span><text:span text:style-name="T939">_</text:span><text:bookmark-end text:name="__DdeLink__7527_23676489712"/><text:span text:style-name="T635">rows</text:span></text:h>
      <text:h text:style-name="P316" text:outline-level="4"><text:span text:style-name="T357">Gets</text:span><text:span text:style-name="T800"> </text:span><text:span text:style-name="T801">the </text:span><text:span text:style-name="T821">text data contained in the specified cell location of the current spreadsheet image </text:span><text:span text:style-name="T818">and returns it </text:span><text:span text:style-name="T812">in the </text:span><text:span text:style-name="T664">$RESPONSE</text:span><text:span text:style-name="T812"> parameter</text:span></text:h>
      <text:h text:style-name="P349" text:outline-level="4"><text:span text:style-name="T894">-</text:span><text:span text:style-name="T899">cellput</text:span><text:span text:style-name="T896"> </text:span><text:bookmark-start text:name="__DdeLink__7527_23676489714"/><text:span text:style-name="T938">U</text:span><text:span text:style-name="T939">_</text:span><text:span text:style-name="T635">cols</text:span><text:span text:style-name="T629"> </text:span><text:span text:style-name="T938">U</text:span><text:span text:style-name="T939">_</text:span><text:bookmark-end text:name="__DdeLink__7527_23676489714"/><text:span text:style-name="T635">rows</text:span><text:span text:style-name="T629"> </text:span><text:span text:style-name="T940">S</text:span><text:span text:style-name="T939">_</text:span><text:span text:style-name="T641">text</text:span></text:h>
      <text:h text:style-name="P316" text:outline-level="4"><text:span text:style-name="T829">S</text:span><text:span text:style-name="T800">ets </text:span><text:span text:style-name="T801">the </text:span><text:span text:style-name="T821">text </text:span><text:span text:style-name="T823">at</text:span><text:span text:style-name="T821"> the specified cell location of the current spreadsheet image </text:span><text:span text:style-name="T823">to the fields specified</text:span></text:h>
      <text:h text:style-name="P348" text:outline-level="4"><text:bookmark-start text:name="__DdeLink__71918_236764897"/><text:span text:style-name="T894">-</text:span><text:span text:style-name="T905">row</text:span><text:span text:style-name="T899">get</text:span><text:span text:style-name="T896"> </text:span><text:bookmark-start text:name="__DdeLink__7527_236764897121"/><text:span text:style-name="T938">U</text:span><text:span text:style-name="T939">_</text:span><text:span text:style-name="T635">col</text:span><text:span text:style-name="T629"> </text:span><text:span text:style-name="T938">U</text:span><text:span text:style-name="T939">_</text:span><text:bookmark-end text:name="__DdeLink__7527_236764897121"/><text:span text:style-name="T635">row</text:span><text:span text:style-name="T629"> </text:span><text:span text:style-name="T938">U</text:span><text:span text:style-name="T939">_</text:span><text:span text:style-name="T656">count</text:span></text:h>
      <text:h text:style-name="P307" text:outline-level="4"><text:span text:style-name="T357">Gets</text:span><text:span text:style-name="T800"> </text:span><text:span text:style-name="T357">the</text:span><text:span text:style-name="T801"> </text:span><text:span text:style-name="T821">text data contained in the specified </text:span><text:span text:style-name="T850">number of cells in the selected row starting from the specified column </text:span><text:span text:style-name="T818">and returns it </text:span><text:span text:style-name="T812">in the </text:span><text:span text:style-name="T664">$RESPONSE</text:span><text:span text:style-name="T812"> </text:span><text:span text:style-name="T850">array. The row will be </text:span><text:span text:style-name="T938">U</text:span><text:span text:style-name="T939">_</text:span><text:span text:style-name="T635">row</text:span><text:span text:style-name="T850"> and the columns will be from </text:span><text:span text:style-name="T938">U</text:span><text:span text:style-name="T939">_</text:span><text:span text:style-name="T635">col</text:span><text:span text:style-name="T850"> to </text:span><text:span text:style-name="T938">U</text:span><text:span text:style-name="T939">_</text:span><text:span text:style-name="T635">col</text:span><text:span text:style-name="T850"> + </text:span><text:span text:style-name="T938">U</text:span><text:span text:style-name="T939">_</text:span><text:span text:style-name="T656">count</text:span><text:span text:style-name="T850">.</text:span></text:h>
      <text:h text:style-name="P350" text:outline-level="4"><text:soft-page-break/><text:span text:style-name="T894">-</text:span><text:span text:style-name="T905">col</text:span><text:span text:style-name="T899">get</text:span><text:span text:style-name="T896"> </text:span><text:bookmark-start text:name="__DdeLink__7527_236764897123"/><text:span text:style-name="T938">U</text:span><text:span text:style-name="T939">_</text:span><text:span text:style-name="T635">col</text:span><text:span text:style-name="T629"> </text:span><text:span text:style-name="T938">U</text:span><text:span text:style-name="T939">_</text:span><text:bookmark-end text:name="__DdeLink__7527_236764897123"/><text:span text:style-name="T635">row</text:span><text:span text:style-name="T629"> </text:span><text:span text:style-name="T938">U</text:span><text:span text:style-name="T939">_</text:span><text:span text:style-name="T656">count</text:span></text:h>
      <text:h text:style-name="P307" text:outline-level="4"><text:span text:style-name="T357">Gets</text:span><text:span text:style-name="T800"> </text:span><text:span text:style-name="T357">the</text:span><text:span text:style-name="T801"> </text:span><text:span text:style-name="T821">text data contained in the specified </text:span><text:span text:style-name="T850">number of cells in the selected </text:span><text:span text:style-name="T357">column</text:span><text:span text:style-name="T850"> starting from the specified </text:span><text:span text:style-name="T357">row</text:span><text:span text:style-name="T850"> </text:span><text:span text:style-name="T818">and returns it </text:span><text:span text:style-name="T812">in the </text:span><text:span text:style-name="T664">$RESPONSE</text:span><text:span text:style-name="T812"> </text:span><text:span text:style-name="T850">array. The </text:span><text:span text:style-name="T357">column</text:span><text:span text:style-name="T850"> will be </text:span><text:span text:style-name="T938">U</text:span><text:span text:style-name="T939">_</text:span><text:span text:style-name="T656">col</text:span><text:span text:style-name="T850"> and the </text:span><text:span text:style-name="T357">rows</text:span><text:span text:style-name="T850"> will be from </text:span><text:span text:style-name="T938">U</text:span><text:span text:style-name="T939">_</text:span><text:span text:style-name="T656">row</text:span><text:span text:style-name="T850"> to </text:span><text:span text:style-name="T938">U</text:span><text:span text:style-name="T939">_</text:span><text:span text:style-name="T656">row</text:span><text:span text:style-name="T850"> + </text:span><text:span text:style-name="T938">U</text:span><text:span text:style-name="T939">_</text:span><text:span text:style-name="T656">count</text:span><text:span text:style-name="T850">.</text:span><text:bookmark-end text:name="__DdeLink__71918_236764897"/></text:h>
      <text:h text:style-name="P351" text:outline-level="4"><text:span text:style-name="T894">-</text:span><text:span text:style-name="T905">row</text:span><text:span text:style-name="T906">pu</text:span><text:span text:style-name="T899">t</text:span><text:span text:style-name="T896"> </text:span><text:bookmark-start text:name="__DdeLink__7527_2367648971211"/><text:span text:style-name="T938">U</text:span><text:span text:style-name="T939">_</text:span><text:span text:style-name="T635">col</text:span><text:span text:style-name="T629"> </text:span><text:span text:style-name="T938">U</text:span><text:span text:style-name="T939">_</text:span><text:bookmark-end text:name="__DdeLink__7527_2367648971211"/><text:span text:style-name="T635">row</text:span><text:span text:style-name="T629"> </text:span><text:span text:style-name="T941">L</text:span><text:span text:style-name="T939">_</text:span><text:span text:style-name="T657">array</text:span></text:h>
      <text:h text:style-name="P308" text:outline-level="4"><text:span text:style-name="T358">S</text:span><text:span text:style-name="T357">ets</text:span><text:span text:style-name="T800"> </text:span><text:span text:style-name="T357">the</text:span><text:span text:style-name="T801"> </text:span><text:span text:style-name="T821">text data contained in the </text:span><text:span text:style-name="T851">row of </text:span><text:span text:style-name="T850">cells </text:span><text:span text:style-name="T359">to the data contained in the</text:span><text:span text:style-name="T850"> array. </text:span><text:span text:style-name="T360">The first entry in the array will be placed at </text:span><text:span text:style-name="T938">U</text:span><text:span text:style-name="T939">_</text:span><text:span text:style-name="T635">row</text:span><text:span text:style-name="T850"> , </text:span><text:span text:style-name="T938">U</text:span><text:span text:style-name="T939">_</text:span><text:span text:style-name="T635">col</text:span><text:span text:style-name="T850"> and the </text:span><text:span text:style-name="T360">last entry at</text:span><text:span text:style-name="T850"> </text:span><text:span text:style-name="T938">U</text:span><text:span text:style-name="T939">_</text:span><text:span text:style-name="T658">row</text:span><text:span text:style-name="T850"> , </text:span><text:span text:style-name="T938">U</text:span><text:span text:style-name="T939">_</text:span><text:span text:style-name="T635">col</text:span><text:span text:style-name="T850"> + </text:span><text:span text:style-name="T852">sizeof(</text:span><text:span text:style-name="T850"> </text:span><text:span text:style-name="T941">L</text:span><text:span text:style-name="T939">_</text:span><text:span text:style-name="T657">array</text:span><text:span text:style-name="T768"> </text:span><text:span text:style-name="T852">) - 1.</text:span></text:h>
      <text:h text:style-name="P352" text:outline-level="4"><text:span text:style-name="T894">-</text:span><text:span text:style-name="T905">col</text:span><text:span text:style-name="T906">pu</text:span><text:span text:style-name="T899">t</text:span><text:span text:style-name="T896"> </text:span><text:bookmark-start text:name="__DdeLink__7527_2367648971231"/><text:span text:style-name="T938">U</text:span><text:span text:style-name="T939">_</text:span><text:span text:style-name="T635">col</text:span><text:span text:style-name="T629"> </text:span><text:span text:style-name="T938">U</text:span><text:span text:style-name="T939">_</text:span><text:bookmark-end text:name="__DdeLink__7527_2367648971231"/><text:span text:style-name="T635">row</text:span><text:span text:style-name="T629"> </text:span><text:span text:style-name="T941">L</text:span><text:span text:style-name="T939">_</text:span><text:span text:style-name="T657">array</text:span></text:h>
      <text:h text:style-name="P309" text:outline-level="4"><text:span text:style-name="T358">S</text:span><text:span text:style-name="T357">ets</text:span><text:span text:style-name="T800"> </text:span><text:span text:style-name="T357">the</text:span><text:span text:style-name="T801"> </text:span><text:span text:style-name="T821">text data contained in the </text:span><text:span text:style-name="T361">column</text:span><text:span text:style-name="T851"> of </text:span><text:span text:style-name="T850">cells </text:span><text:span text:style-name="T359">to the data contained in the</text:span><text:span text:style-name="T850"> array. </text:span><text:span text:style-name="T360">The first entry in the array will be placed at </text:span><text:span text:style-name="T938">U</text:span><text:span text:style-name="T939">_</text:span><text:span text:style-name="T635">row</text:span><text:span text:style-name="T850"> , </text:span><text:span text:style-name="T938">U</text:span><text:span text:style-name="T939">_</text:span><text:span text:style-name="T635">col</text:span><text:span text:style-name="T850"> and the </text:span><text:span text:style-name="T360">last entry at</text:span><text:span text:style-name="T850"> </text:span><text:span text:style-name="T938">U</text:span><text:span text:style-name="T939">_</text:span><text:span text:style-name="T658">row </text:span><text:span text:style-name="T850">+ </text:span><text:span text:style-name="T852">sizeof(</text:span><text:span text:style-name="T850"> </text:span><text:span text:style-name="T941">L</text:span><text:span text:style-name="T939">_</text:span><text:span text:style-name="T657">array</text:span><text:span text:style-name="T768"> </text:span><text:span text:style-name="T852">) - 1, </text:span><text:span text:style-name="T850"><text:s/></text:span><text:span text:style-name="T938">U</text:span><text:span text:style-name="T939">_</text:span><text:span text:style-name="T635">col</text:span><text:span text:style-name="T852">.</text:span></text:h>
      <text:h text:style-name="P353" text:outline-level="4"><text:span text:style-name="T894">-</text:span><text:span text:style-name="T905">row</text:span><text:span text:style-name="T908">color</text:span><text:span text:style-name="T896"> </text:span><text:bookmark-start text:name="__DdeLink__7527_23676489712112"/><text:span text:style-name="T938">U</text:span><text:span text:style-name="T939">_</text:span><text:span text:style-name="T635">col</text:span><text:span text:style-name="T629"> </text:span><text:span text:style-name="T938">U</text:span><text:span text:style-name="T939">_</text:span><text:bookmark-end text:name="__DdeLink__7527_23676489712112"/><text:span text:style-name="T635">row</text:span><text:span text:style-name="T629"> </text:span><text:span text:style-name="T942">A</text:span><text:span text:style-name="T939">_</text:span><text:span text:style-name="T657">array</text:span></text:h>
      <text:h text:style-name="P310" text:outline-level="4"><text:span text:style-name="T358">S</text:span><text:span text:style-name="T357">ets</text:span><text:span text:style-name="T800"> </text:span><text:span text:style-name="T357">the</text:span><text:span text:style-name="T801"> </text:span><text:span text:style-name="T363">background color of</text:span><text:span text:style-name="T821"> the </text:span><text:span text:style-name="T851">row of </text:span><text:span text:style-name="T850">cells </text:span><text:span text:style-name="T359">to the data contained in the</text:span><text:span text:style-name="T850"> array. </text:span><text:span text:style-name="T360">The first entry in the array will be placed at </text:span><text:span text:style-name="T938">U</text:span><text:span text:style-name="T939">_</text:span><text:span text:style-name="T635">row</text:span><text:span text:style-name="T850"> , </text:span><text:span text:style-name="T938">U</text:span><text:span text:style-name="T939">_</text:span><text:span text:style-name="T635">col</text:span><text:span text:style-name="T850"> and the </text:span><text:span text:style-name="T360">last entry at</text:span><text:span text:style-name="T850"> </text:span><text:span text:style-name="T938">U</text:span><text:span text:style-name="T939">_</text:span><text:span text:style-name="T658">row</text:span><text:span text:style-name="T850"> , </text:span><text:span text:style-name="T938">U</text:span><text:span text:style-name="T939">_</text:span><text:span text:style-name="T635">col</text:span><text:span text:style-name="T850"> + </text:span><text:span text:style-name="T852">sizeof(</text:span><text:span text:style-name="T850"> </text:span><text:span text:style-name="T942">A</text:span><text:span text:style-name="T939">_</text:span><text:span text:style-name="T657">array</text:span><text:span text:style-name="T768"> </text:span><text:span text:style-name="T852">) - 1.</text:span></text:h>
      <text:h text:style-name="P353" text:outline-level="4"><text:span text:style-name="T894">-</text:span><text:span text:style-name="T905">col</text:span><text:span text:style-name="T908">color</text:span><text:span text:style-name="T896"> </text:span><text:bookmark-start text:name="__DdeLink__7527_23676489712312"/><text:span text:style-name="T938">U</text:span><text:span text:style-name="T939">_</text:span><text:span text:style-name="T635">col</text:span><text:span text:style-name="T629"> </text:span><text:span text:style-name="T938">U</text:span><text:span text:style-name="T939">_</text:span><text:bookmark-end text:name="__DdeLink__7527_23676489712312"/><text:span text:style-name="T635">row</text:span><text:span text:style-name="T629"> </text:span><text:span text:style-name="T942">A</text:span><text:span text:style-name="T939">_</text:span><text:span text:style-name="T657">array</text:span></text:h>
      <text:h text:style-name="P311" text:outline-level="4"><text:span text:style-name="T358">S</text:span><text:span text:style-name="T357">ets</text:span><text:span text:style-name="T800"> </text:span><text:span text:style-name="T357">the</text:span><text:span text:style-name="T801"> </text:span><text:span text:style-name="T363">background color of</text:span><text:span text:style-name="T821"> the </text:span><text:span text:style-name="T361">column</text:span><text:span text:style-name="T851"> of </text:span><text:span text:style-name="T850">cells </text:span><text:span text:style-name="T359">to the data contained in the</text:span><text:span text:style-name="T850"> array. </text:span><text:span text:style-name="T360">The first entry in the array will be placed at </text:span><text:span text:style-name="T938">U</text:span><text:span text:style-name="T939">_</text:span><text:span text:style-name="T635">row</text:span><text:span text:style-name="T850"> , </text:span><text:span text:style-name="T938">U</text:span><text:span text:style-name="T939">_</text:span><text:span text:style-name="T635">col</text:span><text:span text:style-name="T850"> and the </text:span><text:span text:style-name="T360">last entry at</text:span><text:span text:style-name="T850"> </text:span><text:span text:style-name="T938">U</text:span><text:span text:style-name="T939">_</text:span><text:span text:style-name="T658">row </text:span><text:span text:style-name="T850">+ </text:span><text:span text:style-name="T852">sizeof(</text:span><text:span text:style-name="T850"> </text:span><text:span text:style-name="T942">A</text:span><text:span text:style-name="T939">_</text:span><text:span text:style-name="T657">array</text:span><text:span text:style-name="T768"> </text:span><text:span text:style-name="T852">) - 1, </text:span><text:span text:style-name="T850"><text:s/></text:span><text:span text:style-name="T938">U</text:span><text:span text:style-name="T939">_</text:span><text:span text:style-name="T635">col</text:span><text:span text:style-name="T852">.</text:span></text:h>
      <text:h text:style-name="P243" text:outline-level="4"/>
      <text:h text:style-name="P246" text:outline-level="4">Program Mode</text:h>
      <text:p text:style-name="P52"/>
      <text:h text:style-name="P247" text:outline-level="5"><text:span text:style-name="T269">Statement</text:span><text:span text:style-name="T270">s</text:span></text:h>
      <text:h text:style-name="P291" text:outline-level="4"><text:span text:style-name="T65">A </text:span><text:span text:style-name="T17">program conssts of a series of statements, some of which are for performing specific actions, some are for control of the program flow, and others are for documenting the operation being performed.</text:span></text:h>
      <text:h text:style-name="P285" text:outline-level="4"><text:span text:style-name="T65">There are </text:span><text:span text:style-name="T66">4 types of statements that are allowed:</text:span></text:h>
      <text:list xml:id="list658424775" text:style-name="L1">
        <text:list-item>
          <text:h text:style-name="P356" text:outline-level="4"><text:span text:style-name="T66">C</text:span><text:span text:style-name="T17">omments</text:span></text:h>
        </text:list-item>
        <text:list-item>
          <text:h text:style-name="P357" text:outline-level="4"><text:span text:style-name="T69">Command-line Options <text:s/></text:span><text:span text:style-name="T87">(see previous section for details)</text:span></text:h>
        </text:list-item>
        <text:list-item>
          <text:h text:style-name="P369" text:outline-level="4">Program Commands</text:h>
        </text:list-item>
        <text:list-item>
          <text:h text:style-name="P357" text:outline-level="4"><text:span text:style-name="T68">Parameter</text:span><text:span text:style-name="T69"> Assignments</text:span></text:h>
        </text:list-item>
      </text:list>
      <text:h text:style-name="P252" text:outline-level="6"/>
      <text:h text:style-name="P252" text:outline-level="6"><text:bookmark-start text:name="__DdeLink__7573_236764897"/>Comments</text:h>
      <text:h text:style-name="P286" text:outline-level="4"><text:bookmark-end text:name="__DdeLink__7573_236764897"/><text:span text:style-name="T170">Comments</text:span><text:span text:style-name="T73"> are any statements that begin with the ‘</text:span><text:span text:style-name="T1000">#</text:span><text:span text:style-name="T73">’ character (leading whitespace is allowed). </text:span><text:span text:style-name="T142">You can also add a comment at the end of a command line by placing “</text:span><text:span text:style-name="T1000">##</text:span><text:span text:style-name="T142">” characters at the beginning of the comment secion. </text:span><text:span text:style-name="T443">Comments</text:span><text:span text:style-name="T73"> are ignored by the compiler.</text:span></text:h>
      <text:p text:style-name="P116"><text:bookmark-start text:name="__DdeLink__8580_6042035"/>Examples:</text:p>
      <text:p text:style-name="P216"><text:span text:style-name="T776">#</text:span><text:span text:style-name="T770"> </text:span><text:span text:style-name="T779">T</text:span><text:span text:style-name="T777">his section of code is used to </text:span><text:span text:style-name="T778">remove entries from an array</text:span></text:p>
      <text:p text:style-name="P409"># <text:s/>without overrunning the array size, which would result in an error.</text:p>
      <text:p text:style-name="P233"><text:span text:style-name="T778"># </text:span><text:span text:style-name="T769">This isn’t the best way to do this, but is for demonstration purposes.</text:span></text:p>
      <text:p text:style-name="P220"><text:span text:style-name="T1029">FOR</text:span><text:span text:style-name="T1018"> </text:span><text:span text:style-name="T1027">I_</text:span><text:span text:style-name="T1029">Index</text:span><text:span text:style-name="T1024"> = </text:span><text:span text:style-name="T1029">1 ; &lt;= 10 ; 1<text:tab/></text:span><text:span text:style-name="T770">#</text:span><text:span text:style-name="T776">#</text:span><text:span text:style-name="T770"> </text:span><text:span text:style-name="T772">perform 10 iterations</text:span><text:bookmark-end text:name="__DdeLink__8580_6042035"/></text:p>
      <text:p text:style-name="P231"><text:span text:style-name="T1027"><text:s text:c="4"/></text:span><text:span text:style-name="T1023">IF</text:span><text:span text:style-name="T1018"> </text:span><text:span text:style-name="T1034">NOT $A_NumArray.ISEMPTY<text:tab/></text:span><text:span text:style-name="T770">#</text:span><text:span text:style-name="T776">#</text:span><text:span text:style-name="T770"> </text:span><text:span text:style-name="T779">check first that the array is not empty</text:span></text:p>
      <text:p text:style-name="P230"><text:span text:style-name="T1027"><text:s text:c="8"/></text:span><text:span text:style-name="T1034">POP $A_NumArray</text:span><text:span text:style-name="T1029"><text:tab/></text:span><text:span text:style-name="T770">#</text:span><text:span text:style-name="T776">#</text:span><text:span text:style-name="T770"> </text:span><text:span text:style-name="T779">if not, remove the 1</text:span><text:span text:style-name="T781">st</text:span><text:span text:style-name="T779"> entry in the array</text:span></text:p>
      <text:p text:style-name="P412"><text:s text:c="4"/>ENDIF</text:p>
      <text:p text:style-name="P229"><text:span text:style-name="T1028">N</text:span><text:span text:style-name="T1029">EXT<text:tab/></text:span></text:p>
      <text:h text:style-name="P419" text:outline-level="4"><text:span text:style-name="T1029">ENDFOR<text:tab/></text:span><text:span text:style-name="T770">#</text:span><text:span text:style-name="T776">#</text:span><text:span text:style-name="T770"> </text:span><text:span text:style-name="T774">ends the loop</text:span></text:h>
      <text:h text:style-name="P410" text:outline-level="4"/>
      <text:h text:style-name="P252" text:outline-level="6">Program Commands</text:h>
      <text:p text:style-name="P129"><text:span text:style-name="T1112">Note that the program commands are always uppercase only. Optional </text:span><text:span text:style-name="T477">arguments</text:span><text:span text:style-name="T1112"> are indicated in </text:span><text:span text:style-name="T1099">red</text:span><text:span text:style-name="T1112">. </text:span><text:span text:style-name="T1113">If there are different types of arguments that are allowed, </text:span><text:span text:style-name="T1114">they will be enclosed in braces { } and separated by the pipe character, </text:span><text:span text:style-name="T1115">|</text:span><text:span text:style-name="T1114">. </text:span><text:span text:style-name="T1116">Multiple repititions of arguments are represented by a subscript of the number of occurrances allowed.</text:span></text:p>
      <text:p text:style-name="P129"/>
      <text:p text:style-name="P130"><text:span text:style-name="T877">DEFINE</text:span><text:span text:style-name="T785"> </text:span><text:span text:style-name="T642">P</text:span><text:span text:style-name="T639">aramName </text:span><text:span text:style-name="T1098">,</text:span><text:span text:style-name="T648"> </text:span><text:span text:style-name="T1098">ParamName</text:span><text:span text:style-name="T422">0-N</text:span></text:p>
      <text:p text:style-name="P96"><text:span text:style-name="T936">Defines one or more parameters to be used in the script. </text:span><text:span text:style-name="T937">Parameters are comma separated if more than one is defined </text:span><text:span text:style-name="T1117">and should be enclosed in braces</text:span><text:span text:style-name="T937">. </text:span><text:span text:style-name="T936">All parameters must be defined before they can be used. </text:span><text:span text:style-name="T937">Note that the parameter names define their type, so refer to the Parameters section for more details. </text:span><text:span text:style-name="T13">Integer</text:span><text:span text:style-name="T1106"> and </text:span><text:span text:style-name="T13">Unsigned</text:span><text:span text:style-name="T1106"> types are initialized to 0, </text:span><text:span text:style-name="T13">Boolean</text:span><text:span text:style-name="T1106"> types to FALSE, </text:span><text:span text:style-name="T13">Strings</text:span><text:span text:style-name="T1106"> to and empty String, and </text:span><text:span text:style-name="T13">Array</text:span><text:span text:style-name="T1106"> types to an empty array. </text:span></text:p>
      <text:p text:style-name="P122">Examples:</text:p>
      <text:p text:style-name="P221">DEFINE String1</text:p>
      <text:p text:style-name="P212"><text:span text:style-name="T1018">DEFINE </text:span><text:span text:style-name="T1019">{ </text:span><text:span text:style-name="T1018">String</text:span><text:span text:style-name="T1020">2</text:span><text:span text:style-name="T1018">, I_Counter, A_NumericArray </text:span><text:span text:style-name="T1019">}</text:span></text:p>
      <text:p text:style-name="P186"><text:span text:style-name="T877">SET</text:span><text:span text:style-name="T785"> </text:span><text:span text:style-name="T639">Param</text:span><text:span text:style-name="T649">Name</text:span><text:span text:style-name="T639"> = </text:span><text:span text:style-name="T647">Calculation</text:span></text:p>
      <text:p text:style-name="P73"><text:span text:style-name="T75">Refer</text:span><text:span text:style-name="T76"> to the Parameter Assignment statement </text:span><text:span text:style-name="T75">for details</text:span><text:span text:style-name="T76"> (SET keyword is optional). </text:span><text:span text:style-name="T143">Note that if you don’t use quotes to enclose a String value, you must confine it to a single word (no spaces). Also, the Variable names are </text:span><text:soft-page-break/><text:span text:style-name="T143">expressed on the left side of the equals sign do not use the ‘</text:span><text:span text:style-name="T1001">$</text:span><text:span text:style-name="T143">’ character, but must be used on the right side. It is meant to indicate it is a </text:span><text:span text:style-name="T177">reference</text:span><text:span text:style-name="T143"> to a variable.</text:span></text:p>
      <text:p text:style-name="P115"><text:bookmark-start text:name="__DdeLink__7975_6042035"/>Examples:</text:p>
      <text:p text:style-name="P211"><text:span text:style-name="T1017">SET</text:span><text:span text:style-name="T1018"> String1 </text:span><text:span text:style-name="T1017">= </text:span><text:span text:style-name="T1036">SingleWord</text:span></text:p>
      <text:p text:style-name="P213"><text:span text:style-name="T1017">SET</text:span><text:span text:style-name="T1018"> String</text:span><text:span text:style-name="T1035">2</text:span><text:span text:style-name="T1018"> </text:span><text:span text:style-name="T1017">= “hello world!”</text:span></text:p>
      <text:p text:style-name="P234"><text:span text:style-name="T1017">B_</text:span><text:span text:style-name="T1016">Status = TRUE</text:span></text:p>
      <text:p text:style-name="P414">A_NumericArray = { 143, -22, 777, 0xFFFF, 999, 222, 87654, -12 }</text:p>
      <text:p text:style-name="P417">I_ROW = ($STRVAL % 25) - (40 + (6 * ($I_COL + 5) / 10)) * -3 - 8</text:p>
      <text:p text:style-name="P124"><text:bookmark-end text:name="__DdeLink__7975_6042035"/><text:span text:style-name="T872">RUN</text:span> <text:span text:style-name="T620">Option</text:span></text:p>
      <text:p text:style-name="P91"><text:span text:style-name="T936">T</text:span>his <text:span text:style-name="T948">will run the specified Command Option (or Options, as it can have sequential options in a single command). </text:span><text:span text:style-name="T956">Refer to the </text:span><text:span text:style-name="T268">Command Line Mode</text:span><text:span text:style-name="T956"> section for more information of the Command Options.</text:span></text:p>
      <text:p text:style-name="P117">Examples:</text:p>
      <text:p text:style-name="P214"><text:span text:style-name="T1021">RUN</text:span><text:span text:style-name="T1018"> </text:span><text:span text:style-name="T1017">-</text:span><text:span text:style-name="T1022">s TestSheet.od</text:span><text:span text:style-name="T1023">s</text:span></text:p>
      <text:p text:style-name="P222"><text:span text:style-name="T1021">RUN</text:span><text:span text:style-name="T1017"> -</text:span><text:span text:style-name="T1023">colput $I_COL $I_ROW { 100, 200, 300, 400, 500 }</text:span></text:p>
      <text:p text:style-name="P415"/>
      <text:p text:style-name="P237"><text:span text:style-name="T877">IF</text:span><text:span text:style-name="T785"> </text:span><text:span text:style-name="T574">{ </text:span><text:span text:style-name="T651">Param</text:span><text:span text:style-name="T650">Name</text:span><text:span text:style-name="T761">INT</text:span><text:span text:style-name="T738"> </text:span><text:span text:style-name="T545">|</text:span><text:span text:style-name="T736"> </text:span><text:span text:style-name="T739">Param</text:span><text:span text:style-name="T740">Name</text:span><text:span text:style-name="T761">UNS</text:span><text:span text:style-name="T736"> </text:span><text:span text:style-name="T556">}</text:span><text:bookmark-start text:name="__DdeLink__7575_236764897"/><text:span text:style-name="T643"> </text:span><text:span text:style-name="T644">CompSign </text:span><text:bookmark-end text:name="__DdeLink__7575_236764897"/><text:span text:style-name="T652">Calculation</text:span></text:p>
      <text:p text:style-name="P235"><text:span text:style-name="T877">IF</text:span><text:span text:style-name="T785"> </text:span><text:span text:style-name="T574">{ </text:span><text:span text:style-name="T651">Param</text:span><text:span text:style-name="T650">Name</text:span><text:span text:style-name="T764">STR</text:span><text:span text:style-name="T736"> </text:span><text:span text:style-name="T545">}</text:span><text:bookmark-start text:name="__DdeLink__7575_2367648971"/><text:span text:style-name="T643"> </text:span><text:span text:style-name="T644">CompSign </text:span><text:bookmark-end text:name="__DdeLink__7575_2367648971"/><text:span text:style-name="T574">{ </text:span><text:span text:style-name="T651">Param</text:span><text:span text:style-name="T650">Name</text:span><text:span text:style-name="T764">STR </text:span><text:span text:style-name="T545">|</text:span><text:span text:style-name="T736"> </text:span><text:span text:style-name="T661">String </text:span><text:span text:style-name="T556">}</text:span></text:p>
      <text:p text:style-name="P236"><text:span text:style-name="T884">IF</text:span><text:span text:style-name="T680"> </text:span><text:span text:style-name="T574">{ </text:span><text:span text:style-name="T1088">NOT </text:span><text:span text:style-name="T548">|</text:span><text:span text:style-name="T1088"> !</text:span><text:span text:style-name="T736"> </text:span><text:span text:style-name="T545">}</text:span><text:span text:style-name="T1087"> </text:span><text:span text:style-name="T574">{ </text:span><text:span text:style-name="T651">Param</text:span><text:span text:style-name="T650">Name</text:span><text:span text:style-name="T760">BOOL</text:span><text:span text:style-name="T736"> </text:span><text:span text:style-name="T545">|</text:span><text:span text:style-name="T736"> </text:span><text:span text:style-name="T745">Comparison</text:span><text:span text:style-name="T737"> </text:span><text:span text:style-name="T545">|</text:span><text:span text:style-name="T736"> </text:span><text:span text:style-name="T737">Boolean</text:span><text:span text:style-name="T736"> </text:span><text:span text:style-name="T556">}</text:span></text:p>
      <text:p text:style-name="P90"><text:span text:style-name="T76">T</text:span><text:span text:style-name="T88">his </text:span><text:span text:style-name="T89">is the basic conditional statement. It will verify whether the </text:span><text:span text:style-name="T436">expression</text:span><text:span text:style-name="T91"> </text:span><text:span text:style-name="T90">is true or not. If so, the program proceeds to the next command line. If it is not true, it will proceed to the next </text:span><text:span text:style-name="T901">ELSE</text:span><text:span text:style-name="T90">, </text:span><text:span text:style-name="T901">ELSEIF</text:span><text:span text:style-name="T90"> or </text:span><text:span text:style-name="T901">ENDIF</text:span><text:span text:style-name="T90"> statement it finds. The </text:span><text:span text:style-name="T644">CompSign</text:span><text:span text:style-name="T90"> value is one of { </text:span><text:span text:style-name="T997">==</text:span><text:span text:style-name="T792">, </text:span><text:span text:style-name="T997">!=</text:span><text:span text:style-name="T792">, </text:span><text:span text:style-name="T997">&gt;=</text:span><text:span text:style-name="T792">, </text:span><text:span text:style-name="T997">&lt;=</text:span><text:span text:style-name="T792">, </text:span><text:span text:style-name="T997">&gt;</text:span><text:span text:style-name="T792">, </text:span><text:span text:style-name="T997">&lt;</text:span><text:span text:style-name="T90"> }. The </text:span><text:span text:style-name="T652">Calculation</text:span><text:span text:style-name="T90"> is </text:span><text:span text:style-name="T93">an </text:span><text:span text:style-name="T92">algebraic statement that can be composed of </text:span><text:span text:style-name="T93">parameters, numbers, operations and parantheses. </text:span><text:span text:style-name="T136">The operations allowed are: </text:span><text:span text:style-name="T90">{ </text:span><text:span text:style-name="T998">+</text:span><text:span text:style-name="T792">, </text:span><text:span text:style-name="T997">-</text:span><text:span text:style-name="T792">, </text:span><text:span text:style-name="T997">*</text:span><text:span text:style-name="T792">, </text:span><text:span text:style-name="T997">/</text:span><text:span text:style-name="T792">, </text:span><text:span text:style-name="T997">%</text:span><text:span text:style-name="T90"> }. <text:s/></text:span><text:span text:style-name="T437">For</text:span><text:span text:style-name="T95"> </text:span><text:span text:style-name="T97">S</text:span><text:span text:style-name="T95">tring </text:span><text:span text:style-name="T437">comparisons</text:span><text:span text:style-name="T95">, it will </text:span><text:span text:style-name="T96">only take a String value (quoted </text:span><text:span text:style-name="T437">if more than a single word</text:span><text:span text:style-name="T96">) or another String parameter. </text:span><text:span text:style-name="T97">B</text:span><text:span text:style-name="T94">oolean </text:span><text:span text:style-name="T438">comparisons take either a Boolean parameter, Boolean value, or a comparison expression that will </text:span><text:span text:style-name="T439">equate to a </text:span><text:span text:style-name="T999">TRUE</text:span><text:span text:style-name="T439"> or </text:span><text:span text:style-name="T999">FALSE</text:span><text:span text:style-name="T439"> condition</text:span><text:span text:style-name="T95">. </text:span><text:span text:style-name="T440">Using a discrete</text:span><text:span text:style-name="T98"> </text:span><text:span text:style-name="T999">TRUE</text:span><text:span text:style-name="T439"> or </text:span><text:span text:style-name="T999">FALSE</text:span><text:span text:style-name="T98"> </text:span><text:span text:style-name="T440">value will</text:span><text:span text:style-name="T98"> allow forcing it to always or never branch, </text:span><text:span text:style-name="T137">which can allow </text:span><text:span text:style-name="T99">temporarily </text:span><text:span text:style-name="T137">branch </text:span><text:span text:style-name="T99">forc</text:span><text:span text:style-name="T137">ing</text:span><text:span text:style-name="T99"> during testing.</text:span></text:p>
      <text:p text:style-name="P100"><text:span text:style-name="T99">I</text:span><text:span text:style-name="T139">f</text:span><text:span text:style-name="T99"> </text:span><text:span text:style-name="T139">the condition was met and the code following the IF statement is executed, </text:span><text:span text:style-name="T138">it will continue to execute sequential commands until</text:span><text:span text:style-name="T139"> it gets to an </text:span><text:span text:style-name="T901">ELSE</text:span><text:span text:style-name="T139"> or </text:span><text:span text:style-name="T901">ELSEIF</text:span><text:span text:style-name="T139"> statement, </text:span><text:span text:style-name="T138">which will cause it to</text:span><text:span text:style-name="T139"> jump to the </text:span><text:span text:style-name="T138">next</text:span><text:span text:style-name="T139"> </text:span><text:span text:style-name="T901">ENDIF</text:span><text:span text:style-name="T139"> </text:span><text:span text:style-name="T441">statement</text:span><text:span text:style-name="T139">. </text:span><text:span text:style-name="T138">IF statements can also be nested inside each other.</text:span></text:p>
      <text:p text:style-name="P118">Examples:</text:p>
      <text:p text:style-name="P217"><text:span text:style-name="T1023">IF</text:span><text:span text:style-name="T1018"> </text:span><text:span text:style-name="T1024">$A_NumArray[20] &gt;= 730<text:tab/></text:span><text:span text:style-name="T770">#</text:span><text:span text:style-name="T776">#</text:span><text:span text:style-name="T770"> checks the value of the 21</text:span><text:span text:style-name="T780">st</text:span><text:span text:style-name="T770"> entry of the numeric array</text:span></text:p>
      <text:p text:style-name="P223"><text:span text:style-name="T1023">IF</text:span><text:span text:style-name="T1018"> </text:span><text:span text:style-name="T1024">$A_NumArray.</text:span><text:span text:style-name="T1026">SIZE</text:span><text:span text:style-name="T1024"> </text:span><text:span text:style-name="T1026">&lt; 10<text:tab/></text:span><text:span text:style-name="T770">#</text:span><text:span text:style-name="T776">#</text:span><text:span text:style-name="T770"> checks if the numeric array has less than 10 entries</text:span></text:p>
      <text:p text:style-name="P228"><text:span text:style-name="T1023">IF</text:span><text:span text:style-name="T1017"> </text:span><text:span text:style-name="T1025">$String1 == $String2<text:tab/></text:span><text:span text:style-name="T770">#</text:span><text:span text:style-name="T776">#</text:span><text:span text:style-name="T770"> checks </text:span><text:span text:style-name="T771">if the 2 String variables are equal</text:span></text:p>
      <text:p text:style-name="P232"><text:span text:style-name="T1016">IF $B_Flag<text:tab/></text:span><text:span text:style-name="T770">#</text:span><text:span text:style-name="T776">#</text:span><text:span text:style-name="T770"> checks </text:span><text:span text:style-name="T771">if the Boolean variable is TRUE</text:span></text:p>
      <text:p text:style-name="P228"><text:span text:style-name="T1025">IF $L_STRArray.ISEMPTY<text:tab/></text:span><text:span text:style-name="T770">#</text:span><text:span text:style-name="T776">#</text:span><text:span text:style-name="T770"> checks </text:span><text:span text:style-name="T771">if the String array is empty (0 elements)</text:span></text:p>
      <text:p text:style-name="P416"/>
      <text:p text:style-name="P131"><text:span text:style-name="T876">ELSEIF</text:span><text:span text:style-name="T784"> </text:span><text:span text:style-name="T651">Param</text:span><text:span text:style-name="T650">Name</text:span><text:span text:style-name="T643"> </text:span><text:span text:style-name="T644">CompSign </text:span><text:span text:style-name="T652">Calculation</text:span></text:p>
      <text:p text:style-name="P86"><text:span text:style-name="T76">T</text:span><text:span text:style-name="T88">his </text:span><text:span text:style-name="T140">is the same as the </text:span><text:span text:style-name="T901">IF</text:span><text:span text:style-name="T140"> statement in operation, but as an alternate condition if the previous </text:span><text:span text:style-name="T901">IF</text:span><text:span text:style-name="T140"> or </text:span><text:span text:style-name="T901">ELSEIF</text:span><text:span text:style-name="T140"> condition was not met. </text:span><text:span text:style-name="T141">If the previous condition was met, this will cause the program to jump to the next </text:span><text:span text:style-name="T901">ENDIF</text:span><text:span text:style-name="T141"> statement. Otherwise, it will test the new condition to see if this one is valid or not. If </text:span><text:span text:style-name="T442">valid</text:span><text:span text:style-name="T141">, program flow will continue with the </text:span><text:span text:style-name="T442">subsequent</text:span><text:span text:style-name="T141"> line. Otherwise, it will search for the next </text:span><text:span text:style-name="T901">ELSE</text:span><text:span text:style-name="T139"> or </text:span><text:span text:style-name="T901">ELSEIF</text:span><text:span text:style-name="T139"> statement</text:span><text:span text:style-name="T141">.</text:span></text:p>
      <text:p text:style-name="P119">Examples:</text:p>
      <text:p text:style-name="P215"><text:span text:style-name="T1023">IF</text:span><text:span text:style-name="T1018"> </text:span><text:span text:style-name="T1024">$</text:span><text:span text:style-name="T1027">I_Count</text:span><text:span text:style-name="T1024"> &gt;= 730</text:span></text:p>
      <text:p text:style-name="P224"><text:span text:style-name="T1024"><text:s text:c="4"/></text:span><text:span text:style-name="T1027">I_Count -= 100</text:span></text:p>
      <text:p text:style-name="P225"><text:span text:style-name="T1027">ELSE</text:span><text:span text:style-name="T1023">IF</text:span><text:span text:style-name="T1018"> </text:span><text:span text:style-name="T1024">$</text:span><text:span text:style-name="T1027">I_Count</text:span><text:span text:style-name="T1024"> &gt;= </text:span><text:span text:style-name="T1027">220</text:span></text:p>
      <text:p text:style-name="P418"><text:s text:c="4"/>I_Count += 100</text:p>
      <text:p text:style-name="P418">ELSE</text:p>
      <text:p text:style-name="P418"><text:s text:c="4"/>I_Count += 10</text:p>
      <text:p text:style-name="P418">ENDIF</text:p>
      <text:p text:style-name="P418"/>
      <text:p text:style-name="P126"><text:soft-page-break/>ELSE</text:p>
      <text:p text:style-name="P95"><text:span text:style-name="T936">T</text:span>his <text:span text:style-name="T950">takes no arguments and performs no action. It is simply a marker for where to redirect program flow if the condition wasn’t met, </text:span><text:span text:style-name="T951">and an indication to jump to the </text:span><text:span text:style-name="T901">ENDIF</text:span><text:span text:style-name="T951"> if the previous condition was met</text:span><text:span text:style-name="T950">. </text:span><text:span text:style-name="T952">This also completes the conditionals, so there can be no </text:span><text:span text:style-name="T1118">further</text:span><text:span text:style-name="T952"> </text:span><text:span text:style-name="T901">ELSE</text:span><text:span text:style-name="T951"> or </text:span><text:span text:style-name="T901">ELSEIF</text:span><text:span text:style-name="T952"> following this command for the current </text:span><text:span text:style-name="T901">IF</text:span><text:span text:style-name="T952"> level.</text:span></text:p>
      <text:p text:style-name="P126">ENDIF</text:p>
      <text:p text:style-name="P92"><text:span text:style-name="T936">T</text:span>his <text:span text:style-name="T950">takes no arguments and performs no action. It is simply a marker for where to </text:span><text:span text:style-name="T953">jump to when the previous conditions have concluded.</text:span></text:p>
      <text:p text:style-name="P123"><text:span text:style-name="T928">FOR</text:span><text:span text:style-name="T935"> </text:span><text:span text:style-name="T621">Param</text:span><text:span text:style-name="T624">Name</text:span><text:span text:style-name="T621"> = </text:span><text:span text:style-name="T622">Init</text:span><text:span text:style-name="T623">Value</text:span><text:span text:style-name="T621"> ; CompSign </text:span><text:span text:style-name="T622">End</text:span><text:span text:style-name="T623">Value</text:span><text:span text:style-name="T622"> ; Step</text:span><text:span text:style-name="T623">Value</text:span></text:p>
      <text:p text:style-name="P87"><text:span text:style-name="T76">T</text:span><text:span text:style-name="T88">his </text:span><text:span text:style-name="T100">allows a series of commands to be repeated for a specified number of times. It has 3 argument sections, each seperated by a semicolon. </text:span><text:span text:style-name="T115">The format </text:span><text:span text:style-name="T116">of the arguments</text:span><text:span text:style-name="T115"> is given by the </text:span><text:span text:style-name="T513">ForParams</text:span><text:span text:style-name="T115"> entry </text:span><text:span text:style-name="T116">in the </text:span><text:span text:style-name="T171">Data Format Descriptions</text:span><text:span text:style-name="T116"> section. </text:span><text:span text:style-name="T100">The first is the loop parameter name followed by and equals sign and the </text:span><text:span text:style-name="T645">Init</text:span><text:span text:style-name="T646">Value</text:span><text:span text:style-name="T100"> to initialize it to </text:span><text:span text:style-name="T105">for its first pass through the loop</text:span><text:span text:style-name="T100">. This can be either a hard-coded value or a parameter reference. The second section specifies the </text:span><text:span text:style-name="T645">End</text:span><text:span text:style-name="T646">Value</text:span><text:span text:style-name="T100"> for the loop parameter – in other words, when this condition is met the loop will be exited. </text:span><text:span text:style-name="T90">The </text:span><text:span text:style-name="T644">CompSign</text:span><text:span text:style-name="T90"> value is one of { ==, !=, &gt;=, &lt;=, &gt;, &lt; }. </text:span><text:span text:style-name="T100">The third and final section specifies </text:span><text:span text:style-name="T645">Step</text:span><text:span text:style-name="T646">Value</text:span><text:span text:style-name="T100">, </text:span><text:span text:style-name="T113">t</text:span><text:span text:style-name="T100">he increment size of the loop parameter (how much to add to it after each loop) and is optional. </text:span><text:span text:style-name="T106">This value can be a positive or negative value and can also be a <text:s/>parameter reference. </text:span><text:span text:style-name="T100">If omitted, the step size is an increase of 1. </text:span><text:span text:style-name="T102">The loop name follows the same rules as for the String parameter, but must be different than any parameter name. </text:span><text:span text:style-name="T101">Loops can </text:span><text:span text:style-name="T114">also </text:span><text:span text:style-name="T101">be nested, but the loop parameter name must be different for each loop. The loop parameter name can be reused once outside </text:span><text:span text:style-name="T102">its current</text:span><text:span text:style-name="T101"> loop. </text:span><text:span text:style-name="T103">Note that the loop </text:span><text:span text:style-name="T104">will not run at all if</text:span><text:span text:style-name="T103"> the </text:span><text:span text:style-name="T645">Init</text:span><text:span text:style-name="T646">Value</text:span><text:span text:style-name="T103"> </text:span><text:span text:style-name="T104">exceeds the conditions of the </text:span><text:span text:style-name="T645">End</text:span><text:span text:style-name="T646">Value</text:span><text:span text:style-name="T104">. </text:span></text:p>
      <text:p text:style-name="P120">Examples:</text:p>
      <text:p text:style-name="P218"><text:span text:style-name="T1029">FOR</text:span><text:span text:style-name="T1018"> </text:span><text:span text:style-name="T1027">I_</text:span><text:span text:style-name="T1029">Index</text:span><text:span text:style-name="T1024"> = </text:span><text:span text:style-name="T1029">1 ; &lt;= 10 ; 1<text:tab/></text:span><text:span text:style-name="T770">#</text:span><text:span text:style-name="T776">#</text:span><text:span text:style-name="T770"> </text:span><text:span text:style-name="T772">will perform 10 iterations</text:span></text:p>
      <text:p text:style-name="P226"><text:span text:style-name="T1027"><text:s text:c="4"/></text:span><text:span text:style-name="T1023">IF</text:span><text:span text:style-name="T1018"> </text:span><text:span text:style-name="T1024">$</text:span><text:span text:style-name="T1027">I_Count</text:span><text:span text:style-name="T1024"> &gt;= </text:span><text:span text:style-name="T1031">$I_Index</text:span></text:p>
      <text:p text:style-name="P228"><text:span text:style-name="T1027"><text:s text:c="8"/></text:span><text:span text:style-name="T1029">PRINT $I_C</text:span><text:span text:style-name="T1033">ount</text:span><text:span text:style-name="T1029"><text:tab/></text:span><text:span text:style-name="T770">#</text:span><text:span text:style-name="T776">#</text:span><text:span text:style-name="T770"> </text:span><text:span text:style-name="T774">if I_Count &gt;= I_Index, </text:span><text:span text:style-name="T775">will print value of I_Count</text:span></text:p>
      <text:p text:style-name="P228"><text:span text:style-name="T1029"><text:s text:c="8"/></text:span><text:span text:style-name="T1032">BREAK<text:tab/></text:span><text:span text:style-name="T770">#</text:span><text:span text:style-name="T776">#</text:span><text:span text:style-name="T770"> <text:s/></text:span><text:span text:style-name="T775">then</text:span><text:span text:style-name="T774"> will go to ENDFOR statement </text:span><text:span text:style-name="T775">to exit loop</text:span></text:p>
      <text:p text:style-name="P227"><text:span text:style-name="T1029"><text:s text:c="4"/></text:span><text:span text:style-name="T1030">ELSE</text:span><text:span text:style-name="T1023">IF</text:span><text:span text:style-name="T1018"> </text:span><text:span text:style-name="T1024">$</text:span><text:span text:style-name="T1027">I_Count</text:span><text:span text:style-name="T1024"> </text:span><text:span text:style-name="T1030">&lt;</text:span><text:span text:style-name="T1024"> </text:span><text:span text:style-name="T1030">1</text:span><text:span text:style-name="T1027">0<text:tab/></text:span></text:p>
      <text:p text:style-name="P228"><text:span text:style-name="T1027"><text:s text:c="8"/></text:span><text:span text:style-name="T1030">CONTINUE<text:tab/></text:span><text:span text:style-name="T770">#</text:span><text:span text:style-name="T776">#</text:span><text:span text:style-name="T770"> </text:span><text:span text:style-name="T773">if I_Count &lt; 10, will go to NEXT statement</text:span></text:p>
      <text:p text:style-name="P413"><text:s text:c="4"/>ENDIF</text:p>
      <text:p text:style-name="P228"><text:span text:style-name="T1028">N</text:span><text:span text:style-name="T1029">EXT<text:tab/></text:span><text:span text:style-name="T770">#</text:span><text:span text:style-name="T776">#</text:span><text:span text:style-name="T770"> </text:span><text:span text:style-name="T774">adds 1 to I_Index and return to FOR statement</text:span></text:p>
      <text:p text:style-name="P228"><text:span text:style-name="T1029">ENDFOR<text:tab/></text:span><text:span text:style-name="T770">#</text:span><text:span text:style-name="T776">#</text:span><text:span text:style-name="T770"> </text:span><text:span text:style-name="T774">ends the loop &amp; proceeds to subsequent statement</text:span></text:p>
      <text:p text:style-name="P125">BREAK</text:p>
      <text:p text:style-name="P93"><text:span text:style-name="T936">T</text:span>his <text:span text:style-name="T954">is used within the most recent </text:span><text:span text:style-name="T901">FOR</text:span><text:span text:style-name="T954"> loop and will cause the program to jump to the next </text:span><text:span text:style-name="T902">ENDF</text:span><text:span text:style-name="T901">OR</text:span><text:span text:style-name="T954"> statement.</text:span></text:p>
      <text:p text:style-name="P125">CONTINUE</text:p>
      <text:p text:style-name="P74"><text:span text:style-name="T76">T</text:span><text:span text:style-name="T88">his </text:span><text:span text:style-name="T110">is used within the most recent </text:span><text:span text:style-name="T901">FOR</text:span><text:span text:style-name="T110"> loop and will cause the program to </text:span><text:span text:style-name="T111">jump to the following </text:span><text:span text:style-name="T902">NEXT</text:span><text:span text:style-name="T111"> command, which will </text:span><text:span text:style-name="T112">increase the loop parameter by the </text:span><text:span text:style-name="T645">Step</text:span><text:span text:style-name="T646">Value</text:span><text:span text:style-name="T112"> and then test to see if the </text:span><text:span text:style-name="T645">End</text:span><text:span text:style-name="T646">Value</text:span><text:span text:style-name="T112"> condition has been met. If so, it will </text:span><text:span text:style-name="T110">jump to the next </text:span><text:span text:style-name="T902">ENDF</text:span><text:span text:style-name="T901">OR</text:span><text:span text:style-name="T110"> statement, </text:span><text:span text:style-name="T112">otherwise it will jump back to the beginning of the loop</text:span><text:span text:style-name="T110">.</text:span></text:p>
      <text:p text:style-name="P125">NEXT</text:p>
      <text:p text:style-name="P94"><text:span text:style-name="T936">T</text:span>his <text:span text:style-name="T954">is used within the most recent </text:span><text:span text:style-name="T901">FOR</text:span><text:span text:style-name="T954"> loop and will cause the program to </text:span><text:span text:style-name="T955">increase the loop parameter by the </text:span><text:span text:style-name="T645">Step</text:span><text:span text:style-name="T646">Value</text:span><text:span text:style-name="T955"> and then test to see if the </text:span><text:span text:style-name="T645">End</text:span><text:span text:style-name="T646">Value</text:span><text:span text:style-name="T955"> condition has been met. If so, it will </text:span><text:span text:style-name="T954">jump to the next </text:span><text:span text:style-name="T902">ENDF</text:span><text:span text:style-name="T901">OR</text:span><text:span text:style-name="T954"> statement, </text:span><text:span text:style-name="T955">otherwise it will jump back to the beginning of the loop</text:span><text:span text:style-name="T954">.</text:span></text:p>
      <text:p text:style-name="P125">ENDFOR</text:p>
      <text:p text:style-name="P75"><text:span text:style-name="T76">T</text:span><text:span text:style-name="T88">his </text:span><text:span text:style-name="T107">takes no arguments and performs no action. It is simply a marker for where to </text:span><text:span text:style-name="T108">jump to when the </text:span><text:span text:style-name="T109">loop has completed</text:span><text:span text:style-name="T108">.</text:span></text:p>
      <text:h text:style-name="P282" text:outline-level="8"><text:soft-page-break/>Array-<text:span text:style-name="T1101">only</text:span> commands</text:h>
      <text:p text:style-name="P182">These commands are only available to <text:span text:style-name="T5">StrArray</text:span> and <text:span text:style-name="T5">IntArray</text:span> parameters.</text:p>
      <text:p text:style-name="P184"><text:span text:style-name="T879">INSER</text:span><text:span text:style-name="T878">T</text:span><text:span text:style-name="T785"> </text:span><text:span text:style-name="T643">Param</text:span><text:span text:style-name="T650">Name</text:span><text:span text:style-name="T763">S</text:span><text:span text:style-name="T762">ARR</text:span><text:span text:style-name="T677"> </text:span><text:span text:style-name="T653">String</text:span></text:p>
      <text:p text:style-name="P185"><text:span text:style-name="T885">INSER</text:span><text:span text:style-name="T886">T</text:span><text:span text:style-name="T680"> </text:span><text:span text:style-name="T741">Param</text:span><text:span text:style-name="T740">Name</text:span><text:span text:style-name="T762">IARR</text:span><text:span text:style-name="T547"> </text:span><text:span text:style-name="T654">Integer</text:span></text:p>
      <text:p text:style-name="P76"><text:span text:style-name="T287">This</text:span><text:span text:style-name="T283"> </text:span><text:span text:style-name="T287">command </text:span><text:span text:style-name="T283">will insert the specified value at the beginning of the array.</text:span></text:p>
      <text:p text:style-name="P185"><text:span text:style-name="T879">APPEND</text:span><text:span text:style-name="T785"> </text:span><text:span text:style-name="T643">Param</text:span><text:span text:style-name="T650">Name</text:span><text:span text:style-name="T763">S</text:span><text:span text:style-name="T762">ARR</text:span><text:span text:style-name="T677"> </text:span><text:span text:style-name="T653">String</text:span></text:p>
      <text:p text:style-name="P185"><text:span text:style-name="T885">APPEND</text:span><text:span text:style-name="T680"> </text:span><text:span text:style-name="T741">Param</text:span><text:span text:style-name="T740">Name</text:span><text:span text:style-name="T762">IARR</text:span><text:span text:style-name="T547"> </text:span><text:span text:style-name="T654">Integer</text:span></text:p>
      <text:p text:style-name="P97"><text:span text:style-name="T280">T</text:span><text:span text:style-name="T281">his </text:span><text:span text:style-name="T282">command </text:span><text:span text:style-name="T283">will append the specified value at the end of the array.</text:span></text:p>
      <text:p text:style-name="P187"><text:span text:style-name="T880">MODIFY</text:span><text:span text:style-name="T785"> </text:span><text:span text:style-name="T643">Param</text:span><text:span text:style-name="T650">Name</text:span><text:span text:style-name="T763">S</text:span><text:span text:style-name="T762">ARR</text:span><text:span text:style-name="T677"> </text:span><text:span text:style-name="T655">DecValue</text:span><text:span text:style-name="T678"> </text:span><text:span text:style-name="T653">String</text:span></text:p>
      <text:p text:style-name="P188"><text:span text:style-name="T887">MODIFY</text:span><text:span text:style-name="T680"> </text:span><text:span text:style-name="T741">Param</text:span><text:span text:style-name="T740">Name</text:span><text:span text:style-name="T762">IARR</text:span><text:span text:style-name="T547"> </text:span><text:span text:style-name="T742">DecValue</text:span><text:span text:style-name="T756"> </text:span><text:span text:style-name="T654">Integer</text:span></text:p>
      <text:p text:style-name="P98"><text:span text:style-name="T280">T</text:span><text:span text:style-name="T281">his </text:span><text:span text:style-name="T282">command </text:span><text:span text:style-name="T283">will </text:span><text:span text:style-name="T284">change the entry value at the index specified by </text:span><text:span text:style-name="T753">DecValue</text:span><text:span text:style-name="T284"> to the s</text:span><text:span text:style-name="T285">pecified value</text:span><text:span text:style-name="T283">. <text:s/></text:span><text:span text:style-name="T286">It will cause an error to occur if the index value exceeds the size of the array.</text:span></text:p>
      <text:p text:style-name="P189"><text:span text:style-name="T881">REMOVE</text:span><text:span text:style-name="T785"> </text:span><text:span text:style-name="T790">{ </text:span><text:span text:style-name="T643">Param</text:span><text:span text:style-name="T650">Name</text:span><text:span text:style-name="T763">S</text:span><text:span text:style-name="T762">ARR</text:span><text:span text:style-name="T677"> </text:span><text:span text:style-name="T575">|</text:span><text:span text:style-name="T679"> </text:span><text:span text:style-name="T741">Param</text:span><text:span text:style-name="T740">Name</text:span><text:span text:style-name="T762">IARR</text:span><text:span text:style-name="T547"> </text:span><text:span text:style-name="T546">}</text:span><text:span text:style-name="T653"> </text:span><text:span text:style-name="T742">DecValue</text:span></text:p>
      <text:p text:style-name="P77"><text:span text:style-name="T280">T</text:span><text:span text:style-name="T281">his </text:span><text:span text:style-name="T282">command </text:span><text:span text:style-name="T283">will </text:span><text:span text:style-name="T286">remove the selected index entry from the array</text:span><text:span text:style-name="T283">. </text:span><text:span text:style-name="T286">It will cause an error to occur if the index value exceeds the size of the array.</text:span></text:p>
      <text:p text:style-name="P190"><text:span text:style-name="T882">TRUNCATE</text:span><text:span text:style-name="T785"> </text:span><text:span text:style-name="T790">{ </text:span><text:span text:style-name="T643">Param</text:span><text:span text:style-name="T650">Name</text:span><text:span text:style-name="T763">S</text:span><text:span text:style-name="T762">ARR</text:span><text:span text:style-name="T677"> </text:span><text:span text:style-name="T575">|</text:span><text:span text:style-name="T679"> </text:span><text:span text:style-name="T741">Param</text:span><text:span text:style-name="T740">Name</text:span><text:span text:style-name="T762">IARR</text:span><text:span text:style-name="T547"> </text:span><text:span text:style-name="T546">}</text:span><text:span text:style-name="T653"> </text:span><text:bookmark-start text:name="__DdeLink__7595_6042035"/><text:span text:style-name="T1087">DecValue</text:span><text:bookmark-end text:name="__DdeLink__7595_6042035"/></text:p>
      <text:p text:style-name="P79"><text:span text:style-name="T280">T</text:span><text:span text:style-name="T281">his </text:span><text:span text:style-name="T282">command </text:span><text:span text:style-name="T283">will </text:span><text:span text:style-name="T286">remove the </text:span><text:span text:style-name="T288">specified number of</text:span><text:span text:style-name="T286"> entr</text:span><text:span text:style-name="T288">ies</text:span><text:span text:style-name="T286"> from the </text:span><text:span text:style-name="T288">end of the </text:span><text:span text:style-name="T286">array</text:span><text:span text:style-name="T283">. </text:span><text:span text:style-name="T286">If the value exceeds the size of the array, </text:span><text:span text:style-name="T288">it will remove all entries from the array</text:span><text:span text:style-name="T286">. </text:span><text:span text:style-name="T289">The number of entries can be omitted, in which case it will only remove the </text:span><text:span text:style-name="T290">last</text:span><text:span text:style-name="T289"> entry.</text:span></text:p>
      <text:p text:style-name="P191"><text:span text:style-name="T883">POP</text:span><text:span text:style-name="T785"> </text:span><text:span text:style-name="T790">{ </text:span><text:span text:style-name="T643">Param</text:span><text:span text:style-name="T650">Name</text:span><text:span text:style-name="T763">S</text:span><text:span text:style-name="T762">ARR</text:span><text:span text:style-name="T677"> </text:span><text:span text:style-name="T575">|</text:span><text:span text:style-name="T679"> </text:span><text:span text:style-name="T741">Param</text:span><text:span text:style-name="T740">Name</text:span><text:span text:style-name="T762">IARR</text:span><text:span text:style-name="T547"> </text:span><text:span text:style-name="T546">}</text:span><text:span text:style-name="T653"> </text:span><text:span text:style-name="T1087">DecValue</text:span></text:p>
      <text:p text:style-name="P78"><text:span text:style-name="T280">T</text:span><text:span text:style-name="T281">his </text:span><text:span text:style-name="T282">command </text:span><text:span text:style-name="T283">will </text:span><text:span text:style-name="T286">remove the </text:span><text:span text:style-name="T288">specified number of</text:span><text:span text:style-name="T286"> entr</text:span><text:span text:style-name="T288">ies</text:span><text:span text:style-name="T286"> from the </text:span><text:span text:style-name="T289">begining</text:span><text:span text:style-name="T288"> of the </text:span><text:span text:style-name="T286">array</text:span><text:span text:style-name="T283">. </text:span><text:span text:style-name="T286">If the value exceeds the size of the array, </text:span><text:span text:style-name="T288">it will remove all entries from the array</text:span><text:span text:style-name="T286">. </text:span><text:span text:style-name="T289">The number of entries can be omitted, in which case it will only remove the first entry.</text:span></text:p>
      <text:p text:style-name="P437"><text:bookmark-start text:name="__DdeLink__9529_3529521925"/><text:span text:style-name="T888">CLEAR</text:span><text:span text:style-name="T680"> </text:span><text:span text:style-name="T674">{ </text:span><text:span text:style-name="T643">Param</text:span><text:span text:style-name="T650">Name</text:span><text:span text:style-name="T763">S</text:span><text:span text:style-name="T762">ARR</text:span><text:span text:style-name="T677"> </text:span><text:span text:style-name="T575">|</text:span><text:span text:style-name="T679"> </text:span><text:span text:style-name="T741">Param</text:span><text:span text:style-name="T740">Name</text:span><text:span text:style-name="T762">IARR</text:span><text:span text:style-name="T547"> </text:span><text:span text:style-name="T573">|</text:span><text:span text:style-name="T659"> RESPONSE</text:span><text:span text:style-name="T547"> </text:span><text:span text:style-name="T546">}</text:span></text:p>
      <text:p text:style-name="P99"><text:span text:style-name="T287">This</text:span><text:span text:style-name="T283"> </text:span><text:span text:style-name="T287">command </text:span><text:span text:style-name="T283">will </text:span><text:span text:style-name="T291">remove all entries from the specified</text:span><text:span text:style-name="T283"> array. </text:span><text:span text:style-name="T291">Note that this command will also accept RESPONSE as a parameter name.</text:span></text:p>
      <text:p text:style-name="P439"><text:span text:style-name="T893">FILTER</text:span><text:span text:style-name="T680"> </text:span><text:span text:style-name="T643">Param</text:span><text:span text:style-name="T650">Name</text:span><text:span text:style-name="T763">S</text:span><text:span text:style-name="T762">ARR</text:span><text:span text:style-name="T749"> </text:span><text:span text:style-name="T750"><text:s/></text:span><text:span text:style-name="T752">Filter</text:span><text:span text:style-name="T751"> <text:s/></text:span><text:span text:style-name="T558">{</text:span><text:span text:style-name="T752"> </text:span><text:span text:style-name="T1091">!, !LEFT, !RIGHT, LEFT, RIGHT</text:span><text:span text:style-name="T752"> </text:span><text:span text:style-name="T558">}</text:span></text:p>
      <text:p text:style-name="P438"><text:span text:style-name="T893">FILTER</text:span><text:span text:style-name="T680"> </text:span><text:span text:style-name="T741">Param</text:span><text:span text:style-name="T740">Name</text:span><text:span text:style-name="T762">IARR</text:span><text:span text:style-name="T749"> </text:span><text:span text:style-name="T750"><text:s/></text:span><text:span text:style-name="T751">CompSign <text:s/>Value</text:span></text:p>
      <text:p text:style-name="P425"><text:span text:style-name="T932">FILTER</text:span><text:span text:style-name="T757"> </text:span><text:span text:style-name="T747">RES</text:span><text:span text:style-name="T748">ET</text:span></text:p>
      <text:p text:style-name="P432"><text:span text:style-name="T287">This</text:span><text:span text:style-name="T283"> </text:span><text:span text:style-name="T287">command </text:span><text:span text:style-name="T283">will </text:span><text:span text:style-name="T304">set a filter to eliminate </text:span><text:span text:style-name="T305">entries from being listed when the .FILTER extension is added to the variable name.</text:span><text:span text:style-name="T291"> </text:span><text:span text:style-name="T305">The filter is stackable in that multiple passes of filters can be applied </text:span><text:span text:style-name="T306">to filter the results. Using the RESET will reset the filter to not eliminate anything. For String Arrays, you can search for onlt entries that have a </text:span><text:span text:style-name="T755">Filter</text:span><text:span text:style-name="T306"> string contained in them. The optional argument allows only matching the first (</text:span><text:span text:style-name="T1093">LEFT</text:span><text:span text:style-name="T306">) or the last (</text:span><text:span text:style-name="T1093">RIGHT</text:span><text:span text:style-name="T306">) characters of the string. Also a </text:span><text:span text:style-name="T1100">!</text:span><text:span text:style-name="T306"> char can be used to block the selected entries instead of passing them. </text:span><text:span text:style-name="T307">For Integer Arrays it works the same except it is only passing values that match the numeric comparison. Note that if you have 2 arrays of the same length, they can use the same filter, allowing you to have 2 arrays that </text:span><text:span text:style-name="T308">are associated with each other (such as item description and cost columns of a spreadsheet) and filter both arrays with the same data.</text:span></text:p>
      <text:h text:style-name="P283" text:outline-level="8"><text:bookmark-end text:name="__DdeLink__9529_3529521925"/><text:soft-page-break/><text:span text:style-name="T592">File</text:span><text:span text:style-name="T1107"> commands</text:span></text:h>
      <text:p text:style-name="P183"><text:span text:style-name="T1108">These commands </text:span><text:span text:style-name="T476">perform actions on the I/O (files or console output)</text:span><text:span text:style-name="T1108">. </text:span><text:span text:style-name="T1109">Note that all file references will be relative to the directory specified by </text:span><text:span text:style-name="T14">TestPath</text:span><text:span text:style-name="T1110"> in the Properties file, or from the execution directory if </text:span><text:span text:style-name="T14">TestPath</text:span><text:span text:style-name="T1110"> is not found.</text:span></text:p>
      <text:p text:style-name="P192"><text:span text:style-name="T889">PRINT</text:span><text:span text:style-name="T680"> </text:span><text:span text:style-name="T743">String</text:span></text:p>
      <text:p text:style-name="P80"><text:span text:style-name="T287">This</text:span><text:span text:style-name="T283"> </text:span><text:span text:style-name="T287">command </text:span><text:span text:style-name="T283">will </text:span><text:span text:style-name="T292">output the specified text to the console (can include parameter references using $)</text:span><text:span text:style-name="T283">.</text:span></text:p>
      <text:p text:style-name="P195"><text:span text:style-name="T892">DIRECTORY</text:span><text:span text:style-name="T680"> </text:span><text:span text:style-name="T746">Path </text:span><text:span text:style-name="T557">{</text:span><text:span text:style-name="T746"> </text:span><text:span text:style-name="T1089">-f </text:span><text:span text:style-name="T557">|</text:span><text:span text:style-name="T1089"> -d </text:span><text:span text:style-name="T557">}</text:span></text:p>
      <text:p text:style-name="P88"><text:span text:style-name="T287">This</text:span><text:span text:style-name="T283"> </text:span><text:span text:style-name="T287">command </text:span><text:span text:style-name="T283">will </text:span><text:span text:style-name="T299">return the directory information of </text:span><text:span text:style-name="T754">Path</text:span><text:span text:style-name="T299"> (relative to the TestPath) in </text:span><text:span text:style-name="T675">$RESPONSE</text:span><text:span text:style-name="T294">. </text:span><text:span text:style-name="T299">Optionally allows </text:span><text:span text:style-name="T1092">-f</text:span><text:span text:style-name="T299"> to only return files or </text:span><text:span text:style-name="T1092">-d</text:span><text:span text:style-name="T299"> to only return directories. Default is to return both.</text:span></text:p>
      <text:p text:style-name="P196"><text:span text:style-name="T890">F</text:span><text:span text:style-name="T891">EXISTS</text:span><text:span text:style-name="T680"> </text:span><text:span text:style-name="T743">Filename</text:span><text:span text:style-name="T746"> </text:span><text:span text:style-name="T557">{</text:span><text:span text:style-name="T746"> </text:span><text:span text:style-name="T1090">EXISTS </text:span><text:span text:style-name="T557">|</text:span><text:span text:style-name="T1090"> READABLE</text:span><text:span text:style-name="T1089"> </text:span><text:span text:style-name="T557">|</text:span><text:span text:style-name="T1089"> </text:span><text:span text:style-name="T1090">WRITABLE</text:span><text:span text:style-name="T1089"> </text:span><text:span text:style-name="T557">|</text:span><text:span text:style-name="T1089"> </text:span><text:span text:style-name="T1090">DIRECTORY</text:span><text:span text:style-name="T1089"> </text:span><text:span text:style-name="T557">}</text:span></text:p>
      <text:p text:style-name="P428"><text:span text:style-name="T287">This</text:span><text:span text:style-name="T283"> </text:span><text:span text:style-name="T287">command </text:span><text:span text:style-name="T283">will </text:span><text:span text:style-name="T293">test whether the specified filename exists </text:span><text:span text:style-name="T294">and will return a </text:span><text:bookmark-start text:name="__DdeLink__9482_3529521925"/><text:span text:style-name="T1047">TRUE</text:span><text:bookmark-end text:name="__DdeLink__9482_3529521925"/><text:span text:style-name="T294"> if so and a </text:span><text:span text:style-name="T1047">FALSE</text:span><text:span text:style-name="T294"> if not in the </text:span><text:span text:style-name="T675">$</text:span><text:span text:style-name="T676">STATUS</text:span><text:span text:style-name="T294"> parameter. </text:span><text:span text:style-name="T300">Optionally </text:span><text:span text:style-name="T302">you </text:span><text:span text:style-name="T300">can specify whether </text:span><text:span text:style-name="T301">to test whether the entry is a readable </text:span><text:span text:style-name="T303">or</text:span><text:span text:style-name="T301"> writable file, or a directory. </text:span><text:span text:style-name="T303">By default, it simply tests if the file or directory name exists.</text:span></text:p>
      <text:p text:style-name="P132"><text:span text:style-name="T890">FDELETE</text:span><text:span text:style-name="T680"> </text:span><text:span text:style-name="T743">Filename</text:span></text:p>
      <text:p text:style-name="P82"><text:span text:style-name="T287">This</text:span><text:span text:style-name="T283"> </text:span><text:span text:style-name="T287">command </text:span><text:span text:style-name="T283">will </text:span><text:span text:style-name="T295">delete the specified file, if it exists. An error will be reported if the file does not exist.</text:span></text:p>
      <text:p text:style-name="P194"><text:span text:style-name="T890">FCREATER</text:span><text:span text:style-name="T680"> </text:span><text:span text:style-name="T743">Filename</text:span></text:p>
      <text:p text:style-name="P80"><text:span text:style-name="T287">This</text:span><text:span text:style-name="T283"> </text:span><text:span text:style-name="T287">command </text:span><text:span text:style-name="T283">will </text:span><text:span text:style-name="T295">create the specified file and open it for reading. If a file is already open or already exists, it will report an error.</text:span></text:p>
      <text:p text:style-name="P193"><text:span text:style-name="T890">FCREATEW</text:span><text:span text:style-name="T680"> </text:span><text:span text:style-name="T743">Filename</text:span></text:p>
      <text:p text:style-name="P84"><text:span text:style-name="T287">This</text:span><text:span text:style-name="T283"> </text:span><text:span text:style-name="T287">command </text:span><text:span text:style-name="T283">will </text:span><text:span text:style-name="T295">create the specified file and open it for writing. If a file is already open or already exists, it will report an error.</text:span></text:p>
      <text:p text:style-name="P193"><text:span text:style-name="T890">FOPENR</text:span><text:span text:style-name="T680"> </text:span><text:span text:style-name="T743">Filename</text:span></text:p>
      <text:p text:style-name="P83"><text:span text:style-name="T287">This</text:span><text:span text:style-name="T283"> </text:span><text:span text:style-name="T287">command </text:span><text:span text:style-name="T283">will </text:span><text:span text:style-name="T295">open the specified file for reading. If a file is already open or does not exist, it will report an error.</text:span></text:p>
      <text:p text:style-name="P193"><text:span text:style-name="T890">FOPENW</text:span><text:span text:style-name="T680"> </text:span><text:span text:style-name="T743">Filename</text:span></text:p>
      <text:p text:style-name="P83"><text:span text:style-name="T287">This</text:span><text:span text:style-name="T283"> </text:span><text:span text:style-name="T287">command </text:span><text:span text:style-name="T283">will </text:span><text:span text:style-name="T295">open the specified file for writing. If a file is already open or does not exist, it will report an error.</text:span></text:p>
      <text:p text:style-name="P193"><text:span text:style-name="T890">FCLOSE</text:span><text:span text:style-name="T680"> </text:span><text:span text:style-name="T743">Filename</text:span></text:p>
      <text:p text:style-name="P81"><text:span text:style-name="T287">This</text:span><text:span text:style-name="T283"> </text:span><text:span text:style-name="T287">command </text:span><text:span text:style-name="T283">will </text:span><text:span text:style-name="T296">close the specified file. It will report an error if the file is not currently open.</text:span></text:p>
      <text:p text:style-name="P193"><text:span text:style-name="T890">FREAD</text:span><text:span text:style-name="T680"> </text:span><text:span text:style-name="T744">Unsigned</text:span></text:p>
      <text:p text:style-name="P89"><text:span text:style-name="T287">This</text:span><text:span text:style-name="T283"> </text:span><text:span text:style-name="T287">command </text:span><text:span text:style-name="T283">will </text:span><text:span text:style-name="T296">read the specified number of lines from the currently opened Read file and place the contents in the </text:span><text:span text:style-name="T675">$RESPONSE</text:span><text:span text:style-name="T296"> array, each index </text:span><text:span text:style-name="T297">entry </text:span><text:span text:style-name="T296">receiving </text:span><text:span text:style-name="T297">1 line. If there is no file currently open for </text:span><text:span text:style-name="T298">r</text:span><text:span text:style-name="T297">eading, it will indicate an error.</text:span></text:p>
      <text:p text:style-name="P193"><text:span text:style-name="T890">FWRITE</text:span><text:span text:style-name="T680"> </text:span><text:span text:style-name="T744">String</text:span></text:p>
      <text:p text:style-name="P85"><text:span text:style-name="T287">This</text:span><text:span text:style-name="T283"> </text:span><text:span text:style-name="T287">command </text:span><text:span text:style-name="T283">will </text:span><text:span text:style-name="T298">append</text:span><text:span text:style-name="T296"> the specified </text:span><text:span text:style-name="T298">String as a line to the end of</text:span><text:span text:style-name="T296"> the currently opened </text:span><text:span text:style-name="T298">Write</text:span><text:span text:style-name="T296"> file</text:span><text:span text:style-name="T297">. If there is no file currently open for </text:span><text:span text:style-name="T298">writ</text:span><text:span text:style-name="T297">ing, it will indicate an error.</text:span></text:p>
      <text:p text:style-name="P127"/>
      <text:h text:style-name="P262" text:outline-level="6">Parameter Assignments</text:h>
      <text:h text:style-name="P426" text:outline-level="4"><text:span text:style-name="T864">Sets a parameter to the specified value. The value can be a concrete entry (such as </text:span><text:span text:style-name="T990">125</text:span><text:span text:style-name="T864"> or </text:span><text:span text:style-name="T990">“hello”</text:span><text:span text:style-name="T864">) or can be a parameter or a formula such as </text:span><text:span text:style-name="T991">(</text:span><text:span text:style-name="T990">$RESULT * 4</text:span><text:span text:style-name="T991">) + 23</text:span><text:span text:style-name="T864">. Note that parameters in the formula must all be preceeded with a ‘</text:span><text:span text:style-name="T1009">$</text:span><text:span text:style-name="T864">’ and care must be taken to only assign numeric entries to the numeric parameters (I_, U_ and A_). </text:span><text:span text:style-name="T865">If a String parameter value is assigned, it must </text:span><text:span text:style-name="T279">contain</text:span><text:span text:style-name="T865"> </text:span><text:span text:style-name="T866">a valid numeric value, or an error will occur. </text:span><text:span text:style-name="T864">This is equivalent to the Parameter Assignment statement (SET keyword is optional). </text:span><text:span text:style-name="T867">The following shows some examples:</text:span></text:h>
      <text:h text:style-name="P429" text:outline-level="4"><text:span text:style-name="T797">P</text:span><text:span text:style-name="T796">rofit = “5000”</text:span></text:h>
      <text:h text:style-name="P430" text:outline-level="4"><text:span text:style-name="T797">I_</text:span><text:span text:style-name="T566">Value</text:span><text:span text:style-name="T797"> = ($U_Cost + $</text:span><text:span text:style-name="T566">I</text:span><text:span text:style-name="T797">_Tax) * ($Profit + 20)</text:span></text:h>
      <text:h text:style-name="P433" text:outline-level="4">I_Index = 22</text:h>
      <text:h text:style-name="P427" text:outline-level="4">The only assignments that can be done with String parameters is <text:span text:style-name="T1102">assignment to a concrete value, a String parameter (or portion of a String parameter using the bracketed version), or a concatenation of either concrete or parameter values using the ‘</text:span><text:span text:style-name="T1008">+</text:span><text:span text:style-name="T1102">’ sign.</text:span></text:h>
      <text:h text:style-name="P436" text:outline-level="4"><text:span text:style-name="T567">DisplayVal</text:span><text:span text:style-name="T798"> = “</text:span><text:span text:style-name="T567">Hello</text:span><text:span text:style-name="T798">”</text:span></text:h>
      <text:h text:style-name="P435" text:outline-level="4"><text:span text:style-name="T798">P</text:span><text:span text:style-name="T796">erson = “everybody!”</text:span></text:h>
      <text:h text:style-name="P431" text:outline-level="4"><text:span text:style-name="T567">Greeting</text:span><text:span text:style-name="T797"> = $</text:span><text:span text:style-name="T567">DisplayVal</text:span><text:span text:style-name="T797"> </text:span><text:span text:style-name="T568">+ “ “ + $Person</text:span></text:h>
      <text:h text:style-name="P434" text:outline-level="4"/>
      <text:h text:style-name="P249" text:outline-level="5">Variables</text:h>
      <text:p text:style-name="P289"><text:span text:style-name="T445">Variables</text:span><text:span text:style-name="T145"> are a feature that allows data to be collected, manipulated, </text:span><text:span text:style-name="T146">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48">s</text:span><text:span text:style-name="T146"> are case sensitive (Hench Param1 and param1 are distinctly different names). </text:span><text:span text:style-name="T147">When defining a </text:span><text:span text:style-name="T146">variable</text:span><text:span text:style-name="T147">, you simply use the name of the </text:span><text:span text:style-name="T146">variable</text:span><text:span text:style-name="T147"> to defined followed by an ‘=’ sign and then the value to assign to it. When using a </text:span><text:span text:style-name="T146">variable</text:span><text:span text:style-name="T147"> in a command (or as the right-hand field of an assignment) you must preceed the name with a ‘$’ character to indicate you are specifying a </text:span><text:span text:style-name="T146">variable</text:span><text:span text:style-name="T147"> and not a String value.</text:span></text:p>
      <text:p text:style-name="P12"><text:span text:style-name="T65">There are </text:span><text:span text:style-name="T428">6</text:span><text:span text:style-name="T118"> types of </text:span><text:span text:style-name="T445">variables</text:span><text:span text:style-name="T118"> that can be defined:</text:span></text:p>
      <text:list xml:id="list545787501" text:style-name="L2">
        <text:list-item>
          <text:p text:style-name="P370"><text:span text:style-name="T6">Integer</text:span><text:span text:style-name="T2"> – they are </text:span><text:span text:style-name="T1080">64-bit signed values </text:span><text:span text:style-name="T2">defined by the name starting with “</text:span><text:span text:style-name="T993">I_</text:span><text:span text:style-name="T2">”</text:span></text:p>
        </text:list-item>
        <text:list-item>
          <text:p text:style-name="P358"><text:span text:style-name="T449">Unsigned</text:span><text:span text:style-name="T118"> – they are </text:span><text:span text:style-name="T117">32-bit unsigned values </text:span><text:span text:style-name="T118">defined by the name starting with “</text:span><text:span text:style-name="T994">U</text:span><text:span text:style-name="T993">_</text:span><text:span text:style-name="T118">”</text:span></text:p>
        </text:list-item>
        <text:list-item>
          <text:p text:style-name="P372"><text:span text:style-name="T5">Boolean</text:span> – they are <text:span text:style-name="T1080">TRUE or FALSE values </text:span>defined by the name starting with “<text:span text:style-name="T992">B_</text:span>”</text:p>
        </text:list-item>
        <text:list-item>
          <text:p text:style-name="P371"><text:span text:style-name="T9">String</text:span><text:span text:style-name="T3"> – </text:span><text:span text:style-name="T219">they are defined</text:span><text:span text:style-name="T4"> </text:span><text:span text:style-name="T219">by default, </text:span><text:span text:style-name="T4">the name starts with anything other than </text:span><text:span text:style-name="T993">I_</text:span><text:span text:style-name="T218">, </text:span><text:span text:style-name="T994">U</text:span><text:span text:style-name="T993">_</text:span><text:span text:style-name="T1103">, </text:span><text:span text:style-name="T993">B_</text:span><text:span text:style-name="T218">, </text:span><text:span text:style-name="T995">A_</text:span><text:span text:style-name="T218"> or </text:span><text:span text:style-name="T995">L_</text:span><text:span text:style-name="T218">.</text:span></text:p>
        </text:list-item>
        <text:list-item>
          <text:p text:style-name="P373"><text:span text:style-name="T12">Int</text:span><text:span text:style-name="T5">Array</text:span> – they are an array of Integer types that are defined by the name starting with “<text:span text:style-name="T992">A_</text:span>”</text:p>
        </text:list-item>
        <text:list-item>
          <text:p text:style-name="P374"><text:span text:style-name="T593">StrArray</text:span> – they are an array of String types that are defined by the name starting with “<text:span text:style-name="T992">L_</text:span>”</text:p>
        </text:list-item>
      </text:list>
      <text:p text:style-name="P17"/>
      <text:p text:style-name="P17"/>
      <text:h text:style-name="P253" text:outline-level="6"><text:span text:style-name="T262">Boolean</text:span>s</text:h>
      <text:p text:style-name="P44"><text:span text:style-name="T5">Booleans</text:span> consist of the values <text:span text:style-name="T5">TRUE</text:span> or <text:span text:style-name="T5">FALSE</text:span> (or <text:span text:style-name="T5">true</text:span> / <text:span text:style-name="T5">false</text:span>). If an <text:span text:style-name="T5">Integer</text:span> value is assigned to it, a 0 will be converted to FALSE and a <text:span text:style-name="T934">1</text:span> will be converted to TRUE, <text:span text:style-name="T934">with any other value causing an error</text:span>. If a <text:span text:style-name="T5">String</text:span> value is assigned to it, it must be composed of either the values TRUE or FALSE (case insensitive) or a numeric value that will again be interpreted as FALSE for 0 and TRUE otherwise. <text:span text:style-name="T218">No operations are valid for </text:span><text:span text:style-name="T8">Booleans</text:span><text:span text:style-name="T225">, </text:span><text:span text:style-name="T226">but it can take a </text:span><text:span text:style-name="T10">String</text:span><text:span text:style-name="T226"> or </text:span><text:span text:style-name="T10">Integer</text:span><text:span text:style-name="T226"> comparison value </text:span><text:span text:style-name="T227">that returns a </text:span><text:span text:style-name="T11">Boolean</text:span><text:span text:style-name="T227"> result</text:span><text:span text:style-name="T218">.</text:span></text:p>
      <text:h text:style-name="P268" text:outline-level="8">Examples</text:h>
      <text:p text:style-name="P34"><text:span text:style-name="T214">B</text:span><text:span text:style-name="T210">_Value = </text:span><text:span text:style-name="T214">TRUE</text:span></text:p>
      <text:p text:style-name="P37"><text:span text:style-name="T209">B_Value = </text:span><text:span text:style-name="T215">$I_Value &gt; 75</text:span></text:p>
      <text:h text:style-name="P254" text:outline-level="6"/>
      <text:h text:style-name="P266" text:outline-level="6">Integer</text:h>
      <text:p text:style-name="P381"><text:span text:style-name="T159">Integers</text:span><text:span text:style-name="T36"> consist of either </text:span><text:span text:style-name="T41">an optional sign followed by numeric digits, or “</text:span><text:span text:style-name="T42">x” or “</text:span><text:span text:style-name="T41">0x” followed </text:span><text:span text:style-name="T42">by hexadecimal digits. If hexadecimal digits are represented, the value is taken as an unsigned </text:span><text:span text:style-name="T46">32-bit </text:span><text:span text:style-name="T42">integer value </text:span><text:span text:style-name="T46">having a range of 0x00000000 to 0xFFFFFFFF</text:span><text:span text:style-name="T42">. </text:span><text:span text:style-name="T148">A </text:span><text:span text:style-name="T160">String</text:span><text:span text:style-name="T40"> </text:span><text:span text:style-name="T146">variable</text:span><text:span text:style-name="T40"> can be assigned to an </text:span><text:span text:style-name="T160">Integer</text:span><text:span text:style-name="T40"> </text:span><text:span text:style-name="T146">variable</text:span><text:span text:style-name="T40"> only if </text:span><text:span text:style-name="T445">it</text:span><text:span text:style-name="T40"> follow</text:span><text:span text:style-name="T148">s</text:span><text:span text:style-name="T40"> the previous rule mentioned on the requirements for an </text:span><text:span text:style-name="T160">Integer</text:span><text:span text:style-name="T40"> value. </text:span><text:span text:style-name="T160">Boolean</text:span><text:span text:style-name="T40"> </text:span><text:span text:style-name="T146">variable</text:span><text:span text:style-name="T40">s can be assigned to an </text:span><text:span text:style-name="T160">Integer</text:span><text:span text:style-name="T40"> </text:span><text:span text:style-name="T146">variable</text:span><text:span text:style-name="T40"> where a TRUE value will be converted to a 1 and FALSE to a 0. </text:span><text:span text:style-name="T26">The following operations are allowed for </text:span><text:span text:style-name="T154">Integers</text:span><text:span text:style-name="T26">: { </text:span><text:span text:style-name="T1011">+</text:span><text:span text:style-name="T26">, </text:span><text:span text:style-name="T1011">-</text:span><text:span text:style-name="T233">, </text:span><text:span text:style-name="T1015">*</text:span><text:span text:style-name="T233">, </text:span><text:span text:style-name="T1015">/</text:span><text:span text:style-name="T233">, </text:span><text:span text:style-name="T1015">%</text:span><text:span text:style-name="T233"> </text:span><text:span text:style-name="T232">}</text:span><text:span text:style-name="T43">.</text:span></text:p>
      <text:h text:style-name="P274" text:outline-level="8">Operations</text:h>
      <text:p text:style-name="P46"><text:span text:style-name="T49">The operations for </text:span><text:span text:style-name="T162">Integers</text:span><text:span text:style-name="T49"> work as follows:</text:span></text:p>
      <text:p text:style-name="P15">+<text:tab/>Addition</text:p>
      <text:p text:style-name="P15">-<text:tab/>Subtraction</text:p>
      <text:p text:style-name="P15">*<text:tab/>Multiplication</text:p>
      <text:p text:style-name="P15">/<text:tab/>Integer division (truncate<text:span text:style-name="T231">s</text:span> result)</text:p>
      <text:p text:style-name="P15">%<text:tab/>Modulus (get remainder of integer division</text:p>
      <text:p text:style-name="P394"><text:span text:style-name="T121">The operators </text:span><text:span text:style-name="T430">are</text:span><text:span text:style-name="T121"> used as <text:s/></text:span><text:span text:style-name="T191">Parameter = Value1 OP Value2 </text:span><text:span text:style-name="T121">, </text:span><text:span text:style-name="T311">where </text:span><text:span text:style-name="T191">Parameter</text:span><text:span text:style-name="T311"> is the </text:span><text:span text:style-name="T324">variable</text:span><text:span text:style-name="T311"> </text:span><text:span text:style-name="T312">being modified, </text:span><text:span text:style-name="T191">OP</text:span><text:span text:style-name="T312"> is the specified operation and </text:span><text:span text:style-name="T191">Value</text:span><text:span text:style-name="T312"> can either be a </text:span><text:span text:style-name="T325">discreet</text:span><text:span text:style-name="T312"> </text:span><text:span text:style-name="T354">Integer</text:span><text:span text:style-name="T312"> </text:span><text:span text:style-name="T325">value </text:span><text:span text:style-name="T312">or a </text:span><text:span text:style-name="T325">V</text:span><text:span text:style-name="T324">ariable</text:span><text:span text:style-name="T312"> having an </text:span><text:span text:style-name="T354">Integer</text:span><text:span text:style-name="T312"> value. </text:span><text:span text:style-name="T313">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269" text:outline-level="8">Examples</text:h>
      <text:p text:style-name="P32"><text:span text:style-name="T210">I_Value = </text:span><text:span text:style-name="T211">127 * $I_Mult</text:span></text:p>
      <text:p text:style-name="P35"><text:span text:style-name="T209">I_FlagBits </text:span><text:span text:style-name="T213">=</text:span><text:span text:style-name="T212"> 0x007F</text:span></text:p>
      <text:p text:style-name="P39"/>
      <text:h text:style-name="P255" text:outline-level="6"/>
      <text:h text:style-name="P265" text:outline-level="6">Unsigned</text:h>
      <text:p text:style-name="P382"><text:span text:style-name="T450">Unsigned</text:span><text:span text:style-name="T36"> </text:span><text:span text:style-name="T146">variable</text:span><text:span text:style-name="T149">s</text:span><text:span text:style-name="T119"> </text:span><text:span text:style-name="T36">consist of either </text:span><text:span text:style-name="T41">numeric digits, or “</text:span><text:span text:style-name="T42">x” or “</text:span><text:span text:style-name="T41">0x” followed </text:span><text:span text:style-name="T42">by hexadecimal digits. If hexadecimal digits are represented, the value is taken as an unsigned </text:span><text:span text:style-name="T46">32-bit </text:span><text:span text:style-name="T42">integer value </text:span><text:span text:style-name="T46">having a range of 0x00000000 to 0xFFFFFFFF</text:span><text:span text:style-name="T42">. </text:span><text:span text:style-name="T172">Integer</text:span><text:span text:style-name="T129"> values can be assigned to an </text:span><text:span text:style-name="T172">Unsigned</text:span><text:span text:style-name="T129"> </text:span><text:span text:style-name="T146">variable</text:span><text:span text:style-name="T129">, but will be truncated to 32-bits and treated as an unsigned value. </text:span><text:span text:style-name="T160">String</text:span><text:span text:style-name="T40"> </text:span><text:span text:style-name="T146">variable</text:span><text:span text:style-name="T40">s can be assigned to an </text:span><text:span text:style-name="T450">Unsigned</text:span><text:span text:style-name="T40"> </text:span><text:span text:style-name="T146">variable</text:span><text:span text:style-name="T40"> only if they follow the previous rule mentioned on the requirements for an </text:span><text:span text:style-name="T450">Unsigned</text:span><text:span text:style-name="T40"> value. </text:span><text:span text:style-name="T160">Boolean</text:span><text:span text:style-name="T40"> </text:span><text:span text:style-name="T146">variable</text:span><text:span text:style-name="T40">s can be assigned to an </text:span><text:span text:style-name="T450">Unsigned</text:span><text:span text:style-name="T40"> </text:span><text:span text:style-name="T146">variable</text:span><text:span text:style-name="T40"> where a TRUE value will be converted to a 1 and FALSE to a 0. </text:span><text:span text:style-name="T26">The following operations are allowed for </text:span><text:span text:style-name="T450">Unsigned</text:span><text:span text:style-name="T26">: { </text:span><text:span text:style-name="T1011">+</text:span><text:span text:style-name="T26">, </text:span><text:span text:style-name="T1011">-</text:span><text:span text:style-name="T233">, </text:span><text:span text:style-name="T1015">*</text:span><text:span text:style-name="T233">, </text:span><text:span text:style-name="T1015">/</text:span><text:span text:style-name="T233">, </text:span><text:span text:style-name="T1015">%</text:span><text:span text:style-name="T233"> </text:span><text:span text:style-name="T232">} and </text:span><text:span text:style-name="T47">the following additional </text:span><text:span text:style-name="T120">bitwise </text:span><text:span text:style-name="T47">operators: {</text:span><text:span text:style-name="T234"> </text:span><text:span text:style-name="T1012">AND</text:span><text:span text:style-name="T256">, </text:span><text:span text:style-name="T1012">OR</text:span><text:span text:style-name="T256">, </text:span><text:span text:style-name="T1013">XOR</text:span><text:span text:style-name="T238">,</text:span><text:span text:style-name="T43"> </text:span><text:span text:style-name="T1014">ROL</text:span><text:span text:style-name="T234">, </text:span><text:span text:style-name="T1014">ROR</text:span><text:span text:style-name="T43"> } </text:span><text:span text:style-name="T127">and the ‘</text:span><text:span text:style-name="T1010">!</text:span><text:span text:style-name="T127">’ char can be placed </text:span><text:span text:style-name="T128">in front of either a </text:span><text:span text:style-name="T146">variable</text:span><text:span text:style-name="T128">, a numeric value, or a parenthesized block to invert the result</text:span><text:span text:style-name="T43">.</text:span></text:p>
      <text:h text:style-name="P275" text:outline-level="8">Operations</text:h>
      <text:p text:style-name="P49"><text:span text:style-name="T49">The operations for </text:span><text:span text:style-name="T450">Unsigned</text:span><text:span text:style-name="T49"> </text:span><text:span text:style-name="T120">are the same as for</text:span><text:span text:style-name="T49"> </text:span><text:span text:style-name="T162">Integers</text:span><text:span text:style-name="T49"> </text:span><text:span text:style-name="T429">as listed above.</text:span></text:p>
      <text:p text:style-name="P48"><text:span text:style-name="T123">The additional </text:span><text:span text:style-name="T430">bitwise</text:span><text:span text:style-name="T123"> </text:span><text:span text:style-name="T124">operators </text:span><text:span text:style-name="T122">are used as follows</text:span><text:span text:style-name="T124"> </text:span><text:span text:style-name="T125">(Note: the value must be an unsigned 32-bit value and the result of the operation will always keep the result as an unsigned 32-bit value)</text:span><text:span text:style-name="T123">:</text:span></text:p>
      <text:p text:style-name="P18"><text:span text:style-name="T235">!</text:span><text:span text:style-name="T17"><text:tab/>Invert all 1’s and 0’s </text:span><text:span text:style-name="T130">of the value following it</text:span></text:p>
      <text:p text:style-name="P13"><text:span text:style-name="T236">AND </text:span><text:span text:style-name="T216">value</text:span><text:span text:style-name="T44"><text:tab/>bitwise AND </text:span><text:span text:style-name="T61">with </text:span><text:span text:style-name="T216">value</text:span></text:p>
      <text:p text:style-name="P13"><text:span text:style-name="T236">OR <text:s text:c="3"/></text:span><text:span text:style-name="T216">value</text:span><text:span text:style-name="T44"><text:tab/>bitwise OR </text:span><text:span text:style-name="T61">with </text:span><text:span text:style-name="T216">value</text:span></text:p>
      <text:p text:style-name="P16"><text:span text:style-name="T235">XOR </text:span><text:span text:style-name="T216">value</text:span><text:tab/>bitwise exclusive-OR <text:span text:style-name="T782">with </text:span><text:span text:style-name="T216">value</text:span></text:p>
      <text:p text:style-name="P14"><text:span text:style-name="T237">RO</text:span><text:span text:style-name="T236">L </text:span><text:span text:style-name="T216">bits</text:span><text:span text:style-name="T45"><text:tab/></text:span><text:span text:style-name="T48">Rotate</text:span><text:span text:style-name="T45"> bits left by specified amount </text:span><text:span text:style-name="T61">of </text:span><text:span text:style-name="T216">bits</text:span><text:span text:style-name="T45"> (</text:span><text:span text:style-name="T54">for </text:span><text:span text:style-name="T239">N = 1 to </text:span><text:span text:style-name="T241">31</text:span><text:span text:style-name="T54">, </text:span><text:span text:style-name="T52">bit</text:span><text:span text:style-name="T272">N</text:span><text:span text:style-name="T52"> gets bit</text:span><text:span text:style-name="T272">N-1</text:span><text:span text:style-name="T51"> </text:span><text:span text:style-name="T55">and</text:span><text:span text:style-name="T51"> </text:span><text:span text:style-name="T50">bit</text:span><text:span text:style-name="T273">0</text:span><text:span text:style-name="T48"> gets </text:span><text:span text:style-name="T53">bit</text:span><text:span text:style-name="T275">31</text:span><text:span text:style-name="T48"> value</text:span><text:span text:style-name="T51">)</text:span></text:p>
      <text:p text:style-name="P14"><text:span text:style-name="T237">RO</text:span><text:span text:style-name="T236">R </text:span><text:span text:style-name="T216">bits</text:span><text:span text:style-name="T45"><text:tab/></text:span><text:span text:style-name="T48">Rotate</text:span><text:span text:style-name="T45"> bits right by specified amount </text:span><text:span text:style-name="T61">of </text:span><text:span text:style-name="T216">bits</text:span><text:span text:style-name="T45"> (</text:span><text:span text:style-name="T54">for </text:span><text:span text:style-name="T239">N = </text:span><text:span text:style-name="T240">0</text:span><text:span text:style-name="T239"> to </text:span><text:span text:style-name="T241">30</text:span><text:span text:style-name="T54">, </text:span><text:span text:style-name="T52">bit</text:span><text:span text:style-name="T272">N</text:span><text:span text:style-name="T52"> gets bit</text:span><text:span text:style-name="T272">N</text:span><text:span text:style-name="T274">+</text:span><text:span text:style-name="T272">1</text:span><text:span text:style-name="T51"> </text:span><text:span text:style-name="T55">and</text:span><text:span text:style-name="T51"> </text:span><text:span text:style-name="T50">bit</text:span><text:span text:style-name="T275">31</text:span><text:span text:style-name="T48"> gets </text:span><text:span text:style-name="T53">bit</text:span><text:span text:style-name="T274">0</text:span><text:span text:style-name="T48"> value</text:span><text:span text:style-name="T44">)</text:span></text:p>
      <text:h text:style-name="P270" text:outline-level="8">Examples</text:h>
      <text:p text:style-name="P33"><text:span text:style-name="T210">I_Value = </text:span><text:span text:style-name="T211">127 * $I_Mult</text:span></text:p>
      <text:p text:style-name="P36"><text:span text:style-name="T209">I_FlagBits </text:span><text:span text:style-name="T212">XOR</text:span><text:span text:style-name="T213">=</text:span><text:span text:style-name="T212"> 0x007F</text:span></text:p>
      <text:p text:style-name="P40"/>
      <text:h text:style-name="P258" text:outline-level="6"/>
      <text:h text:style-name="P263" text:outline-level="6">String</text:h>
      <text:p text:style-name="P383"><text:span text:style-name="T151">Strings</text:span><text:span text:style-name="T18"> </text:span><text:span text:style-name="T19">consist of </text:span><text:span text:style-name="T20">any ASCII printable character </text:span><text:span text:style-name="T21">(values 0x2</text:span><text:span text:style-name="T74">0</text:span><text:span text:style-name="T21"> – </text:span><text:span text:style-name="T22">0x7E), </text:span><text:span text:style-name="T74">which may be enclosed in double quotes. If the String is to consist of multiple words, that is, some spaces will be included in it, you MUST enclose the String with quotes. If it is a single word, the quotes are optional</text:span><text:span text:style-name="T22">. </text:span><text:span text:style-name="T152">Integers</text:span><text:span text:style-name="T22"> and </text:span><text:span text:style-name="T152">Booleans</text:span><text:span text:style-name="T22"> can be assigned to a </text:span><text:span text:style-name="T152">String</text:span><text:span text:style-name="T22"> </text:span><text:span text:style-name="T146">variable</text:span><text:span text:style-name="T22"> (the Boolean value will be converted to “TRUE” or “FALSE”). </text:span><text:span text:style-name="T23">Operations that are allowed for </text:span><text:span text:style-name="T153">Strings</text:span><text:span text:style-name="T23">: { </text:span><text:span text:style-name="T24">+, </text:span><text:span text:style-name="T242">CONCAT, </text:span><text:span text:style-name="T251">TRUNCL</text:span><text:span text:style-name="T252">, </text:span><text:span text:style-name="T251">TRUNC</text:span><text:span text:style-name="T252">R, </text:span><text:span text:style-name="T253">LENGTH, </text:span><text:span text:style-name="T254">UPPER</text:span><text:span text:style-name="T255">, </text:span><text:span text:style-name="T254">LOWER</text:span><text:span text:style-name="T255">, </text:span><text:span text:style-name="T254">SUB</text:span><text:span text:style-name="T25"> }.</text:span></text:p>
      <text:h text:style-name="P276" text:outline-level="8">Operations</text:h>
      <text:p text:style-name="P47"><text:span text:style-name="T49">The operations </text:span><text:span text:style-name="T131">allowed </text:span><text:span text:style-name="T49">for </text:span><text:span text:style-name="T163">Strings</text:span><text:span text:style-name="T49"> </text:span><text:span text:style-name="T432">are</text:span><text:span text:style-name="T49"> as follows:</text:span></text:p>
      <text:p text:style-name="P1"><text:span text:style-name="T45">+ </text:span><text:span text:style-name="T618">Str</text:span><text:span text:style-name="T619">Val</text:span><text:span text:style-name="T45"> <text:tab/></text:span><text:span text:style-name="T56">Concatenat</text:span><text:span text:style-name="T58">e </text:span><text:span text:style-name="T616">Str</text:span><text:span text:style-name="T617">Val</text:span><text:span text:style-name="T58"> to the right of the current </text:span><text:span text:style-name="T165">String</text:span><text:span text:style-name="T58"> value</text:span></text:p>
      <text:h text:style-name="P277" text:outline-level="8"><text:span text:style-name="T591">Extens</text:span><text:span text:style-name="T1104">ions</text:span></text:h>
      <text:p text:style-name="P421">Extensions are additions that can be placed on the end of a <text:span text:style-name="T146">variable</text:span> <text:span text:style-name="T1105">on the right side of a calculation, assignment, or comparison.</text:span></text:p>
      <text:p text:style-name="P1"><text:span text:style-name="T236">.</text:span><text:span text:style-name="T243">UPPER</text:span><text:span text:style-name="T45"><text:tab/></text:span><text:span text:style-name="T57">Converts the </text:span><text:span text:style-name="T164">String</text:span><text:span text:style-name="T57"> to all uppercase characters</text:span></text:p>
      <text:p text:style-name="P1"><text:span text:style-name="T236">.</text:span><text:span text:style-name="T243">LOWER</text:span><text:span text:style-name="T45"><text:tab/></text:span><text:span text:style-name="T57">Converts the </text:span><text:span text:style-name="T164">String</text:span><text:span text:style-name="T57"> to all lowercase characters</text:span></text:p>
      <text:p text:style-name="P10"><text:span text:style-name="T257">.</text:span><text:span text:style-name="T258">SIZE</text:span><text:span text:style-name="T45"> <text:tab/></text:span><text:span text:style-name="T59">returns </text:span><text:span text:style-name="T168">Integer</text:span><text:span text:style-name="T62"> </text:span><text:span text:style-name="T435">length</text:span><text:span text:style-name="T59"> the </text:span><text:bookmark-start text:name="__DdeLink__58493_236764897"/><text:span text:style-name="T164">String</text:span><text:bookmark-end text:name="__DdeLink__58493_236764897"/></text:p>
      <text:p text:style-name="P10"><text:span text:style-name="T236">.</text:span><text:span text:style-name="T258">ISEMPTY</text:span><text:span text:style-name="T45"><text:tab/></text:span><text:span text:style-name="T59">returns </text:span><text:span text:style-name="T167">Boolean</text:span><text:span text:style-name="T60"> </text:span><text:span text:style-name="T626">TRUE</text:span><text:span text:style-name="T59"> if the </text:span><text:span text:style-name="T60">the </text:span><text:span text:style-name="T164">String</text:span><text:span text:style-name="T60"> is empty, </text:span><text:span text:style-name="T625">FALSE</text:span><text:span text:style-name="T60"> otherwise</text:span></text:p>
      <text:h text:style-name="P271" text:outline-level="8">Examples</text:h>
      <text:p text:style-name="P19"><text:span text:style-name="T193">MyString</text:span><text:span text:style-name="T194"> = </text:span><text:span text:style-name="T193">First<text:tab/></text:span><text:span text:style-name="T380">MyString is now: First</text:span></text:p>
      <text:p text:style-name="P38"><text:span text:style-name="T193">M</text:span><text:span text:style-name="T192">yString = </text:span><text:span text:style-name="T206">$</text:span><text:span text:style-name="T192">MyString </text:span><text:span text:style-name="T206">+</text:span><text:span text:style-name="T192"> Second<text:tab/></text:span><text:span text:style-name="T379">MyString is now: FirstSecond</text:span></text:p>
      <text:p text:style-name="P26"><text:span text:style-name="T193">MyString = </text:span><text:span text:style-name="T206">$</text:span><text:span text:style-name="T193">MyString.</text:span><text:span text:style-name="T195">TRUNCL </text:span><text:span text:style-name="T196">2</text:span><text:span text:style-name="T193"><text:tab/></text:span><text:span text:style-name="T380">MyString is now: rstSecond</text:span></text:p>
      <text:p text:style-name="P27"><text:span text:style-name="T193">MyString = </text:span><text:span text:style-name="T206">$</text:span><text:span text:style-name="T193">MyString.</text:span><text:span text:style-name="T196">UPPER</text:span><text:span text:style-name="T193"><text:tab/></text:span><text:span text:style-name="T380">MyString is now: </text:span><text:span text:style-name="T381">RST</text:span><text:span text:style-name="T380">S</text:span><text:span text:style-name="T381">ECOND</text:span></text:p>
      <text:p text:style-name="P28"><text:span text:style-name="T197">I_Length</text:span><text:span text:style-name="T193"> = </text:span><text:span text:style-name="T206">$</text:span><text:span text:style-name="T193">MyString.</text:span><text:span text:style-name="T197">LENGTH</text:span><text:span text:style-name="T193"><text:tab/></text:span><text:span text:style-name="T382">I_Lemgth</text:span><text:span text:style-name="T380"> is now: </text:span><text:span text:style-name="T382">9</text:span></text:p>
      <text:p text:style-name="P41"/>
      <text:h text:style-name="P259" text:outline-level="6"/>
      <text:h text:style-name="P267" text:outline-level="6"><text:span text:style-name="T263">Int</text:span><text:span text:style-name="T262">Array</text:span></text:h>
      <text:p text:style-name="P384"><text:span text:style-name="T175">Int</text:span><text:span text:style-name="T154">Arrays</text:span><text:span text:style-name="T26"> consist of </text:span><text:span text:style-name="T27">a </text:span><text:span text:style-name="T28">comma </text:span><text:span text:style-name="T27">series of </text:span><text:span text:style-name="T31">0 or more</text:span><text:span text:style-name="T27"> </text:span><text:span text:style-name="T156">I</text:span><text:span text:style-name="T155">nteger</text:span><text:span text:style-name="T28"> values </text:span><text:span text:style-name="T126">enclosed in braces</text:span><text:span text:style-name="T28">. </text:span><text:span text:style-name="T29">You can access (read or modify) any entry in the </text:span><text:span text:style-name="T175">Int</text:span><text:span text:style-name="T154">Array</text:span><text:span text:style-name="T29"> using the square brackets with the numeric index (starting at 0), such as </text:span><text:span text:style-name="T185">I_Value = $A_Table[6]</text:span><text:span text:style-name="T29"> to get the 7</text:span><text:span text:style-name="T220">th</text:span><text:span text:style-name="T29"> value in the </text:span><text:span text:style-name="T135">a</text:span><text:span text:style-name="T29">rray </text:span><text:span text:style-name="T30">and assign it to the </text:span><text:span text:style-name="T146">variable</text:span><text:span text:style-name="T30"> I_Value</text:span><text:span text:style-name="T34">. If an assignment is done to a</text:span><text:span text:style-name="T37">n</text:span><text:span text:style-name="T34"> </text:span><text:span text:style-name="T160">Integer</text:span><text:span text:style-name="T34"> or the use in a command requires a </text:span><text:span text:style-name="T160">Integer</text:span><text:span text:style-name="T34"> </text:span><text:span text:style-name="T35">instead of a</text:span><text:span text:style-name="T37">n</text:span><text:span text:style-name="T35"> </text:span><text:span text:style-name="T175">Int</text:span><text:span text:style-name="T154">Array</text:span><text:span text:style-name="T35"> </text:span><text:span text:style-name="T34">and the </text:span><text:span text:style-name="T146">variable</text:span><text:span text:style-name="T34"> is </text:span><text:span text:style-name="T180">a</text:span><text:span text:style-name="T181">n</text:span><text:span text:style-name="T158"> </text:span><text:span text:style-name="T175">Int</text:span><text:span text:style-name="T154">Array</text:span><text:span text:style-name="T34"> type, only the 1</text:span><text:span text:style-name="T221">st</text:span><text:span text:style-name="T34"> element </text:span><text:span text:style-name="T35">will be used from the </text:span><text:span text:style-name="T175">Int</text:span><text:span text:style-name="T154">Array</text:span><text:span text:style-name="T180"> (element [0])</text:span><text:span text:style-name="T29">. </text:span></text:p>
      <text:h text:style-name="P278" text:outline-level="8">Operations</text:h>
      <text:p text:style-name="P423"><text:span text:style-name="T397">T</text:span><text:span text:style-name="T391">hese are commands that are only supported by the array type </text:span><text:span text:style-name="T398">variable</text:span><text:span text:style-name="T399">s</text:span><text:span text:style-name="T391">. They are used like the other program commands in that the command comes first, followed by the </text:span><text:span text:style-name="T398">variable</text:span><text:span text:style-name="T391"> name it applies to, followed by any other additional parameters.</text:span></text:p>
      <text:p text:style-name="P7"><text:span text:style-name="T585">INSERT</text:span><text:span text:style-name="T45"> <text:s/></text:span><text:span text:style-name="T681">ParamName</text:span><text:span text:style-name="T133"> </text:span><text:span text:style-name="T682">Integer</text:span><text:span text:style-name="T45"><text:tab/><text:tab/></text:span><text:span text:style-name="T434">inserts </text:span><text:span text:style-name="T665">Integer</text:span><text:span text:style-name="T434"> at beginning of </text:span><text:span text:style-name="T665">ParamName</text:span><text:span text:style-name="T434"> array</text:span></text:p>
      <text:p text:style-name="P4"><text:span text:style-name="T588">APPEND</text:span><text:span text:style-name="T457"> <text:s/></text:span><text:span text:style-name="T681">ParamName</text:span><text:span text:style-name="T458"> </text:span><text:span text:style-name="T682">Integer</text:span><text:span text:style-name="T182"> <text:tab/></text:span><text:span text:style-name="T460">appends</text:span><text:span text:style-name="T459"> </text:span><text:span text:style-name="T669">Integer</text:span><text:span text:style-name="T459"> </text:span><text:span text:style-name="T460">to end</text:span><text:span text:style-name="T459"> of </text:span><text:span text:style-name="T669">ParamName</text:span><text:span text:style-name="T459"> array</text:span></text:p>
      <text:p text:style-name="P4"><text:span text:style-name="T588">MODIFY</text:span><text:span text:style-name="T457"> <text:s/></text:span><text:span text:style-name="T681">ParamName</text:span><text:span text:style-name="T458"> </text:span><text:span text:style-name="T682">I</text:span><text:span text:style-name="T683">ndex I</text:span><text:span text:style-name="T682">nteger</text:span><text:span text:style-name="T182"> <text:tab/></text:span><text:span text:style-name="T460">modifies the </text:span><text:span text:style-name="T670">Index</text:span><text:span text:style-name="T460"> entry in</text:span><text:span text:style-name="T459"> </text:span><text:span text:style-name="T669">ParamName</text:span><text:span text:style-name="T459"> array </text:span><text:span text:style-name="T460">to the value of </text:span><text:span text:style-name="T669">Integer</text:span></text:p>
      <text:p text:style-name="P7"><text:span text:style-name="T588">REMOVE</text:span><text:span text:style-name="T182"> <text:s/></text:span><text:span text:style-name="T681">ParamName</text:span><text:span text:style-name="T458"> </text:span><text:span text:style-name="T682">I</text:span><text:span text:style-name="T683">ndex<text:tab/><text:tab/></text:span><text:span text:style-name="T461">removes the </text:span><text:span text:style-name="T669">In</text:span><text:span text:style-name="T671">dex</text:span><text:span text:style-name="T459"> </text:span><text:span text:style-name="T461">entry from</text:span><text:span text:style-name="T459"> </text:span><text:span text:style-name="T669">ParamName</text:span><text:span text:style-name="T459"> array</text:span></text:p>
      <text:p text:style-name="P7"><text:span text:style-name="T588">TRUNCATE</text:span><text:span text:style-name="T182"> <text:s/></text:span><text:span text:style-name="T681">ParamName</text:span><text:span text:style-name="T458"> </text:span><text:span text:style-name="T1095">I</text:span><text:span text:style-name="T1096">n</text:span><text:span text:style-name="T1097">teger</text:span><text:span text:style-name="T683"><text:tab/></text:span><text:span text:style-name="T461">removes</text:span><text:span text:style-name="T183"> </text:span><text:span text:style-name="T672">Integer</text:span><text:span text:style-name="T184"> </text:span><text:span text:style-name="T183">entries </text:span><text:span text:style-name="T461">from </text:span><text:span text:style-name="T462">the end of</text:span><text:span text:style-name="T459"> </text:span><text:span text:style-name="T669">ParamName</text:span><text:span text:style-name="T459"> array </text:span><text:span text:style-name="T462">(default to 1 entry)</text:span></text:p>
      <text:p text:style-name="P7"><text:span text:style-name="T588">POP</text:span><text:span text:style-name="T182"> </text:span><text:span text:style-name="T681">ParamName</text:span><text:span text:style-name="T458"> </text:span><text:span text:style-name="T1095">I</text:span><text:span text:style-name="T1096">n</text:span><text:span text:style-name="T1097">teger</text:span><text:span text:style-name="T1096"><text:tab/><text:tab/></text:span><text:span text:style-name="T461">removes</text:span><text:span text:style-name="T183"> </text:span><text:span text:style-name="T672">Integer</text:span><text:span text:style-name="T184"> </text:span><text:span text:style-name="T183">entries </text:span><text:span text:style-name="T461">from </text:span><text:span text:style-name="T462">the start of</text:span><text:span text:style-name="T459"> </text:span><text:span text:style-name="T669">ParamName</text:span><text:span text:style-name="T459"> array </text:span><text:span text:style-name="T462">(default to 1 entry)</text:span></text:p>
      <text:h text:style-name="P280" text:outline-level="8"><text:span text:style-name="T591">Extens</text:span><text:span text:style-name="T1104">ions</text:span></text:h>
      <text:p text:style-name="P422">Extensions are additions that can be placed on the end of a <text:span text:style-name="T146">variable</text:span> <text:span text:style-name="T1105">on the right side of a calculation, assignment, or comparison.</text:span></text:p>
      <text:p text:style-name="P51"><text:span text:style-name="T49">The </text:span><text:span text:style-name="T433">extensions</text:span><text:span text:style-name="T49"> for </text:span><text:span text:style-name="T175">Int</text:span><text:span text:style-name="T154">Array</text:span><text:span text:style-name="T166">s</text:span><text:span text:style-name="T49"> work as follows:</text:span></text:p>
      <text:p text:style-name="P2"><text:span text:style-name="T132">[ </text:span><text:span text:style-name="T996">index</text:span><text:span text:style-name="T132"> ]<text:tab/>returns </text:span><text:span text:style-name="T173">Integer</text:span><text:span text:style-name="T132"> value of the specified index entry</text:span></text:p>
      <text:p text:style-name="P9"><text:span text:style-name="T257">.</text:span><text:span text:style-name="T258">SIZE</text:span><text:span text:style-name="T45"> <text:tab/></text:span><text:span text:style-name="T59">returns </text:span><text:span text:style-name="T168">Integer</text:span><text:span text:style-name="T62"> </text:span><text:span text:style-name="T59">number of entries in the </text:span><text:span text:style-name="T167"><text:s/></text:span><text:span text:style-name="T175">Int</text:span><text:span text:style-name="T154">Array</text:span></text:p>
      <text:p text:style-name="P9"><text:span text:style-name="T236">.</text:span><text:span text:style-name="T258">ISEMPTY</text:span><text:span text:style-name="T45"><text:tab/></text:span><text:span text:style-name="T59">returns </text:span><text:span text:style-name="T167">Boolean</text:span><text:span text:style-name="T60"> </text:span><text:span text:style-name="T626">TRUE</text:span><text:span text:style-name="T59"> if the </text:span><text:span text:style-name="T60">the </text:span><text:span text:style-name="T175">Int</text:span><text:span text:style-name="T154">Array</text:span><text:span text:style-name="T60"> is empty, </text:span><text:span text:style-name="T625">FALSE</text:span><text:span text:style-name="T60"> otherwise</text:span></text:p>
      <text:p text:style-name="P368"><text:bookmark-start text:name="__DdeLink__9662_3529521925"/><text:span text:style-name="T257">.</text:span><text:span text:style-name="T587">FILTER</text:span><text:span text:style-name="T45"> <text:tab/></text:span><text:span text:style-name="T59">returns </text:span><text:span text:style-name="T175">Int</text:span><text:span text:style-name="T154">Array</text:span><text:span text:style-name="T62"> </text:span><text:span text:style-name="T448">that has entries filtered by the FILTER command</text:span></text:p>
      <text:h text:style-name="P272" text:outline-level="8"><text:bookmark-end text:name="__DdeLink__9662_3529521925"/>Examples</text:h>
      <text:p text:style-name="P20"><text:span text:style-name="T198">A_Table1</text:span><text:span text:style-name="T194"> = </text:span><text:span text:style-name="T205">{ </text:span><text:span text:style-name="T199">22, 25, 27, 29 </text:span><text:span text:style-name="T205">}</text:span><text:span text:style-name="T193"><text:tab/></text:span><text:span text:style-name="T383">A_Table1</text:span><text:span text:style-name="T380"> is now: </text:span><text:span text:style-name="T383">22 25 27 29</text:span></text:p>
      <text:p text:style-name="P21"><text:span text:style-name="T198">A_Table</text:span><text:span text:style-name="T199">2 = $I_Values </text:span><text:span text:style-name="T201">16</text:span><text:span text:style-name="T199"><text:tab/></text:span><text:span text:style-name="T383">A_Table</text:span><text:span text:style-name="T384">2</text:span><text:span text:style-name="T380"> is now: </text:span><text:span text:style-name="T384">10 </text:span><text:span text:style-name="T386">16</text:span></text:p>
      <text:p text:style-name="P22"><text:span text:style-name="T198">A_Table1</text:span><text:span text:style-name="T199">.</text:span><text:span text:style-name="T200">REMOVE</text:span><text:span text:style-name="T193"><text:tab/></text:span><text:span text:style-name="T383">A_Table1</text:span><text:span text:style-name="T380"> is now: </text:span><text:span text:style-name="T383">22 25 27</text:span></text:p>
      <text:p text:style-name="P22"><text:span text:style-name="T198">A_Table</text:span><text:span text:style-name="T199">2.</text:span><text:span text:style-name="T200">PUSH $RESPONSE</text:span><text:span text:style-name="T199"><text:tab/></text:span><text:span text:style-name="T383">A_Table</text:span><text:span text:style-name="T384">2</text:span><text:span text:style-name="T380"> is now: </text:span><text:span text:style-name="T385">29 </text:span><text:span text:style-name="T384">10 </text:span><text:span text:style-name="T386">16</text:span></text:p>
      <text:p text:style-name="P42"/>
      <text:h text:style-name="P260" text:outline-level="6"/>
      <text:h text:style-name="P264" text:outline-level="6"><text:bookmark-start text:name="__DdeLink__9010_3529521925"/>StrArray</text:h>
      <text:p text:style-name="P384"><text:span text:style-name="T452">StrArrays</text:span><text:span text:style-name="T33"> consist of a </text:span><text:span text:style-name="T431">comma</text:span><text:span text:style-name="T28">-</text:span><text:span text:style-name="T31">separated</text:span><text:span text:style-name="T28"> </text:span><text:span text:style-name="T27">series of </text:span><text:span text:style-name="T31">0 or more</text:span><text:span text:style-name="T27"> </text:span><text:span text:style-name="T156">String</text:span><text:span text:style-name="T31"> formatted words </text:span><text:span text:style-name="T126">enclosed in braces</text:span><text:span text:style-name="T31">. </text:span><text:span text:style-name="T32">You can access (read or modify) </text:span><text:bookmark-end text:name="__DdeLink__9010_3529521925"/><text:span text:style-name="T32">any entry in the </text:span><text:span text:style-name="T452">StrArray</text:span><text:span text:style-name="T32"> </text:span><text:span text:style-name="T29">using the square brackets with the numeric index (starting at 0), such as </text:span><text:span text:style-name="T186">StrV</text:span><text:span text:style-name="T185">alue = $</text:span><text:span text:style-name="T186">L</text:span><text:span text:style-name="T185">_Table[</text:span><text:span text:style-name="T187">3</text:span><text:span text:style-name="T185">]</text:span><text:span text:style-name="T29"> to get the </text:span><text:span text:style-name="T34">4</text:span><text:span text:style-name="T220">h</text:span><text:span text:style-name="T29"> value in the </text:span><text:span text:style-name="T452">StrArray</text:span><text:span text:style-name="T29"> </text:span><text:span text:style-name="T30">and assign it to the </text:span><text:span text:style-name="T146">variable</text:span><text:span text:style-name="T30"> </text:span><text:span text:style-name="T34">Str</text:span><text:span text:style-name="T30">Value</text:span><text:span text:style-name="T29">. </text:span><text:span text:style-name="T34">The individual </text:span><text:span text:style-name="T157">String</text:span><text:span text:style-name="T34"> element returned from a [x] nomenclature follows the same rules as any other </text:span><text:span text:style-name="T157">String</text:span><text:span text:style-name="T34">. If an assignment is done to a </text:span><text:span text:style-name="T157">String</text:span><text:span text:style-name="T34"> or the use in a command requires a </text:span><text:span text:style-name="T157">String</text:span><text:span text:style-name="T34"> </text:span><text:span text:style-name="T35">instead of a </text:span><text:span text:style-name="T452">StrArray</text:span><text:span text:style-name="T35"> </text:span><text:span text:style-name="T34">and the </text:span><text:span text:style-name="T146">variable</text:span><text:span text:style-name="T34"> is a </text:span><text:span text:style-name="T452">StrArray</text:span><text:span text:style-name="T34"> type, only the 1</text:span><text:span text:style-name="T221">st</text:span><text:span text:style-name="T34"> element </text:span><text:span text:style-name="T35">will be used from the </text:span><text:span text:style-name="T452">StrArray</text:span><text:span text:style-name="T180"> (element [0])</text:span><text:span text:style-name="T35">. </text:span><text:span text:style-name="T63">If the command requires or allows a </text:span><text:span text:style-name="T452">StrArray</text:span><text:span text:style-name="T63"> type, using the </text:span><text:span text:style-name="T452">StrArray</text:span><text:span text:style-name="T63"> name will supply the entire list of entries. </text:span><text:span text:style-name="T28">The </text:span><text:span text:style-name="T64">valid </text:span><text:span text:style-name="T28">operations for </text:span><text:span text:style-name="T176">Str</text:span><text:span text:style-name="T155">Arrays</text:span><text:span text:style-name="T28"> are: { </text:span><text:span text:style-name="T244">ADD</text:span><text:span text:style-name="T245">, </text:span><text:span text:style-name="T246">REMOVE, </text:span><text:span text:style-name="T247">PUSH</text:span><text:span text:style-name="T248">, </text:span><text:span text:style-name="T246">POP, SIZE, </text:span><text:span text:style-name="T249">ISEMPTY, </text:span><text:span text:style-name="T250">LIST</text:span><text:span text:style-name="T28"> }.</text:span></text:p>
      <text:p text:style-name="P384"><text:span text:style-name="T174">Int</text:span><text:span text:style-name="T161">Arrays</text:span><text:span text:style-name="T38"> and </text:span><text:span text:style-name="T452">StrArray</text:span><text:span text:style-name="T161">s</text:span><text:span text:style-name="T38"> can </text:span><text:span text:style-name="T39">also </text:span><text:span text:style-name="T38">be assigned to a </text:span><text:span text:style-name="T161">Boolean</text:span><text:span text:style-name="T38"> </text:span><text:span text:style-name="T146">variable</text:span><text:span text:style-name="T39"> using</text:span><text:span text:style-name="T38"> the </text:span><text:span text:style-name="T40">element selection [x] to identify which element is being referred to </text:span><text:span text:style-name="T39">(or will default to the 1</text:span><text:span text:style-name="T222">st</text:span><text:span text:style-name="T39"> element)</text:span><text:span text:style-name="T40">.</text:span></text:p>
      <text:p text:style-name="P375">When parameters are referenced in a<text:span text:style-name="T230">n assignment to a </text:span><text:span text:style-name="T933">variable</text:span><text:span text:style-name="T230"> or in a</text:span> command as a replacement for a value, they must be preceeded by the ‘$’ character to indicate this. If the <text:span text:style-name="T933">variable</text:span> is not found and the <text:span text:style-name="T15">assignment is to a </text:span><text:span text:style-name="T7">String</text:span><text:span text:style-name="T15"> or </text:span><text:span text:style-name="T593">StrArray</text:span><text:span text:style-name="T15"> parameter, the value will be accepted at face value. That is, if the command </text:span><text:span text:style-name="T188">StrParam = $</text:span><text:span text:style-name="T189">NotFound</text:span><text:span text:style-name="T16"> </text:span><text:span text:style-name="T217">is used </text:span><text:span text:style-name="T16">and </text:span><text:span text:style-name="T190">NotFound</text:span><text:span text:style-name="T217"> is not a defined parameter, the value of StrParam will be “$NotFound”.</text:span></text:p>
      <text:h text:style-name="P279" text:outline-level="8">Operations</text:h>
      <text:p text:style-name="P424"><text:span text:style-name="T397">T</text:span><text:span text:style-name="T391">hese are commands that are only supported by the array type </text:span><text:span text:style-name="T398">variable</text:span><text:span text:style-name="T391">. They are used like the other program commands in that the command comes first, followed by the </text:span><text:span text:style-name="T398">variable</text:span><text:span text:style-name="T391"> name it applies to, followed by any other additional parameters.</text:span></text:p>
      <text:p text:style-name="P5"><text:span text:style-name="T585">INSERT</text:span><text:span text:style-name="T45"> <text:s/></text:span><text:span text:style-name="T681">ParamName</text:span><text:span text:style-name="T133"> </text:span><text:span text:style-name="T684">String</text:span><text:span text:style-name="T45"><text:tab/><text:tab/></text:span><text:span text:style-name="T434">inserts </text:span><text:span text:style-name="T666">String</text:span><text:span text:style-name="T434"> at beginning of </text:span><text:span text:style-name="T665">ParamName</text:span><text:span text:style-name="T434"> array</text:span></text:p>
      <text:p text:style-name="P5"><text:span text:style-name="T588">APPEND</text:span><text:span text:style-name="T457"> <text:s/></text:span><text:span text:style-name="T681">ParamName</text:span><text:span text:style-name="T458"> </text:span><text:span text:style-name="T684">String<text:tab/></text:span><text:span text:style-name="T182"> <text:tab/></text:span><text:span text:style-name="T460">appends</text:span><text:span text:style-name="T459"> </text:span><text:span text:style-name="T673">String</text:span><text:span text:style-name="T459"> </text:span><text:span text:style-name="T460">to end</text:span><text:span text:style-name="T459"> of </text:span><text:span text:style-name="T669">ParamName</text:span><text:span text:style-name="T459"> array</text:span></text:p>
      <text:p text:style-name="P5"><text:span text:style-name="T588">MODIFY</text:span><text:span text:style-name="T457"> <text:s/></text:span><text:span text:style-name="T681">ParamName</text:span><text:span text:style-name="T458"> </text:span><text:span text:style-name="T682">I</text:span><text:span text:style-name="T683">ndex </text:span><text:span text:style-name="T684">String</text:span><text:span text:style-name="T182"> <text:tab/></text:span><text:span text:style-name="T460">modifies the </text:span><text:span text:style-name="T670">Index</text:span><text:span text:style-name="T460"> entry in</text:span><text:span text:style-name="T459"> </text:span><text:span text:style-name="T669">ParamName</text:span><text:span text:style-name="T459"> array </text:span><text:span text:style-name="T460">to the value of </text:span><text:span text:style-name="T669"><text:s/></text:span><text:span text:style-name="T673">String</text:span></text:p>
      <text:p text:style-name="P6"><text:span text:style-name="T588">REMOVE</text:span><text:span text:style-name="T182"> <text:s/></text:span><text:span text:style-name="T681">ParamName</text:span><text:span text:style-name="T458"> </text:span><text:span text:style-name="T682">I</text:span><text:span text:style-name="T683">ndex<text:tab/><text:tab/></text:span><text:span text:style-name="T461">removes the </text:span><text:span text:style-name="T669">In</text:span><text:span text:style-name="T671">dex</text:span><text:span text:style-name="T459"> </text:span><text:span text:style-name="T461">entry from</text:span><text:span text:style-name="T459"> </text:span><text:span text:style-name="T669">ParamName</text:span><text:span text:style-name="T459"> array</text:span></text:p>
      <text:p text:style-name="P6"><text:span text:style-name="T588">TRUNCATE</text:span><text:span text:style-name="T182"> <text:s/></text:span><text:span text:style-name="T681">ParamName</text:span><text:span text:style-name="T458"> </text:span><text:span text:style-name="T1095">I</text:span><text:span text:style-name="T1096">n</text:span><text:span text:style-name="T1097">teger</text:span><text:span text:style-name="T683"><text:tab/></text:span><text:span text:style-name="T461">removes</text:span><text:span text:style-name="T183"> </text:span><text:span text:style-name="T672">Integer</text:span><text:span text:style-name="T184"> </text:span><text:span text:style-name="T183">entries </text:span><text:span text:style-name="T461">from </text:span><text:span text:style-name="T462">the end of</text:span><text:span text:style-name="T459"> </text:span><text:span text:style-name="T669">ParamName</text:span><text:span text:style-name="T459"> array </text:span><text:span text:style-name="T462">(default to 1 entry)</text:span></text:p>
      <text:p text:style-name="P6"><text:span text:style-name="T588">POP</text:span><text:span text:style-name="T182"> </text:span><text:span text:style-name="T681">ParamName</text:span><text:span text:style-name="T458"> </text:span><text:span text:style-name="T1095">I</text:span><text:span text:style-name="T1096">n</text:span><text:span text:style-name="T1097">teger</text:span><text:span text:style-name="T1096"><text:tab/><text:tab/></text:span><text:span text:style-name="T461">removes</text:span><text:span text:style-name="T183"> </text:span><text:span text:style-name="T672">Integer</text:span><text:span text:style-name="T184"> </text:span><text:span text:style-name="T183">entries </text:span><text:span text:style-name="T461">from </text:span><text:span text:style-name="T462">the start of</text:span><text:span text:style-name="T459"> </text:span><text:span text:style-name="T669">ParamName</text:span><text:span text:style-name="T459"> array </text:span><text:span text:style-name="T462">(default to 1 entry)</text:span></text:p>
      <text:h text:style-name="P281" text:outline-level="8"><text:span text:style-name="T591">Extens</text:span><text:span text:style-name="T1104">ions</text:span></text:h>
      <text:p text:style-name="P128">Extensions are additions that can be placed on the end of a parameter <text:span text:style-name="T1105">on the right side of a calculation, assignment, or comparison.</text:span></text:p>
      <text:p text:style-name="P50"><text:span text:style-name="T49">The operations for </text:span><text:span text:style-name="T452">StrArray</text:span><text:span text:style-name="T453">s</text:span><text:span text:style-name="T49"> work as follows:</text:span></text:p>
      <text:p text:style-name="P3"><text:span text:style-name="T132">[ </text:span><text:span text:style-name="T996">index</text:span><text:span text:style-name="T132"> ]<text:tab/>returns </text:span><text:span text:style-name="T451">String</text:span><text:span text:style-name="T132"> value of the specified index entry</text:span></text:p>
      <text:p text:style-name="P3"><text:span text:style-name="T259">.</text:span><text:span text:style-name="T260">SORT</text:span><text:span text:style-name="T144"><text:tab/>returns the StrArray alphabetically sorted (</text:span><text:span text:style-name="T444">note: A-Z comes before a-z)</text:span></text:p>
      <text:p text:style-name="P11"><text:span text:style-name="T259">.</text:span><text:span text:style-name="T586">REVERSE</text:span><text:span text:style-name="T144"><text:tab/>returns the StrArray </text:span><text:span text:style-name="T444">in reverse order</text:span></text:p>
      <text:p text:style-name="P11"><text:span text:style-name="T257">.</text:span><text:span text:style-name="T258">SIZE</text:span><text:span text:style-name="T45"> <text:tab/></text:span><text:span text:style-name="T59">returns </text:span><text:span text:style-name="T168">Integer</text:span><text:span text:style-name="T62"> </text:span><text:span text:style-name="T59">number of entries in the </text:span><text:span text:style-name="T452">StrArray</text:span></text:p>
      <text:p text:style-name="P8"><text:span text:style-name="T236">.</text:span><text:span text:style-name="T258">ISEMPTY</text:span><text:span text:style-name="T45"><text:tab/></text:span><text:span text:style-name="T59">returns </text:span><text:span text:style-name="T167">Boolean</text:span><text:span text:style-name="T60"> </text:span><text:span text:style-name="T626">TRUE</text:span><text:span text:style-name="T59"> if the </text:span><text:span text:style-name="T60">the </text:span><text:span text:style-name="T452">StrArray</text:span><text:span text:style-name="T60"> is empty, </text:span><text:span text:style-name="T625">FALSE</text:span><text:span text:style-name="T60"> otherwise</text:span></text:p>
      <text:p text:style-name="P368"><text:span text:style-name="T257">.</text:span><text:span text:style-name="T587">FILTER</text:span><text:span text:style-name="T45"> <text:tab/></text:span><text:span text:style-name="T59">returns </text:span><text:span text:style-name="T455">Str</text:span><text:span text:style-name="T154">Array</text:span><text:span text:style-name="T62"> </text:span><text:span text:style-name="T448">that has entries filtered by the FILTER command</text:span></text:p>
      <text:h text:style-name="P273" text:outline-level="8">Examples</text:h>
      <text:p text:style-name="P23"><text:span text:style-name="T201">L</text:span><text:span text:style-name="T198">_Table1</text:span><text:span text:style-name="T194"> = </text:span><text:span text:style-name="T205">{ </text:span><text:span text:style-name="T201">This is a </text:span><text:span text:style-name="T208">StrArray</text:span><text:span text:style-name="T201"> sample </text:span><text:span text:style-name="T205">}</text:span><text:span text:style-name="T193"><text:tab/></text:span><text:span text:style-name="T387">L</text:span><text:span text:style-name="T383">_Table1</text:span><text:span text:style-name="T380"> is now: </text:span><text:span text:style-name="T387">This is a </text:span><text:span text:style-name="T390">StrArray</text:span><text:span text:style-name="T387"> sample</text:span></text:p>
      <text:p text:style-name="P23"><text:span text:style-name="T201">L</text:span><text:span text:style-name="T198">_Table</text:span><text:span text:style-name="T199">2 = </text:span><text:span text:style-name="T202">Silly</text:span><text:span text:style-name="T199"><text:tab/></text:span><text:span text:style-name="T388">L</text:span><text:span text:style-name="T383">_Table</text:span><text:span text:style-name="T384">2</text:span><text:span text:style-name="T380"> is now: </text:span><text:span text:style-name="T387">Silly</text:span></text:p>
      <text:p text:style-name="P25"><text:span text:style-name="T207">MODIFY </text:span><text:span text:style-name="T201">L</text:span><text:span text:style-name="T198">_Table1</text:span><text:span text:style-name="T204"> </text:span><text:span text:style-name="T205">3 </text:span><text:span text:style-name="T204">$L_Table2</text:span><text:span text:style-name="T193"><text:tab/></text:span><text:span text:style-name="T387">L</text:span><text:span text:style-name="T383">_Table1</text:span><text:span text:style-name="T380"> is now: </text:span><text:span text:style-name="T387">This is a Silly sample</text:span></text:p>
      <text:p text:style-name="P25"><text:span text:style-name="T207">POP <text:s/></text:span><text:span text:style-name="T201">L</text:span><text:span text:style-name="T198">_Table</text:span><text:span text:style-name="T199">2<text:tab/></text:span><text:span text:style-name="T387">L</text:span><text:span text:style-name="T383">_Table</text:span><text:span text:style-name="T384">2</text:span><text:span text:style-name="T380"> is now: </text:span></text:p>
      <text:p text:style-name="P24"><text:span text:style-name="T201">B_</text:span><text:span text:style-name="T203">Status = $L_Table2.ISEMPTY<text:tab/></text:span><text:span text:style-name="T389">B_Status</text:span><text:span text:style-name="T380"> is now: </text:span><text:span text:style-name="T389">TRUE</text:span></text:p>
      <text:h text:style-name="P250" text:outline-level="5">Reserved Variables</text:h>
      <text:h text:style-name="P292" text:outline-level="5">There are several pre-defined variables that can be used on the right-side of equations or as arguments to commands. These give access to some common information that can be useful:</text:h>
      <text:h text:style-name="P293" text:outline-level="5"><text:bookmark-start text:name="__DdeLink__9209_3529521925"/>$<text:span text:style-name="T1122">R</text:span>ESPONSE</text:h>
      <text:h text:style-name="P390" text:outline-level="5"><text:bookmark-start text:name="__DdeLink__9075_3529521925"/><text:bookmark-end text:name="__DdeLink__9209_3529521925"/><text:span text:style-name="T446">This is defined as a StrArray type and is set from several of the commands as a way of returning </text:span><text:span text:style-name="T447">String and multi-string response </text:span><text:span text:style-name="T446">values to the script. The commands that do this are:</text:span></text:h>
      <text:h text:style-name="P376" text:outline-level="5"><text:bookmark-start text:name="__DdeLink__9242_3529521925"/><text:bookmark-end text:name="__DdeLink__9075_3529521925"/><text:span text:style-name="T1052">D</text:span><text:span text:style-name="T957">IRECTORY</text:span><text:span text:style-name="T594"><text:tab/></text:span><text:span text:style-name="T615">multi-entry<text:tab/></text:span><text:span text:style-name="T604">returns the </text:span><text:span text:style-name="T606">directory contents</text:span></text:h>
      <text:h text:style-name="P377" text:outline-level="5"><text:bookmark-end text:name="__DdeLink__9242_3529521925"/><text:span text:style-name="T957">-</text:span><text:span text:style-name="T1048">clip</text:span><text:span text:style-name="T594"><text:tab/></text:span><text:span text:style-name="T615">multi-entry<text:tab/></text:span><text:span text:style-name="T604">returns the </text:span><text:span text:style-name="T606">clipboard file lines (one line per array entry)</text:span></text:h>
      <text:h text:style-name="P366" text:outline-level="5"><text:span text:style-name="T1040">-pfile</text:span><text:span text:style-name="T597"><text:tab/></text:span><text:bookmark-start text:name="__DdeLink__9390_3529521925"/><text:span text:style-name="T603">multi-entry<text:tab/></text:span><text:bookmark-end text:name="__DdeLink__9390_3529521925"/><text:span text:style-name="T608">returns the </text:span><text:span text:style-name="T610">PDF file lines (one line per array entry)</text:span></text:h>
      <text:h text:style-name="P365" text:outline-level="5"><text:span text:style-name="T1040">-date</text:span><text:span text:style-name="T597"><text:tab/></text:span><text:span text:style-name="T603">1 entry<text:tab/></text:span><text:span text:style-name="T608">returns the </text:span><text:span text:style-name="T610">formatted date (assumes future date if a relative day was given)</text:span></text:h>
      <text:h text:style-name="P367" text:outline-level="5"><text:span text:style-name="T1040">-datep</text:span><text:span text:style-name="T597"><text:tab/></text:span><text:span text:style-name="T603">1 entry<text:tab/></text:span><text:span text:style-name="T608">returns the </text:span><text:span text:style-name="T610">formatted date (assumes past date if a relative day was given)</text:span><text:bookmark-start text:name="__DdeLink__9177_3529521925"/><text:bookmark-end text:name="__DdeLink__9177_3529521925"/></text:h>
      <text:h text:style-name="P378" text:outline-level="5"><text:span text:style-name="T1048">-maxcol</text:span><text:span text:style-name="T594"><text:tab/></text:span><text:span text:style-name="T615">1 entry<text:tab/></text:span><text:span text:style-name="T604">returns the </text:span><text:bookmark-start text:name="__DdeLink__9142_3529521925"/><text:span text:style-name="T606">max column size of spreadsheet loaded</text:span><text:bookmark-end text:name="__DdeLink__9142_3529521925"/></text:h>
      <text:h text:style-name="P367" text:outline-level="5"><text:span text:style-name="T1040">-maxrow</text:span><text:span text:style-name="T597"><text:tab/></text:span><text:span text:style-name="T603">1 entry<text:tab/></text:span><text:span text:style-name="T608">returns the </text:span><text:span text:style-name="T610">max row size of spreadsheet loaded</text:span></text:h>
      <text:h text:style-name="P364" text:outline-level="5"><text:span text:style-name="T1040">-find</text:span><text:span text:style-name="T597"><text:tab/></text:span><text:span text:style-name="T603">1 entry<text:tab/></text:span><text:span text:style-name="T608">returns the </text:span><text:span text:style-name="T611">row of the item number found in spreadsheet</text:span><text:bookmark-start text:name="__DdeLink__9159_3529521925"/><text:bookmark-end text:name="__DdeLink__9159_3529521925"/></text:h>
      <text:h text:style-name="P378" text:outline-level="5"><text:span text:style-name="T1048">-class</text:span><text:span text:style-name="T594"><text:tab/></text:span><text:span text:style-name="T615">1 entry<text:tab/></text:span><text:span text:style-name="T604">returns the </text:span></text:h>
      <text:h text:style-name="P367" text:outline-level="5"><text:span text:style-name="T1040">-</text:span><text:span text:style-name="T1041">cellget</text:span><text:span text:style-name="T597"><text:tab/></text:span><text:span text:style-name="T603">1 entry<text:tab/></text:span><text:span text:style-name="T608">returns the </text:span><text:span text:style-name="T612">current</text:span><text:span text:style-name="T608">s cell contents</text:span><text:span text:style-name="T611">)</text:span></text:h>
      <text:h text:style-name="P378" text:outline-level="5"><text:span text:style-name="T1049">-</text:span><text:span text:style-name="T1050">cellclr</text:span><text:span text:style-name="T596"><text:tab/></text:span><text:span text:style-name="T615">1 entry<text:tab/></text:span><text:span text:style-name="T604">returns the previous cell contents </text:span><text:span text:style-name="T607">before clearing entry</text:span></text:h>
      <text:h text:style-name="P378" text:outline-level="5"><text:span text:style-name="T1048">-</text:span><text:span text:style-name="T1049">cell</text:span><text:span text:style-name="T1051">pu</text:span><text:span text:style-name="T1049">t</text:span><text:span text:style-name="T594"><text:tab/></text:span><text:span text:style-name="T615">1 entry<text:tab/></text:span><text:span text:style-name="T604">returns the previous cell contents </text:span><text:span text:style-name="T607">before writing new value</text:span></text:h>
      <text:h text:style-name="P367" text:outline-level="5"><text:span text:style-name="T1041">-colget</text:span><text:span text:style-name="T597"><text:tab/></text:span><text:span text:style-name="T603">multi-entry<text:tab/></text:span><text:span text:style-name="T608">returns the contents </text:span><text:span text:style-name="T609">of the column read</text:span></text:h>
      <text:h text:style-name="P378" text:outline-level="5"><text:span text:style-name="T1049">-rowget</text:span><text:span text:style-name="T594"><text:tab/></text:span><text:span text:style-name="T615">multi-entry<text:tab/></text:span><text:span text:style-name="T604">returns the contents </text:span><text:span text:style-name="T605">of the row read</text:span></text:h>
      <text:h text:style-name="P389" text:outline-level="5"><text:span text:style-name="T465">It allows the same options as the StrArray parameters</text:span><text:span text:style-name="T466"> – </text:span><text:span text:style-name="T465">that is, you can use [brackets] to select a specific String entry and the following </text:span><text:span text:style-name="T467">Extensions</text:span><text:span text:style-name="T465"> are allowed:</text:span></text:h>
      <text:h text:style-name="P380" text:outline-level="5"><text:span text:style-name="T228">.</text:span><text:span text:style-name="T229">SIZE</text:span></text:h>
      <text:h text:style-name="P380" text:outline-level="5"><text:span text:style-name="T229">.ISEMPTY</text:span></text:h>
      <text:h text:style-name="P392" text:outline-level="5"><text:span text:style-name="T473">Note that the values are always appended to the current array contents. If you want </text:span><text:span text:style-name="T474">only the data from a single command, you must first clear the $RESPONSE netry before issuing the command. </text:span><text:span text:style-name="T467">T</text:span><text:span text:style-name="T456">his parameter can be cleared with the command:</text:span></text:h>
      <text:h text:style-name="P393" text:outline-level="5"><text:span text:style-name="T224">CLEAR $RESPONSE</text:span></text:h>
      <text:h text:style-name="P391" text:outline-level="5"><text:span text:style-name="T595"/></text:h>
      <text:h text:style-name="P287" text:outline-level="5"><text:span text:style-name="T265">$</text:span><text:span text:style-name="T267">STATUS</text:span></text:h>
      <text:h text:style-name="P387" text:outline-level="5"><text:span text:style-name="T466">T</text:span><text:span text:style-name="T468">his is defined as an </text:span><text:span text:style-name="T475">Boolean</text:span><text:span text:style-name="T468"> type and is set by the following commands:</text:span></text:h>
      <text:h text:style-name="P359" text:outline-level="5"><text:bookmark-start text:name="__DdeLink__9275_3529521925"/><text:span text:style-name="T1042">FEXISTS</text:span><text:span text:style-name="T597"><text:tab/></text:span><text:span text:style-name="T608">returns the </text:span><text:span text:style-name="T613">the status of command (</text:span><text:span text:style-name="T1046">TRUE</text:span><text:span text:style-name="T614"> or </text:span><text:span text:style-name="T1046">FALSE</text:span><text:span text:style-name="T613">)</text:span></text:h>
      <text:h text:style-name="P359" text:outline-level="5"><text:bookmark-end text:name="__DdeLink__9275_3529521925"/><text:span text:style-name="T613"/></text:h>
      <text:h text:style-name="P288" text:outline-level="5"><text:span text:style-name="T265">$</text:span><text:span text:style-name="T264">R</text:span><text:span text:style-name="T266">ANDOM</text:span></text:h>
      <text:h text:style-name="P385" text:outline-level="5"><text:span text:style-name="T466">T</text:span><text:span text:style-name="T468">his is defined as an </text:span><text:span text:style-name="T469">Unsigned</text:span><text:span text:style-name="T468"> type and </text:span><text:span text:style-name="T470">returns a random number between 0 and the MaxRandom value.</text:span><text:span text:style-name="T468"> </text:span><text:span text:style-name="T470">The MaxRandom value is initially set to 1000000000. The value generated will be a value &gt;= 0 and &lt; MaxRandom. The MaxRandom value can be changed by the command:</text:span></text:h>
      <text:h text:style-name="P379" text:outline-level="5"><text:span text:style-name="T1123">RANDOM = UnsignedValue</text:span></text:h>
      <text:h text:style-name="P361" text:outline-level="5"><text:span text:style-name="T613"/></text:h>
      <text:h text:style-name="P288" text:outline-level="5"><text:span text:style-name="T265">$</text:span><text:span text:style-name="T266">TIME</text:span></text:h>
      <text:h text:style-name="P385" text:outline-level="5"><text:span text:style-name="T466">T</text:span><text:span text:style-name="T468">his is defined as an </text:span><text:span text:style-name="T471">String</text:span><text:span text:style-name="T468"> type and </text:span><text:bookmark-start text:name="__DdeLink__9292_3529521925"/><text:span text:style-name="T471">returns the current time formatted as: </text:span><text:span text:style-name="T1039">HH:MM:SS.mmm</text:span><text:bookmark-end text:name="__DdeLink__9292_3529521925"/></text:h>
      <text:h text:style-name="P360" text:outline-level="5"><text:span text:style-name="T613"/></text:h>
      <text:h text:style-name="P288" text:outline-level="5"><text:span text:style-name="T265">$</text:span><text:span text:style-name="T266">DATE</text:span></text:h>
      <text:h text:style-name="P386" text:outline-level="5"><text:span text:style-name="T466">T</text:span><text:span text:style-name="T468">his is defined as an </text:span><text:span text:style-name="T471">String</text:span><text:span text:style-name="T468"> type and </text:span><text:span text:style-name="T471">returns the current time formatted as: </text:span><text:span text:style-name="T1039">YYYY-MM-DD</text:span></text:h>
      <text:h text:style-name="P388" text:outline-level="5"><text:soft-page-break/><text:span text:style-name="T465">It allows the </text:span><text:span text:style-name="T472">the following</text:span><text:span text:style-name="T465"> </text:span><text:span text:style-name="T467">Extensions</text:span><text:span text:style-name="T465">:</text:span></text:h>
      <text:h text:style-name="P363" text:outline-level="5"><text:span text:style-name="T1041">.</text:span><text:span text:style-name="T1043">DAY</text:span><text:span text:style-name="T599"><text:tab/></text:span><text:span text:style-name="T600">returns a String of the Day of the Week as a name (e.g. MONDAY, WEDNESDAY, etc)</text:span></text:h>
      <text:h text:style-name="P362" text:outline-level="5"><text:span text:style-name="T1044">.</text:span><text:span text:style-name="T1043">MONTH</text:span><text:span text:style-name="T599"><text:tab/></text:span><text:span text:style-name="T600">returns a String of the </text:span><text:span text:style-name="T601">Month</text:span><text:span text:style-name="T600"> of the </text:span><text:span text:style-name="T601">Year</text:span><text:span text:style-name="T600"> as a name (e.g. </text:span><text:span text:style-name="T601">APRIL</text:span><text:span text:style-name="T600">, </text:span><text:span text:style-name="T601">AUGUST</text:span><text:span text:style-name="T600">, etc)</text:span></text:h>
      <text:h text:style-name="P362" text:outline-level="5"><text:span text:style-name="T1044">.</text:span><text:span text:style-name="T1045">DOW</text:span><text:span text:style-name="T599"><text:tab/></text:span><text:span text:style-name="T600">returns a</text:span><text:span text:style-name="T601">n Unsigned</text:span><text:span text:style-name="T600"> </text:span><text:span text:style-name="T601">value of Day</text:span><text:span text:style-name="T600"> of the </text:span><text:span text:style-name="T601">Week</text:span><text:span text:style-name="T600"> <text:s text:c="2"/>(</text:span><text:span text:style-name="T601">range: 1 – 7, where 1 = MONDAY</text:span><text:span text:style-name="T600">)</text:span></text:h>
      <text:h text:style-name="P362" text:outline-level="5"><text:span text:style-name="T1044">.</text:span><text:span text:style-name="T1045">DOM</text:span><text:span text:style-name="T599"><text:tab/></text:span><text:span text:style-name="T600">returns a</text:span><text:span text:style-name="T601">n Unsigned</text:span><text:span text:style-name="T600"> </text:span><text:span text:style-name="T601">value of Day</text:span><text:span text:style-name="T600"> of the </text:span><text:span text:style-name="T601">Month </text:span><text:span text:style-name="T600"><text:s/>(</text:span><text:span text:style-name="T601">range: 1 – </text:span><text:span text:style-name="T602">31</text:span><text:span text:style-name="T601">Y</text:span><text:span text:style-name="T600">)</text:span></text:h>
      <text:h text:style-name="P362" text:outline-level="5"><text:span text:style-name="T1044">.</text:span><text:span text:style-name="T1045">DOY</text:span><text:span text:style-name="T599"><text:tab/></text:span><text:span text:style-name="T600">returns a</text:span><text:span text:style-name="T601">n Unsigned</text:span><text:span text:style-name="T600"> </text:span><text:span text:style-name="T601">value of Day</text:span><text:span text:style-name="T600"> of the </text:span><text:span text:style-name="T601">Year </text:span><text:span text:style-name="T600"><text:s text:c="2"/>(</text:span><text:span text:style-name="T601">range: 1 – </text:span><text:span text:style-name="T602">366</text:span><text:span text:style-name="T600">)</text:span></text:h>
      <text:h text:style-name="P362" text:outline-level="5"><text:span text:style-name="T1044">.</text:span><text:span text:style-name="T1045">MOY</text:span><text:span text:style-name="T599"><text:tab/></text:span><text:span text:style-name="T600">returns a</text:span><text:span text:style-name="T601">n Unsigned</text:span><text:span text:style-name="T600"> </text:span><text:span text:style-name="T601">value of </text:span><text:span text:style-name="T602">Month</text:span><text:span text:style-name="T600"> of the </text:span><text:span text:style-name="T602">Year </text:span><text:span text:style-name="T600">(</text:span><text:span text:style-name="T601">range: 1 – </text:span><text:span text:style-name="T602">12</text:span><text:span text:style-name="T600">)</text:span></text:h>
      <text:h text:style-name="P362" text:outline-level="5"><text:span text:style-name="T613"/></text:h>
      <text:h text:style-name="P248" text:outline-level="5"><text:span text:style-name="T1124"/></text:h>
      <text:h text:style-name="P251" text:outline-level="5"><text:span text:style-name="T1124">Parameter </text:span><text:span text:style-name="T1125">Conversions</text:span></text:h>
      <text:p text:style-name="Standard"/>
      <text:h text:style-name="P256" text:outline-level="6">Boolean</text:h>
      <text:p text:style-name="P31"><text:span text:style-name="T454">Boolean</text:span><text:span text:style-name="T464"> </text:span><text:span text:style-name="T463">parameters</text:span><text:span text:style-name="T464"> must be assigned a numeric value</text:span></text:p>
      <text:h text:style-name="P261" text:outline-level="6">Integer</text:h>
      <text:p text:style-name="P43"><text:span text:style-name="T159">I</text:span><text:span text:style-name="T150">nteger</text:span><text:span text:style-name="T17"> </text:span><text:span text:style-name="T134">parameters</text:span><text:span text:style-name="T17"> must be assigned a numeric value</text:span></text:p>
      <text:h text:style-name="P257" text:outline-level="6">Unsigned</text:h>
      <text:p text:style-name="P29"><text:span text:style-name="T454">Unsigned</text:span><text:span text:style-name="T463"> parameters</text:span><text:span text:style-name="T464"> must be assigned a numeric value</text:span></text:p>
      <text:h text:style-name="P257" text:outline-level="6">String</text:h>
      <text:p text:style-name="P30"><text:span text:style-name="T454">String</text:span><text:span text:style-name="T464"> </text:span><text:span text:style-name="T463">parameters</text:span><text:span text:style-name="T464"> must be assigned a numeric value</text:span></text:p>
      <text:h text:style-name="P257" text:outline-level="6">IntArray</text:h>
      <text:p text:style-name="P30"><text:span text:style-name="T454">IntArray</text:span><text:span text:style-name="T464"> </text:span><text:span text:style-name="T463">parameters</text:span><text:span text:style-name="T464"> must be assigned a numeric value</text:span></text:p>
      <text:h text:style-name="P257" text:outline-level="6">StrArray</text:h>
      <text:p text:style-name="P30"><text:span text:style-name="T454">StrArray</text:span><text:span text:style-name="T464"> </text:span><text:span text:style-name="T463">parameters</text:span><text:span text:style-name="T464"> must be assigned a numeric value</text:span></text:p>
      <text:p text:style-name="P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4-15T18:18:22.701297355" text:fixed="true">04/15/25</text:date></text:span></text:p>
      </loext:header-first>
      <style:footer>
        <text:p text:style-name="Footer"><text:tab/><text:page-number text:select-page="current">23</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23" meta:paragraph-count="576" meta:word-count="8386" meta:character-count="48423" meta:non-whitespace-character-count="40424"/>
  </office:meta>
</office:document-meta>
</file>